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center" draw:auto-grow-height="true" draw:auto-grow-width="false" fo:min-height="1.423cm" fo:padding-top="0cm" fo:padding-bottom="0cm" fo:padding-left="0cm" fo:padding-right="0cm" loext:decorative="false"/>
      <style:paragraph-properties style:writing-mode="lr-tb"/>
    </style:style>
    <style:style style:name="gr2" style:family="graphic" style:parent-style-name="standard">
      <style:graphic-properties draw:stroke="none" svg:stroke-color="#000000" draw:fill="none" draw:fill-color="#ffffff" draw:textarea-horizontal-align="center" draw:auto-grow-height="true" draw:auto-grow-width="false" fo:min-height="0.395cm" loext:decorative="false"/>
      <style:paragraph-properties style:writing-mode="lr-tb"/>
    </style:style>
    <style:style style:name="gr3" style:family="graphic" style:parent-style-name="standard">
      <style:graphic-properties draw:stroke="none" svg:stroke-color="#000000" draw:fill="none" draw:fill-color="#ffffff" draw:textarea-horizontal-align="center" draw:auto-grow-height="true" draw:auto-grow-width="false" fo:min-height="0.448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7.165cm" loext:decorative="false"/>
      <style:paragraph-properties style:writing-mode="lr-tb"/>
    </style:style>
    <style:style style:name="gr5" style:family="graphic">
      <style:graphic-properties style:writing-mode="lr-tb" loext:decorative="false"/>
    </style:style>
    <style:style style:name="gr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top" draw:auto-grow-height="false" fo:min-height="1.046cm" fo:min-width="5.682cm" fo:padding-top="0.107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top"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top" draw:auto-grow-height="false" fo:min-height="1.046cm" fo:min-width="4.046cm" fo:padding-top="0.107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top"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top" draw:auto-grow-height="false" fo:min-height="1.046cm" fo:min-width="4.046cm" fo:padding-top="0.107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top"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top" draw:auto-grow-height="false" fo:min-height="1.046cm" fo:min-width="4.046cm" fo:padding-top="0.107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top"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8" style:family="graphic" style:parent-style-name="Note">
      <style:graphic-properties draw:auto-grow-height="true" fo:min-height="1.781cm" loext:decorative="false"/>
      <style:paragraph-properties style:writing-mode="lr-tb"/>
    </style:style>
    <style:style style:name="gr19" style:family="graphic" style:parent-style-name="standard" style:list-style-name="L2">
      <style:graphic-properties draw:stroke="solid" draw:stroke-dash="Dashed_20__28_var_29__20_4" svg:stroke-width="0.053cm" svg:stroke-color="#000000" draw:marker-start="" draw:marker-start-width="0.28cm" draw:marker-start-center="false" draw:marker-end="Square_20_45" draw:marker-end-width="0.4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0" style:family="graphic" style:parent-style-name="standard" style:list-style-name="L2">
      <style:graphic-properties draw:stroke="solid" draw:stroke-dash="Dashed_20__28_var_29__20_4" svg:stroke-width="0.053cm" svg:stroke-color="#000000" draw:marker-start="" draw:marker-start-width="0.28cm" draw:marker-start-center="false" draw:marker-end="Square_20_45" draw:marker-end-width="0.4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1" style:family="graphic" style:parent-style-name="standard" style:list-style-name="L2">
      <style:graphic-properties draw:stroke="solid" draw:stroke-dash="Dashed_20__28_var_29__20_4" svg:stroke-width="0.053cm" svg:stroke-color="#000000" draw:marker-start="" draw:marker-start-width="0.28cm" draw:marker-start-center="false" draw:marker-end="Square_20_45" draw:marker-end-width="0.4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top"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top"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6" style:family="graphic" style:parent-style-name="standard" style:list-style-name="L2">
      <style:graphic-properties draw:stroke="solid" svg:stroke-width="0.053cm" svg:stroke-color="#000000" draw:marker-start="Triangle_20_unfilled" draw:marker-start-width="0.4cm" draw:marker-start-center="false" draw:marker-end="" draw:marker-end-width="0.5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top"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top"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163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556cm" fo:min-width="17.879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556cm" fo:min-width="13.295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505cm" fo:min-width="16.928cm" loext:decorative="false"/>
      <style:paragraph-properties style:writing-mode="lr-tb"/>
    </style:style>
    <style:style style:name="gr35" style:family="graphic" style:parent-style-name="standard">
      <style:graphic-properties svg:stroke-width="0.035cm" svg:stroke-color="#000000" draw:marker-start-width="0.255cm" draw:marker-end-width="0.255cm" draw:fill="solid" draw:fill-color="#ffffff" loext:fill-use-slide-background="false" draw:textarea-horizontal-align="justify" draw:textarea-vertical-align="middle" draw:auto-grow-height="false" fo:min-height="0.46cm" fo:min-width="10.209cm" fo:padding-top="0.117cm" fo:padding-bottom="0.117cm" fo:padding-left="0.242cm" fo:padding-right="0.242cm" style:writing-mode="lr-tb" loext:decorative="false"/>
      <style:paragraph-properties style:writing-mode="lr-tb"/>
    </style:style>
    <style:style style:name="gr36" style:family="graphic" style:parent-style-name="functionName">
      <style:graphic-properties svg:stroke-width="0.035cm" draw:marker-start-width="0.252cm" draw:marker-end-width="0.252cm" fo:min-height="0.64cm" fo:min-width="10.647cm" fo:padding-top="0.017cm" fo:padding-bottom="0.017cm" fo:padding-left="0.017cm" fo:padding-right="0.017cm" style:writing-mode="lr-tb" loext:decorative="false"/>
      <style:paragraph-properties style:writing-mode="lr-tb"/>
    </style:style>
    <style:style style:name="gr37" style:family="graphic" style:parent-style-name="standard">
      <style:graphic-properties svg:stroke-color="#000000" draw:fill="solid" draw:fill-color="#ffffff" loext:fill-use-slide-background="false" draw:textarea-horizontal-align="justify" draw:textarea-vertical-align="middle" draw:auto-grow-height="false" fo:min-height="0.477cm" fo:min-width="10.196cm" style:writing-mode="lr-tb" loext:decorative="false"/>
      <style:paragraph-properties style:writing-mode="lr-tb"/>
    </style:style>
    <style:style style:name="gr38" style:family="graphic" style:parent-style-name="standard">
      <style:graphic-properties svg:stroke-color="#000000" draw:fill="solid" draw:fill-color="#ffffff" loext:fill-use-slide-background="false" draw:textarea-horizontal-align="justify" draw:textarea-vertical-align="middle" draw:auto-grow-height="false" fo:min-height="0.377cm" fo:min-width="10.196cm" style:writing-mode="lr-tb" loext:decorative="false"/>
      <style:paragraph-properties style:writing-mode="lr-tb"/>
    </style:style>
    <style:style style:name="gr39" style:family="graphic" style:parent-style-name="standard">
      <style:graphic-properties draw:stroke="solid" svg:stroke-width="0.028cm" svg:stroke-color="#cccccc" draw:marker-start-width="0.242cm" draw:marker-end-width="0.242cm" draw:fill="solid" draw:fill-color="#ffffff" draw:textarea-horizontal-align="left" draw:auto-grow-height="true" draw:auto-grow-width="false" fo:min-height="0.419cm" fo:min-width="0cm" fo:padding-top="0.139cm" fo:padding-bottom="0.139cm" fo:padding-left="0.264cm" fo:padding-right="0.264cm" loext:decorative="false"/>
      <style:paragraph-properties style:writing-mode="lr-tb"/>
    </style:style>
    <style:style style:name="gr40" style:family="graphic" style:parent-style-name="standard">
      <style:graphic-properties svg:stroke-color="#000000" draw:fill="solid" draw:fill-color="#eeeeee" draw:textarea-horizontal-align="justify" draw:textarea-vertical-align="middle" draw:auto-grow-height="false" fo:min-height="0.478cm" fo:min-width="1.413cm" style:writing-mode="lr-tb" loext:decorative="false"/>
      <style:paragraph-properties style:writing-mode="lr-tb"/>
    </style:style>
    <style:style style:name="gr41" style:family="graphic" style:parent-style-name="standard">
      <style:graphic-properties svg:stroke-width="0.081cm" svg:stroke-color="#808080" draw:marker-start-width="0.321cm" draw:marker-end="Arrow_20_short" draw:marker-end-width="0.321cm" draw:textarea-horizontal-align="center" draw:textarea-vertical-align="middle" fo:padding-top="0.165cm" fo:padding-bottom="0.165cm" fo:padding-left="0.29cm" fo:padding-right="0.29cm" loext:decorative="false"/>
    </style:style>
    <style:style style:name="gr42" style:family="graphic" style:parent-style-name="Connect_20_-_20_Straight_20_1_20_Arrow">
      <style:graphic-properties draw:marker-start="" fo:padding-top="0.142cm" fo:padding-bottom="0.142cm" fo:padding-left="0.267cm" fo:padding-right="0.267cm" loext:decorative="false"/>
    </style:style>
    <style:style style:name="gr43" style:family="graphic" style:parent-style-name="standard">
      <style:graphic-properties svg:stroke-color="#000000" draw:fill="solid" draw:fill-color="#eeeeee" draw:textarea-horizontal-align="justify" draw:textarea-vertical-align="middle" draw:auto-grow-height="false" fo:min-height="0.162cm" fo:min-width="1.63cm" style:writing-mode="lr-tb"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false" fo:min-height="2.493cm" fo:min-width="0cm" loext:decorative="false"/>
      <style:paragraph-properties style:writing-mode="lr-tb"/>
    </style:style>
    <style:style style:name="gr45" style:family="graphic" style:parent-style-name="objectwithoutfill">
      <style:graphic-properties draw:marker-end="Arrow" draw:marker-end-width="0.153cm" draw:fill="none" draw:textarea-vertical-align="middle" loext:decorative="false"/>
    </style:style>
    <style:style style:name="gr46" style:family="graphic" style:parent-style-name="Connect_20_-_20_No_20_Arrows">
      <style:graphic-properties svg:stroke-width="0.028cm" draw:marker-start-width="0.242cm" draw:marker-end="" draw:marker-end-width="0.242cm" fo:padding-top="0.139cm" fo:padding-bottom="0.139cm" fo:padding-left="0.264cm" fo:padding-right="0.264cm" loext:decorative="false"/>
    </style:style>
    <style:style style:name="gr47" style:family="graphic" style:parent-style-name="objectwithoutfill">
      <style:graphic-properties draw:marker-end="Arrow" draw:marker-end-width="0.153cm" draw:fill="none" loext:decorative="false"/>
    </style:style>
    <style:style style:name="gr48" style:family="graphic" style:parent-style-name="standard">
      <style:graphic-properties draw:stroke="none" svg:stroke-color="#000000" draw:fill="none" draw:fill-color="#ffffff" draw:textarea-horizontal-align="left" draw:auto-grow-height="true" draw:auto-grow-width="true" fo:min-height="0.395cm" fo:min-width="5.273cm" loext:decorative="false"/>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395cm" fo:min-width="6.323cm" loext:decorative="false"/>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0.789cm" fo:min-width="0cm" loext:decorative="false"/>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89cm" fo:min-width="6.441cm"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2.849cm" fo:min-width="0cm" loext:decorative="false"/>
      <style:paragraph-properties style:writing-mode="lr-tb"/>
    </style:style>
    <style:style style:name="gr53" style:family="graphic" style:parent-style-name="Arrow_20_Dashed">
      <style:graphic-properties draw:textarea-vertical-align="middle" loext:decorative="false"/>
    </style:style>
    <style:style style:name="gr54" style:family="graphic" style:parent-style-name="objectwithoutfill">
      <style:graphic-properties draw:stroke="dash" draw:stroke-dash="Double_20_Dash" draw:marker-end="" svg:stroke-linecap="butt" draw:fill="none" draw:textarea-vertical-align="middle" loext:decorative="false"/>
    </style:style>
    <style:style style:name="gr55" style:family="graphic" style:parent-style-name="objectwithoutfill">
      <style:graphic-properties draw:stroke="dash" draw:stroke-dash="Long_20_Dash" draw:marker-end="" svg:stroke-linecap="butt" draw:fill="none" loext:decorative="false"/>
    </style:style>
    <style:style style:name="gr56" style:family="graphic" style:parent-style-name="standard">
      <style:graphic-properties svg:stroke-width="0.035cm" svg:stroke-color="#000000" draw:marker-start-width="0.255cm" draw:marker-end-width="0.255cm" draw:fill="solid" draw:fill-color="#ffffff" loext:fill-use-slide-background="false" draw:textarea-horizontal-align="justify" draw:textarea-vertical-align="middle" draw:auto-grow-height="false" fo:min-height="0.596cm" fo:min-width="10.209cm" fo:padding-top="0.117cm" fo:padding-bottom="0.117cm" fo:padding-left="0.242cm" fo:padding-right="0.242cm" style:writing-mode="lr-tb" loext:decorative="false"/>
      <style:paragraph-properties style:writing-mode="lr-tb"/>
    </style:style>
    <style:style style:name="gr57" style:family="graphic" style:parent-style-name="Note">
      <style:graphic-properties draw:textarea-horizontal-align="left" draw:auto-grow-height="true" fo:min-height="0.953cm" fo:min-width="0cm" loext:decorative="false"/>
      <style:paragraph-properties style:writing-mode="lr-tb"/>
    </style:style>
    <style:style style:name="gr58" style:family="graphic" style:parent-style-name="standard">
      <style:graphic-properties svg:stroke-color="#000000" draw:fill="solid" draw:fill-color="#eeeeee" draw:textarea-horizontal-align="justify" draw:textarea-vertical-align="middle" draw:auto-grow-height="false" fo:min-height="0.162cm" fo:min-width="1.699cm" style:writing-mode="lr-tb" loext:decorative="false"/>
      <style:paragraph-properties style:writing-mode="lr-tb"/>
    </style:style>
    <style:style style:name="gr59" style:family="graphic" style:parent-style-name="Connect_20_-_20_Straight_20_1_20_Arrow">
      <style:graphic-properties loext:decorative="false"/>
    </style:style>
    <style:style style:name="gr60" style:family="graphic" style:parent-style-name="standard">
      <style:graphic-properties draw:stroke="none" svg:stroke-color="#000000" draw:fill="none" draw:fill-color="#ffffff" draw:textarea-horizontal-align="left" draw:auto-grow-height="true" draw:auto-grow-width="true" fo:min-height="0.95cm" fo:min-width="11.313cm" loext:decorative="false"/>
      <style:paragraph-properties style:writing-mode="lr-tb"/>
    </style:style>
    <style:style style:name="gr61" style:family="graphic" style:parent-style-name="standard">
      <style:graphic-properties svg:stroke-color="#000000" draw:fill="solid" draw:fill-color="#ffffff" loext:fill-use-slide-background="false" draw:textarea-horizontal-align="justify" draw:textarea-vertical-align="middle" draw:auto-grow-height="false" fo:min-height="0.368cm" fo:min-width="7.085cm" style:writing-mode="lr-tb" loext:decorative="false"/>
      <style:paragraph-properties style:writing-mode="lr-tb"/>
    </style:style>
    <style:style style:name="gr62" style:family="graphic" style:parent-style-name="standard">
      <style:graphic-properties svg:stroke-color="#000000" draw:fill="solid" draw:fill-color="#ffffff" loext:fill-use-slide-background="false" draw:textarea-horizontal-align="justify" draw:textarea-vertical-align="middle" draw:auto-grow-height="false" fo:min-height="0.38cm" fo:min-width="2.909cm" style:writing-mode="lr-tb" loext:decorative="false"/>
      <style:paragraph-properties style:writing-mode="lr-tb"/>
    </style:style>
    <style:style style:name="gr63" style:family="graphic" style:parent-style-name="standard">
      <style:graphic-properties svg:stroke-color="#000000" draw:fill="solid" draw:fill-color="#ffffff" loext:fill-use-slide-background="false" draw:textarea-horizontal-align="justify" draw:textarea-vertical-align="middle" draw:auto-grow-height="false" fo:min-height="0.534cm" fo:min-width="7.885cm" style:writing-mode="lr-tb"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395cm" fo:min-width="0.391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395cm" fo:min-width="0.548cm" loext:decorative="false"/>
      <style:paragraph-properties style:writing-mode="lr-tb"/>
    </style:style>
    <style:style style:name="gr66" style:family="graphic" style:parent-style-name="objectwithoutfill">
      <style:graphic-properties svg:stroke-width="0.035cm" svg:stroke-color="#000000" draw:marker-start="" draw:marker-start-width="0.252cm" draw:marker-end="Arrowheads_20_11" draw:marker-end-width="0.352cm" draw:fill="none" draw:textarea-vertical-align="middle" fo:padding-top="0.142cm" fo:padding-bottom="0.142cm" fo:padding-left="0.267cm" fo:padding-right="0.267cm" loext:decorative="false"/>
    </style:style>
    <style:style style:name="gr67" style:family="graphic" style:parent-style-name="objectwithoutfill">
      <style:graphic-properties svg:stroke-width="0.035cm" svg:stroke-color="#000000" draw:marker-start-width="0.252cm" draw:marker-end="" draw:marker-end-width="0.352cm" draw:fill="none" draw:textarea-vertical-align="middle" fo:padding-top="0.142cm" fo:padding-bottom="0.142cm" fo:padding-left="0.267cm" fo:padding-right="0.267cm" loext:decorative="false"/>
    </style:style>
    <style:style style:name="gr68" style:family="graphic" style:parent-style-name="standard">
      <style:graphic-properties draw:stroke="none" svg:stroke-color="#000000" draw:fill="none" draw:fill-color="#ffffff" draw:textarea-horizontal-align="left" draw:auto-grow-height="true" draw:auto-grow-width="true" fo:min-height="0.95cm" fo:min-width="8.257cm" loext:decorative="false"/>
      <style:paragraph-properties style:writing-mode="lr-tb"/>
    </style:style>
    <style:style style:name="gr69" style:family="graphic" style:parent-style-name="Connect_20_-_20_No_20_Arrows">
      <style:graphic-properties draw:marker-end="" loext:decorative="false"/>
    </style:style>
    <style:style style:name="gr70" style:family="graphic" style:parent-style-name="Connect_20_-_20_No_20_Arrows">
      <style:graphic-properties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1.094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1.34cm" loext:decorative="false"/>
      <style:paragraph-properties style:writing-mode="lr-tb"/>
    </style:style>
    <style:style style:name="gr73" style:family="graphic" style:parent-style-name="standard">
      <style:graphic-properties svg:stroke-color="#000000" draw:fill="solid" draw:fill-color="#ffffff" loext:fill-use-slide-background="false" draw:textarea-horizontal-align="justify" draw:textarea-vertical-align="middle" draw:auto-grow-height="false" fo:min-height="0.534cm" fo:min-width="9.828cm" style:writing-mode="lr-tb" loext:decorative="false"/>
      <style:paragraph-properties style:writing-mode="lr-tb"/>
    </style:style>
    <style:style style:name="gr74" style:family="graphic" style:parent-style-name="standard">
      <style:graphic-properties svg:stroke-color="#000000" draw:fill="solid" draw:fill-color="#ffffff" loext:fill-use-slide-background="false" draw:textarea-horizontal-align="justify" draw:textarea-vertical-align="middle" draw:auto-grow-height="false" fo:min-height="0.759cm" fo:min-width="9.845cm" style:writing-mode="lr-tb" loext:decorative="false"/>
      <style:paragraph-properties style:writing-mode="lr-tb"/>
    </style:style>
    <style:style style:name="gr75" style:family="graphic" style:parent-style-name="standard">
      <style:graphic-properties svg:stroke-color="#000000" draw:fill="solid" draw:fill-color="#ffffff" loext:fill-use-slide-background="false" draw:textarea-horizontal-align="justify" draw:textarea-vertical-align="middle" draw:auto-grow-height="false" fo:min-height="0.72cm" fo:min-width="9.845cm" style:writing-mode="lr-tb"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95cm" fo:min-width="14.446cm" loext:decorative="false"/>
      <style:paragraph-properties style:writing-mode="lr-tb"/>
    </style:style>
    <style:style style:name="gr77" style:family="graphic" style:parent-style-name="standard">
      <style:graphic-properties svg:stroke-color="#000000" draw:fill="solid" draw:fill-color="#ffffff" loext:fill-use-slide-background="false" draw:textarea-horizontal-align="justify" draw:textarea-vertical-align="middle" draw:auto-grow-height="false" fo:min-height="0.42cm" fo:min-width="2.93cm" style:writing-mode="lr-tb"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395cm" fo:min-width="0.544cm" loext:decorative="false"/>
      <style:paragraph-properties style:writing-mode="lr-tb"/>
    </style:style>
    <style:style style:name="gr79" style:family="graphic" style:parent-style-name="Connect_20_-_20_No_20_Arrows">
      <style:graphic-properties draw:marker-start="" draw:marker-end="" loext:decorative="false"/>
    </style:style>
    <style:style style:name="gr80" style:family="graphic" style:parent-style-name="standard">
      <style:graphic-properties draw:stroke="none" svg:stroke-color="#000000" draw:fill="none" draw:fill-color="#ffffff" draw:textarea-horizontal-align="left" draw:auto-grow-height="true" draw:auto-grow-width="false" fo:min-height="0.395cm" fo:min-width="0cm" loext:decorative="false"/>
      <style:paragraph-properties style:writing-mode="lr-tb"/>
    </style:style>
    <style:style style:name="gr81" style:family="graphic" style:parent-style-name="standard">
      <style:graphic-properties svg:stroke-color="#000000" draw:fill="solid" draw:fill-color="#ffffff" loext:fill-use-slide-background="false" draw:textarea-horizontal-align="justify" draw:textarea-vertical-align="top" draw:auto-grow-height="false" fo:min-height="1.687cm" fo:min-width="10.56cm" style:writing-mode="lr-tb" loext:decorative="false"/>
      <style:paragraph-properties style:writing-mode="lr-tb"/>
    </style:style>
    <style:style style:name="gr82" style:family="graphic" style:parent-style-name="Note">
      <style:graphic-properties loext:fill-use-slide-background="false" draw:textarea-horizontal-align="justify" draw:textarea-vertical-align="middle" draw:auto-grow-height="false" fo:min-height="0.635cm" fo:min-width="10.769cm" style:writing-mode="lr-tb" loext:decorative="false"/>
      <style:paragraph-properties style:writing-mode="lr-tb"/>
    </style:style>
    <style:style style:name="gr83" style:family="graphic" style:parent-style-name="standard">
      <style:graphic-properties svg:stroke-color="#000000" draw:fill="solid" draw:fill-color="#ffffff" loext:fill-use-slide-background="false" draw:textarea-horizontal-align="justify" draw:textarea-vertical-align="middle" draw:auto-grow-height="false" fo:min-height="0.282cm" fo:min-width="10.161cm" style:writing-mode="lr-tb" loext:decorative="false"/>
      <style:paragraph-properties style:writing-mode="lr-tb"/>
    </style:style>
    <style:style style:name="gr84" style:family="graphic" style:parent-style-name="standard">
      <style:graphic-properties draw:stroke="solid" svg:stroke-width="0.028cm" svg:stroke-color="#cccccc" draw:marker-start-width="0.242cm" draw:marker-end-width="0.242cm" draw:fill="solid" draw:fill-color="#ffffff" draw:textarea-horizontal-align="left" draw:auto-grow-height="true" draw:auto-grow-width="false" fo:min-height="0.395cm" fo:min-width="0cm" fo:padding-top="0.139cm" fo:padding-bottom="0.139cm" fo:padding-left="0.264cm" fo:padding-right="0.264cm" loext:decorative="false"/>
      <style:paragraph-properties style:writing-mode="lr-tb"/>
    </style:style>
    <style:style style:name="gr85" style:family="graphic" style:parent-style-name="standard">
      <style:graphic-properties svg:stroke-color="#000000" draw:fill="solid" draw:fill-color="#ffffff" loext:fill-use-slide-background="false" draw:textarea-horizontal-align="justify" draw:textarea-vertical-align="middle" draw:auto-grow-height="false" fo:min-height="0.282cm" fo:min-width="10.127cm" style:writing-mode="lr-tb" loext:decorative="false"/>
      <style:paragraph-properties style:writing-mode="lr-tb"/>
    </style:style>
    <style:style style:name="gr86" style:family="graphic" style:parent-style-name="standard">
      <style:graphic-properties svg:stroke-color="#000000" draw:fill="solid" draw:fill-color="#ffffff" loext:fill-use-slide-background="false" draw:textarea-horizontal-align="justify" draw:textarea-vertical-align="middle" draw:auto-grow-height="false" fo:min-height="0.277cm" fo:min-width="10.107cm" style:writing-mode="lr-tb"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95cm" fo:min-width="10.403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395cm" fo:min-width="0.607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395cm" fo:min-width="0.743cm" loext:decorative="false"/>
      <style:paragraph-properties style:writing-mode="lr-tb"/>
    </style:style>
    <style:style style:name="gr90" style:family="graphic" style:parent-style-name="Connect_20_-_20_Straight_20_1_20_Arrow">
      <style:graphic-properties draw:textarea-horizontal-align="center" loext:decorative="false"/>
    </style:style>
    <style:style style:name="gr91" style:family="graphic" style:parent-style-name="standard">
      <style:graphic-properties svg:stroke-color="#000000" draw:fill="solid" draw:fill-color="#ffffff" loext:fill-use-slide-background="false" draw:textarea-horizontal-align="justify" draw:textarea-vertical-align="middle" draw:auto-grow-height="false" fo:min-height="0.282cm" fo:min-width="10.131cm" style:writing-mode="lr-tb" loext:decorative="false"/>
      <style:paragraph-properties style:writing-mode="lr-tb"/>
    </style:style>
    <style:style style:name="gr92" style:family="graphic" style:parent-style-name="standard">
      <style:graphic-properties svg:stroke-color="#000000" draw:fill="solid" draw:fill-color="#ffffff" loext:fill-use-slide-background="false" draw:textarea-horizontal-align="justify" draw:textarea-vertical-align="top" draw:auto-grow-height="false" fo:min-height="1.323cm" fo:min-width="10.137cm" style:writing-mode="lr-tb" loext:decorative="false"/>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1.577cm" fo:min-width="0cm" loext:decorative="false"/>
      <style:paragraph-properties style:writing-mode="lr-tb"/>
    </style:style>
    <style:style style:name="gr94" style:family="graphic" style:parent-style-name="Note">
      <style:graphic-properties draw:textarea-horizontal-align="left" draw:auto-grow-height="true" fo:min-height="3.561cm" fo:min-width="0cm" loext:decorative="false"/>
      <style:paragraph-properties style:writing-mode="lr-tb"/>
    </style:style>
    <style:style style:name="gr95" style:family="graphic" style:parent-style-name="standard">
      <style:graphic-properties draw:stroke="none" draw:fill="solid" draw:fill-color="#127622" draw:textarea-horizontal-align="justify" draw:textarea-vertical-align="middle" draw:auto-grow-height="false" fo:min-height="0.068cm" fo:min-width="0.056cm" loext:decorative="false"/>
    </style:style>
    <style:style style:name="gr96" style:family="graphic" style:parent-style-name="Note_20_-_20_Callout_20_Box">
      <style:graphic-properties draw:textarea-horizontal-align="justify" draw:textarea-vertical-align="middle" draw:auto-grow-height="false" fo:min-height="1.521cm" fo:min-width="4.369cm" fo:wrap-option="wrap" style:writing-mode="lr-tb" loext:decorative="false"/>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5.188cm" loext:decorative="false"/>
      <style:paragraph-properties style:writing-mode="lr-tb"/>
    </style:style>
    <style:style style:name="gr98" style:family="graphic" style:parent-style-name="standard">
      <style:graphic-properties draw:stroke="none" svg:stroke-color="#000000" draw:fill="none" draw:fill-color="#ffffff" draw:textarea-horizontal-align="center" draw:auto-grow-height="true" draw:auto-grow-width="false" fo:min-height="1.111cm" fo:min-width="18.717cm" loext:decorative="false"/>
      <style:paragraph-properties style:writing-mode="lr-tb"/>
    </style:style>
    <style:style style:name="gr99" style:family="graphic" style:parent-style-name="standard">
      <style:graphic-properties draw:stroke="none" svg:stroke-color="#000000" draw:fill="none" draw:fill-color="#ffffff" draw:textarea-horizontal-align="center" draw:auto-grow-height="true" draw:auto-grow-width="true" fo:min-height="0.556cm" fo:min-width="19.09cm" loext:decorative="false"/>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11.885cm" loext:decorative="false"/>
      <style:paragraph-properties style:writing-mode="lr-tb"/>
    </style:style>
    <style:style style:name="gr101" style:family="graphic" style:parent-style-name="Note">
      <style:graphic-properties draw:fill="none" loext:fill-use-slide-background="false" fo:min-height="1.297cm" loext:decorative="false"/>
      <style:paragraph-properties style:writing-mode="lr-tb"/>
    </style:style>
    <style:style style:name="gr102" style:family="graphic" style:parent-style-name="standard">
      <style:graphic-properties draw:stroke="none" svg:stroke-color="#000000" draw:fill="none" draw:fill-color="#ffffff" draw:auto-grow-height="true" draw:auto-grow-width="false" fo:min-height="1.297cm" loext:decorative="false"/>
      <style:paragraph-properties style:writing-mode="lr-tb"/>
    </style:style>
    <style:style style:name="gr103" style:family="graphic" style:parent-style-name="Lines">
      <style:graphic-properties svg:stroke-width="0.028cm" draw:marker-start-width="0.242cm" draw:marker-end-width="0.242cm" fo:padding-top="0.014cm" fo:padding-bottom="0.014cm" fo:padding-left="0.014cm" fo:padding-right="0.014cm" loext:decorative="false"/>
    </style:style>
    <style:style style:name="gr104" style:family="graphic" style:parent-style-name="standard">
      <style:graphic-properties draw:stroke="none" svg:stroke-color="#000000" draw:fill="solid" draw:fill-color="#dddddd" draw:textarea-horizontal-align="left" draw:textarea-vertical-align="bottom" draw:auto-grow-height="true" draw:auto-grow-width="false" fo:min-height="0.475cm" fo:min-width="0cm" loext:decorative="false"/>
      <style:paragraph-properties style:writing-mode="lr-tb"/>
    </style:style>
    <style:style style:name="gr105" style:family="graphic" style:parent-style-name="standard">
      <style:graphic-properties draw:stroke="dash" draw:stroke-dash="Dot" svg:stroke-width="0.018cm" svg:stroke-color="#000000" draw:marker-start-width="0.23cm" draw:marker-end-width="0.23cm" svg:stroke-linecap="butt" draw:fill="none" draw:fill-color="#ffffff" draw:textarea-horizontal-align="center" draw:textarea-vertical-align="middle" draw:auto-grow-height="true" draw:auto-grow-width="false" fo:min-height="0.407cm" fo:padding-top="0.051cm" fo:padding-bottom="0.051cm" fo:padding-left="0.051cm" fo:padding-right="0.051cm" loext:decorative="false"/>
      <style:paragraph-properties style:writing-mode="lr-tb"/>
    </style:style>
    <style:style style:name="gr106" style:family="graphic" style:parent-style-name="standard">
      <style:graphic-properties draw:stroke="dash" draw:stroke-dash="Dot" svg:stroke-width="0.018cm" svg:stroke-color="#468a1a" draw:marker-start-width="0.23cm" draw:marker-end-width="0.23cm" svg:stroke-linecap="butt" draw:fill="solid" draw:fill-color="#eeeeee" draw:textarea-horizontal-align="center" draw:textarea-vertical-align="middle" draw:auto-grow-height="true" draw:auto-grow-width="false" fo:min-height="0.398cm" fo:padding-top="0.051cm" fo:padding-bottom="0.051cm" fo:padding-left="0.051cm" fo:padding-right="0.051cm" loext:decorative="false"/>
      <style:paragraph-properties style:writing-mode="lr-tb"/>
    </style:style>
    <style:style style:name="gr107" style:family="graphic" style:parent-style-name="standard">
      <style:graphic-properties draw:stroke="dash" draw:stroke-dash="Dot" svg:stroke-width="0.018cm" svg:stroke-color="#000000" draw:marker-start-width="0.23cm" draw:marker-end-width="0.23cm" svg:stroke-linecap="butt" draw:fill="none" draw:fill-color="#ffffff" draw:textarea-horizontal-align="center" draw:textarea-vertical-align="middle" draw:auto-grow-height="true" draw:auto-grow-width="false" fo:min-height="0.397cm" fo:min-width="3.856cm" fo:padding-top="0.051cm" fo:padding-bottom="0.051cm" fo:padding-left="0.051cm" fo:padding-right="0.051cm" loext:decorative="false"/>
      <style:paragraph-properties style:writing-mode="lr-tb"/>
    </style:style>
    <style:style style:name="gr108" style:family="graphic" style:parent-style-name="standard">
      <style:graphic-properties draw:stroke="dash" draw:stroke-dash="Dot" svg:stroke-width="0.018cm" svg:stroke-color="#000000" draw:marker-start-width="0.23cm" draw:marker-end-width="0.23cm" svg:stroke-linecap="butt" draw:fill="none" draw:fill-color="#ffffff" draw:textarea-horizontal-align="center" draw:textarea-vertical-align="middle" draw:auto-grow-height="true" draw:auto-grow-width="false" fo:min-height="0.412cm" fo:padding-top="0.051cm" fo:padding-bottom="0.051cm" fo:padding-left="0.051cm" fo:padding-right="0.051cm" loext:decorative="false"/>
      <style:paragraph-properties style:writing-mode="lr-tb"/>
    </style:style>
    <style:style style:name="gr109" style:family="graphic" style:parent-style-name="standard">
      <style:graphic-properties draw:stroke="dash" draw:stroke-dash="Dot" svg:stroke-width="0.018cm" svg:stroke-color="#000000" draw:marker-start-width="0.23cm" draw:marker-end-width="0.23cm" svg:stroke-linecap="butt" draw:fill="none" draw:fill-color="#ffffff" draw:textarea-horizontal-align="center" draw:textarea-vertical-align="middle" draw:auto-grow-height="true" draw:auto-grow-width="false" fo:min-height="0.408cm" fo:padding-top="0.051cm" fo:padding-bottom="0.051cm" fo:padding-left="0.051cm" fo:padding-right="0.051cm" loext:decorative="false"/>
      <style:paragraph-properties style:writing-mode="lr-tb"/>
    </style:style>
    <style:style style:name="gr110" style:family="graphic" style:parent-style-name="standard">
      <style:graphic-properties draw:stroke="dash" draw:stroke-dash="Dot" svg:stroke-width="0.018cm" svg:stroke-color="#000000" draw:marker-start-width="0.23cm" draw:marker-end-width="0.23cm" svg:stroke-linecap="butt" draw:fill="none" draw:fill-color="#ffffff" draw:textarea-horizontal-align="center" draw:textarea-vertical-align="middle" draw:auto-grow-height="true" draw:auto-grow-width="false" fo:min-height="0.406cm" fo:padding-top="0.051cm" fo:padding-bottom="0.051cm" fo:padding-left="0.051cm" fo:padding-right="0.051cm" loext:decorative="false"/>
      <style:paragraph-properties style:writing-mode="lr-tb"/>
    </style:style>
    <style:style style:name="gr111" style:family="graphic" style:parent-style-name="standard">
      <style:graphic-properties draw:stroke="dash" draw:stroke-dash="Dot" svg:stroke-width="0.018cm" svg:stroke-color="#000000" draw:marker-start-width="0.23cm" draw:marker-end-width="0.23cm" svg:stroke-linecap="butt" draw:fill="none" draw:fill-color="#ffffff" draw:textarea-horizontal-align="center" draw:textarea-vertical-align="middle" draw:auto-grow-height="true" draw:auto-grow-width="false" fo:min-height="0.396cm" fo:min-width="3.856cm" fo:padding-top="0.051cm" fo:padding-bottom="0.051cm" fo:padding-left="0.051cm" fo:padding-right="0.051cm" loext:decorative="false"/>
      <style:paragraph-properties style:writing-mode="lr-tb"/>
    </style:style>
    <style:style style:name="gr112" style:family="graphic" style:parent-style-name="standard">
      <style:graphic-properties draw:stroke="dash" draw:stroke-dash="Dot" svg:stroke-width="0.018cm" svg:stroke-color="#000000" draw:marker-start-width="0.23cm" draw:marker-end-width="0.23cm" svg:stroke-linecap="butt" draw:fill="none" draw:fill-color="#ffffff" draw:textarea-horizontal-align="center" draw:textarea-vertical-align="middle" draw:auto-grow-height="true" draw:auto-grow-width="false" fo:min-height="0.398cm" fo:min-width="3.856cm" fo:padding-top="0.051cm" fo:padding-bottom="0.051cm" fo:padding-left="0.051cm" fo:padding-right="0.051cm" loext:decorative="false"/>
      <style:paragraph-properties style:writing-mode="lr-tb"/>
    </style:style>
    <style:style style:name="gr113" style:family="graphic" style:parent-style-name="standard">
      <style:graphic-properties draw:stroke="dash" draw:stroke-dash="Dot" svg:stroke-width="0.018cm" svg:stroke-color="#000000" draw:marker-start-width="0.23cm" draw:marker-end-width="0.23cm" svg:stroke-linecap="butt" draw:fill="none" draw:fill-color="#ffffff" draw:textarea-horizontal-align="center" draw:textarea-vertical-align="middle" draw:auto-grow-height="true" draw:auto-grow-width="false" fo:min-height="0.638cm" fo:min-width="3.856cm" fo:padding-top="0.051cm" fo:padding-bottom="0.051cm" fo:padding-left="0.051cm" fo:padding-right="0.051cm" loext:decorative="false"/>
      <style:paragraph-properties style:writing-mode="lr-tb"/>
    </style:style>
    <style:style style:name="gr114" style:family="graphic" style:parent-style-name="standard">
      <style:graphic-properties draw:stroke="dash" draw:stroke-dash="Dot" svg:stroke-width="0.018cm" svg:stroke-color="#000000" draw:marker-start-width="0.23cm" draw:marker-end-width="0.23cm" svg:stroke-linecap="butt" draw:fill="none" draw:fill-color="#ffffff" draw:textarea-horizontal-align="center" draw:textarea-vertical-align="middle" draw:auto-grow-height="true" draw:auto-grow-width="false" fo:min-height="0.637cm" fo:padding-top="0.051cm" fo:padding-bottom="0.051cm" fo:padding-left="0.025cm" fo:padding-right="0.025cm" loext:decorative="false"/>
      <style:paragraph-properties style:writing-mode="lr-tb"/>
    </style:style>
    <style:style style:name="gr115" style:family="graphic" style:parent-style-name="standard">
      <style:graphic-properties draw:stroke="dash" draw:stroke-dash="Dot" svg:stroke-width="0.018cm" svg:stroke-color="#000000" draw:marker-start-width="0.23cm" draw:marker-end-width="0.23cm" svg:stroke-linecap="butt" draw:fill="none" draw:fill-color="#ffffff" draw:textarea-horizontal-align="center" draw:textarea-vertical-align="middle" draw:auto-grow-height="true" draw:auto-grow-width="false" fo:min-height="0.637cm" fo:padding-top="0.051cm" fo:padding-bottom="0.051cm" fo:padding-left="0.051cm" fo:padding-right="0.051cm" loext:decorative="false"/>
      <style:paragraph-properties style:writing-mode="lr-tb"/>
    </style:style>
    <style:style style:name="gr116" style:family="graphic" style:parent-style-name="standard">
      <style:graphic-properties draw:stroke="dash" draw:stroke-dash="Dot" svg:stroke-width="0.018cm" svg:stroke-color="#000000" draw:marker-start-width="0.23cm" draw:marker-end-width="0.23cm" svg:stroke-linecap="butt" draw:fill="none" draw:fill-color="#ffffff" draw:textarea-horizontal-align="left" draw:textarea-vertical-align="middle" draw:auto-grow-height="true" draw:auto-grow-width="false" fo:min-height="0.637cm" fo:padding-top="0.051cm" fo:padding-bottom="0.051cm" fo:padding-left="0.025cm" fo:padding-right="0.025cm" loext:decorative="false"/>
      <style:paragraph-properties style:writing-mode="lr-tb"/>
    </style:style>
    <style:style style:name="gr117" style:family="graphic" style:parent-style-name="standard">
      <style:graphic-properties draw:stroke="dash" draw:stroke-dash="Dot" svg:stroke-width="0.018cm" svg:stroke-color="#000000" draw:marker-start-width="0.23cm" draw:marker-end-width="0.23cm" svg:stroke-linecap="butt" draw:fill="none" draw:fill-color="#ffffff" draw:textarea-horizontal-align="center" draw:textarea-vertical-align="middle" draw:auto-grow-height="true" draw:auto-grow-width="false" fo:min-height="1.273cm" fo:padding-top="0.051cm" fo:padding-bottom="0.051cm" fo:padding-left="0.051cm" fo:padding-right="0.051cm" loext:decorative="false"/>
      <style:paragraph-properties style:writing-mode="lr-tb"/>
    </style:style>
    <style:style style:name="gr118" style:family="graphic" style:parent-style-name="Note_20_-_20_Callout_20_Box">
      <style:graphic-properties fo:min-height="2.731cm" loext:decorative="false"/>
      <style:paragraph-properties style:writing-mode="lr-tb"/>
    </style:style>
    <style:style style:name="gr119" style:family="graphic" style:parent-style-name="Arrow_20_Dashed">
      <style:graphic-properties draw:stroke-dash="Dash" svg:stroke-width="0.018cm" draw:marker-start-width="0.23cm" draw:marker-end-width="0.23cm" fo:padding-top="-0.016cm" fo:padding-bottom="-0.016cm" fo:padding-left="-0.016cm" fo:padding-right="-0.016cm" loext:decorative="false"/>
    </style:style>
    <style:style style:name="gr120" style:family="graphic" style:parent-style-name="Note_20_-_20_Callout_20_Box">
      <style:graphic-properties fo:min-height="1.993cm" loext:decorative="false"/>
      <style:paragraph-properties style:writing-mode="lr-tb"/>
    </style:style>
    <style:style style:name="gr121" style:family="graphic">
      <style:graphic-properties loext:decorative="false"/>
    </style:style>
    <style:style style:name="gr122" style:family="graphic" style:parent-style-name="objectwithoutfill">
      <style:graphic-properties draw:stroke="dash" draw:stroke-dash="Dot" draw:marker-start="Square_20_45_20_unfilled" draw:marker-end="Square_20_45_20_unfilled" draw:fill="none" loext:decorative="false"/>
    </style:style>
    <style:style style:name="gr123" style:family="graphic" style:parent-style-name="standard">
      <style:graphic-properties draw:stroke="none" svg:stroke-color="#000000" draw:fill="solid" draw:fill-color="#ffffff" draw:textarea-vertical-align="middle" draw:auto-grow-height="true" draw:auto-grow-width="false" fo:min-height="0.276cm" fo:min-width="3.254cm" fo:padding-top="0cm" fo:padding-bottom="0cm" fo:padding-left="0cm" fo:padding-right="0cm" loext:decorative="false"/>
      <style:paragraph-properties style:writing-mode="lr-tb"/>
    </style:style>
    <style:style style:name="gr124" style:family="graphic" style:parent-style-name="standard">
      <style:graphic-properties draw:stroke="none" svg:stroke-color="#000000" draw:fill="solid" draw:fill-color="#ffffff" draw:textarea-vertical-align="middle" draw:auto-grow-height="true" draw:auto-grow-width="false" fo:min-height="0.594cm" fo:min-width="3.254cm" fo:padding-top="0cm" fo:padding-bottom="0cm" fo:padding-left="0cm" fo:padding-right="0cm" loext:decorative="false"/>
      <style:paragraph-properties style:writing-mode="lr-tb"/>
    </style:style>
    <style:style style:name="gr125" style:family="graphic" style:parent-style-name="standard">
      <style:graphic-properties draw:stroke="dash" draw:stroke-dash="Dot" svg:stroke-width="0.018cm" svg:stroke-color="#000000" draw:marker-start-width="0.23cm" draw:marker-end-width="0.23cm" svg:stroke-linecap="butt" draw:fill="none" draw:fill-color="#ffffff" draw:textarea-horizontal-align="center" draw:textarea-vertical-align="middle" draw:auto-grow-height="true" draw:auto-grow-width="false" fo:min-height="0.319cm" fo:padding-top="0.051cm" fo:padding-bottom="0.051cm" fo:padding-left="0.051cm" fo:padding-right="0.051cm" loext:decorative="false"/>
      <style:paragraph-properties style:writing-mode="lr-tb"/>
    </style:style>
    <style:style style:name="gr126" style:family="graphic" style:parent-style-name="standard">
      <style:graphic-properties draw:stroke="dash" draw:stroke-dash="Dot" svg:stroke-width="0.018cm" svg:stroke-color="#000000" draw:marker-start-width="0.23cm" draw:marker-end-width="0.23cm" svg:stroke-linecap="butt" draw:fill="none" draw:fill-color="#ffffff" draw:textarea-horizontal-align="center" draw:textarea-vertical-align="middle" draw:auto-grow-height="true" draw:auto-grow-width="false" fo:min-height="0.955cm" fo:padding-top="0.051cm" fo:padding-bottom="0.051cm" fo:padding-left="0.025cm" fo:padding-right="0.025cm" loext:decorative="false"/>
      <style:paragraph-properties style:writing-mode="lr-tb"/>
    </style:style>
    <style:style style:name="gr127" style:family="graphic" style:parent-style-name="standard">
      <style:graphic-properties svg:stroke-width="0.028cm" draw:marker-start-width="0.245cm" draw:marker-end-width="0.245cm" fo:padding-top="0.114cm" fo:padding-bottom="0.114cm" fo:padding-left="0.239cm" fo:padding-right="0.239cm" loext:decorative="false"/>
    </style:style>
    <style:style style:name="gr128" style:family="graphic" style:parent-style-name="objectwithoutfill">
      <style:graphic-properties svg:stroke-width="0.018cm" draw:marker-start-width="0.219cm" draw:marker-end="" draw:marker-end-width="0.29cm" draw:fill="none" fo:padding-top="0.122cm" fo:padding-bottom="0.122cm" fo:padding-left="0.247cm" fo:padding-right="0.247cm" loext:decorative="false"/>
    </style:style>
    <style:style style:name="gr129" style:family="graphic" style:parent-style-name="standard">
      <style:graphic-properties draw:stroke="none" draw:fill="solid" draw:fill-color="#127622" draw:textarea-horizontal-align="justify" draw:textarea-vertical-align="middle" draw:auto-grow-height="false" fo:min-height="0cm" fo:min-width="0cm" loext:decorative="false"/>
    </style:style>
    <style:style style:name="gr130" style:family="graphic" style:parent-style-name="standard">
      <style:graphic-properties draw:stroke="none" svg:stroke-color="#000000" draw:fill="none" draw:fill-color="#ffffff" draw:textarea-horizontal-align="left" draw:textarea-vertical-align="middle" draw:auto-grow-height="true" draw:auto-grow-width="true" fo:min-height="0.637cm" fo:min-width="2.732cm" fo:padding-top="0cm" fo:padding-bottom="0cm" fo:padding-left="0cm" fo:padding-right="0cm" loext:decorative="false"/>
      <style:paragraph-properties style:writing-mode="lr-tb"/>
    </style:style>
    <style:style style:name="gr131" style:family="graphic" style:parent-style-name="standard">
      <style:graphic-properties draw:stroke="none" svg:stroke-color="#000000" draw:fill="none" draw:fill-color="#ffffff" draw:textarea-horizontal-align="left" draw:textarea-vertical-align="middle" draw:auto-grow-height="true" draw:auto-grow-width="true" fo:min-height="0.319cm" fo:min-width="1.53cm" fo:padding-top="0cm" fo:padding-bottom="0cm" fo:padding-left="0cm" fo:padding-right="0cm"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textarea-vertical-align="middle" draw:auto-grow-height="true" draw:auto-grow-width="true" fo:min-height="0.319cm" fo:min-width="1.954cm" fo:padding-top="0cm" fo:padding-bottom="0cm" fo:padding-left="0cm" fo:padding-right="0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textarea-vertical-align="middle" draw:auto-grow-height="true" draw:auto-grow-width="true" fo:min-height="0.955cm" fo:min-width="2.978cm" fo:padding-top="0cm" fo:padding-bottom="0cm" fo:padding-left="0cm" fo:padding-right="0cm" loext:decorative="false"/>
      <style:paragraph-properties style:writing-mode="lr-tb"/>
    </style:style>
    <style:style style:name="gr134" style:family="graphic" style:parent-style-name="standard">
      <style:graphic-properties draw:stroke="none" svg:stroke-color="#000000" draw:fill="none" draw:fill-color="#ffffff" draw:textarea-horizontal-align="left" draw:textarea-vertical-align="middle" draw:auto-grow-height="true" draw:auto-grow-width="true" fo:min-height="1.273cm" fo:min-width="2.978cm" fo:padding-top="0cm" fo:padding-bottom="0cm" fo:padding-left="0cm" fo:padding-right="0cm" loext:decorative="false"/>
      <style:paragraph-properties style:writing-mode="lr-tb"/>
    </style:style>
    <style:style style:name="gr135" style:family="graphic" style:parent-style-name="standard">
      <style:graphic-properties draw:stroke="none" svg:stroke-color="#000000" draw:fill="none" draw:fill-color="#ffffff" draw:textarea-horizontal-align="left" draw:textarea-vertical-align="middle" draw:auto-grow-height="true" draw:auto-grow-width="true" fo:min-height="1.591cm" fo:min-width="2.978cm" fo:padding-top="0cm" fo:padding-bottom="0cm" fo:padding-left="0cm" fo:padding-right="0cm" loext:decorative="false"/>
      <style:paragraph-properties style:writing-mode="lr-tb"/>
    </style:style>
    <style:style style:name="gr136" style:family="graphic" style:parent-style-name="standard">
      <style:graphic-properties draw:stroke="none" svg:stroke-color="#000000" draw:fill="solid" draw:fill-color="#ffffff" draw:textarea-vertical-align="middle" draw:auto-grow-height="true" draw:auto-grow-width="false" fo:min-height="1.032cm" fo:min-width="3.254cm" fo:padding-top="0cm" fo:padding-bottom="0cm" fo:padding-left="0cm" fo:padding-right="0cm" loext:decorative="false"/>
      <style:paragraph-properties style:writing-mode="lr-tb"/>
    </style:style>
    <style:style style:name="gr137" style:family="graphic" style:parent-style-name="standard">
      <style:graphic-properties draw:stroke="none" svg:stroke-color="#000000" draw:fill="solid" draw:fill-color="#ffffff" draw:textarea-vertical-align="middle" draw:auto-grow-height="true" draw:auto-grow-width="false" fo:min-height="0.551cm" fo:min-width="3.254cm" fo:padding-top="0cm" fo:padding-bottom="0cm" fo:padding-left="0cm" fo:padding-right="0cm" loext:decorative="false"/>
      <style:paragraph-properties style:writing-mode="lr-tb"/>
    </style:style>
    <style:style style:name="gr138" style:family="graphic" style:parent-style-name="standard">
      <style:graphic-properties draw:stroke="none" svg:stroke-color="#000000" draw:fill="solid" draw:fill-color="#ffffff" draw:textarea-vertical-align="middle" draw:auto-grow-height="true" draw:auto-grow-width="false" fo:min-height="0.826cm" fo:min-width="3.254cm" fo:padding-top="0cm" fo:padding-bottom="0cm" fo:padding-left="0cm" fo:padding-right="0cm" loext:decorative="false"/>
      <style:paragraph-properties style:writing-mode="lr-tb"/>
    </style:style>
    <style:style style:name="gr139" style:family="graphic" style:parent-style-name="Note_20_-_20_Callout_20_Box">
      <style:graphic-properties fo:min-height="1.951cm" loext:decorative="false"/>
      <style:paragraph-properties style:writing-mode="lr-tb"/>
    </style:style>
    <style:style style:name="gr14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4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142"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4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44"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45"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4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47"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48"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4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5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20.615cm" fo:min-width="0.048cm" fo:padding-top="0.101cm" fo:padding-bottom="0.101cm" fo:padding-left="0.226cm" fo:padding-right="0.226cm" fo:wrap-option="wrap" draw:shadow="hidden" draw:shadow-offset-x="0.2cm" draw:shadow-offset-y="0.2cm" draw:shadow-color="#808080" loext:decorative="false"/>
    </style:style>
    <style:style style:name="gr151"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152"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53"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54"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false" draw:auto-grow-width="true" fo:min-height="0.475cm" fo:min-width="3.092cm" fo:padding-top="0cm" fo:padding-bottom="0cm" fo:padding-left="0cm" fo:padding-right="0cm" fo:wrap-option="wrap" draw:shadow="hidden" draw:shadow-offset-x="0.2cm" draw:shadow-offset-y="0.2cm" draw:shadow-color="#808080" loext:decorative="false"/>
      <style:paragraph-properties style:writing-mode="lr-tb"/>
    </style:style>
    <style:style style:name="gr15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617cm" fo:min-width="0.048cm" fo:padding-top="0.101cm" fo:padding-bottom="0.101cm" fo:padding-left="0.226cm" fo:padding-right="0.226cm" fo:wrap-option="wrap" draw:shadow="hidden" draw:shadow-offset-x="0.2cm" draw:shadow-offset-y="0.2cm" draw:shadow-color="#808080" loext:decorative="false"/>
    </style:style>
    <style:style style:name="gr157"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false" draw:auto-grow-width="true" fo:min-height="0.475cm" fo:min-width="3.092cm" fo:padding-top="0cm" fo:padding-bottom="0cm" fo:padding-left="0cm" fo:padding-right="0cm" fo:wrap-option="wrap" draw:shadow="hidden" draw:shadow-offset-x="0.2cm" draw:shadow-offset-y="0.2cm" draw:shadow-color="#808080" loext:decorative="false"/>
      <style:paragraph-properties style:writing-mode="lr-tb"/>
    </style:style>
    <style:style style:name="gr15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617cm" fo:min-width="0.048cm" fo:padding-top="0.101cm" fo:padding-bottom="0.101cm" fo:padding-left="0.226cm" fo:padding-right="0.226cm" fo:wrap-option="wrap" draw:shadow="hidden" draw:shadow-offset-x="0.2cm" draw:shadow-offset-y="0.2cm" draw:shadow-color="#808080" loext:decorative="false"/>
    </style:style>
    <style:style style:name="gr160"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366cm" fo:min-width="3.689cm" fo:padding-top="0cm" fo:padding-bottom="0cm" fo:padding-left="0cm" fo:padding-right="0cm" fo:wrap-option="wrap" draw:shadow="hidden" draw:shadow-offset-x="0.2cm" draw:shadow-offset-y="0.2cm" draw:shadow-color="#808080" loext:decorative="false"/>
      <style:paragraph-properties style:writing-mode="lr-tb"/>
    </style:style>
    <style:style style:name="gr16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617cm" fo:min-width="0.048cm" fo:padding-top="0.101cm" fo:padding-bottom="0.101cm" fo:padding-left="0.226cm" fo:padding-right="0.226cm" fo:wrap-option="wrap" draw:shadow="hidden" draw:shadow-offset-x="0.2cm" draw:shadow-offset-y="0.2cm" draw:shadow-color="#808080" loext:decorative="false"/>
    </style:style>
    <style:style style:name="gr163"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366cm" fo:min-width="3.689cm" fo:padding-top="0cm" fo:padding-bottom="0cm" fo:padding-left="0cm" fo:padding-right="0cm" fo:wrap-option="wrap" draw:shadow="hidden" draw:shadow-offset-x="0.2cm" draw:shadow-offset-y="0.2cm" draw:shadow-color="#808080" loext:decorative="false"/>
      <style:paragraph-properties style:writing-mode="lr-tb"/>
    </style:style>
    <style:style style:name="gr16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617cm" fo:min-width="0.048cm" fo:padding-top="0.101cm" fo:padding-bottom="0.101cm" fo:padding-left="0.226cm" fo:padding-right="0.226cm" fo:wrap-option="wrap" draw:shadow="hidden" draw:shadow-offset-x="0.2cm" draw:shadow-offset-y="0.2cm" draw:shadow-color="#808080" loext:decorative="false"/>
    </style:style>
    <style:style style:name="gr166"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366cm" fo:min-width="3.689cm" fo:padding-top="0cm" fo:padding-bottom="0cm" fo:padding-left="0cm" fo:padding-right="0cm" fo:wrap-option="wrap" draw:shadow="hidden" draw:shadow-offset-x="0.2cm" draw:shadow-offset-y="0.2cm" draw:shadow-color="#808080" loext:decorative="false"/>
      <style:paragraph-properties style:writing-mode="lr-tb"/>
    </style:style>
    <style:style style:name="gr16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617cm" fo:min-width="0.048cm" fo:padding-top="0.101cm" fo:padding-bottom="0.101cm" fo:padding-left="0.226cm" fo:padding-right="0.226cm" fo:wrap-option="wrap" draw:shadow="hidden" draw:shadow-offset-x="0.2cm" draw:shadow-offset-y="0.2cm" draw:shadow-color="#808080" loext:decorative="false"/>
    </style:style>
    <style:style style:name="gr1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17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659cm" fo:min-width="0.048cm" fo:padding-top="0.101cm" fo:padding-bottom="0.101cm" fo:padding-left="0.226cm" fo:padding-right="0.226cm" fo:wrap-option="wrap" draw:shadow="hidden" draw:shadow-offset-x="0.2cm" draw:shadow-offset-y="0.2cm" draw:shadow-color="#808080" loext:decorative="false"/>
    </style:style>
    <style:style style:name="gr17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14cm" fo:min-width="0.048cm" fo:padding-top="0.101cm" fo:padding-bottom="0.101cm" fo:padding-left="0.226cm" fo:padding-right="0.226cm" fo:wrap-option="wrap" draw:shadow="hidden" draw:shadow-offset-x="0.2cm" draw:shadow-offset-y="0.2cm" draw:shadow-color="#808080" loext:decorative="false"/>
    </style:style>
    <style:style style:name="gr172"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3.232cm" fo:padding-top="0cm" fo:padding-bottom="0cm" fo:padding-left="0cm" fo:padding-right="0cm" fo:wrap-option="wrap" draw:shadow="hidden" draw:shadow-offset-x="0.2cm" draw:shadow-offset-y="0.2cm" draw:shadow-color="#808080" loext:decorative="false"/>
      <style:paragraph-properties style:writing-mode="lr-tb"/>
    </style:style>
    <style:style style:name="gr174"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false" fo:min-height="0.637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17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7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178"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7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80"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8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8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575cm" fo:min-width="0.048cm" fo:padding-top="0.101cm" fo:padding-bottom="0.101cm" fo:padding-left="0.226cm" fo:padding-right="0.226cm" fo:wrap-option="wrap" draw:shadow="hidden" draw:shadow-offset-x="0.2cm" draw:shadow-offset-y="0.2cm" draw:shadow-color="#808080" loext:decorative="false"/>
    </style:style>
    <style:style style:name="gr183"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8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8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68cm" fo:min-width="0.048cm" fo:padding-top="0.101cm" fo:padding-bottom="0.101cm" fo:padding-left="0.226cm" fo:padding-right="0.226cm" fo:wrap-option="wrap" draw:shadow="hidden" draw:shadow-offset-x="0.2cm" draw:shadow-offset-y="0.2cm" draw:shadow-color="#808080" loext:decorative="false"/>
    </style:style>
    <style:style style:name="gr18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2.143cm" fo:min-width="0.048cm" fo:padding-top="0.101cm" fo:padding-bottom="0.101cm" fo:padding-left="0.226cm" fo:padding-right="0.226cm" fo:wrap-option="wrap" draw:shadow="hidden" draw:shadow-offset-x="0.2cm" draw:shadow-offset-y="0.2cm" draw:shadow-color="#808080" loext:decorative="false"/>
    </style:style>
    <style:style style:name="gr187"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188"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8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5.762cm" fo:min-width="10.42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9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191"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192"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middle" fo:min-height="0.475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193" style:family="graphic" style:parent-style-name="standard" style:list-style-name="L2">
      <style:graphic-properties draw:stroke="dash" draw:stroke-dash="Long_20_Dash" svg:stroke-width="0.018cm" svg:stroke-color="#000000" draw:marker-start="" draw:marker-start-width="0.22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19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319cm" fo:min-width="0.916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19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draw:auto-grow-width="true" fo:min-height="0.702cm" fo:min-width="4.824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96"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197"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fo:min-height="0.475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198"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199"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middle" fo:min-height="0.475cm" fo:padding-top="0cm" fo:padding-bottom="0cm" fo:padding-left="0.051cm" fo:padding-right="0.051cm" fo:wrap-option="wrap" draw:shadow="hidden" draw:shadow-offset-x="0.2cm" draw:shadow-offset-y="0.2cm" draw:shadow-color="#808080" loext:decorative="false"/>
      <style:paragraph-properties style:writing-mode="lr-tb"/>
    </style:style>
    <style:style style:name="gr200"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20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261cm" fo:min-width="0.048cm" fo:padding-top="0.101cm" fo:padding-bottom="0.101cm" fo:padding-left="0.226cm" fo:padding-right="0.226cm" fo:wrap-option="wrap" draw:shadow="hidden" draw:shadow-offset-x="0.2cm" draw:shadow-offset-y="0.2cm" draw:shadow-color="#808080" loext:decorative="false"/>
    </style:style>
    <style:style style:name="gr203"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04"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637cm" fo:min-width="4.887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20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3.78cm" fo:min-width="9.389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0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207"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3.241cm" fo:padding-top="0cm" fo:padding-bottom="0cm" fo:padding-left="0cm" fo:padding-right="0cm" fo:wrap-option="wrap" draw:shadow="hidden" draw:shadow-offset-x="0.2cm" draw:shadow-offset-y="0.2cm" draw:shadow-color="#808080" loext:decorative="false"/>
      <style:paragraph-properties style:writing-mode="lr-tb"/>
    </style:style>
    <style:style style:name="gr208"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3.232cm" fo:padding-top="0cm" fo:padding-bottom="0cm" fo:padding-left="0cm" fo:padding-right="0cm" fo:wrap-option="wrap" draw:shadow="hidden" draw:shadow-offset-x="0.2cm" draw:shadow-offset-y="0.2cm" draw:shadow-color="#808080" loext:decorative="false"/>
      <style:paragraph-properties style:writing-mode="lr-tb"/>
    </style:style>
    <style:style style:name="gr21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3.959cm" fo:min-width="0.048cm" fo:padding-top="0.101cm" fo:padding-bottom="0.101cm" fo:padding-left="0.226cm" fo:padding-right="0.226cm" fo:wrap-option="wrap" draw:shadow="hidden" draw:shadow-offset-x="0.2cm" draw:shadow-offset-y="0.2cm" draw:shadow-color="#808080" loext:decorative="false"/>
    </style:style>
    <style:style style:name="gr211"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12"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middle" draw:auto-grow-height="true" fo:min-height="0.955cm" fo:padding-top="0cm" fo:padding-bottom="0cm" fo:padding-left="0.051cm" fo:padding-right="0.051cm" fo:wrap-option="wrap" draw:shadow="hidden" draw:shadow-offset-x="0.2cm" draw:shadow-offset-y="0.2cm" draw:shadow-color="#808080" loext:decorative="false"/>
      <style:paragraph-properties style:writing-mode="lr-tb"/>
    </style:style>
    <style:style style:name="gr213"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14"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fo:min-height="1.273cm" fo:padding-top="0cm" fo:padding-bottom="0cm" fo:padding-left="0.051cm" fo:padding-right="0.051cm" fo:wrap-option="wrap" draw:shadow="hidden" draw:shadow-offset-x="0.2cm" draw:shadow-offset-y="0.2cm" draw:shadow-color="#808080" loext:decorative="false"/>
      <style:paragraph-properties style:writing-mode="lr-tb"/>
    </style:style>
    <style:style style:name="gr21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2.236cm" fo:min-width="0.048cm" fo:padding-top="0.101cm" fo:padding-bottom="0.101cm" fo:padding-left="0.226cm" fo:padding-right="0.226cm" fo:wrap-option="wrap" draw:shadow="hidden" draw:shadow-offset-x="0.2cm" draw:shadow-offset-y="0.2cm" draw:shadow-color="#808080" loext:decorative="false"/>
    </style:style>
    <style:style style:name="gr216"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3.232cm" fo:padding-top="0cm" fo:padding-bottom="0cm" fo:padding-left="0cm" fo:padding-right="0cm" fo:wrap-option="wrap" draw:shadow="hidden" draw:shadow-offset-x="0.2cm" draw:shadow-offset-y="0.2cm" draw:shadow-color="#808080" loext:decorative="false"/>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true" fo:min-height="1.106cm" fo:min-width="14.036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false" fo:min-height="0.541cm" fo:min-width="0cm" loext:decorative="false"/>
      <style:paragraph-properties style:writing-mode="lr-tb"/>
    </style:style>
    <style:style style:name="gr220" style:family="graphic" style:parent-style-name="standard">
      <style:graphic-properties draw:stroke="solid" svg:stroke-color="#000000" draw:fill="solid" draw:fill-color="#eeeeee" draw:textarea-horizontal-align="justify" draw:textarea-vertical-align="middle" draw:auto-grow-height="false" fo:min-height="0.162cm" fo:min-width="1.63cm" style:writing-mode="lr-tb" loext:decorative="false"/>
      <style:paragraph-properties style:writing-mode="lr-tb"/>
    </style:style>
    <style:style style:name="gr221" style:family="graphic" style:parent-style-name="Action_20_Box">
      <style:graphic-properties fo:min-height="0cm" fo:min-width="0cm" style:writing-mode="lr-tb" loext:decorative="false"/>
      <style:paragraph-properties style:writing-mode="lr-tb"/>
    </style:style>
    <style:style style:name="gr22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2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224"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2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26"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2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28"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2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30"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3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3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4.558cm" fo:min-width="0.048cm" fo:padding-top="0.101cm" fo:padding-bottom="0.101cm" fo:padding-left="0.226cm" fo:padding-right="0.226cm" fo:wrap-option="wrap" draw:shadow="hidden" draw:shadow-offset-x="0.2cm" draw:shadow-offset-y="0.2cm" draw:shadow-color="#808080" loext:decorative="false"/>
    </style:style>
    <style:style style:name="gr233"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34"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235"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637cm" fo:min-width="8.765cm" fo:padding-top="0cm" fo:padding-bottom="0cm" fo:padding-left="0cm" fo:padding-right="0cm" fo:wrap-option="wrap" draw:shadow="hidden" draw:shadow-offset-x="0.2cm" draw:shadow-offset-y="0.2cm" draw:shadow-color="#808080" loext:decorative="false"/>
      <style:paragraph-properties style:writing-mode="lr-tb"/>
    </style:style>
    <style:style style:name="gr237"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637cm" fo:min-width="4.841cm" fo:padding-top="0cm" fo:padding-bottom="0cm" fo:padding-left="0cm" fo:padding-right="0cm" fo:wrap-option="wrap" draw:shadow="hidden" draw:shadow-offset-x="0.2cm" draw:shadow-offset-y="0.2cm" draw:shadow-color="#808080" loext:decorative="false"/>
      <style:paragraph-properties style:writing-mode="lr-tb"/>
    </style:style>
    <style:style style:name="gr239" style:family="graphic" style:parent-style-name="Note_20_-_20_Callout_20_Box">
      <style:graphic-properties draw:textarea-horizontal-align="justify" draw:textarea-vertical-align="middle" draw:auto-grow-height="false" fo:min-height="0.84cm" fo:min-width="6.771cm" fo:wrap-option="wrap" style:writing-mode="lr-tb" loext:decorative="false"/>
      <style:paragraph-properties style:writing-mode="lr-tb"/>
    </style:style>
    <style:style style:name="gr240" style:family="graphic" style:parent-style-name="Note_20_-_20_Callout_20_Box">
      <style:graphic-properties draw:textarea-horizontal-align="justify" draw:textarea-vertical-align="middle" draw:auto-grow-height="false" fo:min-height="1.156cm" fo:min-width="7.782cm" fo:wrap-option="wrap" style:writing-mode="lr-tb" loext:decorative="false"/>
      <style:paragraph-properties style:writing-mode="lr-tb"/>
    </style:style>
    <style:style style:name="gr24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4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243"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4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45"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4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4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335cm" fo:min-width="0.048cm" fo:padding-top="0.101cm" fo:padding-bottom="0.101cm" fo:padding-left="0.226cm" fo:padding-right="0.226cm" fo:wrap-option="wrap" draw:shadow="hidden" draw:shadow-offset-x="0.2cm" draw:shadow-offset-y="0.2cm" draw:shadow-color="#808080" loext:decorative="false"/>
    </style:style>
    <style:style style:name="gr24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4.263cm" fo:min-width="0.048cm" fo:padding-top="0.101cm" fo:padding-bottom="0.101cm" fo:padding-left="0.226cm" fo:padding-right="0.226cm" fo:wrap-option="wrap" draw:shadow="hidden" draw:shadow-offset-x="0.2cm" draw:shadow-offset-y="0.2cm" draw:shadow-color="#808080" loext:decorative="false"/>
    </style:style>
    <style:style style:name="gr249"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50"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25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8.617cm" fo:min-width="15.16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5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25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true" draw:auto-grow-width="true" fo:min-height="0.319cm" fo:min-width="5.205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254"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55"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middle" fo:min-height="0.475cm" fo:padding-top="0cm" fo:padding-bottom="0cm" fo:padding-left="0.051cm" fo:padding-right="0.051cm" fo:wrap-option="wrap" draw:shadow="hidden" draw:shadow-offset-x="0.2cm" draw:shadow-offset-y="0.2cm" draw:shadow-color="#808080" loext:decorative="false"/>
      <style:paragraph-properties style:writing-mode="lr-tb"/>
    </style:style>
    <style:style style:name="gr25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3.736cm" fo:min-width="14.7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5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25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537cm" fo:min-width="4.328cm" fo:padding-top="0cm" fo:padding-bottom="0cm" fo:padding-left="0cm" fo:padding-right="0cm" fo:wrap-option="wrap" draw:shadow="hidden" draw:shadow-offset-x="0.2cm" draw:shadow-offset-y="0.2cm" draw:shadow-color="#808080" loext:decorative="false"/>
      <style:paragraph-properties style:writing-mode="lr-tb"/>
    </style:style>
    <style:style style:name="gr259"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60"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middle" fo:min-height="0.475cm" fo:padding-top="0cm" fo:padding-bottom="0cm" fo:padding-left="0.051cm" fo:padding-right="0.051cm" fo:wrap-option="wrap" draw:shadow="hidden" draw:shadow-offset-x="0.2cm" draw:shadow-offset-y="0.2cm" draw:shadow-color="#808080" loext:decorative="false"/>
      <style:paragraph-properties style:writing-mode="lr-tb"/>
    </style:style>
    <style:style style:name="gr26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701cm" fo:min-width="0.048cm" fo:padding-top="0.101cm" fo:padding-bottom="0.101cm" fo:padding-left="0.226cm" fo:padding-right="0.226cm" fo:wrap-option="wrap" draw:shadow="hidden" draw:shadow-offset-x="0.2cm" draw:shadow-offset-y="0.2cm" draw:shadow-color="#808080" loext:decorative="false"/>
    </style:style>
    <style:style style:name="gr262"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63"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middle" fo:min-height="0.475cm" fo:padding-top="0cm" fo:padding-bottom="0cm" fo:padding-left="0.051cm" fo:padding-right="0.051cm" fo:wrap-option="wrap" draw:shadow="hidden" draw:shadow-offset-x="0.2cm" draw:shadow-offset-y="0.2cm" draw:shadow-color="#808080" loext:decorative="false"/>
      <style:paragraph-properties style:writing-mode="lr-tb"/>
    </style:style>
    <style:style style:name="gr264"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5.302cm" fo:padding-top="0cm" fo:padding-bottom="0cm" fo:padding-left="0cm" fo:padding-right="0cm" fo:wrap-option="wrap" draw:shadow="hidden" draw:shadow-offset-x="0.2cm" draw:shadow-offset-y="0.2cm" draw:shadow-color="#808080" loext:decorative="false"/>
      <style:paragraph-properties style:writing-mode="lr-tb"/>
    </style:style>
    <style:style style:name="gr266" style:family="graphic" style:parent-style-name="Note_20_-_20_Callout_20_Box">
      <style:graphic-properties draw:textarea-horizontal-align="justify" draw:textarea-vertical-align="middle" draw:auto-grow-height="false" fo:min-height="0.919cm" fo:min-width="5.328cm" fo:wrap-option="wrap" style:writing-mode="lr-tb" loext:decorative="false"/>
      <style:paragraph-properties style:writing-mode="lr-tb"/>
    </style:style>
    <style:style style:name="gr267" style:family="graphic" style:parent-style-name="functionName">
      <style:graphic-properties svg:stroke-width="0.035cm" draw:marker-start-width="0.252cm" draw:marker-end-width="0.252cm" fo:min-height="1.269cm" fo:min-width="5.119cm" fo:padding-top="0.017cm" fo:padding-bottom="0.017cm" fo:padding-left="0.017cm" fo:padding-right="0.017cm" style:writing-mode="lr-tb" loext:decorative="false"/>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false" fo:min-height="2.227cm" fo:min-width="0cm" loext:decorative="false"/>
      <style:paragraph-properties style:writing-mode="lr-tb"/>
    </style:style>
    <style:style style:name="gr269" style:family="graphic" style:parent-style-name="Note_20_-_20_Callout_20_Box">
      <style:graphic-properties fo:min-height="0.781cm" loext:decorative="false"/>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395cm" fo:min-width="1.543cm" fo:padding-top="0cm" fo:padding-bottom="0cm" fo:padding-left="0cm" fo:padding-right="0cm" loext:decorative="false"/>
      <style:paragraph-properties style:writing-mode="lr-tb"/>
    </style:style>
    <style:style style:name="gr27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955cm" fo:min-width="5.353cm" fo:padding-top="0cm" fo:padding-bottom="0cm" fo:padding-left="0cm" fo:padding-right="0cm" fo:wrap-option="wrap" draw:shadow="hidden" draw:shadow-offset-x="0.2cm" draw:shadow-offset-y="0.2cm" draw:shadow-color="#808080" loext:decorative="false"/>
      <style:paragraph-properties style:writing-mode="lr-tb"/>
    </style:style>
    <style:style style:name="gr27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335cm" fo:min-width="0.048cm" fo:padding-top="0.101cm" fo:padding-bottom="0.101cm" fo:padding-left="0.226cm" fo:padding-right="0.226cm" fo:wrap-option="wrap" draw:shadow="hidden" draw:shadow-offset-x="0.2cm" draw:shadow-offset-y="0.2cm" draw:shadow-color="#808080" loext:decorative="false"/>
    </style:style>
    <style:style style:name="gr274" style:family="graphic" style:parent-style-name="Note_20_-_20_Callout_20_Box">
      <style:graphic-properties fo:min-height="1.561cm" loext:decorative="false"/>
      <style:paragraph-properties style:writing-mode="lr-tb"/>
    </style:style>
    <style:style style:name="gr275"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955cm" fo:min-width="5.353cm" fo:padding-top="0cm" fo:padding-bottom="0cm" fo:padding-left="0cm" fo:padding-right="0cm" fo:wrap-option="wrap" draw:shadow="hidden" draw:shadow-offset-x="0.2cm" draw:shadow-offset-y="0.2cm" draw:shadow-color="#808080" loext:decorative="false"/>
      <style:paragraph-properties style:writing-mode="lr-tb"/>
    </style:style>
    <style:style style:name="gr277" style:family="graphic" style:parent-style-name="Note_20_-_20_Callout_20_Box">
      <style:graphic-properties draw:textarea-horizontal-align="justify" draw:textarea-vertical-align="middle" draw:auto-grow-height="false" fo:min-height="1.165cm" fo:min-width="5.328cm" fo:wrap-option="wrap" style:writing-mode="lr-tb" loext:decorative="false"/>
      <style:paragraph-properties style:writing-mode="lr-tb"/>
    </style:style>
    <style:style style:name="gr278"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955cm" fo:min-width="5.353cm" fo:padding-top="0cm" fo:padding-bottom="0cm" fo:padding-left="0cm" fo:padding-right="0cm" fo:wrap-option="wrap" draw:shadow="hidden" draw:shadow-offset-x="0.2cm" draw:shadow-offset-y="0.2cm" draw:shadow-color="#808080" loext:decorative="false"/>
      <style:paragraph-properties style:writing-mode="lr-tb"/>
    </style:style>
    <style:style style:name="gr280"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5.302cm" fo:padding-top="0cm" fo:padding-bottom="0cm" fo:padding-left="0cm" fo:padding-right="0cm" fo:wrap-option="wrap" draw:shadow="hidden" draw:shadow-offset-x="0.2cm" draw:shadow-offset-y="0.2cm" draw:shadow-color="#808080" loext:decorative="false"/>
      <style:paragraph-properties style:writing-mode="lr-tb"/>
    </style:style>
    <style:style style:name="gr282"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8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84" style:family="graphic" style:parent-style-name="Note_20_-_20_Callout_20_Box">
      <style:graphic-properties draw:textarea-horizontal-align="justify" draw:textarea-vertical-align="middle" draw:auto-grow-height="false" fo:min-height="1.479cm" fo:min-width="5.328cm" fo:wrap-option="wrap" style:writing-mode="lr-tb" loext:decorative="false"/>
      <style:paragraph-properties style:writing-mode="lr-tb"/>
    </style:style>
    <style:style style:name="gr285"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86"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middle" fo:min-height="0.475cm" fo:padding-top="0cm" fo:padding-bottom="0cm" fo:padding-left="0.051cm" fo:padding-right="0.051cm" fo:wrap-option="wrap" draw:shadow="hidden" draw:shadow-offset-x="0.2cm" draw:shadow-offset-y="0.2cm" draw:shadow-color="#808080" loext:decorative="false"/>
      <style:paragraph-properties style:writing-mode="lr-tb"/>
    </style:style>
    <style:style style:name="gr28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701cm" fo:min-width="0.048cm" fo:padding-top="0.101cm" fo:padding-bottom="0.101cm" fo:padding-left="0.226cm" fo:padding-right="0.226cm" fo:wrap-option="wrap" draw:shadow="hidden" draw:shadow-offset-x="0.2cm" draw:shadow-offset-y="0.2cm" draw:shadow-color="#808080" loext:decorative="false"/>
    </style:style>
    <style:style style:name="gr288"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5.302cm" fo:padding-top="0cm" fo:padding-bottom="0cm" fo:padding-left="0cm" fo:padding-right="0cm" fo:wrap-option="wrap" draw:shadow="hidden" draw:shadow-offset-x="0.2cm" draw:shadow-offset-y="0.2cm" draw:shadow-color="#808080" loext:decorative="false"/>
      <style:paragraph-properties style:writing-mode="lr-tb"/>
    </style:style>
    <style:style style:name="gr29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478cm" fo:min-width="6.018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9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292"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true" draw:auto-grow-width="true" fo:min-height="0.319cm" fo:min-width="5.205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293"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middle" draw:auto-grow-height="true" fo:min-height="0.475cm" fo:padding-top="0cm" fo:padding-bottom="0cm" fo:padding-left="0cm" fo:padding-right="0cm" fo:wrap-option="wrap" draw:shadow="hidden" draw:shadow-offset-x="0.2cm" draw:shadow-offset-y="0.2cm" draw:shadow-color="#808080" loext:decorative="false"/>
      <style:paragraph-properties style:writing-mode="lr-tb"/>
    </style:style>
    <style:style style:name="gr29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19cm" fo:min-width="0.916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295" style:family="graphic" style:parent-style-name="standard" style:list-style-name="L2">
      <style:graphic-properties draw:stroke="dash" draw:stroke-dash="Long_20_Dash" svg:stroke-width="0.018cm" svg:stroke-color="#000000" draw:marker-start="" draw:marker-start-width="0.22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96" style:family="graphic" style:parent-style-name="objectwithoutfill">
      <style:graphic-properties draw:marker-end="" draw:fill="none" loext:decorative="false"/>
    </style:style>
    <style:style style:name="gr297"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5.302cm" fo:padding-top="0cm" fo:padding-bottom="0cm" fo:padding-left="0cm" fo:padding-right="0cm" fo:wrap-option="wrap" draw:shadow="hidden" draw:shadow-offset-x="0.2cm" draw:shadow-offset-y="0.2cm" draw:shadow-color="#808080" loext:decorative="false"/>
      <style:paragraph-properties style:writing-mode="lr-tb"/>
    </style:style>
    <style:style style:name="gr299" style:family="graphic" style:parent-style-name="Note_20_-_20_Callout_20_Box">
      <style:graphic-properties draw:textarea-horizontal-align="justify" draw:textarea-vertical-align="middle" draw:auto-grow-height="false" fo:min-height="1.51cm" fo:min-width="5.649cm" fo:wrap-option="wrap" style:writing-mode="lr-tb" loext:decorative="false"/>
      <style:paragraph-properties style:writing-mode="lr-tb"/>
    </style:style>
    <style:style style:name="gr300"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loext:fill-use-slide-background="false" draw:textarea-horizontal-align="left" draw:textarea-vertical-align="middle" draw:auto-grow-height="true" fo:min-height="0.319cm" fo:padding-top="0cm" fo:padding-bottom="0cm" fo:padding-left="0cm" fo:padding-right="0cm" fo:wrap-option="wrap" draw:shadow="hidden" draw:shadow-offset-x="0.2cm" draw:shadow-offset-y="0.2cm" draw:shadow-color="#808080" loext:decorative="false"/>
      <style:paragraph-properties style:writing-mode="lr-tb"/>
    </style:style>
    <style:style style:name="gr30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19cm" fo:min-width="0.916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302" style:family="graphic" style:parent-style-name="standard" style:list-style-name="L2">
      <style:graphic-properties draw:stroke="dash" draw:stroke-dash="Long_20_Dash" svg:stroke-width="0.018cm" svg:stroke-color="#000000" draw:marker-start="" draw:marker-start-width="0.22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0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0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05"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0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07"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0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0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6.189cm" fo:min-width="0.048cm" fo:padding-top="0.101cm" fo:padding-bottom="0.101cm" fo:padding-left="0.226cm" fo:padding-right="0.226cm" fo:wrap-option="wrap" draw:shadow="hidden" draw:shadow-offset-x="0.2cm" draw:shadow-offset-y="0.2cm" draw:shadow-color="#808080" loext:decorative="false"/>
    </style:style>
    <style:style style:name="gr310"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11"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fo:min-height="0.637cm" fo:padding-top="0cm" fo:padding-bottom="0cm" fo:padding-left="0cm" fo:padding-right="0cm" fo:wrap-option="wrap" draw:shadow="hidden" draw:shadow-offset-x="0.2cm" draw:shadow-offset-y="0.2cm" draw:shadow-color="#808080" loext:decorative="false"/>
      <style:paragraph-properties style:writing-mode="lr-tb"/>
    </style:style>
    <style:style style:name="gr31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9.154cm" fo:min-width="17.06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1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1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true" draw:auto-grow-width="true" fo:min-height="0.319cm" fo:min-width="5.548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315"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16"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middle" fo:min-height="0.475cm" fo:padding-top="0cm" fo:padding-bottom="0cm" fo:padding-left="0.051cm" fo:padding-right="0.051cm" fo:wrap-option="wrap" draw:shadow="hidden" draw:shadow-offset-x="0.2cm" draw:shadow-offset-y="0.2cm" draw:shadow-color="#808080" loext:decorative="false"/>
      <style:paragraph-properties style:writing-mode="lr-tb"/>
    </style:style>
    <style:style style:name="gr31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7.6cm" fo:min-width="16.43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1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1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439cm" fo:min-width="6.813cm" fo:padding-top="0cm" fo:padding-bottom="0cm" fo:padding-left="0cm" fo:padding-right="0cm" fo:wrap-option="wrap" draw:shadow="hidden" draw:shadow-offset-x="0.2cm" draw:shadow-offset-y="0.2cm" draw:shadow-color="#808080" loext:decorative="false"/>
      <style:paragraph-properties style:writing-mode="lr-tb"/>
    </style:style>
    <style:style style:name="gr320" style:family="graphic" style:parent-style-name="Note_20_-_20_Callout_20_Box">
      <style:graphic-properties fo:min-height="2.161cm" loext:decorative="false"/>
      <style:paragraph-properties style:writing-mode="lr-tb"/>
    </style:style>
    <style:style style:name="gr321"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2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23"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middle" fo:min-height="0.475cm" fo:padding-top="0cm" fo:padding-bottom="0cm" fo:padding-left="0.051cm" fo:padding-right="0.051cm" fo:wrap-option="wrap" draw:shadow="hidden" draw:shadow-offset-x="0.2cm" draw:shadow-offset-y="0.2cm" draw:shadow-color="#808080" loext:decorative="false"/>
      <style:paragraph-properties style:writing-mode="lr-tb"/>
    </style:style>
    <style:style style:name="gr324" style:family="graphic" style:parent-style-name="standard" style:list-style-name="L2">
      <style:graphic-properties draw:stroke="dash" draw:stroke-dash="Long_20_Dash" svg:stroke-width="0.018cm" svg:stroke-color="#000000" draw:marker-start="" draw:marker-start-width="0.22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2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19cm" fo:min-width="1.88cm" fo:padding-top="0cm" fo:padding-bottom="0cm" fo:padding-left="0.051cm" fo:padding-right="0.051cm" fo:wrap-option="wrap" draw:shadow="hidden" draw:shadow-offset-x="0.2cm" draw:shadow-offset-y="0.2cm" draw:shadow-color="#808080" loext:decorative="false"/>
      <style:paragraph-properties style:writing-mode="lr-tb"/>
    </style:style>
    <style:style style:name="gr326"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2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549cm" fo:min-width="0.048cm" fo:padding-top="0.101cm" fo:padding-bottom="0.101cm" fo:padding-left="0.226cm" fo:padding-right="0.226cm" fo:wrap-option="wrap" draw:shadow="hidden" draw:shadow-offset-x="0.2cm" draw:shadow-offset-y="0.2cm" draw:shadow-color="#808080" loext:decorative="false"/>
    </style:style>
    <style:style style:name="gr32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335cm" fo:min-width="0.048cm" fo:padding-top="0.101cm" fo:padding-bottom="0.101cm" fo:padding-left="0.226cm" fo:padding-right="0.226cm" fo:wrap-option="wrap" draw:shadow="hidden" draw:shadow-offset-x="0.2cm" draw:shadow-offset-y="0.2cm" draw:shadow-color="#808080" loext:decorative="false"/>
    </style:style>
    <style:style style:name="gr329"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6.238cm" fo:padding-top="0cm" fo:padding-bottom="0cm" fo:padding-left="0cm" fo:padding-right="0cm" fo:wrap-option="wrap" draw:shadow="hidden" draw:shadow-offset-x="0.2cm" draw:shadow-offset-y="0.2cm" draw:shadow-color="#808080" loext:decorative="false"/>
      <style:paragraph-properties style:writing-mode="lr-tb"/>
    </style:style>
    <style:style style:name="gr33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6.081cm" fo:padding-top="0cm" fo:padding-bottom="0cm" fo:padding-left="0cm" fo:padding-right="0cm" fo:wrap-option="wrap" draw:shadow="hidden" draw:shadow-offset-x="0.2cm" draw:shadow-offset-y="0.2cm" draw:shadow-color="#808080" loext:decorative="false"/>
      <style:paragraph-properties style:writing-mode="lr-tb"/>
    </style:style>
    <style:style style:name="gr333"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loext:fill-use-slide-background="false" draw:textarea-horizontal-align="left" draw:textarea-vertical-align="middle" draw:auto-grow-height="true" fo:min-height="0.319cm" fo:padding-top="0cm" fo:padding-bottom="0cm" fo:padding-left="0cm" fo:padding-right="0cm" fo:wrap-option="wrap" draw:shadow="hidden" draw:shadow-offset-x="0.2cm" draw:shadow-offset-y="0.2cm" draw:shadow-color="#808080" loext:decorative="false"/>
      <style:paragraph-properties style:writing-mode="lr-tb"/>
    </style:style>
    <style:style style:name="gr33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19cm" fo:min-width="0.916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335" style:family="graphic" style:parent-style-name="standard" style:list-style-name="L2">
      <style:graphic-properties draw:stroke="dash" draw:stroke-dash="Long_20_Dash" svg:stroke-width="0.018cm" svg:stroke-color="#000000" draw:marker-start="" draw:marker-start-width="0.22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36"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7.52cm" fo:padding-top="0cm" fo:padding-bottom="0cm" fo:padding-left="0cm" fo:padding-right="0cm" fo:wrap-option="wrap" draw:shadow="hidden" draw:shadow-offset-x="0.2cm" draw:shadow-offset-y="0.2cm" draw:shadow-color="#808080" loext:decorative="false"/>
      <style:paragraph-properties style:writing-mode="lr-tb"/>
    </style:style>
    <style:style style:name="gr33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eeeeee" draw:textarea-horizontal-align="justify" draw:textarea-vertical-align="middle" draw:auto-grow-height="false" fo:min-height="6.158cm" fo:min-width="0.048cm" fo:padding-top="0.101cm" fo:padding-bottom="0.101cm" fo:padding-left="0.226cm" fo:padding-right="0.226cm" fo:wrap-option="wrap" draw:shadow="hidden" draw:shadow-offset-x="0.2cm" draw:shadow-offset-y="0.2cm" draw:shadow-color="#808080" loext:decorative="false"/>
    </style:style>
    <style:style style:name="gr33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4.737cm" fo:min-width="12.802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4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4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19cm" fo:min-width="4.293cm" fo:padding-top="0cm" fo:padding-bottom="0cm" fo:padding-left="0cm" fo:padding-right="0cm" fo:wrap-option="wrap" draw:shadow="hidden" draw:shadow-offset-x="0.2cm" draw:shadow-offset-y="0.2cm" draw:shadow-color="#808080" loext:decorative="false"/>
      <style:paragraph-properties style:writing-mode="lr-tb"/>
    </style:style>
    <style:style style:name="gr34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3.031cm" fo:min-width="12.344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4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4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48cm" fo:min-width="7.495cm" fo:padding-top="0cm" fo:padding-bottom="0cm" fo:padding-left="0cm" fo:padding-right="0cm" fo:wrap-option="wrap" draw:shadow="hidden" draw:shadow-offset-x="0.2cm" draw:shadow-offset-y="0.2cm" draw:shadow-color="#808080" loext:decorative="false"/>
      <style:paragraph-properties style:writing-mode="lr-tb"/>
    </style:style>
    <style:style style:name="gr345"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6.238cm" fo:padding-top="0cm" fo:padding-bottom="0cm" fo:padding-left="0cm" fo:padding-right="0cm" fo:wrap-option="wrap" draw:shadow="hidden" draw:shadow-offset-x="0.2cm" draw:shadow-offset-y="0.2cm" draw:shadow-color="#808080" loext:decorative="false"/>
      <style:paragraph-properties style:writing-mode="lr-tb"/>
    </style:style>
    <style:style style:name="gr347" style:family="graphic" style:parent-style-name="Note_20_-_20_Callout_20_Box">
      <style:graphic-properties fo:min-height="0.893cm" loext:decorative="false"/>
      <style:paragraph-properties style:writing-mode="lr-tb"/>
    </style:style>
    <style:style style:name="gr348" style:family="graphic" style:parent-style-name="standard" style:list-style-name="L2">
      <style:graphic-properties draw:stroke="dash" draw:stroke-dash="Dash" svg:stroke-width="0.018cm" svg:stroke-color="#000000" draw:marker-start="" draw:marker-start-width="0.307cm" draw:marker-start-center="false" draw:marker-end="Arrow" draw:marker-end-width="0.127cm" draw:marker-end-center="false" svg:stroke-linecap="butt"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49"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435cm" fo:padding-top="0cm" fo:padding-bottom="0cm" fo:padding-left="0cm" fo:padding-right="0cm" fo:wrap-option="wrap" draw:shadow="hidden" draw:shadow-offset-x="0.2cm" draw:shadow-offset-y="0.2cm" draw:shadow-color="#808080" loext:decorative="false"/>
      <style:paragraph-properties style:writing-mode="lr-tb"/>
    </style:style>
    <style:style style:name="gr35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9cm" fo:min-width="0.048cm" fo:padding-top="0.101cm" fo:padding-bottom="0.101cm" fo:padding-left="0.226cm" fo:padding-right="0.226cm" fo:wrap-option="wrap" draw:shadow="hidden" draw:shadow-offset-x="0.2cm" draw:shadow-offset-y="0.2cm" draw:shadow-color="#808080" loext:decorative="false"/>
    </style:style>
    <style:style style:name="gr352" style:family="graphic" style:parent-style-name="standard" style:list-style-name="L2">
      <style:graphic-properties draw:stroke="dash" draw:stroke-dash="Dash" svg:stroke-width="0.018cm" svg:stroke-color="#000000" draw:marker-start="" draw:marker-start-width="0.307cm" draw:marker-start-center="false" draw:marker-end="Arrow" draw:marker-end-width="0.127cm" draw:marker-end-center="false" svg:stroke-linecap="butt"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right" draw:textarea-vertical-align="top" draw:auto-grow-height="true" draw:auto-grow-width="true" fo:min-height="0.319cm" fo:min-width="1.623cm" fo:padding-top="0cm" fo:padding-bottom="0cm" fo:padding-left="0cm" fo:padding-right="0cm" fo:wrap-option="wrap" draw:shadow="hidden" draw:shadow-offset-x="0.2cm" draw:shadow-offset-y="0.2cm" draw:shadow-color="#808080" loext:decorative="false"/>
      <style:paragraph-properties style:writing-mode="lr-tb"/>
    </style:style>
    <style:style style:name="gr354"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314cm" fo:padding-top="0cm" fo:padding-bottom="0cm" fo:padding-left="0cm" fo:padding-right="0cm" fo:wrap-option="wrap" draw:shadow="hidden" draw:shadow-offset-x="0.2cm" draw:shadow-offset-y="0.2cm" draw:shadow-color="#808080" loext:decorative="false"/>
      <style:paragraph-properties style:writing-mode="lr-tb"/>
    </style:style>
    <style:style style:name="gr35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9cm" fo:min-width="0.048cm" fo:padding-top="0.101cm" fo:padding-bottom="0.101cm" fo:padding-left="0.226cm" fo:padding-right="0.226cm" fo:wrap-option="wrap" draw:shadow="hidden" draw:shadow-offset-x="0.2cm" draw:shadow-offset-y="0.2cm" draw:shadow-color="#808080" loext:decorative="false"/>
    </style:style>
    <style:style style:name="gr357" style:family="graphic" style:parent-style-name="standard" style:list-style-name="L2">
      <style:graphic-properties draw:stroke="dash" draw:stroke-dash="Dash" svg:stroke-width="0.018cm" svg:stroke-color="#000000" draw:marker-start="" draw:marker-start-width="0.307cm" draw:marker-start-center="false" draw:marker-end="Arrow" draw:marker-end-width="0.127cm" draw:marker-end-center="false" svg:stroke-linecap="butt"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right" draw:textarea-vertical-align="top" draw:auto-grow-height="true" draw:auto-grow-width="true" fo:min-height="0.319cm" fo:min-width="1.623cm" fo:padding-top="0cm" fo:padding-bottom="0cm" fo:padding-left="0cm" fo:padding-right="0cm" fo:wrap-option="wrap" draw:shadow="hidden" draw:shadow-offset-x="0.2cm" draw:shadow-offset-y="0.2cm" draw:shadow-color="#808080" loext:decorative="false"/>
      <style:paragraph-properties style:writing-mode="lr-tb"/>
    </style:style>
    <style:style style:name="gr359" style:family="graphic" style:parent-style-name="standard">
      <style:graphic-properties draw:stroke="none" svg:stroke-color="#000000" draw:fill="none" draw:fill-color="#ffffff" draw:auto-grow-height="true" draw:auto-grow-width="false" fo:min-height="0.363cm" loext:decorative="false"/>
      <style:paragraph-properties style:writing-mode="lr-tb"/>
    </style:style>
    <style:style style:name="gr36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14.493cm" fo:min-width="17.729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6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62"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loext:fill-use-slide-background="false" draw:textarea-horizontal-align="left" draw:textarea-vertical-align="middle" draw:auto-grow-height="true" fo:min-height="0.319cm" fo:padding-top="0cm" fo:padding-bottom="0cm" fo:padding-left="0cm" fo:padding-right="0cm" fo:wrap-option="wrap" draw:shadow="hidden" draw:shadow-offset-x="0.2cm" draw:shadow-offset-y="0.2cm" draw:shadow-color="#808080" loext:decorative="false"/>
      <style:paragraph-properties style:writing-mode="lr-tb"/>
    </style:style>
    <style:style style:name="gr36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6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65"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6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6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5.11cm" fo:min-width="0.048cm" fo:padding-top="0.101cm" fo:padding-bottom="0.101cm" fo:padding-left="0.226cm" fo:padding-right="0.226cm" fo:wrap-option="wrap" draw:shadow="hidden" draw:shadow-offset-x="0.2cm" draw:shadow-offset-y="0.2cm" draw:shadow-color="#808080" loext:decorative="false"/>
    </style:style>
    <style:style style:name="gr368"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69"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37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true" draw:auto-grow-width="true" fo:min-height="0.319cm" fo:min-width="5.548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37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1.732cm" fo:min-width="8.604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7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7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439cm" fo:min-width="6.813cm" fo:padding-top="0cm" fo:padding-bottom="0cm" fo:padding-left="0cm" fo:padding-right="0cm" fo:wrap-option="wrap" draw:shadow="hidden" draw:shadow-offset-x="0.2cm" draw:shadow-offset-y="0.2cm" draw:shadow-color="#808080" loext:decorative="false"/>
      <style:paragraph-properties style:writing-mode="lr-tb"/>
    </style:style>
    <style:style style:name="gr374" style:family="graphic" style:parent-style-name="standard">
      <style:graphic-properties draw:stroke="none" svg:stroke-color="#000000" draw:fill="none" draw:fill-color="#ffffff" draw:auto-grow-height="true" draw:auto-grow-width="false" fo:min-height="0.713cm" loext:decorative="false"/>
      <style:paragraph-properties style:writing-mode="lr-tb"/>
    </style:style>
    <style:style style:name="gr37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3.478cm" fo:min-width="9.237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7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77"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loext:fill-use-slide-background="false" draw:textarea-horizontal-align="left" draw:textarea-vertical-align="middle" draw:auto-grow-height="true" fo:min-height="0.319cm" fo:padding-top="0cm" fo:padding-bottom="0cm" fo:padding-left="0cm" fo:padding-right="0cm" fo:wrap-option="wrap" draw:shadow="hidden" draw:shadow-offset-x="0.2cm" draw:shadow-offset-y="0.2cm" draw:shadow-color="#808080" loext:decorative="false"/>
      <style:paragraph-properties style:writing-mode="lr-tb"/>
    </style:style>
    <style:style style:name="gr37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19cm" fo:min-width="0.916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379" style:family="graphic" style:parent-style-name="standard" style:list-style-name="L2">
      <style:graphic-properties draw:stroke="dash" draw:stroke-dash="Long_20_Dash" svg:stroke-width="0.018cm" svg:stroke-color="#000000" draw:marker-start="" draw:marker-start-width="0.22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80"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6.238cm" fo:padding-top="0cm" fo:padding-bottom="0cm" fo:padding-left="0cm" fo:padding-right="0cm" fo:wrap-option="wrap" draw:shadow="hidden" draw:shadow-offset-x="0.2cm" draw:shadow-offset-y="0.2cm" draw:shadow-color="#808080" loext:decorative="false"/>
      <style:paragraph-properties style:writing-mode="lr-tb"/>
    </style:style>
    <style:style style:name="gr382"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6.238cm" fo:padding-top="0cm" fo:padding-bottom="0cm" fo:padding-left="0cm" fo:padding-right="0cm" fo:wrap-option="wrap" draw:shadow="hidden" draw:shadow-offset-x="0.2cm" draw:shadow-offset-y="0.2cm" draw:shadow-color="#808080" loext:decorative="false"/>
      <style:paragraph-properties style:writing-mode="lr-tb"/>
    </style:style>
    <style:style style:name="gr38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8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86"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8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8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7.929cm" fo:min-width="0.048cm" fo:padding-top="0.101cm" fo:padding-bottom="0.101cm" fo:padding-left="0.226cm" fo:padding-right="0.226cm" fo:wrap-option="wrap" draw:shadow="hidden" draw:shadow-offset-x="0.2cm" draw:shadow-offset-y="0.2cm" draw:shadow-color="#808080" loext:decorative="false"/>
    </style:style>
    <style:style style:name="gr389"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90"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39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true" draw:auto-grow-width="true" fo:min-height="0.319cm" fo:min-width="5.548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39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4.051cm" fo:min-width="13.691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9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9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439cm" fo:min-width="6.813cm" fo:padding-top="0cm" fo:padding-bottom="0cm" fo:padding-left="0cm" fo:padding-right="0cm" fo:wrap-option="wrap" draw:shadow="hidden" draw:shadow-offset-x="0.2cm" draw:shadow-offset-y="0.2cm" draw:shadow-color="#808080" loext:decorative="false"/>
      <style:paragraph-properties style:writing-mode="lr-tb"/>
    </style:style>
    <style:style style:name="gr395" style:family="graphic" style:parent-style-name="standard">
      <style:graphic-properties draw:stroke="none" svg:stroke-color="#000000" draw:fill="none" draw:fill-color="#ffffff" draw:auto-grow-height="true" draw:auto-grow-width="false" fo:min-height="1.781cm" loext:decorative="false"/>
      <style:paragraph-properties style:writing-mode="lr-tb"/>
    </style:style>
    <style:style style:name="gr39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5.881cm" fo:min-width="14.77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9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98"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loext:fill-use-slide-background="false" draw:textarea-horizontal-align="left" draw:textarea-vertical-align="middle" draw:auto-grow-height="true" fo:min-height="0.319cm" fo:padding-top="0cm" fo:padding-bottom="0cm" fo:padding-left="0cm" fo:padding-right="0cm" fo:wrap-option="wrap" draw:shadow="hidden" draw:shadow-offset-x="0.2cm" draw:shadow-offset-y="0.2cm" draw:shadow-color="#808080" loext:decorative="false"/>
      <style:paragraph-properties style:writing-mode="lr-tb"/>
    </style:style>
    <style:style style:name="gr39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19cm" fo:min-width="0.916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400" style:family="graphic" style:parent-style-name="standard" style:list-style-name="L2">
      <style:graphic-properties draw:stroke="dash" draw:stroke-dash="Long_20_Dash" svg:stroke-width="0.018cm" svg:stroke-color="#000000" draw:marker-start="" draw:marker-start-width="0.22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0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6.382cm" fo:padding-top="0cm" fo:padding-bottom="0cm" fo:padding-left="0cm" fo:padding-right="0cm" fo:wrap-option="wrap" draw:shadow="hidden" draw:shadow-offset-x="0.2cm" draw:shadow-offset-y="0.2cm" draw:shadow-color="#808080" loext:decorative="false"/>
      <style:paragraph-properties style:writing-mode="lr-tb"/>
    </style:style>
    <style:style style:name="gr403"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6.712cm" fo:padding-top="0cm" fo:padding-bottom="0cm" fo:padding-left="0cm" fo:padding-right="0cm" fo:wrap-option="wrap" draw:shadow="hidden" draw:shadow-offset-x="0.2cm" draw:shadow-offset-y="0.2cm" draw:shadow-color="#808080" loext:decorative="false"/>
      <style:paragraph-properties style:writing-mode="lr-tb"/>
    </style:style>
    <style:style style:name="gr405"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0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407"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fo:min-height="0.637cm" fo:padding-top="0cm" fo:padding-bottom="0cm" fo:padding-left="0cm" fo:padding-right="0cm" fo:wrap-option="wrap" draw:shadow="hidden" draw:shadow-offset-x="0.2cm" draw:shadow-offset-y="0.2cm" draw:shadow-color="#808080" loext:decorative="false"/>
      <style:paragraph-properties style:writing-mode="lr-tb"/>
    </style:style>
    <style:style style:name="gr408"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0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7cm" fo:min-width="0.048cm" fo:padding-top="0.101cm" fo:padding-bottom="0.101cm" fo:padding-left="0.226cm" fo:padding-right="0.226cm" fo:wrap-option="wrap" draw:shadow="hidden" draw:shadow-offset-x="0.2cm" draw:shadow-offset-y="0.2cm" draw:shadow-color="#808080" loext:decorative="false"/>
    </style:style>
    <style:style style:name="gr410" style:family="graphic" style:parent-style-name="Note_20_-_20_Callout_20_Box">
      <style:graphic-properties draw:textarea-horizontal-align="justify" draw:textarea-vertical-align="middle" draw:auto-grow-height="false" fo:min-height="1.009cm" fo:min-width="6.254cm" fo:wrap-option="wrap" style:writing-mode="lr-tb" loext:decorative="false"/>
      <style:paragraph-properties style:writing-mode="lr-tb"/>
    </style:style>
    <style:style style:name="gr41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6.238cm" fo:padding-top="0cm" fo:padding-bottom="0cm" fo:padding-left="0cm" fo:padding-right="0cm" fo:wrap-option="wrap" draw:shadow="hidden" draw:shadow-offset-x="0.2cm" draw:shadow-offset-y="0.2cm" draw:shadow-color="#808080" loext:decorative="false"/>
      <style:paragraph-properties style:writing-mode="lr-tb"/>
    </style:style>
    <style:style style:name="gr413" style:family="graphic" style:parent-style-name="standard">
      <style:graphic-properties draw:stroke="none" svg:stroke-color="#000000" draw:fill="none" draw:fill-color="#ffffff" draw:textarea-horizontal-align="left" draw:auto-grow-height="true" draw:auto-grow-width="true" fo:min-height="0.712cm" fo:min-width="6.411cm" loext:decorative="false"/>
      <style:paragraph-properties style:writing-mode="lr-tb"/>
    </style:style>
    <style:style style:name="gr414" style:family="graphic" style:parent-style-name="standard">
      <style:graphic-properties draw:stroke="none" svg:stroke-color="#000000" draw:fill="none" draw:fill-color="#ffffff" draw:textarea-horizontal-align="left" draw:auto-grow-height="true" draw:auto-grow-width="true" fo:min-height="0.395cm" fo:min-width="13.925cm" loext:decorative="false"/>
      <style:paragraph-properties style:writing-mode="lr-tb"/>
    </style:style>
    <style:style style:name="gr415" style:family="graphic" style:parent-style-name="standard">
      <style:graphic-properties draw:stroke="none" svg:stroke-color="#000000" draw:fill="none" draw:fill-color="#ffffff" draw:textarea-horizontal-align="left" draw:auto-grow-height="true" draw:auto-grow-width="true" fo:min-height="0.95cm" fo:min-width="13.118cm" loext:decorative="false"/>
      <style:paragraph-properties style:writing-mode="lr-tb"/>
    </style:style>
    <style:style style:name="gr416" style:family="graphic" style:parent-style-name="functionName">
      <style:graphic-properties svg:stroke-width="0.035cm" draw:marker-start-width="0.252cm" draw:marker-end-width="0.252cm" fo:min-height="1.581cm" fo:min-width="10.112cm" fo:padding-top="0.017cm" fo:padding-bottom="0.017cm" fo:padding-left="0.017cm" fo:padding-right="0.017cm" style:writing-mode="lr-tb" loext:decorative="false"/>
      <style:paragraph-properties style:writing-mode="lr-tb"/>
    </style:style>
    <style:style style:name="gr417" style:family="graphic" style:parent-style-name="Action_20_Box">
      <style:graphic-properties draw:fill-color="#eeeeee" fo:min-height="0cm" fo:min-width="0cm" style:writing-mode="lr-tb" loext:decorative="false"/>
      <style:paragraph-properties style:writing-mode="lr-tb"/>
    </style:style>
    <style:style style:name="gr418" style:family="graphic" style:parent-style-name="objectwithoutfill">
      <style:graphic-properties draw:stroke="dash" draw:stroke-dash="Double_20_Dash" draw:marker-end="Arrow" draw:marker-end-width="0.153cm" svg:stroke-linecap="butt" draw:fill="none" draw:textarea-vertical-align="middle" loext:decorative="false"/>
    </style:style>
    <style:style style:name="gr419" style:family="graphic" style:parent-style-name="standard" style:list-style-name="L1">
      <style:graphic-properties svg:stroke-width="0.035cm" svg:stroke-color="#000000" draw:marker-start-width="0.255cm" draw:marker-end-width="0.255cm" draw:fill="solid" draw:fill-color="#ffffff" loext:fill-use-slide-background="false" draw:textarea-horizontal-align="justify" draw:textarea-vertical-align="middle" draw:auto-grow-height="false" fo:min-height="0.642cm" fo:min-width="2.634cm" fo:padding-top="0.117cm" fo:padding-bottom="0.117cm" fo:padding-left="0.242cm" fo:padding-right="0.242cm" style:writing-mode="lr-tb" loext:decorative="false"/>
      <style:paragraph-properties style:writing-mode="lr-tb"/>
    </style:style>
    <style:style style:name="gr420" style:family="graphic" style:parent-style-name="standard">
      <style:graphic-properties svg:stroke-color="#000000" draw:fill="solid" draw:fill-color="#ffffff" loext:fill-use-slide-background="false" draw:textarea-horizontal-align="justify" draw:textarea-vertical-align="middle" draw:auto-grow-height="false" fo:min-height="0.6cm" fo:min-width="2.612cm" style:writing-mode="lr-tb" loext:decorative="false"/>
      <style:paragraph-properties style:writing-mode="lr-tb"/>
    </style:style>
    <style:style style:name="gr421" style:family="graphic" style:parent-style-name="Note">
      <style:graphic-properties draw:textarea-horizontal-align="left" draw:auto-grow-height="true" fo:min-height="4.629cm" fo:min-width="0cm" loext:decorative="false"/>
      <style:paragraph-properties style:writing-mode="lr-tb"/>
    </style:style>
    <style:style style:name="gr422" style:family="graphic" style:parent-style-name="Arrow_20_Dashed">
      <style:graphic-properties loext:decorative="false"/>
    </style:style>
    <style:style style:name="gr42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2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425"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2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427"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2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42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9.487cm" fo:min-width="0.048cm" fo:padding-top="0.101cm" fo:padding-bottom="0.101cm" fo:padding-left="0.226cm" fo:padding-right="0.226cm" fo:wrap-option="wrap" draw:shadow="hidden" draw:shadow-offset-x="0.2cm" draw:shadow-offset-y="0.2cm" draw:shadow-color="#808080" loext:decorative="false"/>
    </style:style>
    <style:style style:name="gr430"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31"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fo:min-height="0.637cm" fo:padding-top="0cm" fo:padding-bottom="0.125cm" fo:padding-left="0cm" fo:padding-right="0cm" fo:wrap-option="wrap" draw:shadow="hidden" draw:shadow-offset-x="0.2cm" draw:shadow-offset-y="0.2cm" draw:shadow-color="#808080" loext:decorative="false"/>
      <style:paragraph-properties style:writing-mode="lr-tb"/>
    </style:style>
    <style:style style:name="gr43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223cm" fo:min-width="0.048cm" fo:padding-top="0.101cm" fo:padding-bottom="0.101cm" fo:padding-left="0.226cm" fo:padding-right="0.226cm" fo:wrap-option="wrap" draw:shadow="hidden" draw:shadow-offset-x="0.2cm" draw:shadow-offset-y="0.2cm" draw:shadow-color="#808080" loext:decorative="false"/>
    </style:style>
    <style:style style:name="gr43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17.29cm" fo:min-width="16.037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3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435" style:family="graphic" style:parent-style-name="standard">
      <style:graphic-properties draw:stroke="none" svg:stroke-color="#000000" draw:fill="solid" draw:fill-color="#ffffff" draw:auto-grow-height="true" draw:auto-grow-width="false" fo:min-height="0.405cm" fo:padding-top="0cm" fo:padding-bottom="0cm" fo:padding-left="0cm" fo:padding-right="0cm" loext:decorative="false"/>
      <style:paragraph-properties style:writing-mode="lr-tb"/>
    </style:style>
    <style:style style:name="gr43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8.845cm" fo:min-width="9.99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3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43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6.221cm" fo:padding-top="0cm" fo:padding-bottom="0cm" fo:padding-left="0cm" fo:padding-right="0cm" fo:wrap-option="wrap" draw:shadow="hidden" draw:shadow-offset-x="0.2cm" draw:shadow-offset-y="0.2cm" draw:shadow-color="#808080" loext:decorative="false"/>
      <style:paragraph-properties style:writing-mode="lr-tb"/>
    </style:style>
    <style:style style:name="gr43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7.778cm" fo:padding-top="0cm" fo:padding-bottom="0cm" fo:padding-left="0cm" fo:padding-right="0cm" fo:wrap-option="wrap" draw:shadow="hidden" draw:shadow-offset-x="0.2cm" draw:shadow-offset-y="0.2cm" draw:shadow-color="#808080" loext:decorative="false"/>
      <style:paragraph-properties style:writing-mode="lr-tb"/>
    </style:style>
    <style:style style:name="gr440" style:family="graphic" style:parent-style-name="objectwithoutfill">
      <style:graphic-properties draw:stroke="dash" draw:stroke-dash="Long_20_Dash" draw:marker-start="" draw:marker-end="" svg:stroke-linecap="butt" draw:fill="none" loext:decorative="false"/>
    </style:style>
    <style:style style:name="gr44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false" fo:min-height="0.637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443"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092cm" fo:padding-top="0cm" fo:padding-bottom="0cm" fo:padding-left="0cm" fo:padding-right="0cm" fo:wrap-option="wrap" draw:shadow="hidden" draw:shadow-offset-x="0.2cm" draw:shadow-offset-y="0.2cm" draw:shadow-color="#808080" loext:decorative="false"/>
      <style:paragraph-properties style:writing-mode="lr-tb"/>
    </style:style>
    <style:style style:name="gr44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9cm" fo:min-width="0.048cm" fo:padding-top="0.101cm" fo:padding-bottom="0.101cm" fo:padding-left="0.226cm" fo:padding-right="0.226cm" fo:wrap-option="wrap" draw:shadow="hidden" draw:shadow-offset-x="0.2cm" draw:shadow-offset-y="0.2cm" draw:shadow-color="#808080" loext:decorative="false"/>
    </style:style>
    <style:style style:name="gr446" style:family="graphic" style:parent-style-name="standard" style:list-style-name="L2">
      <style:graphic-properties draw:stroke="dash" draw:stroke-dash="Dash" svg:stroke-width="0.018cm" svg:stroke-color="#000000" draw:marker-start="" draw:marker-start-width="0.307cm" draw:marker-start-center="false" draw:marker-end="Arrow" draw:marker-end-width="0.127cm" draw:marker-end-center="false" svg:stroke-linecap="butt"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top" draw:auto-grow-height="true" draw:auto-grow-width="true" fo:min-height="0.319cm" fo:min-width="2.225cm" fo:padding-top="0cm" fo:padding-bottom="0cm" fo:padding-left="0cm" fo:padding-right="0cm" fo:wrap-option="wrap" draw:shadow="hidden" draw:shadow-offset-x="0.2cm" draw:shadow-offset-y="0.2cm" draw:shadow-color="#808080" loext:decorative="false"/>
      <style:paragraph-properties style:writing-mode="lr-tb"/>
    </style:style>
    <style:style style:name="gr4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right" draw:textarea-vertical-align="top" draw:auto-grow-height="true" draw:auto-grow-width="true" fo:min-height="0.319cm" fo:min-width="0.759cm" fo:padding-top="0cm" fo:padding-bottom="0cm" fo:padding-left="0cm" fo:padding-right="0cm" fo:wrap-option="wrap" draw:shadow="hidden" draw:shadow-offset-x="0.2cm" draw:shadow-offset-y="0.2cm" draw:shadow-color="#808080" loext:decorative="false"/>
      <style:paragraph-properties style:writing-mode="lr-tb"/>
    </style:style>
    <style:style style:name="gr44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3.672cm" fo:padding-top="0cm" fo:padding-bottom="0cm" fo:padding-left="0cm" fo:padding-right="0cm" fo:wrap-option="wrap" draw:shadow="hidden" draw:shadow-offset-x="0.2cm" draw:shadow-offset-y="0.2cm" draw:shadow-color="#808080" loext:decorative="false"/>
      <style:paragraph-properties style:writing-mode="lr-tb"/>
    </style:style>
    <style:style style:name="gr45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4.921cm" fo:padding-top="0cm" fo:padding-bottom="0cm" fo:padding-left="0cm" fo:padding-right="0cm" fo:wrap-option="wrap" draw:shadow="hidden" draw:shadow-offset-x="0.2cm" draw:shadow-offset-y="0.2cm" draw:shadow-color="#808080" loext:decorative="false"/>
      <style:paragraph-properties style:writing-mode="lr-tb"/>
    </style:style>
    <style:style style:name="gr45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973cm" fo:padding-top="0cm" fo:padding-bottom="0cm" fo:padding-left="0cm" fo:padding-right="0cm" fo:wrap-option="wrap" draw:shadow="hidden" draw:shadow-offset-x="0.2cm" draw:shadow-offset-y="0.2cm" draw:shadow-color="#808080" loext:decorative="false"/>
      <style:paragraph-properties style:writing-mode="lr-tb"/>
    </style:style>
    <style:style style:name="gr45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9cm" fo:min-width="0.048cm" fo:padding-top="0.101cm" fo:padding-bottom="0.101cm" fo:padding-left="0.226cm" fo:padding-right="0.226cm" fo:wrap-option="wrap" draw:shadow="hidden" draw:shadow-offset-x="0.2cm" draw:shadow-offset-y="0.2cm" draw:shadow-color="#808080" loext:decorative="false"/>
    </style:style>
    <style:style style:name="gr454" style:family="graphic" style:parent-style-name="standard" style:list-style-name="L2">
      <style:graphic-properties draw:stroke="dash" draw:stroke-dash="Dash" svg:stroke-width="0.018cm" svg:stroke-color="#000000" draw:marker-start="" draw:marker-start-width="0.307cm" draw:marker-start-center="false" draw:marker-end="Arrow" draw:marker-end-width="0.127cm" draw:marker-end-center="false" svg:stroke-linecap="butt"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top" draw:auto-grow-height="true" draw:auto-grow-width="true" fo:min-height="0.319cm" fo:min-width="2.225cm" fo:padding-top="0cm" fo:padding-bottom="0cm" fo:padding-left="0cm" fo:padding-right="0cm" fo:wrap-option="wrap" draw:shadow="hidden" draw:shadow-offset-x="0.2cm" draw:shadow-offset-y="0.2cm" draw:shadow-color="#808080" loext:decorative="false"/>
      <style:paragraph-properties style:writing-mode="lr-tb"/>
    </style:style>
    <style:style style:name="gr4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right" draw:textarea-vertical-align="top" draw:auto-grow-height="true" draw:auto-grow-width="true" fo:min-height="0.319cm" fo:min-width="0.759cm" fo:padding-top="0cm" fo:padding-bottom="0cm" fo:padding-left="0cm" fo:padding-right="0cm" fo:wrap-option="wrap" draw:shadow="hidden" draw:shadow-offset-x="0.2cm" draw:shadow-offset-y="0.2cm" draw:shadow-color="#808080" loext:decorative="false"/>
      <style:paragraph-properties style:writing-mode="lr-tb"/>
    </style:style>
    <style:style style:name="gr457"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fals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459" style:family="graphic" style:parent-style-name="standard">
      <style:graphic-properties draw:stroke="none" svg:stroke-color="#000000" draw:fill="none" draw:fill-color="#ffffff" draw:auto-grow-height="true" draw:auto-grow-width="false" fo:min-height="0.637cm" loext:decorative="false"/>
      <style:paragraph-properties style:writing-mode="lr-tb"/>
    </style:style>
    <style:style style:name="gr460"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61"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3.075cm" fo:padding-top="0cm" fo:padding-bottom="0cm" fo:padding-left="0cm" fo:padding-right="0cm" fo:wrap-option="wrap" draw:shadow="hidden" draw:shadow-offset-x="0.2cm" draw:shadow-offset-y="0.2cm" draw:shadow-color="#808080" loext:decorative="false"/>
      <style:paragraph-properties style:writing-mode="lr-tb"/>
    </style:style>
    <style:style style:name="gr462"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63"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3.359cm" fo:padding-top="0cm" fo:padding-bottom="0cm" fo:padding-left="0cm" fo:padding-right="0cm" fo:wrap-option="wrap" draw:shadow="hidden" draw:shadow-offset-x="0.2cm" draw:shadow-offset-y="0.2cm" draw:shadow-color="#808080" loext:decorative="false"/>
      <style:paragraph-properties style:writing-mode="lr-tb"/>
    </style:style>
    <style:style style:name="gr464" style:family="graphic" style:parent-style-name="standard" style:list-style-name="L2">
      <style:graphic-properties draw:stroke="dash" draw:stroke-dash="Dash" svg:stroke-width="0.018cm" svg:stroke-color="#000000" draw:marker-start="Arrow" draw:marker-start-width="0.127cm" draw:marker-start-center="false" draw:marker-end="" draw:marker-end-width="0.127cm" draw:marker-end-center="false" svg:stroke-linecap="butt"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65"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3.655cm" fo:padding-top="0cm" fo:padding-bottom="0cm" fo:padding-left="0cm" fo:padding-right="0cm" fo:wrap-option="wrap" draw:shadow="hidden" draw:shadow-offset-x="0.2cm" draw:shadow-offset-y="0.2cm" draw:shadow-color="#808080" loext:decorative="false"/>
      <style:paragraph-properties style:writing-mode="lr-tb"/>
    </style:style>
    <style:style style:name="gr466" style:family="graphic" style:parent-style-name="Note_20_-_20_Callout_20_Box">
      <style:graphic-properties draw:textarea-horizontal-align="justify" draw:textarea-vertical-align="middle" draw:auto-grow-height="false" fo:min-height="0.661cm" fo:min-width="5.538cm" fo:wrap-option="wrap" style:writing-mode="lr-tb" loext:decorative="false"/>
      <style:paragraph-properties style:writing-mode="lr-tb"/>
    </style:style>
    <style:style style:name="gr467"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fals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46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235cm" fo:min-width="0.048cm" fo:padding-top="0.101cm" fo:padding-bottom="0.101cm" fo:padding-left="0.226cm" fo:padding-right="0.226cm" fo:wrap-option="wrap" draw:shadow="hidden" draw:shadow-offset-x="0.2cm" draw:shadow-offset-y="0.2cm" draw:shadow-color="#808080" loext:decorative="false"/>
    </style:style>
    <style:style style:name="gr470"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312cm" fo:padding-top="0cm" fo:padding-bottom="0cm" fo:padding-left="0cm" fo:padding-right="0cm" fo:wrap-option="wrap" draw:shadow="hidden" draw:shadow-offset-x="0.2cm" draw:shadow-offset-y="0.2cm" draw:shadow-color="#808080" loext:decorative="false"/>
      <style:paragraph-properties style:writing-mode="lr-tb"/>
    </style:style>
    <style:style style:name="gr47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099cm" fo:min-width="0.048cm" fo:padding-top="0.101cm" fo:padding-bottom="0.101cm" fo:padding-left="0.226cm" fo:padding-right="0.226cm" fo:wrap-option="wrap" draw:shadow="hidden" draw:shadow-offset-x="0.2cm" draw:shadow-offset-y="0.2cm" draw:shadow-color="#808080" loext:decorative="false"/>
    </style:style>
    <style:style style:name="gr47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655cm" fo:min-width="0.048cm" fo:padding-top="0.101cm" fo:padding-bottom="0.101cm" fo:padding-left="0.226cm" fo:padding-right="0.226cm" fo:wrap-option="wrap" draw:shadow="hidden" draw:shadow-offset-x="0.2cm" draw:shadow-offset-y="0.2cm" draw:shadow-color="#808080" loext:decorative="false"/>
    </style:style>
    <style:style style:name="gr474"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75"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3.058cm" fo:padding-top="0cm" fo:padding-bottom="0cm" fo:padding-left="0cm" fo:padding-right="0cm" fo:wrap-option="wrap" draw:shadow="hidden" draw:shadow-offset-x="0.2cm" draw:shadow-offset-y="0.2cm" draw:shadow-color="#808080" loext:decorative="false"/>
      <style:paragraph-properties style:writing-mode="lr-tb"/>
    </style:style>
    <style:style style:name="gr47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645cm" fo:min-width="0.048cm" fo:padding-top="0.101cm" fo:padding-bottom="0.101cm" fo:padding-left="0.226cm" fo:padding-right="0.226cm" fo:wrap-option="wrap" draw:shadow="hidden" draw:shadow-offset-x="0.2cm" draw:shadow-offset-y="0.2cm" draw:shadow-color="#808080" loext:decorative="false"/>
    </style:style>
    <style:style style:name="gr477"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78"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2.381cm" fo:padding-top="0cm" fo:padding-bottom="0cm" fo:padding-left="0cm" fo:padding-right="0cm" fo:wrap-option="wrap" draw:shadow="hidden" draw:shadow-offset-x="0.2cm" draw:shadow-offset-y="0.2cm" draw:shadow-color="#808080" loext:decorative="false"/>
      <style:paragraph-properties style:writing-mode="lr-tb"/>
    </style:style>
    <style:style style:name="gr479"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80"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2.381cm" fo:padding-top="0cm" fo:padding-bottom="0cm" fo:padding-left="0cm" fo:padding-right="0cm" fo:wrap-option="wrap" draw:shadow="hidden" draw:shadow-offset-x="0.2cm" draw:shadow-offset-y="0.2cm" draw:shadow-color="#808080" loext:decorative="false"/>
      <style:paragraph-properties style:writing-mode="lr-tb"/>
    </style:style>
    <style:style style:name="gr48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fals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483" style:family="graphic" style:parent-style-name="Note_20_-_20_Callout_20_Box">
      <style:graphic-properties draw:textarea-horizontal-align="justify" draw:textarea-vertical-align="middle" draw:auto-grow-height="false" fo:min-height="1.118cm" fo:min-width="5.538cm" fo:wrap-option="wrap" style:writing-mode="lr-tb" loext:decorative="false"/>
      <style:paragraph-properties style:writing-mode="lr-tb"/>
    </style:style>
    <style:style style:name="gr484" style:family="graphic" style:parent-style-name="Note_20_-_20_Callout_20_Box">
      <style:graphic-properties draw:textarea-horizontal-align="justify" draw:textarea-vertical-align="middle" draw:auto-grow-height="false" fo:min-height="1.935cm" fo:min-width="5.521cm" fo:wrap-option="wrap" style:writing-mode="lr-tb" loext:decorative="false"/>
      <style:paragraph-properties style:writing-mode="lr-tb"/>
    </style:style>
    <style:style style:name="gr485" style:family="graphic" style:parent-style-name="Note_20_-_20_Callout_20_Box">
      <style:graphic-properties draw:textarea-horizontal-align="justify" draw:textarea-vertical-align="middle" draw:auto-grow-height="false" fo:min-height="1.144cm" fo:min-width="5.538cm" fo:wrap-option="wrap" style:writing-mode="lr-tb" loext:decorative="false"/>
      <style:paragraph-properties style:writing-mode="lr-tb"/>
    </style:style>
    <style:style style:name="gr486" style:family="graphic" style:parent-style-name="standard" style:list-style-name="L2">
      <style:graphic-properties draw:stroke="solid" draw:stroke-dash="Dashed_20__28_var_29__20_4" svg:stroke-width="0.018cm" svg:stroke-color="#000000" draw:marker-start="Arrow" draw:marker-start-width="0.127cm" draw:marker-start-center="false" draw:marker-end=""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87"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0.574cm" fo:padding-top="0cm" fo:padding-bottom="0cm" fo:padding-left="0cm" fo:padding-right="0cm" fo:wrap-option="wrap" draw:shadow="hidden" draw:shadow-offset-x="0.2cm" draw:shadow-offset-y="0.2cm" draw:shadow-color="#808080" loext:decorative="false"/>
      <style:paragraph-properties style:writing-mode="lr-tb"/>
    </style:style>
    <style:style style:name="gr488"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8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49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182cm" fo:min-width="0.048cm" fo:padding-top="0.101cm" fo:padding-bottom="0.101cm" fo:padding-left="0.226cm" fo:padding-right="0.226cm" fo:wrap-option="wrap" draw:shadow="hidden" draw:shadow-offset-x="0.2cm" draw:shadow-offset-y="0.2cm" draw:shadow-color="#808080" loext:decorative="false"/>
    </style:style>
    <style:style style:name="gr49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312cm" fo:padding-top="0cm" fo:padding-bottom="0cm" fo:padding-left="0cm" fo:padding-right="0cm" fo:wrap-option="wrap" draw:shadow="hidden" draw:shadow-offset-x="0.2cm" draw:shadow-offset-y="0.2cm" draw:shadow-color="#808080" loext:decorative="false"/>
      <style:paragraph-properties style:writing-mode="lr-tb"/>
    </style:style>
    <style:style style:name="gr49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099cm" fo:min-width="0.048cm" fo:padding-top="0.101cm" fo:padding-bottom="0.101cm" fo:padding-left="0.226cm" fo:padding-right="0.226cm" fo:wrap-option="wrap" draw:shadow="hidden" draw:shadow-offset-x="0.2cm" draw:shadow-offset-y="0.2cm" draw:shadow-color="#808080" loext:decorative="false"/>
    </style:style>
    <style:style style:name="gr494" style:family="graphic" style:parent-style-name="Note_20_-_20_Callout_20_Box">
      <style:graphic-properties draw:textarea-horizontal-align="justify" draw:textarea-vertical-align="middle" draw:auto-grow-height="false" fo:min-height="1.521cm" fo:min-width="5.538cm" fo:wrap-option="wrap" style:writing-mode="lr-tb" loext:decorative="false"/>
      <style:paragraph-properties style:writing-mode="lr-tb"/>
    </style:style>
    <style:style style:name="gr49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223cm" fo:min-width="0.048cm" fo:padding-top="0.101cm" fo:padding-bottom="0.101cm" fo:padding-left="0.226cm" fo:padding-right="0.226cm" fo:wrap-option="wrap" draw:shadow="hidden" draw:shadow-offset-x="0.2cm" draw:shadow-offset-y="0.2cm" draw:shadow-color="#808080" loext:decorative="false"/>
    </style:style>
    <style:style style:name="gr496"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97"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2.381cm" fo:padding-top="0cm" fo:padding-bottom="0cm" fo:padding-left="0cm" fo:padding-right="0cm" fo:wrap-option="wrap" draw:shadow="hidden" draw:shadow-offset-x="0.2cm" draw:shadow-offset-y="0.2cm" draw:shadow-color="#808080" loext:decorative="false"/>
      <style:paragraph-properties style:writing-mode="lr-tb"/>
    </style:style>
    <style:style style:name="gr49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9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500"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50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502"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50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50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6.86cm" fo:min-width="0.048cm" fo:padding-top="0.101cm" fo:padding-bottom="0.101cm" fo:padding-left="0.226cm" fo:padding-right="0.226cm" fo:wrap-option="wrap" draw:shadow="hidden" draw:shadow-offset-x="0.2cm" draw:shadow-offset-y="0.2cm" draw:shadow-color="#808080" loext:decorative="false"/>
    </style:style>
    <style:style style:name="gr505"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506"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fo:min-height="0.637cm" fo:padding-top="0cm" fo:padding-bottom="0.125cm" fo:padding-left="0cm" fo:padding-right="0cm" fo:wrap-option="wrap" draw:shadow="hidden" draw:shadow-offset-x="0.2cm" draw:shadow-offset-y="0.2cm" draw:shadow-color="#808080" loext:decorative="false"/>
      <style:paragraph-properties style:writing-mode="lr-tb"/>
    </style:style>
    <style:style style:name="gr507"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508"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fo:min-height="0.637cm" fo:padding-top="0cm" fo:padding-bottom="0cm" fo:padding-left="0cm" fo:padding-right="0cm" fo:wrap-option="wrap" draw:shadow="hidden" draw:shadow-offset-x="0.2cm" draw:shadow-offset-y="0.2cm" draw:shadow-color="#808080" loext:decorative="false"/>
      <style:paragraph-properties style:writing-mode="lr-tb"/>
    </style:style>
    <style:style style:name="gr50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13.019cm" fo:min-width="13.891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1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511" style:family="graphic" style:parent-style-name="standard">
      <style:graphic-properties draw:stroke="none" svg:stroke-color="#000000" draw:fill="solid" draw:fill-color="#ffffff" draw:auto-grow-height="true" draw:auto-grow-width="false" fo:min-height="0.395cm" fo:padding-top="0cm" fo:padding-bottom="0cm" fo:padding-left="0cm" fo:padding-right="0cm" loext:decorative="false"/>
      <style:paragraph-properties style:writing-mode="lr-tb"/>
    </style:style>
    <style:style style:name="gr51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5.672cm" fo:min-width="9.99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1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51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8.304cm" fo:padding-top="0cm" fo:padding-bottom="0cm" fo:padding-left="0cm" fo:padding-right="0cm" fo:wrap-option="wrap" draw:shadow="hidden" draw:shadow-offset-x="0.2cm" draw:shadow-offset-y="0.2cm" draw:shadow-color="#808080" loext:decorative="false"/>
      <style:paragraph-properties style:writing-mode="lr-tb"/>
    </style:style>
    <style:style style:name="gr51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3.241cm" fo:padding-top="0cm" fo:padding-bottom="0cm" fo:padding-left="0cm" fo:padding-right="0cm" fo:wrap-option="wrap" draw:shadow="hidden" draw:shadow-offset-x="0.2cm" draw:shadow-offset-y="0.2cm" draw:shadow-color="#808080" loext:decorative="false"/>
      <style:paragraph-properties style:writing-mode="lr-tb"/>
    </style:style>
    <style:style style:name="gr516"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5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false" fo:min-height="0.637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518"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5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7.52cm" fo:padding-top="0cm" fo:padding-bottom="0cm" fo:padding-left="0cm" fo:padding-right="0cm" fo:wrap-option="wrap" draw:shadow="hidden" draw:shadow-offset-x="0.2cm" draw:shadow-offset-y="0.2cm" draw:shadow-color="#808080" loext:decorative="false"/>
      <style:paragraph-properties style:writing-mode="lr-tb"/>
    </style:style>
    <style:style style:name="gr52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9cm" fo:min-width="0.048cm" fo:padding-top="0.101cm" fo:padding-bottom="0.101cm" fo:padding-left="0.226cm" fo:padding-right="0.226cm" fo:wrap-option="wrap" draw:shadow="hidden" draw:shadow-offset-x="0.2cm" draw:shadow-offset-y="0.2cm" draw:shadow-color="#808080" loext:decorative="false"/>
    </style:style>
    <style:style style:name="gr521" style:family="graphic" style:parent-style-name="standard" style:list-style-name="L2">
      <style:graphic-properties draw:stroke="dash" draw:stroke-dash="Dash" svg:stroke-width="0.018cm" svg:stroke-color="#000000" draw:marker-start="" draw:marker-start-width="0.307cm" draw:marker-start-center="false" draw:marker-end="Arrow" draw:marker-end-width="0.127cm" draw:marker-end-center="false" svg:stroke-linecap="butt"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5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top" draw:auto-grow-height="true" draw:auto-grow-width="true" fo:min-height="0.319cm" fo:min-width="2.445cm" fo:padding-top="0cm" fo:padding-bottom="0cm" fo:padding-left="0cm" fo:padding-right="0cm" fo:wrap-option="wrap" draw:shadow="hidden" draw:shadow-offset-x="0.2cm" draw:shadow-offset-y="0.2cm" draw:shadow-color="#808080" loext:decorative="false"/>
      <style:paragraph-properties style:writing-mode="lr-tb"/>
    </style:style>
    <style:style style:name="gr5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right" draw:textarea-vertical-align="top" draw:auto-grow-height="true" draw:auto-grow-width="true" fo:min-height="0.319cm" fo:min-width="0.759cm" fo:padding-top="0cm" fo:padding-bottom="0cm" fo:padding-left="0cm" fo:padding-right="0cm" fo:wrap-option="wrap" draw:shadow="hidden" draw:shadow-offset-x="0.2cm" draw:shadow-offset-y="0.2cm" draw:shadow-color="#808080" loext:decorative="false"/>
      <style:paragraph-properties style:writing-mode="lr-tb"/>
    </style:style>
    <style:style style:name="gr52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6.835cm" fo:padding-top="0cm" fo:padding-bottom="0cm" fo:padding-left="0cm" fo:padding-right="0cm" fo:wrap-option="wrap" draw:shadow="hidden" draw:shadow-offset-x="0.2cm" draw:shadow-offset-y="0.2cm" draw:shadow-color="#808080" loext:decorative="false"/>
      <style:paragraph-properties style:writing-mode="lr-tb"/>
    </style:style>
    <style:style style:name="gr525"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5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fals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527"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5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fals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52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14.763cm" fo:min-width="14.32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3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53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6.495cm" fo:padding-top="0cm" fo:padding-bottom="0cm" fo:padding-left="0cm" fo:padding-right="0cm" fo:wrap-option="wrap" draw:shadow="hidden" draw:shadow-offset-x="0.2cm" draw:shadow-offset-y="0.2cm" draw:shadow-color="#808080" loext:decorative="false"/>
      <style:paragraph-properties style:writing-mode="lr-tb"/>
    </style:style>
    <style:style style:name="gr532" style:family="graphic" style:parent-style-name="standard" style:list-style-name="L2">
      <style:graphic-properties draw:stroke="solid" draw:stroke-dash="Dashed_20__28_var_29__20_4" svg:stroke-width="0.018cm" svg:stroke-color="#000000" draw:marker-start="Arrow" draw:marker-start-width="0.127cm" draw:marker-start-center="false" draw:marker-end=""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533"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524cm" fo:padding-top="0cm" fo:padding-bottom="0cm" fo:padding-left="0cm" fo:padding-right="0cm" fo:wrap-option="wrap" draw:shadow="hidden" draw:shadow-offset-x="0.2cm" draw:shadow-offset-y="0.2cm" draw:shadow-color="#808080" loext:decorative="false"/>
      <style:paragraph-properties style:writing-mode="lr-tb"/>
    </style:style>
    <style:style style:name="gr534"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535"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3.359cm" fo:padding-top="0cm" fo:padding-bottom="0cm" fo:padding-left="0cm" fo:padding-right="0cm" fo:wrap-option="wrap" draw:shadow="hidden" draw:shadow-offset-x="0.2cm" draw:shadow-offset-y="0.2cm" draw:shadow-color="#808080" loext:decorative="false"/>
      <style:paragraph-properties style:writing-mode="lr-tb"/>
    </style:style>
    <style:style style:name="gr536" style:family="graphic" style:parent-style-name="standard" style:list-style-name="L2">
      <style:graphic-properties draw:stroke="dash" draw:stroke-dash="Dash" svg:stroke-width="0.018cm" svg:stroke-color="#000000" draw:marker-start="Arrow" draw:marker-start-width="0.127cm" draw:marker-start-center="false" draw:marker-end="" draw:marker-end-width="0.127cm" draw:marker-end-center="false" svg:stroke-linecap="butt"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537"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3.655cm" fo:padding-top="0cm" fo:padding-bottom="0cm" fo:padding-left="0cm" fo:padding-right="0cm" fo:wrap-option="wrap" draw:shadow="hidden" draw:shadow-offset-x="0.2cm" draw:shadow-offset-y="0.2cm" draw:shadow-color="#808080" loext:decorative="false"/>
      <style:paragraph-properties style:writing-mode="lr-tb"/>
    </style:style>
    <style:style style:name="gr53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655cm" fo:min-width="0.048cm" fo:padding-top="0.101cm" fo:padding-bottom="0.101cm" fo:padding-left="0.226cm" fo:padding-right="0.226cm" fo:wrap-option="wrap" draw:shadow="hidden" draw:shadow-offset-x="0.2cm" draw:shadow-offset-y="0.2cm" draw:shadow-color="#808080" loext:decorative="false"/>
    </style:style>
    <style:style style:name="gr539"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5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fals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54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271cm" fo:min-width="0.048cm" fo:padding-top="0.101cm" fo:padding-bottom="0.101cm" fo:padding-left="0.226cm" fo:padding-right="0.226cm" fo:wrap-option="wrap" draw:shadow="hidden" draw:shadow-offset-x="0.2cm" draw:shadow-offset-y="0.2cm" draw:shadow-color="#808080" loext:decorative="false"/>
    </style:style>
    <style:style style:name="gr542"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543"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2.381cm" fo:padding-top="0cm" fo:padding-bottom="0cm" fo:padding-left="0cm" fo:padding-right="0cm" fo:wrap-option="wrap" draw:shadow="hidden" draw:shadow-offset-x="0.2cm" draw:shadow-offset-y="0.2cm" draw:shadow-color="#808080" loext:decorative="false"/>
      <style:paragraph-properties style:writing-mode="lr-tb"/>
    </style:style>
    <style:style style:name="gr544"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545"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2.381cm" fo:padding-top="0cm" fo:padding-bottom="0cm" fo:padding-left="0cm" fo:padding-right="0cm" fo:wrap-option="wrap" draw:shadow="hidden" draw:shadow-offset-x="0.2cm" draw:shadow-offset-y="0.2cm" draw:shadow-color="#808080" loext:decorative="false"/>
      <style:paragraph-properties style:writing-mode="lr-tb"/>
    </style:style>
    <style:style style:name="gr54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582cm" fo:min-width="0.048cm" fo:padding-top="0.101cm" fo:padding-bottom="0.101cm" fo:padding-left="0.226cm" fo:padding-right="0.226cm" fo:wrap-option="wrap" draw:shadow="hidden" draw:shadow-offset-x="0.2cm" draw:shadow-offset-y="0.2cm" draw:shadow-color="#808080" loext:decorative="false"/>
    </style:style>
    <style:style style:name="gr547" style:family="graphic" style:parent-style-name="Note_20_-_20_Callout_20_Box">
      <style:graphic-properties draw:textarea-horizontal-align="justify" draw:textarea-vertical-align="middle" draw:auto-grow-height="false" fo:min-height="0.864cm" fo:min-width="1.22cm" fo:wrap-option="wrap" style:writing-mode="lr-tb" loext:decorative="false"/>
      <style:paragraph-properties style:writing-mode="lr-tb"/>
    </style:style>
    <style:style style:name="gr54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271cm" fo:min-width="0.048cm" fo:padding-top="0.101cm" fo:padding-bottom="0.101cm" fo:padding-left="0.226cm" fo:padding-right="0.226cm" fo:wrap-option="wrap" draw:shadow="hidden" draw:shadow-offset-x="0.2cm" draw:shadow-offset-y="0.2cm" draw:shadow-color="#808080" loext:decorative="false"/>
    </style:style>
    <style:style style:name="gr549" style:family="graphic" style:parent-style-name="Note_20_-_20_Callout_20_Box">
      <style:graphic-properties draw:textarea-horizontal-align="justify" draw:textarea-vertical-align="middle" draw:auto-grow-height="false" fo:min-height="0.723cm" fo:min-width="5.735cm" fo:wrap-option="wrap" style:writing-mode="lr-tb" loext:decorative="false"/>
      <style:paragraph-properties style:writing-mode="lr-tb"/>
    </style:style>
    <style:style style:name="gr550" style:family="graphic" style:parent-style-name="standard">
      <style:graphic-properties draw:stroke="none" svg:stroke-color="#000000" draw:fill="none" draw:fill-color="#ffffff" draw:auto-grow-height="true" draw:auto-grow-width="false" fo:min-height="0.955cm" loext:decorative="false"/>
      <style:paragraph-properties style:writing-mode="lr-tb"/>
    </style:style>
    <style:style style:name="gr551" style:family="graphic" style:parent-style-name="Note_20_-_20_Callout_20_Box">
      <style:graphic-properties draw:textarea-horizontal-align="justify" draw:textarea-vertical-align="middle" draw:auto-grow-height="false" fo:min-height="1.096cm" fo:min-width="6.294cm" fo:wrap-option="wrap" style:writing-mode="lr-tb" loext:decorative="false"/>
      <style:paragraph-properties style:writing-mode="lr-tb"/>
    </style:style>
    <style:style style:name="gr552"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553"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2.381cm" fo:padding-top="0cm" fo:padding-bottom="0cm" fo:padding-left="0cm" fo:padding-right="0cm" fo:wrap-option="wrap" draw:shadow="hidden" draw:shadow-offset-x="0.2cm" draw:shadow-offset-y="0.2cm" draw:shadow-color="#808080" loext:decorative="false"/>
      <style:paragraph-properties style:writing-mode="lr-tb"/>
    </style:style>
    <style:style style:name="gr55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271cm" fo:min-width="0.048cm" fo:padding-top="0.101cm" fo:padding-bottom="0.101cm" fo:padding-left="0.226cm" fo:padding-right="0.226cm" fo:wrap-option="wrap" draw:shadow="hidden" draw:shadow-offset-x="0.2cm" draw:shadow-offset-y="0.2cm" draw:shadow-color="#808080" loext:decorative="false"/>
    </style:style>
    <style:style style:name="gr555" style:family="graphic" style:parent-style-name="Note_20_-_20_Callout_20_Box">
      <style:graphic-properties draw:textarea-horizontal-align="justify" draw:textarea-vertical-align="middle" draw:auto-grow-height="false" fo:min-height="1.525cm" fo:min-width="5.756cm" fo:wrap-option="wrap" style:writing-mode="lr-tb" loext:decorative="false"/>
      <style:paragraph-properties style:writing-mode="lr-tb"/>
    </style:style>
    <style:style style:name="gr556" style:family="graphic" style:parent-style-name="Note_20_-_20_Callout_20_Box">
      <style:graphic-properties draw:textarea-horizontal-align="justify" draw:textarea-vertical-align="middle" draw:auto-grow-height="false" fo:min-height="1.587cm" fo:min-width="5.767cm" fo:wrap-option="wrap" style:writing-mode="lr-tb" loext:decorative="false"/>
      <style:paragraph-properties style:writing-mode="lr-tb"/>
    </style:style>
    <style:style style:name="gr557" style:family="graphic" style:parent-style-name="Note_20_-_20_Callout_20_Box">
      <style:graphic-properties draw:textarea-horizontal-align="justify" draw:textarea-vertical-align="middle" draw:auto-grow-height="false" fo:min-height="1.195cm" fo:min-width="5.767cm" fo:wrap-option="wrap" style:writing-mode="lr-tb" loext:decorative="false"/>
      <style:paragraph-properties style:writing-mode="lr-tb"/>
    </style:style>
    <style:style style:name="gr558" style:family="graphic" style:parent-style-name="standard">
      <style:graphic-properties draw:stroke="none" svg:stroke-color="#000000" draw:fill="none" draw:fill-color="#ffffff" draw:textarea-horizontal-align="left" draw:auto-grow-height="true" draw:auto-grow-width="true" fo:min-height="1.423cm" fo:min-width="6.596cm" loext:decorative="false"/>
      <style:paragraph-properties style:writing-mode="lr-tb"/>
    </style:style>
    <style:style style:name="gr55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6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561"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56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56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6.705cm" fo:min-width="0.048cm" fo:padding-top="0.101cm" fo:padding-bottom="0.101cm" fo:padding-left="0.226cm" fo:padding-right="0.226cm" fo:wrap-option="wrap" draw:shadow="hidden" draw:shadow-offset-x="0.2cm" draw:shadow-offset-y="0.2cm" draw:shadow-color="#808080" loext:decorative="false"/>
    </style:style>
    <style:style style:name="gr56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5.532cm" fo:min-width="10.42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6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566" style:family="graphic" style:parent-style-name="standard">
      <style:graphic-properties draw:stroke="none" svg:stroke-color="#000000" draw:fill="solid" draw:fill-color="#ffffff" draw:auto-grow-height="true" draw:auto-grow-width="false" fo:min-height="0.344cm" fo:padding-top="0cm" fo:padding-bottom="0cm" fo:padding-left="0cm" fo:padding-right="0cm" loext:decorative="false"/>
      <style:paragraph-properties style:writing-mode="lr-tb"/>
    </style:style>
    <style:style style:name="gr567"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middle" draw:auto-grow-height="true" fo:min-height="0.475cm" fo:padding-top="0cm" fo:padding-bottom="0cm" fo:padding-left="0cm" fo:padding-right="0cm" fo:wrap-option="wrap" draw:shadow="hidden" draw:shadow-offset-x="0.2cm" draw:shadow-offset-y="0.2cm" draw:shadow-color="#808080" loext:decorative="false"/>
      <style:paragraph-properties style:writing-mode="lr-tb"/>
    </style:style>
    <style:style style:name="gr56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19cm" fo:min-width="0.916cm" fo:padding-top="0.051cm" fo:padding-bottom="0.051cm" fo:padding-left="0.051cm" fo:padding-right="0.051cm" fo:wrap-option="wrap" draw:shadow="hidden" draw:shadow-offset-x="0.2cm" draw:shadow-offset-y="0.2cm" draw:shadow-color="#808080" loext:decorative="false"/>
      <style:paragraph-properties style:writing-mode="lr-tb"/>
    </style:style>
    <style:style style:name="gr569" style:family="graphic" style:parent-style-name="standard" style:list-style-name="L2">
      <style:graphic-properties draw:stroke="dash" draw:stroke-dash="Long_20_Dash" svg:stroke-width="0.018cm" svg:stroke-color="#000000" draw:marker-start="" draw:marker-start-width="0.228cm" draw:marker-start-center="false" draw:marker-end="Arrow" draw:marker-end-width="0.127cm" draw:marker-end-center="false" draw:fill="solid"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570"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571"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fo:min-height="0.955cm" fo:padding-top="0cm" fo:padding-bottom="0.125cm" fo:padding-left="0cm" fo:padding-right="0cm" fo:wrap-option="wrap" draw:shadow="hidden" draw:shadow-offset-x="0.2cm" draw:shadow-offset-y="0.2cm" draw:shadow-color="#808080" loext:decorative="false"/>
      <style:paragraph-properties style:writing-mode="lr-tb"/>
    </style:style>
    <style:style style:name="gr57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3.851cm" fo:min-width="9.99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7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57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4.447cm" fo:padding-top="0cm" fo:padding-bottom="0cm" fo:padding-left="0cm" fo:padding-right="0cm" fo:wrap-option="wrap" draw:shadow="hidden" draw:shadow-offset-x="0.2cm" draw:shadow-offset-y="0.2cm" draw:shadow-color="#808080" loext:decorative="false"/>
      <style:paragraph-properties style:writing-mode="lr-tb"/>
    </style:style>
    <style:style style:name="gr57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3.672cm" fo:padding-top="0cm" fo:padding-bottom="0cm" fo:padding-left="0cm" fo:padding-right="0cm" fo:wrap-option="wrap" draw:shadow="hidden" draw:shadow-offset-x="0.2cm" draw:shadow-offset-y="0.2cm" draw:shadow-color="#808080" loext:decorative="false"/>
      <style:paragraph-properties style:writing-mode="lr-tb"/>
    </style:style>
    <style:style style:name="gr576"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5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562cm" fo:padding-top="0cm" fo:padding-bottom="0cm" fo:padding-left="0cm" fo:padding-right="0cm" fo:wrap-option="wrap" draw:shadow="hidden" draw:shadow-offset-x="0.2cm" draw:shadow-offset-y="0.2cm" draw:shadow-color="#808080" loext:decorative="false"/>
      <style:paragraph-properties style:writing-mode="lr-tb"/>
    </style:style>
    <style:style style:name="gr57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9cm" fo:min-width="0.048cm" fo:padding-top="0.101cm" fo:padding-bottom="0.101cm" fo:padding-left="0.226cm" fo:padding-right="0.226cm" fo:wrap-option="wrap" draw:shadow="hidden" draw:shadow-offset-x="0.2cm" draw:shadow-offset-y="0.2cm" draw:shadow-color="#808080" loext:decorative="false"/>
    </style:style>
    <style:style style:name="gr579"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5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6.017cm" fo:padding-top="0cm" fo:padding-bottom="0cm" fo:padding-left="0cm" fo:padding-right="0cm" fo:wrap-option="wrap" draw:shadow="hidden" draw:shadow-offset-x="0.2cm" draw:shadow-offset-y="0.2cm" draw:shadow-color="#808080" loext:decorative="false"/>
      <style:paragraph-properties style:writing-mode="lr-tb"/>
    </style:style>
    <style:style style:name="gr58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9cm" fo:min-width="0.048cm" fo:padding-top="0.101cm" fo:padding-bottom="0.101cm" fo:padding-left="0.226cm" fo:padding-right="0.226cm" fo:wrap-option="wrap" draw:shadow="hidden" draw:shadow-offset-x="0.2cm" draw:shadow-offset-y="0.2cm" draw:shadow-color="#808080" loext:decorative="false"/>
    </style:style>
    <style:style style:name="gr582" style:family="graphic" style:parent-style-name="Note_20_-_20_Callout_20_Box">
      <style:graphic-properties draw:textarea-horizontal-align="justify" draw:textarea-vertical-align="middle" draw:auto-grow-height="false" fo:min-height="2.266cm" fo:min-width="5.804cm" fo:wrap-option="wrap" style:writing-mode="lr-tb" loext:decorative="false"/>
      <style:paragraph-properties style:writing-mode="lr-tb"/>
    </style:style>
    <style:style style:name="gr583" style:family="graphic" style:parent-style-name="Note_20_-_20_Callout_20_Box">
      <style:graphic-properties draw:textarea-horizontal-align="justify" draw:textarea-vertical-align="middle" draw:auto-grow-height="false" fo:min-height="1.214cm" fo:min-width="5.804cm" fo:wrap-option="wrap" style:writing-mode="lr-tb" loext:decorative="false"/>
      <style:paragraph-properties style:writing-mode="lr-tb"/>
    </style:style>
    <style:style style:name="gr58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8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586"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58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58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5.741cm" fo:min-width="0.048cm" fo:padding-top="0.101cm" fo:padding-bottom="0.101cm" fo:padding-left="0.226cm" fo:padding-right="0.226cm" fo:wrap-option="wrap" draw:shadow="hidden" draw:shadow-offset-x="0.2cm" draw:shadow-offset-y="0.2cm" draw:shadow-color="#808080" loext:decorative="false"/>
    </style:style>
    <style:style style:name="gr589"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590"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fo:min-height="0.955cm" fo:padding-top="0cm" fo:padding-bottom="0.125cm" fo:padding-left="0cm" fo:padding-right="0cm" fo:wrap-option="wrap" draw:shadow="hidden" draw:shadow-offset-x="0.2cm" draw:shadow-offset-y="0.2cm" draw:shadow-color="#808080" loext:decorative="false"/>
      <style:paragraph-properties style:writing-mode="lr-tb"/>
    </style:style>
    <style:style style:name="gr59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5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fals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593"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5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637cm" fo:min-width="4.337cm" fo:padding-top="0cm" fo:padding-bottom="0cm" fo:padding-left="0cm" fo:padding-right="0cm" fo:wrap-option="wrap" draw:shadow="hidden" draw:shadow-offset-x="0.2cm" draw:shadow-offset-y="0.2cm" draw:shadow-color="#808080" loext:decorative="false"/>
      <style:paragraph-properties style:writing-mode="lr-tb"/>
    </style:style>
    <style:style style:name="gr59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9cm" fo:min-width="0.048cm" fo:padding-top="0.101cm" fo:padding-bottom="0.101cm" fo:padding-left="0.226cm" fo:padding-right="0.226cm" fo:wrap-option="wrap" draw:shadow="hidden" draw:shadow-offset-x="0.2cm" draw:shadow-offset-y="0.2cm" draw:shadow-color="#808080" loext:decorative="false"/>
    </style:style>
    <style:style style:name="gr596" style:family="graphic" style:parent-style-name="standard" style:list-style-name="L2">
      <style:graphic-properties draw:stroke="dash" draw:stroke-dash="Dash" svg:stroke-width="0.018cm" svg:stroke-color="#000000" draw:marker-start="" draw:marker-start-width="0.307cm" draw:marker-start-center="false" draw:marker-end="Arrow" draw:marker-end-width="0.127cm" draw:marker-end-center="false" svg:stroke-linecap="butt"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5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right" draw:textarea-vertical-align="top" draw:auto-grow-height="true" draw:auto-grow-width="true" fo:min-height="0.319cm" fo:min-width="1.623cm" fo:padding-top="0cm" fo:padding-bottom="0cm" fo:padding-left="0cm" fo:padding-right="0cm" fo:wrap-option="wrap" draw:shadow="hidden" draw:shadow-offset-x="0.2cm" draw:shadow-offset-y="0.2cm" draw:shadow-color="#808080" loext:decorative="false"/>
      <style:paragraph-properties style:writing-mode="lr-tb"/>
    </style:style>
    <style:style style:name="gr598"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5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60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8.572cm" fo:min-width="9.99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60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602"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6.983cm" fo:padding-top="0cm" fo:padding-bottom="0cm" fo:padding-left="0cm" fo:padding-right="0cm" fo:wrap-option="wrap" draw:shadow="hidden" draw:shadow-offset-x="0.2cm" draw:shadow-offset-y="0.2cm" draw:shadow-color="#808080" loext:decorative="false"/>
      <style:paragraph-properties style:writing-mode="lr-tb"/>
    </style:style>
    <style:style style:name="gr60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6.416cm" fo:padding-top="0cm" fo:padding-bottom="0cm" fo:padding-left="0cm" fo:padding-right="0cm" fo:wrap-option="wrap" draw:shadow="hidden" draw:shadow-offset-x="0.2cm" draw:shadow-offset-y="0.2cm" draw:shadow-color="#808080" loext:decorative="false"/>
      <style:paragraph-properties style:writing-mode="lr-tb"/>
    </style:style>
    <style:style style:name="gr604"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637cm" fo:min-width="4.32cm" fo:padding-top="0cm" fo:padding-bottom="0cm" fo:padding-left="0cm" fo:padding-right="0cm" fo:wrap-option="wrap" draw:shadow="hidden" draw:shadow-offset-x="0.2cm" draw:shadow-offset-y="0.2cm" draw:shadow-color="#808080" loext:decorative="false"/>
      <style:paragraph-properties style:writing-mode="lr-tb"/>
    </style:style>
    <style:style style:name="gr60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9cm" fo:min-width="0.048cm" fo:padding-top="0.101cm" fo:padding-bottom="0.101cm" fo:padding-left="0.226cm" fo:padding-right="0.226cm" fo:wrap-option="wrap" draw:shadow="hidden" draw:shadow-offset-x="0.2cm" draw:shadow-offset-y="0.2cm" draw:shadow-color="#808080" loext:decorative="false"/>
    </style:style>
    <style:style style:name="gr607" style:family="graphic" style:parent-style-name="standard" style:list-style-name="L2">
      <style:graphic-properties draw:stroke="dash" draw:stroke-dash="Dash" svg:stroke-width="0.018cm" svg:stroke-color="#000000" draw:marker-start="" draw:marker-start-width="0.307cm" draw:marker-start-center="false" draw:marker-end="Arrow" draw:marker-end-width="0.127cm" draw:marker-end-center="false" svg:stroke-linecap="butt"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right" draw:textarea-vertical-align="top" draw:auto-grow-height="true" draw:auto-grow-width="true" fo:min-height="0.319cm" fo:min-width="1.623cm" fo:padding-top="0cm" fo:padding-bottom="0cm" fo:padding-left="0cm" fo:padding-right="0cm" fo:wrap-option="wrap" draw:shadow="hidden" draw:shadow-offset-x="0.2cm" draw:shadow-offset-y="0.2cm" draw:shadow-color="#808080" loext:decorative="false"/>
      <style:paragraph-properties style:writing-mode="lr-tb"/>
    </style:style>
    <style:style style:name="gr609"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61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109cm" fo:padding-top="0cm" fo:padding-bottom="0cm" fo:padding-left="0cm" fo:padding-right="0cm" fo:wrap-option="wrap" draw:shadow="hidden" draw:shadow-offset-x="0.2cm" draw:shadow-offset-y="0.2cm" draw:shadow-color="#808080" loext:decorative="false"/>
      <style:paragraph-properties style:writing-mode="lr-tb"/>
    </style:style>
    <style:style style:name="gr61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946cm" fo:min-width="9.99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61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61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5.344cm" fo:padding-top="0cm" fo:padding-bottom="0cm" fo:padding-left="0cm" fo:padding-right="0cm" fo:wrap-option="wrap" draw:shadow="hidden" draw:shadow-offset-x="0.2cm" draw:shadow-offset-y="0.2cm" draw:shadow-color="#808080" loext:decorative="false"/>
      <style:paragraph-properties style:writing-mode="lr-tb"/>
    </style:style>
    <style:style style:name="gr61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5.471cm" fo:padding-top="0cm" fo:padding-bottom="0cm" fo:padding-left="0cm" fo:padding-right="0cm" fo:wrap-option="wrap" draw:shadow="hidden" draw:shadow-offset-x="0.2cm" draw:shadow-offset-y="0.2cm" draw:shadow-color="#808080" loext:decorative="false"/>
      <style:paragraph-properties style:writing-mode="lr-tb"/>
    </style:style>
    <style:style style:name="gr617"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fals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619"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fals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62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62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623"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62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62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6.934cm" fo:min-width="0.048cm" fo:padding-top="0.101cm" fo:padding-bottom="0.101cm" fo:padding-left="0.226cm" fo:padding-right="0.226cm" fo:wrap-option="wrap" draw:shadow="hidden" draw:shadow-offset-x="0.2cm" draw:shadow-offset-y="0.2cm" draw:shadow-color="#808080" loext:decorative="false"/>
    </style:style>
    <style:style style:name="gr626"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627"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fo:min-height="0.637cm" fo:padding-top="0cm" fo:padding-bottom="0.125cm" fo:padding-left="0cm" fo:padding-right="0cm" fo:wrap-option="wrap" draw:shadow="hidden" draw:shadow-offset-x="0.2cm" draw:shadow-offset-y="0.2cm" draw:shadow-color="#808080" loext:decorative="false"/>
      <style:paragraph-properties style:writing-mode="lr-tb"/>
    </style:style>
    <style:style style:name="gr628" style:family="graphic" style:parent-style-name="Note">
      <style:graphic-properties fo:min-height="1.591cm" loext:decorative="false"/>
      <style:paragraph-properties style:writing-mode="lr-tb"/>
    </style:style>
    <style:style style:name="gr629"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312cm" fo:padding-top="0cm" fo:padding-bottom="0cm" fo:padding-left="0cm" fo:padding-right="0cm" fo:wrap-option="wrap" draw:shadow="hidden" draw:shadow-offset-x="0.2cm" draw:shadow-offset-y="0.2cm" draw:shadow-color="#808080" loext:decorative="false"/>
      <style:paragraph-properties style:writing-mode="lr-tb"/>
    </style:style>
    <style:style style:name="gr63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099cm" fo:min-width="0.048cm" fo:padding-top="0.101cm" fo:padding-bottom="0.101cm" fo:padding-left="0.226cm" fo:padding-right="0.226cm" fo:wrap-option="wrap" draw:shadow="hidden" draw:shadow-offset-x="0.2cm" draw:shadow-offset-y="0.2cm" draw:shadow-color="#808080" loext:decorative="false"/>
    </style:style>
    <style:style style:name="gr632"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312cm" fo:padding-top="0cm" fo:padding-bottom="0cm" fo:padding-left="0cm" fo:padding-right="0cm" fo:wrap-option="wrap" draw:shadow="hidden" draw:shadow-offset-x="0.2cm" draw:shadow-offset-y="0.2cm" draw:shadow-color="#808080" loext:decorative="false"/>
      <style:paragraph-properties style:writing-mode="lr-tb"/>
    </style:style>
    <style:style style:name="gr63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099cm" fo:min-width="0.048cm" fo:padding-top="0.101cm" fo:padding-bottom="0.101cm" fo:padding-left="0.226cm" fo:padding-right="0.226cm" fo:wrap-option="wrap" draw:shadow="hidden" draw:shadow-offset-x="0.2cm" draw:shadow-offset-y="0.2cm" draw:shadow-color="#808080" loext:decorative="false"/>
    </style:style>
    <style:style style:name="gr635"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7.436cm" fo:padding-top="0cm" fo:padding-bottom="0cm" fo:padding-left="0cm" fo:padding-right="0cm" fo:wrap-option="wrap" draw:shadow="hidden" draw:shadow-offset-x="0.2cm" draw:shadow-offset-y="0.2cm" draw:shadow-color="#808080" loext:decorative="false"/>
      <style:paragraph-properties style:writing-mode="lr-tb"/>
    </style:style>
    <style:style style:name="gr63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099cm" fo:min-width="0.048cm" fo:padding-top="0.101cm" fo:padding-bottom="0.101cm" fo:padding-left="0.226cm" fo:padding-right="0.226cm" fo:wrap-option="wrap" draw:shadow="hidden" draw:shadow-offset-x="0.2cm" draw:shadow-offset-y="0.2cm" draw:shadow-color="#808080" loext:decorative="false"/>
    </style:style>
    <style:style style:name="gr638"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7.3cm" fo:padding-top="0cm" fo:padding-bottom="0cm" fo:padding-left="0cm" fo:padding-right="0cm" fo:wrap-option="wrap" draw:shadow="hidden" draw:shadow-offset-x="0.2cm" draw:shadow-offset-y="0.2cm" draw:shadow-color="#808080" loext:decorative="false"/>
      <style:paragraph-properties style:writing-mode="lr-tb"/>
    </style:style>
    <style:style style:name="gr640"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312cm" fo:padding-top="0cm" fo:padding-bottom="0cm" fo:padding-left="0cm" fo:padding-right="0cm" fo:wrap-option="wrap" draw:shadow="hidden" draw:shadow-offset-x="0.2cm" draw:shadow-offset-y="0.2cm" draw:shadow-color="#808080" loext:decorative="false"/>
      <style:paragraph-properties style:writing-mode="lr-tb"/>
    </style:style>
    <style:style style:name="gr64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099cm" fo:min-width="0.048cm" fo:padding-top="0.101cm" fo:padding-bottom="0.101cm" fo:padding-left="0.226cm" fo:padding-right="0.226cm" fo:wrap-option="wrap" draw:shadow="hidden" draw:shadow-offset-x="0.2cm" draw:shadow-offset-y="0.2cm" draw:shadow-color="#808080" loext:decorative="false"/>
    </style:style>
    <style:style style:name="gr643"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312cm" fo:padding-top="0cm" fo:padding-bottom="0cm" fo:padding-left="0cm" fo:padding-right="0cm" fo:wrap-option="wrap" draw:shadow="hidden" draw:shadow-offset-x="0.2cm" draw:shadow-offset-y="0.2cm" draw:shadow-color="#808080" loext:decorative="false"/>
      <style:paragraph-properties style:writing-mode="lr-tb"/>
    </style:style>
    <style:style style:name="gr64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099cm" fo:min-width="0.048cm" fo:padding-top="0.101cm" fo:padding-bottom="0.101cm" fo:padding-left="0.226cm" fo:padding-right="0.226cm" fo:wrap-option="wrap" draw:shadow="hidden" draw:shadow-offset-x="0.2cm" draw:shadow-offset-y="0.2cm" draw:shadow-color="#808080" loext:decorative="false"/>
    </style:style>
    <style:style style:name="gr64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64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648"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64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65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1.365cm" fo:min-width="0.048cm" fo:padding-top="0.101cm" fo:padding-bottom="0.101cm" fo:padding-left="0.226cm" fo:padding-right="0.226cm" fo:wrap-option="wrap" draw:shadow="hidden" draw:shadow-offset-x="0.2cm" draw:shadow-offset-y="0.2cm" draw:shadow-color="#808080" loext:decorative="false"/>
    </style:style>
    <style:style style:name="gr651"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652"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fo:min-height="0.637cm" fo:padding-top="0cm" fo:padding-bottom="0cm" fo:padding-left="0cm" fo:padding-right="0cm" fo:wrap-option="wrap" draw:shadow="hidden" draw:shadow-offset-x="0.2cm" draw:shadow-offset-y="0.2cm" draw:shadow-color="#808080" loext:decorative="false"/>
      <style:paragraph-properties style:writing-mode="lr-tb"/>
    </style:style>
    <style:style style:name="gr653"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637cm" fo:min-width="4.973cm" fo:padding-top="0cm" fo:padding-bottom="0cm" fo:padding-left="0cm" fo:padding-right="0cm" fo:wrap-option="wrap" draw:shadow="hidden" draw:shadow-offset-x="0.2cm" draw:shadow-offset-y="0.2cm" draw:shadow-color="#808080" loext:decorative="false"/>
      <style:paragraph-properties style:writing-mode="lr-tb"/>
    </style:style>
    <style:style style:name="gr65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9cm" fo:min-width="0.048cm" fo:padding-top="0.101cm" fo:padding-bottom="0.101cm" fo:padding-left="0.226cm" fo:padding-right="0.226cm" fo:wrap-option="wrap" draw:shadow="hidden" draw:shadow-offset-x="0.2cm" draw:shadow-offset-y="0.2cm" draw:shadow-color="#808080" loext:decorative="false"/>
    </style:style>
    <style:style style:name="gr656" style:family="graphic" style:parent-style-name="standard" style:list-style-name="L2">
      <style:graphic-properties draw:stroke="dash" draw:stroke-dash="Dash" svg:stroke-width="0.018cm" svg:stroke-color="#000000" draw:marker-start="" draw:marker-start-width="0.307cm" draw:marker-start-center="false" draw:marker-end="Arrow" draw:marker-end-width="0.127cm" draw:marker-end-center="false" svg:stroke-linecap="butt"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right" draw:textarea-vertical-align="top" draw:auto-grow-height="true" draw:auto-grow-width="true" fo:min-height="0.319cm" fo:min-width="1.623cm" fo:padding-top="0cm" fo:padding-bottom="0cm" fo:padding-left="0cm" fo:padding-right="0cm" fo:wrap-option="wrap" draw:shadow="hidden" draw:shadow-offset-x="0.2cm" draw:shadow-offset-y="0.2cm" draw:shadow-color="#808080" loext:decorative="false"/>
      <style:paragraph-properties style:writing-mode="lr-tb"/>
    </style:style>
    <style:style style:name="gr65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9.687cm" fo:min-width="10.42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65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660" style:family="graphic" style:parent-style-name="standard">
      <style:graphic-properties draw:stroke="none" svg:stroke-color="#000000" draw:fill="solid" draw:fill-color="#ffffff" draw:auto-grow-height="true" draw:auto-grow-width="false" fo:min-height="0.319cm" fo:padding-top="0cm" fo:padding-bottom="0cm" fo:padding-left="0cm" fo:padding-right="0cm" loext:decorative="false"/>
      <style:paragraph-properties style:writing-mode="lr-tb"/>
    </style:style>
    <style:style style:name="gr66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7.773cm" fo:min-width="9.99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66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66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4.917cm" fo:padding-top="0cm" fo:padding-bottom="0cm" fo:padding-left="0cm" fo:padding-right="0cm" fo:wrap-option="wrap" draw:shadow="hidden" draw:shadow-offset-x="0.2cm" draw:shadow-offset-y="0.2cm" draw:shadow-color="#808080" loext:decorative="false"/>
      <style:paragraph-properties style:writing-mode="lr-tb"/>
    </style:style>
    <style:style style:name="gr66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51cm" fo:min-width="1.67cm" fo:padding-top="0cm" fo:padding-bottom="0cm" fo:padding-left="0cm" fo:padding-right="0cm" fo:wrap-option="wrap" draw:shadow="hidden" draw:shadow-offset-x="0.2cm" draw:shadow-offset-y="0.2cm" draw:shadow-color="#808080" loext:decorative="false"/>
      <style:paragraph-properties style:writing-mode="lr-tb"/>
    </style:style>
    <style:style style:name="gr665"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19cm" fo:min-width="4.807cm" fo:padding-top="0cm" fo:padding-bottom="0cm" fo:padding-left="0cm" fo:padding-right="0cm" fo:wrap-option="wrap" draw:shadow="hidden" draw:shadow-offset-x="0.2cm" draw:shadow-offset-y="0.2cm" draw:shadow-color="#808080" loext:decorative="false"/>
      <style:paragraph-properties style:writing-mode="lr-tb"/>
    </style:style>
    <style:style style:name="gr666"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668"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670"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gr672"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637cm" fo:min-width="4.956cm" fo:padding-top="0cm" fo:padding-bottom="0cm" fo:padding-left="0cm" fo:padding-right="0cm" fo:wrap-option="wrap" draw:shadow="hidden" draw:shadow-offset-x="0.2cm" draw:shadow-offset-y="0.2cm" draw:shadow-color="#808080" loext:decorative="false"/>
      <style:paragraph-properties style:writing-mode="lr-tb"/>
    </style:style>
    <style:style style:name="gr67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9cm" fo:min-width="0.048cm" fo:padding-top="0.101cm" fo:padding-bottom="0.101cm" fo:padding-left="0.226cm" fo:padding-right="0.226cm" fo:wrap-option="wrap" draw:shadow="hidden" draw:shadow-offset-x="0.2cm" draw:shadow-offset-y="0.2cm" draw:shadow-color="#808080" loext:decorative="false"/>
    </style:style>
    <style:style style:name="gr675" style:family="graphic" style:parent-style-name="standard" style:list-style-name="L2">
      <style:graphic-properties draw:stroke="dash" draw:stroke-dash="Dash" svg:stroke-width="0.018cm" svg:stroke-color="#000000" draw:marker-start="" draw:marker-start-width="0.307cm" draw:marker-start-center="false" draw:marker-end="Arrow" draw:marker-end-width="0.127cm" draw:marker-end-center="false" svg:stroke-linecap="butt"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right" draw:textarea-vertical-align="top" draw:auto-grow-height="true" draw:auto-grow-width="true" fo:min-height="0.319cm" fo:min-width="1.623cm" fo:padding-top="0cm" fo:padding-bottom="0cm" fo:padding-left="0cm" fo:padding-right="0cm" fo:wrap-option="wrap" draw:shadow="hidden" draw:shadow-offset-x="0.2cm" draw:shadow-offset-y="0.2cm" draw:shadow-color="#808080" loext:decorative="false"/>
      <style:paragraph-properties style:writing-mode="lr-tb"/>
    </style:style>
    <style:style style:name="gr677"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draw:auto-grow-height="true" draw:auto-grow-width="true" fo:min-height="0.319cm" fo:min-width="3.042cm" fo:padding-top="0cm" fo:padding-bottom="0cm" fo:padding-left="0cm" fo:padding-right="0cm" fo:wrap-option="wrap" draw:shadow="hidden" draw:shadow-offset-x="0.2cm" draw:shadow-offset-y="0.2cm" draw:shadow-color="#808080"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18pt"/>
    </style:style>
    <style:style style:name="P3" style:family="paragraph">
      <loext:graphic-properties draw:fill="none" draw:fill-color="#ffffff"/>
      <style:paragraph-properties fo:text-align="center"/>
      <style:text-properties fo:font-size="10pt"/>
    </style:style>
    <style:style style:name="P4" style:family="paragraph">
      <style:paragraph-properties fo:margin-top="0.42cm" fo:margin-bottom="0.35cm" fo:text-align="center"/>
    </style:style>
    <style:style style:name="P5" style:family="paragraph">
      <loext:graphic-properties draw:fill="none" draw:fill-color="#ffffff"/>
      <style:paragraph-properties fo:margin-top="0.42cm" fo:margin-bottom="0.35cm" fo:text-align="center"/>
      <style:text-properties fo:font-size="10pt" style:font-size-asian="10pt" style:font-size-complex="10pt"/>
    </style:style>
    <style:style style:name="P6" style:family="paragraph">
      <loext:graphic-properties draw:fill="none" draw:fill-color="#ffffff"/>
      <style:text-properties fo:font-size="18pt"/>
    </style:style>
    <style:style style:name="P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8" style:family="paragraph">
      <loext:graphic-properties draw:fill="solid" draw:fill-color="#fafaf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start"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10" style:family="paragraph">
      <loext:graphic-properties draw:fill="solid" draw:fill-color="#ffffff"/>
      <style:paragraph-properties fo:margin-left="0cm" fo:margin-right="0cm" fo:margin-top="0cm" fo:margin-bottom="0cm" fo:line-height="100%" fo:text-align="start"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1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ffffff"/>
      <style:text-properties fo:font-size="14pt"/>
    </style:style>
    <style:style style:name="P13" style:family="paragraph">
      <style:paragraph-properties fo:margin-top="0.42cm" fo:margin-bottom="0.35cm"/>
    </style:style>
    <style:style style:name="P14" style:family="paragraph">
      <style:paragraph-properties fo:text-align="center"/>
      <style:text-properties fo:font-size="10pt"/>
    </style:style>
    <style:style style:name="P15" style:family="paragraph">
      <loext:graphic-properties draw:fill="solid" draw:fill-color="#ffffff"/>
      <style:paragraph-properties fo:text-align="center" style:writing-mode="lr-tb"/>
      <style:text-properties fo:font-size="10pt"/>
    </style:style>
    <style:style style:name="P16" style:family="paragraph">
      <style:paragraph-properties style:writing-mode="lr-tb"/>
    </style:style>
    <style:style style:name="P17" style:family="paragraph">
      <loext:graphic-properties draw:fill="solid" draw:fill-color="#ffffff"/>
      <style:text-properties fo:font-size="10pt" fo:font-weight="normal"/>
    </style:style>
    <style:style style:name="P18" style:family="paragraph">
      <loext:graphic-properties draw:fill="solid" draw:fill-color="#eeeeee"/>
      <style:paragraph-properties fo:text-align="center" style:writing-mode="lr-tb"/>
      <style:text-properties fo:font-size="10pt"/>
    </style:style>
    <style:style style:name="P19" style:family="paragraph">
      <loext:graphic-properties draw:fill="none" draw:fill-color="#ffffff"/>
      <style:text-properties fo:font-size="9pt"/>
    </style:style>
    <style:style style:name="P20" style:family="paragraph">
      <loext:graphic-properties draw:fill="none"/>
      <style:paragraph-properties fo:text-align="center"/>
    </style:style>
    <style:style style:name="P21" style:family="paragraph">
      <loext:graphic-properties draw:fill="none"/>
    </style:style>
    <style:style style:name="P22" style:family="paragraph">
      <loext:graphic-properties draw:fill="none" draw:fill-color="#ffffff"/>
      <style:text-properties fo:color="#8d281e" loext:opacity="100%" fo:font-weight="bold"/>
    </style:style>
    <style:style style:name="P23" style:family="paragraph">
      <loext:graphic-properties draw:fill="none" draw:fill-color="#ffffff"/>
      <style:text-properties fo:font-size="10pt"/>
    </style:style>
    <style:style style:name="P24" style:family="paragraph">
      <style:paragraph-properties loext:tab-stop-distance="0cm">
        <style:tab-stops>
          <style:tab-stop style:position="0.637cm" style:type="center"/>
          <style:tab-stop style:position="2.059cm" style:type="center"/>
          <style:tab-stop style:position="3.175cm" style:type="center"/>
        </style:tab-stops>
      </style:paragraph-properties>
    </style:style>
    <style:style style:name="P25" style:family="paragraph">
      <loext:graphic-properties draw:fill="none" draw:fill-color="#ffffff"/>
      <style:text-properties fo:font-size="10pt" style:font-size-asian="12pt" style:font-size-complex="12pt"/>
    </style:style>
    <style:style style:name="P26" style:family="paragraph">
      <style:paragraph-properties fo:text-align="start"/>
      <style:text-properties style:font-name="Nimbus Mono PS"/>
    </style:style>
    <style:style style:name="P27" style:family="paragraph">
      <style:paragraph-properties fo:text-align="start" style:writing-mode="lr-tb"/>
      <style:text-properties style:font-name="Nimbus Mono PS"/>
    </style:style>
    <style:style style:name="P28" style:family="paragraph">
      <style:paragraph-properties fo:text-align="start"/>
      <style:text-properties fo:font-size="10pt"/>
    </style:style>
    <style:style style:name="P29" style:family="paragraph">
      <loext:graphic-properties draw:fill="solid" draw:fill-color="#ffffff"/>
      <style:paragraph-properties fo:text-align="start" style:writing-mode="lr-tb"/>
      <style:text-properties fo:font-size="10pt"/>
    </style:style>
    <style:style style:name="P30" style:family="paragraph">
      <loext:graphic-properties draw:fill="none" draw:fill-color="#ffffff"/>
    </style:style>
    <style:style style:name="P31" style:family="paragraph">
      <style:text-properties style:font-name="Liberation Sans2"/>
    </style:style>
    <style:style style:name="P32" style:family="paragraph">
      <loext:graphic-properties draw:fill="solid" draw:fill-color="#127622"/>
      <style:paragraph-properties fo:text-align="center"/>
    </style:style>
    <style:style style:name="P33" style:family="paragraph">
      <style:paragraph-properties fo:text-align="start"/>
      <style:text-properties fo:font-size="8pt"/>
    </style:style>
    <style:style style:name="P34" style:family="paragraph">
      <style:paragraph-properties fo:text-align="start" style:writing-mode="lr-tb"/>
      <style:text-properties fo:font-size="8pt"/>
    </style:style>
    <style:style style:name="P35" style:family="paragraph">
      <loext:graphic-properties draw:fill="none" draw:fill-color="#ffffff"/>
      <style:paragraph-properties fo:text-align="center"/>
      <style:text-properties fo:font-size="14pt"/>
    </style:style>
    <style:style style:name="P36" style:family="paragraph">
      <loext:graphic-properties draw:fill="none" draw:fill-color="#ffffff"/>
      <style:paragraph-properties fo:margin-top="0.42cm" fo:margin-bottom="0.35cm" fo:text-align="center"/>
      <style:text-properties fo:font-size="14pt"/>
    </style:style>
    <style:style style:name="P37" style:family="paragraph">
      <loext:graphic-properties draw:fill="none"/>
      <style:text-properties fo:color="#224b12" loext:opacity="100%" fo:font-size="11pt"/>
    </style:style>
    <style:style style:name="P38" style:family="paragraph">
      <loext:graphic-properties draw:fill="none" draw:fill-color="#ffffff"/>
      <style:text-properties fo:font-size="11pt"/>
    </style:style>
    <style:style style:name="P39" style:family="paragraph">
      <style:paragraph-properties fo:text-align="start"/>
    </style:style>
    <style:style style:name="P40" style:family="paragraph">
      <loext:graphic-properties draw:fill="solid" draw:fill-color="#dddddd"/>
      <style:paragraph-properties fo:text-align="start"/>
      <style:text-properties fo:font-size="12pt" fo:font-weight="bold"/>
    </style:style>
    <style:style style:name="P41" style:family="paragraph">
      <loext:graphic-properties draw:fill="none" draw:fill-color="#ffffff"/>
      <style:paragraph-properties fo:text-align="center"/>
      <style:text-properties fo:font-size="8pt"/>
    </style:style>
    <style:style style:name="P42" style:family="paragraph">
      <loext:graphic-properties draw:fill="solid" draw:fill-color="#eeeeee"/>
      <style:paragraph-properties fo:text-align="center"/>
      <style:text-properties fo:font-size="8pt"/>
    </style:style>
    <style:style style:name="P43" style:family="paragraph">
      <loext:graphic-properties draw:fill="none" draw:fill-color="#ffffff"/>
      <style:paragraph-properties fo:text-align="start"/>
      <style:text-properties fo:font-size="8pt"/>
    </style:style>
    <style:style style:name="P44" style:family="paragraph">
      <loext:graphic-properties draw:fill="none" draw:fill-color="#ffffff"/>
      <style:paragraph-properties fo:text-align="start"/>
      <style:text-properties fo:color="#666666" loext:opacity="100%" style:text-line-through-style="solid" style:text-line-through-type="single" fo:font-size="8pt"/>
    </style:style>
    <style:style style:name="P45" style:family="paragraph">
      <style:text-properties fo:font-size="8pt"/>
    </style:style>
    <style:style style:name="P46" style:family="paragraph">
      <style:text-properties fo:font-size="9pt"/>
    </style:style>
    <style:style style:name="P47" style:family="paragraph">
      <style:paragraph-properties fo:margin-left="0.475cm" fo:margin-right="0cm" fo:text-indent="-0.475cm"/>
    </style:style>
    <style:style style:name="P48" style:family="paragraph">
      <loext:graphic-properties draw:fill="solid" draw:fill-color="#ffffff"/>
      <style:paragraph-properties fo:margin-left="0.475cm" fo:margin-right="0cm" fo:text-indent="-0.475cm"/>
      <style:text-properties fo:color="#8d281e" loext:opacity="100%" style:text-position="0% 100%" style:font-name="Liberation Mono" fo:font-size="7pt"/>
    </style:style>
    <style:style style:name="P49" style:family="paragraph">
      <loext:graphic-properties draw:fill="none" draw:fill-color="#ffffff"/>
      <style:text-properties fo:font-size="8pt"/>
    </style:style>
    <style:style style:name="P50" style:family="paragraph">
      <style:text-properties fo:font-size="8pt" style:font-size-asian="8pt" style:font-size-complex="8pt"/>
    </style:style>
    <style:style style:name="P51"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1" fo:font-size="9pt" fo:language="zxx" fo:country="none" fo:font-style="normal" fo:text-shadow="none" style:text-underline-style="none" fo:font-weight="normal" style:letter-kerning="true" style:font-name-asian="Noto Sans CJK SC"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1" fo:font-size="9pt" fo:language="zxx" fo:country="none" fo:font-style="normal" fo:text-shadow="none" style:text-underline-style="none" fo:font-weight="normal" style:letter-kerning="true" style:font-name-asian="Noto Sans CJK SC"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writing-mode="lr-tb"/>
    </style:style>
    <style:style style:name="P5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5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start" fo:text-indent="0cm" style:writing-mode="lr-tb"/>
    </style:style>
    <style:style style:name="P63"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1" fo:font-size="9pt" fo:language="zxx" fo:country="none" fo:font-style="normal" fo:text-shadow="none" style:text-underline-style="none" fo:font-weight="bold" style:letter-kerning="true" style:font-name-asian="Noto Sans CJK SC" style:font-size-asian="9pt" style:font-style-asian="normal" style:font-weight-asian="bold" style:font-name-complex="Noto Sans Devanagari" style:font-size-complex="9pt" style:font-style-complex="normal" style:font-weight-complex="bold" style:text-emphasize="none" style:font-relief="none" style:text-overline-style="none" style:text-overline-color="font-color"/>
    </style:style>
    <style:style style:name="P65"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1" fo:font-size="9pt" fo:language="zxx" fo:country="none" fo:font-style="normal" fo:text-shadow="none" style:text-underline-style="none" fo:font-weight="bold" style:letter-kerning="true" style:font-name-asian="Noto Sans CJK SC" style:font-size-asian="9pt" style:font-style-asian="normal" style:font-weight-asian="bold" style:font-name-complex="Noto Sans Devanagari" style:font-size-complex="9pt" style:font-style-complex="normal" style:font-weight-complex="bold" style:text-emphasize="none" style:font-relief="none" style:text-overline-style="none" style:text-overline-color="font-color"/>
    </style:style>
    <style:style style:name="P6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7"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8"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writing-mode="lr-tb"/>
    </style:style>
    <style:style style:name="P7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71"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73" style:family="paragraph">
      <style:text-properties fo:font-size="10pt" fo:font-weight="normal"/>
    </style:style>
    <style:style style:name="P74" style:family="paragraph">
      <style:paragraph-properties style:writing-mode="lr-tb"/>
      <style:text-properties fo:font-size="10pt" fo:font-weight="normal"/>
    </style:style>
    <style:style style:name="P75"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76" style:family="paragraph">
      <style:paragraph-properties fo:text-align="start" loext:tab-stop-distance="0cm">
        <style:tab-stops>
          <style:tab-stop style:position="1.279cm"/>
        </style:tab-stops>
      </style:paragraph-properties>
      <style:text-properties fo:font-size="8pt"/>
    </style:style>
    <style:style style:name="P77" style:family="paragraph">
      <style:paragraph-properties fo:text-align="start" loext:tab-stop-distance="0cm" style:writing-mode="lr-tb">
        <style:tab-stops>
          <style:tab-stop style:position="1.279cm"/>
        </style:tab-stops>
      </style:paragraph-properties>
      <style:text-properties fo:font-size="8pt"/>
    </style:style>
    <style:style style:name="P78" style:family="paragraph">
      <style:paragraph-properties fo:margin-top="0.42cm" fo:margin-bottom="0.35cm" fo:text-align="start"/>
    </style:style>
    <style:style style:name="P79" style:family="paragraph">
      <style:paragraph-properties fo:margin-top="0.42cm" fo:margin-bottom="0.35cm" fo:text-align="start"/>
      <style:text-properties fo:font-size="8pt" style:font-size-asian="10pt" style:font-size-complex="10pt"/>
    </style:style>
    <style:style style:name="P80" style:family="paragraph">
      <loext:graphic-properties draw:fill="none" draw:fill-color="#ffffff"/>
      <style:text-properties fo:font-weight="bold"/>
    </style:style>
    <style:style style:name="P81"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3" style:family="paragraph">
      <style:paragraph-properties fo:margin-left="0.318cm" fo:margin-right="0cm" fo:margin-top="0cm" fo:margin-bottom="0cm" fo:line-height="100%" fo:text-align="start" fo:text-indent="-0.318cm" style:writing-mode="lr-tb"/>
    </style:style>
    <style:style style:name="P84" style:family="paragraph">
      <style:paragraph-properties fo:margin-left="0cm" fo:margin-right="0cm" fo:margin-top="0cm" fo:margin-bottom="0cm" fo:line-height="100%" fo:text-indent="0cm" style:writing-mode="lr-tb"/>
      <style:text-properties fo:font-size="8pt"/>
    </style:style>
    <style:style style:name="P85" style:family="paragraph">
      <style:text-properties fo:font-size="10pt"/>
    </style:style>
    <style:style style:name="P86" style:family="paragraph">
      <loext:graphic-properties draw:fill="none" draw:fill-color="#ffffff"/>
      <style:text-properties fo:font-size="10pt" fo:font-weight="bold"/>
    </style:style>
    <style:style style:name="P87" style:family="paragraph">
      <style:paragraph-properties fo:margin-left="0cm" fo:margin-right="0cm" fo:margin-top="0cm" fo:margin-bottom="0cm" fo:line-height="100%" fo:text-align="center" fo:text-indent="0cm" style:writing-mode="lr-tb"/>
      <style:text-properties fo:font-size="8pt"/>
    </style:style>
    <style:style style:name="P8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start" fo:text-indent="0cm" style:writing-mode="lr-tb"/>
      <style:text-properties fo:font-size="8pt"/>
    </style:style>
    <style:style style:name="P91" style:family="paragraph">
      <loext:graphic-properties draw:fill="solid" draw:fill-color="#ffffff"/>
      <style:paragraph-properties fo:margin-left="0.318cm" fo:margin-right="0cm" fo:margin-top="0cm" fo:margin-bottom="0cm" fo:line-height="100%" fo:text-align="start" fo:text-indent="-0.318cm"/>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92" style:family="paragraph">
      <style:paragraph-properties fo:text-align="start" loext:tab-stop-distance="0cm">
        <style:tab-stops>
          <style:tab-stop style:position="1.279cm"/>
        </style:tab-stops>
      </style:paragraph-properties>
      <style:text-properties fo:font-size="10pt"/>
    </style:style>
    <style:style style:name="P93" style:family="paragraph">
      <style:paragraph-properties fo:text-align="start" loext:tab-stop-distance="0cm" style:writing-mode="lr-tb">
        <style:tab-stops>
          <style:tab-stop style:position="1.279cm"/>
        </style:tab-stops>
      </style:paragraph-properties>
      <style:text-properties fo:font-size="10pt"/>
    </style:style>
    <style:style style:name="P94" style:family="paragraph">
      <style:paragraph-properties fo:text-align="center"/>
      <style:text-properties fo:font-size="10pt" fo:font-weight="normal"/>
    </style:style>
    <style:style style:name="P95" style:family="paragraph">
      <loext:graphic-properties draw:fill-color="#eeeeee"/>
      <style:paragraph-properties style:writing-mode="lr-tb"/>
      <style:text-properties fo:font-size="10pt"/>
    </style:style>
    <style:style style:name="P96" style:family="paragraph">
      <style:paragraph-properties fo:text-align="start"/>
      <style:text-properties fo:font-size="10pt" fo:font-weight="normal"/>
    </style:style>
    <style:style style:name="P97" style:family="paragraph">
      <style:paragraph-properties fo:text-align="start" loext:tab-stop-distance="0cm">
        <style:tab-stops>
          <style:tab-stop style:position="1.202cm"/>
        </style:tab-stops>
      </style:paragraph-properties>
      <style:text-properties fo:font-size="10pt" fo:font-weight="normal"/>
    </style:style>
    <style:style style:name="P98" style:family="paragraph">
      <style:paragraph-properties fo:text-align="start" style:writing-mode="lr-tb"/>
      <style:text-properties fo:font-size="10pt" fo:font-weight="normal"/>
    </style:style>
    <style:style style:name="P99"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color="#000000" loext:opacity="100%" fo:font-size="10pt" fo:hyphenate="false" loext:hyphenation-no-caps="false" loext:hyphenation-no-last-word="false"/>
    </style:style>
    <style:style style:name="P100"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color="#000000" loext:opacity="100%" fo:font-size="10pt" fo:hyphenate="false" loext:hyphenation-no-caps="false" loext:hyphenation-no-last-word="false"/>
    </style:style>
    <style:style style:name="P101" style:family="paragraph">
      <style:paragraph-properties fo:text-align="center"/>
      <style:text-properties fo:color="#000000" loext:opacity="100%" fo:font-size="10pt"/>
    </style:style>
    <style:style style:name="P102" style:family="paragraph">
      <loext:graphic-properties draw:fill="solid" draw:fill-color="#ffffff"/>
      <style:paragraph-properties fo:text-align="center" style:writing-mode="lr-tb"/>
      <style:text-properties fo:color="#000000" loext:opacity="100%" fo:font-size="10pt"/>
    </style:style>
    <style:style style:name="P103" style:family="paragraph">
      <loext:graphic-properties draw:fill="solid" draw:fill-color="#ffffff"/>
      <style:text-properties fo:font-size="8pt"/>
    </style:style>
    <style:style style:name="P104" style:family="paragraph">
      <style:paragraph-properties fo:margin-left="0.475cm" fo:margin-right="0cm" fo:text-indent="-0.475cm"/>
      <style:text-properties fo:font-size="8pt"/>
    </style:style>
    <style:style style:name="P105" style:family="paragraph">
      <loext:graphic-properties draw:fill="none" draw:fill-color="#ffffff"/>
      <style:paragraph-properties fo:margin-left="0.318cm" fo:margin-right="0cm" fo:margin-top="0cm" fo:margin-bottom="0cm" fo:line-height="100%" fo:text-align="start" fo:text-indent="-0.318cm"/>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paragraph-properties fo:margin-left="0.318cm" fo:margin-right="0cm" fo:margin-top="0cm" fo:margin-bottom="0cm" fo:line-height="100%" fo:text-align="start" fo:text-indent="-0.318cm"/>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8pt"/>
    </style:style>
    <style:style style:name="T2" style:family="text">
      <style:text-properties fo:font-size="18pt" fo:font-weight="bold" style:font-weight-asian="bold" style:font-weight-complex="bold"/>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7" style:family="text">
      <style:text-properties fo:font-size="14pt"/>
    </style:style>
    <style:style style:name="T8" style:family="text">
      <style:text-properties fo:font-size="14pt" style:font-size-asian="10pt" style:font-size-complex="10pt"/>
    </style:style>
    <style:style style:name="T9" style:family="text">
      <style:text-properties fo:font-size="14pt" fo:font-weight="bold" style:font-size-asian="10pt" style:font-weight-asian="bold" style:font-size-complex="10pt"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color="#7b3d00" loext:opacity="100%" fo:font-size="10pt"/>
    </style:style>
    <style:style style:name="T12" style:family="text">
      <style:text-properties fo:color="#127622" loext:opacity="100%" fo:font-size="10pt" fo:font-style="italic" style:font-style-asian="italic" style:font-style-complex="italic"/>
    </style:style>
    <style:style style:name="T13" style:family="text">
      <style:text-properties fo:color="#000000" loext:opacity="100%"/>
    </style:style>
    <style:style style:name="T14" style:family="text">
      <style:text-properties fo:color="#127622" loext:opacity="100%" fo:font-style="italic" style:font-style-asian="italic" style:font-style-complex="italic"/>
    </style:style>
    <style:style style:name="T15" style:family="text">
      <style:text-properties fo:color="#000000" loext:opacity="100%" fo:font-size="10pt" fo:font-style="normal" style:font-style-asian="normal" style:font-style-complex="normal"/>
    </style:style>
    <style:style style:name="T16" style:family="text">
      <style:text-properties fo:font-size="10pt" fo:font-weight="normal"/>
    </style:style>
    <style:style style:name="T17" style:family="text">
      <style:text-properties fo:font-size="10pt" fo:font-weight="bold" style:font-weight-asian="bold" style:font-weight-complex="bold"/>
    </style:style>
    <style:style style:name="T18" style:family="text">
      <style:text-properties fo:color="#127622" loext:opacity="100%" fo:font-size="10pt" fo:font-style="italic" fo:font-weight="normal" style:font-style-asian="italic" style:font-weight-asian="normal" style:font-style-complex="italic" style:font-weight-complex="normal"/>
    </style:style>
    <style:style style:name="T19" style:family="text">
      <style:text-properties fo:color="#8d281e" loext:opacity="100%" fo:font-size="9pt" fo:font-weight="bold" style:font-weight-asian="bold" style:font-weight-complex="bold"/>
    </style:style>
    <style:style style:name="T20" style:family="text">
      <style:text-properties fo:font-size="9pt"/>
    </style:style>
    <style:style style:name="T21" style:family="text">
      <style:text-properties fo:color="#000000" loext:opacity="100%" fo:font-size="10pt" fo:font-style="normal" fo:font-weight="normal" style:font-style-asian="normal" style:font-weight-asian="normal" style:font-style-complex="normal" style:font-weight-complex="normal"/>
    </style:style>
    <style:style style:name="T22" style:family="text">
      <style:text-properties fo:color="#b2b2b2" loext:opacity="100%" style:text-line-through-style="solid" style:text-line-through-type="single" fo:font-size="10pt" fo:font-style="normal" fo:font-weight="normal" style:font-style-asian="normal" style:font-weight-asian="normal" style:font-style-complex="normal" style:font-weight-complex="normal"/>
    </style:style>
    <style:style style:name="T23" style:family="text">
      <style:text-properties fo:color="#8d281e" loext:opacity="100%" fo:font-weight="bold"/>
    </style:style>
    <style:style style:name="T24" style:family="text">
      <style:text-properties fo:color="#8d281e" loext:opacity="100%" fo:font-weight="bold" style:font-weight-asian="bold" style:font-weight-complex="bold"/>
    </style:style>
    <style:style style:name="T25" style:family="text">
      <style:text-properties fo:color="#127622" loext:opacity="100%" fo:font-size="10pt"/>
    </style:style>
    <style:style style:name="T26" style:family="text">
      <style:text-properties style:font-name="Nimbus Mono PS" fo:font-size="9pt" style:font-size-asian="9pt" style:font-size-complex="9pt"/>
    </style:style>
    <style:style style:name="T27" style:family="text">
      <style:text-properties fo:font-size="10pt" style:font-size-asian="12pt" style:font-size-complex="12pt"/>
    </style:style>
    <style:style style:name="T28" style:family="text">
      <style:text-properties style:font-name="Nimbus Mono PS"/>
    </style:style>
    <style:style style:name="T29" style:family="text">
      <style:text-properties fo:font-size="9pt" style:font-size-asian="9pt" style:font-size-complex="9pt"/>
    </style:style>
    <style:style style:name="T30" style:family="text">
      <style:text-properties style:font-name="Liberation Sans2"/>
    </style:style>
    <style:style style:name="T31" style:family="text">
      <style:text-properties fo:font-size="8pt"/>
    </style:style>
    <style:style style:name="T32" style:family="text">
      <style:text-properties fo:font-size="18pt" fo:font-style="italic" style:font-style-asian="italic" style:font-style-complex="italic"/>
    </style:style>
    <style:style style:name="T33" style:family="text">
      <style:text-properties fo:color="#224b12" loext:opacity="100%" fo:font-size="11pt" fo:font-weight="bold" style:font-weight-asian="bold" style:font-weight-complex="bold"/>
    </style:style>
    <style:style style:name="T34" style:family="text">
      <style:text-properties fo:color="#224b12" loext:opacity="100%" fo:font-size="11pt"/>
    </style:style>
    <style:style style:name="T35" style:family="text">
      <style:text-properties fo:font-size="11pt" fo:font-weight="bold" style:font-weight-asian="bold" style:font-weight-complex="bold"/>
    </style:style>
    <style:style style:name="T36" style:family="text">
      <style:text-properties fo:font-size="11pt"/>
    </style:style>
    <style:style style:name="T37" style:family="text">
      <style:text-properties fo:font-size="12pt" fo:font-weight="bold"/>
    </style:style>
    <style:style style:name="T38" style:family="text">
      <style:text-properties fo:font-size="12pt" fo:font-style="italic" fo:font-weight="bold" style:font-style-asian="italic" style:font-style-complex="italic"/>
    </style:style>
    <style:style style:name="T39" style:family="text">
      <style:text-properties style:text-position="super 58%" fo:font-size="8pt"/>
    </style:style>
    <style:style style:name="T40" style:family="text">
      <style:text-properties fo:color="#bf0041" loext:opacity="100%" fo:font-size="8pt" fo:font-weight="bold" style:font-weight-asian="bold" style:font-weight-complex="bold"/>
    </style:style>
    <style:style style:name="T41" style:family="text">
      <style:text-properties fo:font-size="8pt" fo:font-style="italic" style:font-style-asian="italic" style:font-style-complex="italic"/>
    </style:style>
    <style:style style:name="T42" style:family="text">
      <style:text-properties fo:color="#666666" loext:opacity="100%" style:text-line-through-style="solid" style:text-line-through-type="single" fo:font-size="8pt"/>
    </style:style>
    <style:style style:name="T43" style:family="text">
      <style:text-properties fo:font-size="8pt" style:font-size-asian="8pt" style:font-size-complex="8pt"/>
    </style:style>
    <style:style style:name="T44" style:family="text">
      <style:text-properties style:text-position="super 58%" fo:font-size="9pt"/>
    </style:style>
    <style:style style:name="T45" style:family="text">
      <style:text-properties fo:color="#8d281e" loext:opacity="100%" style:text-position="0% 100%" style:font-name="Liberation Mono" fo:font-size="7pt"/>
    </style:style>
    <style:style style:name="T46" style:family="text">
      <style:text-properties fo:color="#8d281e" loext:opacity="100%" style:text-position="0% 100%" style:font-name="Liberation Mono" fo:font-size="7pt" fo:font-style="italic" style:font-style-asian="italic" style:font-style-complex="italic"/>
    </style:style>
    <style:style style:name="T47" style:family="text">
      <style:text-properties style:font-name="Liberation Sans" fo:font-size="8pt" style:font-name-asian="Liberation Sans" style:font-name-complex="Liberation Sans"/>
    </style:style>
    <style:style style:name="T48" style:family="text">
      <style:text-properties style:font-name="Liberation Sans1" fo:font-size="8pt" style:font-name-asian="Liberation Sans" style:font-name-complex="Liberation Sans"/>
    </style:style>
    <style:style style:name="T49" style:family="text">
      <style:text-properties fo:color="#8d281e" loext:opacity="100%" style:text-position="0% 100%" style:font-name="Liberation Mono" fo:font-size="7pt" style:font-name-asian="Liberation Mono" style:font-name-complex="Liberation Mono"/>
    </style:style>
    <style:style style:name="T50" style:family="text">
      <style:text-properties style:text-position="super 58%" fo:font-size="8pt" style:font-size-asian="8pt" style:font-size-complex="8pt"/>
    </style:style>
    <style:style style:name="T51" style:family="text">
      <style:text-properties fo:font-variant="normal" fo:text-transform="none" style:use-window-font-color="true" loext:opacity="0%" style:text-outline="false" style:text-line-through-style="none" style:text-line-through-type="none" style:font-name="Liberation Sans1" fo:font-size="9pt" fo:language="zxx" fo:country="none" fo:font-style="normal" fo:text-shadow="none" style:text-underline-style="none" fo:font-weight="normal" style:letter-kerning="true" style:font-name-asian="Noto Sans CJK SC"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loext:opacity="0%" style:text-outline="false" style:text-line-through-style="none" style:text-line-through-type="none" style:font-name="Liberation Sans1" fo:font-size="9pt" fo:language="zxx" fo:country="none" fo:font-style="normal" fo:text-shadow="none" style:text-underline-style="none" fo:font-weight="bold" style:letter-kerning="true" style:font-name-asian="Noto Sans CJK SC" style:font-size-asian="9pt" style:font-style-asian="normal" style:font-weight-asian="bold" style:font-name-complex="Noto Sans Devanagari" style:font-size-complex="9pt" style:font-style-complex="normal" style:font-weight-complex="bold" style:text-emphasize="none"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loext:opacity="0%" style:text-outline="false" style:text-line-through-style="none" style:text-line-through-type="none" style:text-position="0% 100%" style:font-name="Liberation Sans1" fo:font-size="14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text-position="super 58%" style:font-name="Liberation Sans1"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bold" style:letter-kerning="true" style:font-name-asian="Noto Sans CJK SC" style:font-size-asian="12pt" style:font-style-asian="normal" style:font-weight-asian="bold" style:font-name-complex="Noto Sans Devanagari" style:font-size-complex="12pt" style:font-style-complex="normal" style:font-weight-complex="bold" style:text-emphasize="none"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text-position="0% 100%" style:font-name="Liberation Sans1" fo:font-size="8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loext:opacity="0%" style:text-outline="false" style:text-line-through-style="none" style:text-line-through-type="none" style:text-position="0% 100%" style:font-name="Liberation Sans1" fo:font-size="8pt" fo:letter-spacing="normal" fo:language="zxx" fo:country="none"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bold" style:font-name-complex="Noto Sans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60" style:family="text">
      <style:text-properties fo:color="#000000" loext:opacity="100%" fo:font-size="8pt" fo:font-weight="normal" style:font-weight-asian="normal" style:font-weight-complex="normal"/>
    </style:style>
    <style:style style:name="T61" style:family="text">
      <style:text-properties fo:color="#000000" loext:opacity="100%" fo:font-size="8pt" fo:font-weight="bold" style:font-weight-asian="bold" style:font-weight-complex="bold"/>
    </style:style>
    <style:style style:name="T62" style:family="text">
      <style:text-properties fo:color="#000000" loext:opacity="100%" fo:font-size="8pt"/>
    </style:style>
    <style:style style:name="T63" style:family="text">
      <style:text-properties fo:color="#000000" loext:opacity="100%" style:text-line-through-style="none" style:text-line-through-type="none" fo:font-size="8pt" fo:font-weight="bold" style:font-weight-asian="bold" style:font-weight-complex="bold"/>
    </style:style>
    <style:style style:name="T64" style:family="text">
      <style:text-properties fo:color="#000000" loext:opacity="100%" style:text-line-through-style="none" style:text-line-through-type="none" fo:font-size="8pt"/>
    </style:style>
    <style:style style:name="T65" style:family="text">
      <style:text-properties fo:color="#127622" loext:opacity="100%" fo:font-size="8pt"/>
    </style:style>
    <style:style style:name="T66" style:family="text">
      <style:text-properties style:text-position="super 58%" fo:font-size="8pt" fo:font-weight="bold" style:font-size-asian="10pt" style:font-weight-asian="bold" style:font-size-complex="10pt" style:font-weight-complex="bold"/>
    </style:style>
    <style:style style:name="T67" style:family="text">
      <style:text-properties fo:font-size="8pt" style:font-size-asian="10pt" style:font-size-complex="10pt"/>
    </style:style>
    <style:style style:name="T68" style:family="text">
      <style:text-properties fo:font-size="8pt" fo:font-weight="bold" style:font-size-asian="10pt" style:font-weight-asian="bold" style:font-size-complex="10pt" style:font-weight-complex="bold"/>
    </style:style>
    <style:style style:name="T69" style:family="text">
      <style:text-properties fo:font-weight="bold"/>
    </style:style>
    <style:style style:name="T70" style:family="text">
      <style:text-properties fo:font-variant="normal" fo:text-transform="none" style:use-window-font-color="true" loext:opacity="0%" style:text-outline="false" style:text-line-through-style="none" style:text-line-through-type="none" style:text-position="super 58%" style:font-name="Liberation Sans1" fo:font-size="8pt" fo:language="zxx" fo:country="none" fo:font-style="normal" fo:text-shadow="none" style:text-underline-style="none" fo:font-weight="bold" style:letter-kerning="true" style:font-name-asian="Noto Sans CJK SC" style:font-size-asian="12pt" style:font-style-asian="normal" style:font-weight-asian="bold" style:font-name-complex="Noto Sans Devanagari" style:font-size-complex="12pt" style:font-style-complex="normal" style:font-weight-complex="bold" style:text-emphasize="none" style:font-relief="none" style:text-overline-style="none" style:text-overline-color="font-color"/>
    </style:style>
    <style:style style:name="T71" style:family="text">
      <style:text-properties style:text-position="super 58%" fo:font-size="8pt" fo:font-weight="bold" style:font-weight-asian="bold" style:font-weight-complex="bold"/>
    </style:style>
    <style:style style:name="T72" style:family="text">
      <style:text-properties style:text-position="super 58%" fo:font-size="9pt" fo:font-weight="bold" style:font-weight-asian="bold" style:font-weight-complex="bold"/>
    </style:style>
    <style:style style:name="T73" style:family="text">
      <style:text-properties fo:font-size="10pt" fo:font-weight="bold"/>
    </style:style>
    <style:style style:name="T74" style:family="text">
      <style:text-properties fo:font-size="9pt" fo:font-weight="bold" style:font-weight-asian="bold" style:font-weight-complex="bold"/>
    </style:style>
    <style:style style:name="T75" style:family="text">
      <style:text-properties fo:color="#000000" loext:opacity="100%" fo:font-size="10pt" fo:font-weight="normal" style:font-weight-asian="normal" style:font-weight-complex="normal"/>
    </style:style>
    <style:style style:name="T76" style:family="text">
      <style:text-properties fo:color="#000000" loext:opacity="100%" fo:font-size="10pt" fo:font-weight="bold" style:font-weight-asian="bold" style:font-weight-complex="bold"/>
    </style:style>
    <style:style style:name="T77" style:family="text">
      <style:text-properties fo:color="#000000" loext:opacity="100%" fo:font-size="10pt"/>
    </style:style>
    <style:style style:name="T78" style:family="text">
      <style:text-properties fo:color="#000000" loext:opacity="100%" style:text-line-through-style="solid" style:text-line-through-type="single" fo:font-size="10pt" fo:font-weight="bold" style:font-weight-asian="bold" style:font-weight-complex="bold"/>
    </style:style>
    <style:style style:name="T79" style:family="text">
      <style:text-properties fo:color="#000000" loext:opacity="100%" style:text-line-through-style="solid" style:text-line-through-type="single" fo:font-size="10pt"/>
    </style:style>
    <style:style style:name="T80" style:family="text">
      <style:text-properties style:font-name="Liberation Mono" fo:font-size="8pt" fo:font-weight="bold" style:font-size-asian="8pt" style:font-weight-asian="bold" style:font-size-complex="8pt" style:font-weight-complex="bold"/>
    </style:style>
    <style:style style:name="T81" style:family="text">
      <style:text-properties style:font-name="Liberation Mono" fo:font-size="8pt" fo:font-weight="normal" style:font-size-asian="8pt" style:font-size-complex="8pt"/>
    </style:style>
    <style:style style:name="T82" style:family="text">
      <style:text-properties style:font-name="Liberation Mono" fo:font-size="8pt" fo:font-weight="normal" style:font-size-asian="8pt" style:font-weight-asian="normal" style:font-size-complex="8pt" style:font-weight-complex="normal"/>
    </style:style>
    <style:style style:name="T83" style:family="text">
      <style:text-properties fo:color="#000000" loext:opacity="100%" style:font-name="Liberation Mono" fo:font-size="8pt" fo:font-weight="bold" style:font-size-asian="8pt" style:font-weight-asian="bold" style:font-size-complex="8pt" style:font-weight-complex="bold"/>
    </style:style>
    <style:style style:name="T84" style:family="text">
      <style:text-properties fo:color="#000000" loext:opacity="100%" style:font-name="Liberation Mono" fo:font-size="8pt" fo:font-weight="normal" style:font-size-asian="8pt" style:font-weight-asian="normal" style:font-size-complex="8pt" style:font-weight-complex="normal"/>
    </style:style>
    <style:style style:name="T85" style:family="text">
      <style:text-properties fo:color="#000000" loext:opacity="100%" fo:font-size="10pt" fo:font-weight="normal" style:font-weight-asian="bold" style:font-weight-complex="bold"/>
    </style:style>
    <style:style style:name="T86" style:family="text">
      <style:text-properties fo:font-size="10pt" fo:font-weight="normal" style:font-weight-asian="normal" style:font-weight-complex="normal"/>
    </style:style>
    <style:style style:name="T87" style:family="text">
      <style:text-properties fo:color="#224b12" loext:opacity="100%" fo:font-size="10pt" fo:font-weight="normal" style:font-weight-asian="normal" style:font-weight-complex="normal"/>
    </style:style>
    <style:style style:name="T88" style:family="text">
      <style:text-properties fo:color="#000000" loext:opacity="100%" fo:font-size="10pt" fo:font-weight="normal"/>
    </style:style>
    <style:style style:name="T89" style:family="text">
      <style:text-properties fo:font-variant="normal" fo:text-transform="none" style:use-window-font-color="true" loext:opacity="0%" style:text-outline="false" style:text-line-through-style="none" style:text-line-through-type="none" style:font-name="Liberation Sans1" fo:font-size="8pt" fo:language="zxx" fo:country="none" fo:font-style="italic" fo:text-shadow="none" style:text-underline-style="none" fo:font-weight="normal" style:letter-kerning="true" style:font-name-asian="Noto Sans CJK SC" style:font-size-asian="12pt" style:font-style-asian="italic" style:font-weight-asian="normal" style:font-name-complex="Noto Sans Devanagari" style:font-size-complex="12pt" style:font-style-complex="italic" style:font-weight-complex="normal" style:text-emphasize="none" style:font-relief="none" style:text-overline-style="none" style:text-overline-color="font-color"/>
    </style:style>
    <style:style style:name="T90" style:family="text">
      <style:text-properties fo:font-variant="normal" fo:text-transform="none" style:use-window-font-color="true" loext:opacity="0%" style:text-outline="false" style:text-line-through-style="none" style:text-line-through-type="none" style:text-position="0% 100%" fo:font-size="8pt" fo:letter-spacing="normal" fo:language="en" fo:country="US" fo:text-shadow="none" style:text-underline-style="none" fo:font-weight="normal" style:text-underline-mode="continuous" style:text-overline-mode="continuous" style:text-line-through-mode="continuous" style:letter-kerning="false" fo:background-color="transparent" style:font-name-asian="DejaVu Sans" style:font-size-asian="24pt" style:language-asian="zh" style:country-asian="CN" style:font-style-asian="normal" style:font-weight-asian="normal" style:font-name-complex="Noto Sans1" style:font-size-complex="24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2" draw:layer="layout" svg:width="19.488cm" svg:height="1.423cm" svg:x="1cm" svg:y="6.74cm">
          <draw:text-box>
            <text:p text:style-name="P1"><text:span text:style-name="T1">Documentati</text:span><text:span text:style-name="T1">on for </text:span><text:span text:style-name="T1">Python </text:span><text:span text:style-name="T1">program</text:span></text:p>
            <text:p text:style-name="P1"><text:span text:style-name="T2">midi-</text:span><text:span text:style-name="T2">countin.py</text:span></text:p>
          </draw:text-box>
        </draw:frame>
        <draw:frame draw:style-name="gr2" draw:text-style-name="P3" draw:layer="layout" svg:width="19.497cm" svg:height="0.645cm" svg:x="1cm" svg:y="8.536cm">
          <draw:text-box>
            <text:p text:style-name="P1"><text:span text:style-name="T3">This doc contains a </text:span><text:span text:style-name="T3">mish-mash of notes </text:span><text:span text:style-name="T3">and diagrams I used in </text:span><text:span text:style-name="T3">trying to work out the </text:span><text:span text:style-name="T3">logic for this program</text:span></text:p>
          </draw:text-box>
        </draw:frame>
        <draw:frame draw:style-name="gr3" draw:text-style-name="P5" draw:layer="layout" svg:width="19.523cm" svg:height="0.698cm" svg:x="1cm" svg:y="9.383cm">
          <draw:text-box>
            <text:p text:style-name="P4"><text:span text:style-name="T4">First, please review the </text:span><text:span text:style-name="T4">separate file: </text:span><text:span text:style-name="T5">doc_Notes.md</text:span></text:p>
          </draw:text-box>
        </draw:frame>
      </draw:page>
      <draw:page draw:name="page2" draw:style-name="dp1" draw:master-page-name="Default">
        <draw:frame draw:style-name="gr4" draw:text-style-name="P6" draw:layer="layout" svg:width="7.665cm" svg:height="0.962cm" svg:x="1.27cm" svg:y="1.228cm">
          <draw:text-box>
            <text:p><text:span text:style-name="T1">Class </text:span><text:span text:style-name="T1">Structure </text:span><text:span text:style-name="T1">Overview</text:span></text:p>
          </draw:text-box>
        </draw:frame>
        <draw:g draw:style-name="gr5" xml:id="id2" draw:id="id2">
          <draw:glue-point draw:id="4" svg:x="-4.442cm" svg:y="-4.998cm"/>
          <draw:glue-point draw:id="5" svg:x="-2.22cm" svg:y="-4.998cm"/>
          <draw:glue-point draw:id="6" svg:x="0.001cm" svg:y="0.636cm" draw:align="top-left"/>
          <draw:glue-point draw:id="7" svg:x="-4.442cm" svg:y="5.113cm"/>
          <draw:glue-point draw:id="8" svg:x="-2.22cm" svg:y="5.113cm"/>
          <draw:glue-point draw:id="9" svg:x="2.223cm" svg:y="5.113cm"/>
          <draw:glue-point draw:id="10" svg:x="4.446cm" svg:y="5.113cm"/>
          <draw:glue-point draw:id="11" svg:x="0.001cm" svg:y="-0.544cm" draw:align="bottom-left"/>
          <draw:glue-point draw:id="12" svg:x="-0.001cm" svg:y="-0.544cm" draw:align="bottom-right"/>
          <draw:glue-point draw:id="13" svg:x="-0.001cm" svg:y="0.636cm" draw:align="top-right"/>
          <draw:glue-point draw:id="14" svg:x="2.223cm" svg:y="-4.998cm"/>
          <draw:glue-point draw:id="15" svg:x="4.446cm" svg:y="-4.998cm"/>
          <draw:custom-shape draw:style-name="gr6" draw:text-style-name="P8" draw:layer="layout" svg:width="6.169cm" svg:height="0.679cm" svg:x="1.819cm" svg:y="6.971cm">
            <draw:glue-point draw:id="4" svg:x="-4.442cm" svg:y="-5cm"/>
            <draw:glue-point draw:id="5" svg:x="-2.22cm" svg:y="-5cm"/>
            <draw:glue-point draw:id="6" svg:x="2.223cm" svg:y="-5cm"/>
            <draw:glue-point draw:id="7" svg:x="4.446cm" svg:y="-5cm"/>
            <draw:glue-point draw:id="8" svg:x="0.001cm" svg:y="0.634cm" draw:align="top-left"/>
            <draw:glue-point draw:id="9" svg:x="-0.001cm" svg:y="0.634cm" draw:align="top-right"/>
            <text:p text:style-name="P7"><text:span text:style-name="T6">Song</text:span></text:p>
            <draw:enhanced-geometry svg:viewBox="0 0 21600 21600" draw:mirror-horizontal="false" draw:mirror-vertical="false" draw:type="rectangle" draw:enhanced-path="M 0 0 L 21600 0 21600 21600 0 21600 0 0 Z N"/>
          </draw:custom-shape>
          <draw:custom-shape draw:style-name="gr7" draw:text-style-name="P10" draw:layer="layout" svg:width="6.136cm" svg:height="1.255cm" svg:x="1.838cm" svg:y="7.65cm">
            <text:p text:style-name="P9"><text:span text:style-name="T6">- sourceMIDI as mido.MidiFile</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6.12cm" svg:height="1.153cm" svg:x="1.819cm" svg:y="8.905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9"><text:span text:style-name="T6">+</text:span><text:span text:style-name="T6"><text:tab/></text:span><text:span text:style-name="T6">method1():type</text:span></text:p>
            <text:p text:style-name="P9"><text:span text:style-name="T6">+</text:span><text:span text:style-name="T6"><text:tab/></text:span><text:span text:style-name="T6">method2(p:type)</text:span></text:p>
            <draw:enhanced-geometry svg:viewBox="0 0 21600 21600" draw:mirror-horizontal="false" draw:mirror-vertical="false" draw:type="rectangle" draw:enhanced-path="M 0 0 L 21600 0 21600 21600 0 21600 0 0 Z N"/>
          </draw:custom-shape>
        </draw:g>
        <draw:g draw:style-name="gr5" xml:id="id1" draw:id="id1">
          <draw:glue-point draw:id="4" svg:x="-4.442cm" svg:y="-4.998cm"/>
          <draw:glue-point draw:id="5" svg:x="-2.22cm" svg:y="-4.998cm"/>
          <draw:glue-point draw:id="6" svg:x="0.001cm" svg:y="0.636cm" draw:align="top-left"/>
          <draw:glue-point draw:id="7" svg:x="-4.442cm" svg:y="5.113cm"/>
          <draw:glue-point draw:id="8" svg:x="-2.22cm" svg:y="5.113cm"/>
          <draw:glue-point draw:id="9" svg:x="2.223cm" svg:y="5.113cm"/>
          <draw:glue-point draw:id="10" svg:x="4.446cm" svg:y="5.113cm"/>
          <draw:glue-point draw:id="11" svg:x="0.001cm" svg:y="-0.544cm" draw:align="bottom-left"/>
          <draw:glue-point draw:id="12" svg:x="-0.001cm" svg:y="-0.544cm" draw:align="bottom-right"/>
          <draw:glue-point draw:id="13" svg:x="-0.001cm" svg:y="0.636cm" draw:align="top-right"/>
          <draw:glue-point draw:id="14" svg:x="2.223cm" svg:y="-4.998cm"/>
          <draw:glue-point draw:id="15" svg:x="4.446cm" svg:y="-4.998cm"/>
          <draw:custom-shape draw:style-name="gr9" draw:text-style-name="P8" draw:layer="layout" svg:width="4.5cm" svg:height="0.679cm" svg:x="1.361cm" svg:y="13.201cm">
            <draw:glue-point draw:id="4" svg:x="-4.442cm" svg:y="-5cm"/>
            <draw:glue-point draw:id="5" svg:x="-2.22cm" svg:y="-5cm"/>
            <draw:glue-point draw:id="6" svg:x="2.223cm" svg:y="-5cm"/>
            <draw:glue-point draw:id="7" svg:x="4.446cm" svg:y="-5cm"/>
            <draw:glue-point draw:id="8" svg:x="0.001cm" svg:y="0.634cm" draw:align="top-left"/>
            <draw:glue-point draw:id="9" svg:x="-0.001cm" svg:y="0.634cm" draw:align="top-right"/>
            <text:p text:style-name="P7"><text:span text:style-name="T6">CountIn</text:span></text:p>
            <draw:enhanced-geometry svg:viewBox="0 0 21600 21600" draw:mirror-horizontal="false" draw:mirror-vertical="false" draw:type="rectangle" draw:enhanced-path="M 0 0 L 21600 0 21600 21600 0 21600 0 0 Z N"/>
          </draw:custom-shape>
          <draw:custom-shape draw:style-name="gr10" draw:text-style-name="P10" draw:layer="layout" svg:width="4.5cm" svg:height="1.255cm" svg:x="1.361cm" svg:y="13.88cm">
            <text:p text:style-name="P9"><text:span text:style-name="T6">-</text:span><text:span text:style-name="T6"><text:tab/></text:span><text:span text:style-name="T6">prop1:type1</text:span></text:p>
            <text:p text:style-name="P9"><text:span text:style-name="T6">-</text:span><text:span text:style-name="T6"><text:tab/></text:span><text:span text:style-name="T6">prop2:type2</text:span></text:p>
            <draw:enhanced-geometry svg:viewBox="0 0 21600 21600" draw:mirror-horizontal="false" draw:mirror-vertical="false" draw:type="rectangle" draw:enhanced-path="M 0 0 L 21600 0 21600 21600 0 21600 0 0 Z N"/>
          </draw:custom-shape>
          <draw:custom-shape draw:style-name="gr11" draw:text-style-name="P10" draw:layer="layout" svg:width="4.5cm" svg:height="1.153cm" svg:x="1.361cm" svg:y="15.135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9"><text:span text:style-name="T6">+</text:span><text:span text:style-name="T6"><text:tab/></text:span><text:span text:style-name="T6">method1():type</text:span></text:p>
            <text:p text:style-name="P9"><text:span text:style-name="T6">+</text:span><text:span text:style-name="T6"><text:tab/></text:span><text:span text:style-name="T6">method2(p:type)</text:span></text:p>
            <draw:enhanced-geometry svg:viewBox="0 0 21600 21600" draw:mirror-horizontal="false" draw:mirror-vertical="false" draw:type="rectangle" draw:enhanced-path="M 0 0 L 21600 0 21600 21600 0 21600 0 0 Z N"/>
          </draw:custom-shape>
        </draw:g>
        <draw:g draw:style-name="gr5" xml:id="id3" draw:id="id3">
          <draw:glue-point draw:id="4" svg:x="-4.442cm" svg:y="-4.998cm"/>
          <draw:glue-point draw:id="5" svg:x="-2.22cm" svg:y="-4.998cm"/>
          <draw:glue-point draw:id="6" svg:x="0.001cm" svg:y="0.636cm" draw:align="top-left"/>
          <draw:glue-point draw:id="7" svg:x="-4.442cm" svg:y="5.113cm"/>
          <draw:glue-point draw:id="8" svg:x="-2.22cm" svg:y="5.113cm"/>
          <draw:glue-point draw:id="9" svg:x="2.223cm" svg:y="5.113cm"/>
          <draw:glue-point draw:id="10" svg:x="4.446cm" svg:y="5.113cm"/>
          <draw:glue-point draw:id="11" svg:x="0.001cm" svg:y="-0.544cm" draw:align="bottom-left"/>
          <draw:glue-point draw:id="12" svg:x="-0.001cm" svg:y="-0.544cm" draw:align="bottom-right"/>
          <draw:glue-point draw:id="13" svg:x="-0.001cm" svg:y="0.636cm" draw:align="top-right"/>
          <draw:glue-point draw:id="14" svg:x="2.223cm" svg:y="-4.998cm"/>
          <draw:glue-point draw:id="15" svg:x="4.446cm" svg:y="-4.998cm"/>
          <draw:custom-shape draw:style-name="gr12" draw:text-style-name="P8" draw:layer="layout" svg:width="4.5cm" svg:height="0.679cm" svg:x="6.36cm" svg:y="15.307cm">
            <draw:glue-point draw:id="4" svg:x="-4.442cm" svg:y="-5cm"/>
            <draw:glue-point draw:id="5" svg:x="-2.22cm" svg:y="-5cm"/>
            <draw:glue-point draw:id="6" svg:x="2.223cm" svg:y="-5cm"/>
            <draw:glue-point draw:id="7" svg:x="4.446cm" svg:y="-5cm"/>
            <draw:glue-point draw:id="8" svg:x="0.001cm" svg:y="0.634cm" draw:align="top-left"/>
            <draw:glue-point draw:id="9" svg:x="-0.001cm" svg:y="0.634cm" draw:align="top-right"/>
            <text:p text:style-name="P7"><text:span text:style-name="T6">SourceMIDI</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4.5cm" svg:height="1.255cm" svg:x="6.36cm" svg:y="15.986cm">
            <text:p text:style-name="P9"><text:span text:style-name="T6">-</text:span><text:span text:style-name="T6"><text:tab/></text:span><text:span text:style-name="T6">prop1:type1</text:span></text:p>
            <text:p text:style-name="P9"><text:span text:style-name="T6">-</text:span><text:span text:style-name="T6"><text:tab/></text:span><text:span text:style-name="T6">prop2:type2</text:span></text:p>
            <draw:enhanced-geometry svg:viewBox="0 0 21600 21600" draw:mirror-horizontal="false" draw:mirror-vertical="false" draw:type="rectangle" draw:enhanced-path="M 0 0 L 21600 0 21600 21600 0 21600 0 0 Z N"/>
          </draw:custom-shape>
          <draw:custom-shape draw:style-name="gr14" draw:text-style-name="P10" draw:layer="layout" svg:width="4.5cm" svg:height="1.153cm" svg:x="6.36cm" svg:y="17.241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9"><text:span text:style-name="T6">+</text:span><text:span text:style-name="T6"><text:tab/></text:span><text:span text:style-name="T6">method1():type</text:span></text:p>
            <text:p text:style-name="P9"><text:span text:style-name="T6">+</text:span><text:span text:style-name="T6"><text:tab/></text:span><text:span text:style-name="T6">method2(p:type)</text:span></text:p>
            <draw:enhanced-geometry svg:viewBox="0 0 21600 21600" draw:mirror-horizontal="false" draw:mirror-vertical="false" draw:type="rectangle" draw:enhanced-path="M 0 0 L 21600 0 21600 21600 0 21600 0 0 Z N"/>
          </draw:custom-shape>
        </draw:g>
        <draw:g draw:style-name="gr5" xml:id="id4" draw:id="id4">
          <draw:glue-point draw:id="4" svg:x="-4.442cm" svg:y="-4.998cm"/>
          <draw:glue-point draw:id="5" svg:x="-2.22cm" svg:y="-4.998cm"/>
          <draw:glue-point draw:id="6" svg:x="0.001cm" svg:y="0.636cm" draw:align="top-left"/>
          <draw:glue-point draw:id="7" svg:x="-4.442cm" svg:y="5.113cm"/>
          <draw:glue-point draw:id="8" svg:x="-2.22cm" svg:y="5.113cm"/>
          <draw:glue-point draw:id="9" svg:x="2.223cm" svg:y="5.113cm"/>
          <draw:glue-point draw:id="10" svg:x="4.446cm" svg:y="5.113cm"/>
          <draw:glue-point draw:id="11" svg:x="0.001cm" svg:y="-0.544cm" draw:align="bottom-left"/>
          <draw:glue-point draw:id="12" svg:x="-0.001cm" svg:y="-0.544cm" draw:align="bottom-right"/>
          <draw:glue-point draw:id="13" svg:x="-0.001cm" svg:y="0.636cm" draw:align="top-right"/>
          <draw:glue-point draw:id="14" svg:x="2.223cm" svg:y="-4.998cm"/>
          <draw:glue-point draw:id="15" svg:x="4.446cm" svg:y="-4.998cm"/>
          <draw:custom-shape draw:style-name="gr15" draw:text-style-name="P8" draw:layer="layout" svg:width="4.5cm" svg:height="0.679cm" svg:x="7.795cm" svg:y="10.53cm">
            <draw:glue-point draw:id="4" svg:x="-4.442cm" svg:y="-5cm"/>
            <draw:glue-point draw:id="5" svg:x="-2.22cm" svg:y="-5cm"/>
            <draw:glue-point draw:id="6" svg:x="2.223cm" svg:y="-5cm"/>
            <draw:glue-point draw:id="7" svg:x="4.446cm" svg:y="-5cm"/>
            <draw:glue-point draw:id="8" svg:x="0.001cm" svg:y="0.634cm" draw:align="top-left"/>
            <draw:glue-point draw:id="9" svg:x="-0.001cm" svg:y="0.634cm" draw:align="top-right"/>
            <text:p text:style-name="P7"><text:span text:style-name="T6">OutputMIDI</text:span></text:p>
            <draw:enhanced-geometry svg:viewBox="0 0 21600 21600" draw:mirror-horizontal="false" draw:mirror-vertical="false" draw:type="rectangle" draw:enhanced-path="M 0 0 L 21600 0 21600 21600 0 21600 0 0 Z N"/>
          </draw:custom-shape>
          <draw:custom-shape draw:style-name="gr16" draw:text-style-name="P10" draw:layer="layout" svg:width="4.5cm" svg:height="1.255cm" svg:x="7.795cm" svg:y="11.209cm">
            <text:p text:style-name="P9"><text:span text:style-name="T6">-</text:span><text:span text:style-name="T6"><text:tab/></text:span><text:span text:style-name="T6">prop1:type1</text:span></text:p>
            <text:p text:style-name="P9"><text:span text:style-name="T6">-</text:span><text:span text:style-name="T6"><text:tab/></text:span><text:span text:style-name="T6">prop2:type2</text:span></text:p>
            <draw:enhanced-geometry svg:viewBox="0 0 21600 21600" draw:mirror-horizontal="false" draw:mirror-vertical="false" draw:type="rectangle" draw:enhanced-path="M 0 0 L 21600 0 21600 21600 0 21600 0 0 Z N"/>
          </draw:custom-shape>
          <draw:custom-shape draw:style-name="gr17" draw:text-style-name="P10" draw:layer="layout" svg:width="4.5cm" svg:height="1.153cm" svg:x="7.795cm" svg:y="12.464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9"><text:span text:style-name="T6">+</text:span><text:span text:style-name="T6"><text:tab/></text:span><text:span text:style-name="T6">method1():type</text:span></text:p>
            <text:p text:style-name="P9"><text:span text:style-name="T6">+</text:span><text:span text:style-name="T6"><text:tab/></text:span><text:span text:style-name="T6">method2(p:type)</text:span></text:p>
            <draw:enhanced-geometry svg:viewBox="0 0 21600 21600" draw:mirror-horizontal="false" draw:mirror-vertical="false" draw:type="rectangle" draw:enhanced-path="M 0 0 L 21600 0 21600 21600 0 21600 0 0 Z N"/>
          </draw:custom-shape>
        </draw:g>
        <draw:frame draw:style-name="gr18" draw:layer="layout" svg:width="4.879cm" svg:height="1.781cm" svg:x="4.173cm" svg:y="18.776cm">
          <draw:text-box>
            <text:p>NOTE: I am choosing to implement this structure as a "composition" - 'Song is composed of...' rather than an inheritance structure.</text:p>
          </draw:text-box>
        </draw:frame>
        <draw:connector draw:style-name="gr19" draw:text-style-name="P11" draw:layer="layout" draw:line-skew="-0.455cm" svg:x1="3.611cm" svg:y1="13.201cm" svg:x2="4.903cm" svg:y2="10.058cm" draw:start-shape="id1" draw:end-shape="id2" draw:end-glue-point="2" svg:d="M3611 13201v-2027h1292v-1116" svg:viewBox="0 0 1293 3144">
          <text:p/>
        </draw:connector>
        <draw:connector draw:style-name="gr20" draw:text-style-name="P11" draw:layer="layout" draw:line-skew="-1.498cm" svg:x1="6.612cm" svg:y1="15.308cm" svg:x2="4.903cm" svg:y2="10.058cm" draw:start-shape="id3" draw:start-glue-point="4" draw:end-shape="id2" draw:end-glue-point="2" svg:d="M6612 15308v-4124h-1709v-1126" svg:viewBox="0 0 1710 5251">
          <text:p/>
        </draw:connector>
        <draw:connector draw:style-name="gr21" draw:text-style-name="P11" draw:layer="layout" svg:x1="7.796cm" svg:y1="11.166cm" svg:x2="4.903cm" svg:y2="10.058cm" draw:start-shape="id4" draw:start-glue-point="6" draw:end-shape="id2" svg:d="M7796 11166h-2893v-1108" svg:viewBox="0 0 2894 1109">
          <text:p/>
        </draw:connector>
        <draw:g draw:style-name="gr5" xml:id="id5" draw:id="id5">
          <draw:glue-point draw:id="4" svg:x="-3cm" svg:y="5cm"/>
          <draw:glue-point draw:id="5" svg:x="-1cm" svg:y="5cm"/>
          <draw:glue-point draw:id="6" svg:x="1cm" svg:y="5cm"/>
          <draw:glue-point draw:id="7" svg:x="3cm" svg:y="5cm"/>
          <draw:glue-point draw:id="8" svg:x="0cm" svg:y="-0.655cm" draw:align="bottom-right"/>
          <draw:glue-point draw:id="9" svg:x="0cm" svg:y="-0.655cm" draw:align="bottom-left"/>
          <draw:glue-point draw:id="10" svg:x="-3cm" svg:y="-5cm"/>
          <draw:glue-point draw:id="11" svg:x="-1cm" svg:y="-5cm"/>
          <draw:glue-point draw:id="12" svg:x="1cm" svg:y="-5cm"/>
          <draw:glue-point draw:id="13" svg:x="3cm" svg:y="-5cm"/>
          <draw:glue-point draw:id="14" svg:x="0cm" svg:y="0.636cm" draw:align="top-right"/>
          <draw:glue-point draw:id="15" svg:x="0cm" svg:y="0.636cm" draw:align="top-left"/>
          <draw:custom-shape draw:style-name="gr22" draw:text-style-name="P8" draw:layer="layout" svg:width="4.25cm" svg:height="0.679cm" svg:x="14.635cm" svg:y="13.534cm">
            <draw:glue-point draw:id="4" svg:x="0cm" svg:y="0.635cm" draw:align="top-left"/>
            <draw:glue-point draw:id="5" svg:x="-3cm" svg:y="-4.997cm"/>
            <draw:glue-point draw:id="6" svg:x="-1cm" svg:y="-4.997cm"/>
            <draw:glue-point draw:id="7" svg:x="1cm" svg:y="-4.997cm"/>
            <draw:glue-point draw:id="8" svg:x="3cm" svg:y="-4.997cm"/>
            <draw:glue-point draw:id="9" svg:x="0cm" svg:y="0.635cm" draw:align="top-right"/>
            <text:p text:style-name="P7"><text:span text:style-name="T6">Terminal</text:span></text:p>
            <draw:enhanced-geometry svg:viewBox="0 0 21600 21600" draw:mirror-horizontal="false" draw:mirror-vertical="false" draw:type="rectangle" draw:enhanced-path="M 0 0 L 21600 0 21600 21600 0 21600 0 0 Z N"/>
          </draw:custom-shape>
          <draw:custom-shape draw:style-name="gr23" draw:text-style-name="P10" draw:layer="layout" svg:width="4.25cm" svg:height="1.153cm" svg:x="14.635cm" svg:y="14.213cm">
            <draw:glue-point draw:id="4" svg:x="-3cm" svg:y="5.002cm"/>
            <draw:glue-point draw:id="5" svg:x="-1cm" svg:y="5.002cm"/>
            <draw:glue-point draw:id="6" svg:x="1cm" svg:y="5.002cm"/>
            <draw:glue-point draw:id="7" svg:x="3cm" svg:y="5.002cm"/>
            <draw:glue-point draw:id="8" svg:x="0cm" svg:y="-0.653cm" draw:align="bottom-left"/>
            <draw:glue-point draw:id="9" svg:x="0cm" svg:y="-0.653cm" draw:align="bottom-right"/>
            <text:p text:style-name="P9"><text:span text:style-name="T6">+</text:span><text:span text:style-name="T6"><text:tab/></text:span><text:span text:style-name="T6">method1():type</text:span></text:p>
            <text:p text:style-name="P9"><text:span text:style-name="T6">+</text:span><text:span text:style-name="T6"><text:tab/></text:span><text:span text:style-name="T6">method2():type</text:span></text:p>
            <draw:enhanced-geometry svg:viewBox="0 0 21600 21600" draw:mirror-horizontal="false" draw:mirror-vertical="false" draw:type="rectangle" draw:enhanced-path="M 0 0 L 21600 0 21600 21600 0 21600 0 0 Z N"/>
          </draw:custom-shape>
        </draw:g>
        <draw:g draw:style-name="gr5" xml:id="id6" draw:id="id6">
          <draw:glue-point draw:id="4" svg:x="-3cm" svg:y="5cm"/>
          <draw:glue-point draw:id="5" svg:x="-1cm" svg:y="5cm"/>
          <draw:glue-point draw:id="6" svg:x="1cm" svg:y="5cm"/>
          <draw:glue-point draw:id="7" svg:x="3cm" svg:y="5cm"/>
          <draw:glue-point draw:id="8" svg:x="0cm" svg:y="-0.655cm" draw:align="bottom-right"/>
          <draw:glue-point draw:id="9" svg:x="0cm" svg:y="-0.655cm" draw:align="bottom-left"/>
          <draw:glue-point draw:id="10" svg:x="-3cm" svg:y="-5cm"/>
          <draw:glue-point draw:id="11" svg:x="-1cm" svg:y="-5cm"/>
          <draw:glue-point draw:id="12" svg:x="1cm" svg:y="-5cm"/>
          <draw:glue-point draw:id="13" svg:x="3cm" svg:y="-5cm"/>
          <draw:glue-point draw:id="14" svg:x="0cm" svg:y="0.636cm" draw:align="top-right"/>
          <draw:glue-point draw:id="15" svg:x="0cm" svg:y="0.636cm" draw:align="top-left"/>
          <draw:custom-shape draw:style-name="gr24" draw:text-style-name="P8" draw:layer="layout" svg:width="4.25cm" svg:height="0.679cm" svg:x="14.634cm" svg:y="16.65cm">
            <draw:glue-point draw:id="4" svg:x="0cm" svg:y="0.635cm" draw:align="top-left"/>
            <draw:glue-point draw:id="5" svg:x="-3cm" svg:y="-4.997cm"/>
            <draw:glue-point draw:id="6" svg:x="-1cm" svg:y="-4.997cm"/>
            <draw:glue-point draw:id="7" svg:x="1cm" svg:y="-4.997cm"/>
            <draw:glue-point draw:id="8" svg:x="3cm" svg:y="-4.997cm"/>
            <draw:glue-point draw:id="9" svg:x="0cm" svg:y="0.635cm" draw:align="top-right"/>
            <text:p text:style-name="P7"><text:span text:style-name="T6">TerminalDisplay</text:span></text:p>
            <draw:enhanced-geometry svg:viewBox="0 0 21600 21600" draw:mirror-horizontal="false" draw:mirror-vertical="false" draw:type="rectangle" draw:enhanced-path="M 0 0 L 21600 0 21600 21600 0 21600 0 0 Z N"/>
          </draw:custom-shape>
          <draw:custom-shape draw:style-name="gr25" draw:text-style-name="P10" draw:layer="layout" svg:width="4.25cm" svg:height="1.153cm" svg:x="14.634cm" svg:y="17.329cm">
            <draw:glue-point draw:id="4" svg:x="-3cm" svg:y="5.002cm"/>
            <draw:glue-point draw:id="5" svg:x="-1cm" svg:y="5.002cm"/>
            <draw:glue-point draw:id="6" svg:x="1cm" svg:y="5.002cm"/>
            <draw:glue-point draw:id="7" svg:x="3cm" svg:y="5.002cm"/>
            <draw:glue-point draw:id="8" svg:x="0cm" svg:y="-0.653cm" draw:align="bottom-left"/>
            <draw:glue-point draw:id="9" svg:x="0cm" svg:y="-0.653cm" draw:align="bottom-right"/>
            <text:p text:style-name="P9"><text:span text:style-name="T6">+</text:span><text:span text:style-name="T6"><text:tab/></text:span><text:span text:style-name="T6">method1():type</text:span></text:p>
            <text:p text:style-name="P9"><text:span text:style-name="T6">+</text:span><text:span text:style-name="T6"><text:tab/></text:span><text:span text:style-name="T6">method2():type</text:span></text:p>
            <draw:enhanced-geometry svg:viewBox="0 0 21600 21600" draw:mirror-horizontal="false" draw:mirror-vertical="false" draw:type="rectangle" draw:enhanced-path="M 0 0 L 21600 0 21600 21600 0 21600 0 0 Z N"/>
          </draw:custom-shape>
        </draw:g>
        <draw:connector draw:style-name="gr26" draw:text-style-name="P11" draw:layer="layout" svg:x1="16.76cm" svg:y1="15.366cm" svg:x2="16.759cm" svg:y2="16.65cm" draw:start-shape="id5" draw:start-glue-point="2" draw:end-shape="id6" draw:end-glue-point="0" svg:d="M16760 15366v641h-1v643" svg:viewBox="0 0 2 1285">
          <text:p/>
        </draw:connector>
        <draw:g draw:style-name="gr5">
          <draw:glue-point draw:id="4" svg:x="-3cm" svg:y="5cm"/>
          <draw:glue-point draw:id="5" svg:x="-1cm" svg:y="5cm"/>
          <draw:glue-point draw:id="6" svg:x="1cm" svg:y="5cm"/>
          <draw:glue-point draw:id="7" svg:x="3cm" svg:y="5cm"/>
          <draw:glue-point draw:id="8" svg:x="0cm" svg:y="-0.655cm" draw:align="bottom-right"/>
          <draw:glue-point draw:id="9" svg:x="0cm" svg:y="-0.655cm" draw:align="bottom-left"/>
          <draw:glue-point draw:id="10" svg:x="-3cm" svg:y="-5cm"/>
          <draw:glue-point draw:id="11" svg:x="-1cm" svg:y="-5cm"/>
          <draw:glue-point draw:id="12" svg:x="1cm" svg:y="-5cm"/>
          <draw:glue-point draw:id="13" svg:x="3cm" svg:y="-5cm"/>
          <draw:glue-point draw:id="14" svg:x="0cm" svg:y="0.636cm" draw:align="top-right"/>
          <draw:glue-point draw:id="15" svg:x="0cm" svg:y="0.636cm" draw:align="top-left"/>
          <draw:custom-shape draw:style-name="gr27" draw:text-style-name="P8" draw:layer="layout" svg:width="4.25cm" svg:height="0.679cm" svg:x="15.15cm" svg:y="7.609cm">
            <draw:glue-point draw:id="4" svg:x="0cm" svg:y="0.635cm" draw:align="top-left"/>
            <draw:glue-point draw:id="5" svg:x="-3cm" svg:y="-4.997cm"/>
            <draw:glue-point draw:id="6" svg:x="-1cm" svg:y="-4.997cm"/>
            <draw:glue-point draw:id="7" svg:x="1cm" svg:y="-4.997cm"/>
            <draw:glue-point draw:id="8" svg:x="3cm" svg:y="-4.997cm"/>
            <draw:glue-point draw:id="9" svg:x="0cm" svg:y="0.635cm" draw:align="top-right"/>
            <text:p text:style-name="P7"><text:span text:style-name="T6">User Interface</text:span></text:p>
            <draw:enhanced-geometry svg:viewBox="0 0 21600 21600" draw:mirror-horizontal="false" draw:mirror-vertical="false" draw:type="rectangle" draw:enhanced-path="M 0 0 L 21600 0 21600 21600 0 21600 0 0 Z N"/>
          </draw:custom-shape>
          <draw:custom-shape draw:style-name="gr28" draw:text-style-name="P10" draw:layer="layout" svg:width="4.25cm" svg:height="1.153cm" svg:x="15.15cm" svg:y="8.288cm">
            <draw:glue-point draw:id="4" svg:x="-3cm" svg:y="5.002cm"/>
            <draw:glue-point draw:id="5" svg:x="-1cm" svg:y="5.002cm"/>
            <draw:glue-point draw:id="6" svg:x="1cm" svg:y="5.002cm"/>
            <draw:glue-point draw:id="7" svg:x="3cm" svg:y="5.002cm"/>
            <draw:glue-point draw:id="8" svg:x="0cm" svg:y="-0.653cm" draw:align="bottom-left"/>
            <draw:glue-point draw:id="9" svg:x="0cm" svg:y="-0.653cm" draw:align="bottom-right"/>
            <text:p text:style-name="P9"><text:span text:style-name="T6">+</text:span><text:span text:style-name="T6"><text:tab/></text:span><text:span text:style-name="T6">method1():type</text:span></text:p>
            <text:p text:style-name="P9"><text:span text:style-name="T6">+</text:span><text:span text:style-name="T6"><text:tab/></text:span><text:span text:style-name="T6">method2():type</text:span></text:p>
            <draw:enhanced-geometry svg:viewBox="0 0 21600 21600" draw:mirror-horizontal="false" draw:mirror-vertical="false" draw:type="rectangle" draw:enhanced-path="M 0 0 L 21600 0 21600 21600 0 21600 0 0 Z N"/>
          </draw:custom-shape>
        </draw:g>
        <draw:g draw:style-name="gr5">
          <draw:glue-point draw:id="4" svg:x="-3cm" svg:y="5cm"/>
          <draw:glue-point draw:id="5" svg:x="-1cm" svg:y="5cm"/>
          <draw:glue-point draw:id="6" svg:x="1cm" svg:y="5cm"/>
          <draw:glue-point draw:id="7" svg:x="3cm" svg:y="5cm"/>
          <draw:glue-point draw:id="8" svg:x="0cm" svg:y="-0.655cm" draw:align="bottom-right"/>
          <draw:glue-point draw:id="9" svg:x="0cm" svg:y="-0.655cm" draw:align="bottom-left"/>
          <draw:glue-point draw:id="10" svg:x="-3cm" svg:y="-5cm"/>
          <draw:glue-point draw:id="11" svg:x="-1cm" svg:y="-5cm"/>
          <draw:glue-point draw:id="12" svg:x="1cm" svg:y="-5cm"/>
          <draw:glue-point draw:id="13" svg:x="3cm" svg:y="-5cm"/>
          <draw:glue-point draw:id="14" svg:x="0cm" svg:y="0.636cm" draw:align="top-right"/>
          <draw:glue-point draw:id="15" svg:x="0cm" svg:y="0.636cm" draw:align="top-left"/>
          <draw:custom-shape draw:style-name="gr29" draw:text-style-name="P8" draw:layer="layout" svg:width="4.25cm" svg:height="0.679cm" svg:x="9.384cm" svg:y="2.763cm">
            <draw:glue-point draw:id="4" svg:x="0cm" svg:y="0.635cm" draw:align="top-left"/>
            <draw:glue-point draw:id="5" svg:x="-3cm" svg:y="-4.997cm"/>
            <draw:glue-point draw:id="6" svg:x="-1cm" svg:y="-4.997cm"/>
            <draw:glue-point draw:id="7" svg:x="1cm" svg:y="-4.997cm"/>
            <draw:glue-point draw:id="8" svg:x="3cm" svg:y="-4.997cm"/>
            <draw:glue-point draw:id="9" svg:x="0cm" svg:y="0.635cm" draw:align="top-right"/>
            <text:p text:style-name="P7"><text:span text:style-name="T6">mido</text:span></text:p>
            <draw:enhanced-geometry svg:viewBox="0 0 21600 21600" draw:mirror-horizontal="false" draw:mirror-vertical="false" draw:type="rectangle" draw:enhanced-path="M 0 0 L 21600 0 21600 21600 0 21600 0 0 Z N"/>
          </draw:custom-shape>
          <draw:custom-shape draw:style-name="gr30" draw:text-style-name="P10" draw:layer="layout" svg:width="4.25cm" svg:height="0.679cm" svg:x="9.384cm" svg:y="3.442cm">
            <draw:glue-point draw:id="4" svg:x="-3cm" svg:y="5.002cm"/>
            <draw:glue-point draw:id="5" svg:x="-1cm" svg:y="5.002cm"/>
            <draw:glue-point draw:id="6" svg:x="1cm" svg:y="5.002cm"/>
            <draw:glue-point draw:id="7" svg:x="3cm" svg:y="5.002cm"/>
            <draw:glue-point draw:id="8" svg:x="0cm" svg:y="-0.653cm" draw:align="bottom-left"/>
            <draw:glue-point draw:id="9" svg:x="0cm" svg:y="-0.653cm" draw:align="bottom-right"/>
            <text:p text:style-name="P9"><text:span text:style-name="T6">the mido library</text:span></text:p>
            <draw:enhanced-geometry svg:viewBox="0 0 21600 21600" draw:mirror-horizontal="false" draw:mirror-vertical="false" draw:type="rectangle" draw:enhanced-path="M 0 0 L 21600 0 21600 21600 0 21600 0 0 Z N"/>
          </draw:custom-shape>
        </draw:g>
      </draw:page>
      <draw:page draw:name="page3" draw:style-name="dp1" draw:master-page-name="Default">
        <draw:frame draw:style-name="gr31" draw:text-style-name="P6" draw:layer="layout" svg:width="4.663cm" svg:height="0.962cm" svg:x="8.529cm" svg:y="3.857cm">
          <draw:text-box>
            <text:p><text:span text:style-name="T1">Class: CountIn</text:span></text:p>
          </draw:text-box>
        </draw:frame>
        <draw:frame draw:style-name="gr32" draw:text-style-name="P12" draw:layer="layout" svg:width="18.379cm" svg:height="0.806cm" svg:x="1.671cm" svg:y="5.445cm">
          <draw:text-box>
            <text:p><text:span text:style-name="T7">The following pages contain flow charts for </text:span><text:span text:style-name="T7">some of the CountIn classes' methods</text:span></text:p>
          </draw:text-box>
        </draw:frame>
        <draw:frame draw:style-name="gr33" draw:text-style-name="P12" draw:layer="layout" svg:width="13.795cm" svg:height="0.806cm" svg:x="3.963cm" svg:y="6.545cm">
          <draw:text-box>
            <text:p text:style-name="P13"><text:span text:style-name="T8">Be sure to also study the </text:span><text:span text:style-name="T8">document: </text:span><text:span text:style-name="T9">doc_CountInRules.md</text:span></text:p>
          </draw:text-box>
        </draw:frame>
      </draw:page>
      <draw:page draw:name="page4" draw:style-name="dp1" draw:master-page-name="Default">
        <draw:frame draw:style-name="gr34" draw:text-style-name="P6" draw:layer="layout" svg:width="17.428cm" svg:height="1.755cm" svg:x="1.352cm" svg:y="1.353cm">
          <draw:text-box>
            <text:p><text:span text:style-name="T4">Flow Chart</text:span></text:p>
            <text:p><text:span text:style-name="T10">CountIn._build</text:span><text:span text:style-name="T10">CountModel(sel</text:span><text:span text:style-name="T10">f, song)</text:span></text:p>
          </draw:text-box>
        </draw:frame>
        <draw:custom-shape draw:style-name="gr35" draw:text-style-name="P15" xml:id="id9" draw:id="id9" draw:layer="layout" svg:width="10.693cm" svg:height="0.694cm" svg:x="4.799cm" svg:y="8.519cm">
          <text:p text:style-name="P14"><text:span text:style-name="T3">Call: </text:span><text:span text:style-name="T11">CountIn._set_ctNoteDuration</text:span><text:span text:style-name="T3">(</text:span><text:span text:style-name="T12">song.ticksPerBeat</text:span><text:span text:style-name="T3">)</text:span></text:p>
          <draw:enhanced-geometry svg:viewBox="0 0 21600 21600" draw:glue-points="10800 0 0 10800 10800 21600 21600 10800" draw:type="flowchart-process" draw:enhanced-path="M 0 0 L 21600 0 21600 21600 0 21600 0 0 Z N"/>
        </draw:custom-shape>
        <draw:custom-shape draw:style-name="gr36" draw:text-style-name="P16" xml:id="id10" draw:id="id10" draw:layer="layout" svg:width="10.681cm" svg:height="0.674cm" svg:x="4.811cm" svg:y="9.592cm">
          <text:p><text:span text:style-name="T13">Call: </text:span>CountIn._set_finalBeatPattern(<text:span text:style-name="T14">self</text:span>)</text:p>
          <draw:enhanced-geometry svg:viewBox="0 0 21600 21600" draw:glue-points="10800 0 0 10800 10800 21600 21600 10800" draw:type="flowchart-process" draw:enhanced-path="M 0 0 L 21600 0 21600 21600 0 21600 0 0 Z N"/>
        </draw:custom-shape>
        <draw:custom-shape draw:style-name="gr37" draw:text-style-name="P15" xml:id="id11" draw:id="id11" draw:layer="layout" svg:width="10.696cm" svg:height="0.727cm" svg:x="4.811cm" svg:y="13.923cm">
          <text:p text:style-name="P14"><text:span text:style-name="T3">Call: </text:span><text:span text:style-name="T11">CountIn._buildCountModel_addNext</text:span><text:span text:style-name="T3">(</text:span><text:span text:style-name="T15">LC-measure, LC-beat</text:span><text:span text:style-name="T3">)</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8" draw:text-style-name="P15" xml:id="id21" draw:id="id21" draw:layer="layout" svg:width="10.696cm" svg:height="0.627cm" svg:x="4.811cm" svg:y="25.255cm">
          <text:p text:style-name="P14"><text:span text:style-name="T3">Call: </text:span><text:span text:style-name="T11">CountIn._buildCountModel_PUlastBeat</text:span><text:span text:style-name="T3">()</text:span></text:p>
          <draw:enhanced-geometry svg:viewBox="0 0 21600 21600" draw:glue-points="10800 0 0 10800 10800 21600 21600 10800" draw:type="flowchart-process" draw:enhanced-path="M 0 0 L 21600 0 21600 21600 0 21600 0 0 Z N"/>
        </draw:custom-shape>
        <draw:frame draw:style-name="gr39" draw:text-style-name="P17" xml:id="id8" draw:id="id8" draw:layer="layout" svg:width="9.467cm" svg:height="0.697cm" svg:x="4.646cm" svg:y="12.708cm">
          <draw:text-box>
            <text:p><text:span text:style-name="T16">LOOP: [LC-beat]=</text:span><text:span text:style-name="T17">1</text:span><text:span text:style-name="T16"> to </text:span><text:span text:style-name="T18">song.timeSigNum</text:span></text:p>
          </draw:text-box>
          <draw:glue-point draw:id="4" svg:x="0.824cm" svg:y="5.093cm"/>
          <draw:glue-point draw:id="5" svg:x="0.479cm" svg:y="5.064cm"/>
          <draw:glue-point draw:id="6" svg:x="0.828cm" svg:y="-4.964cm"/>
        </draw:frame>
        <draw:custom-shape draw:style-name="gr40" draw:text-style-name="P18" xml:id="id7" draw:id="id7" draw:layer="layout" svg:width="2.121cm" svg:height="1.03cm" svg:x="9.093cm" svg:y="15.506cm">
          <text:p text:style-name="P14"><text:span text:style-name="T3">Loop</text:span></text:p>
          <text:p text:style-name="P14"><text:span text:style-name="T3">Bottom</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1" draw:text-style-name="P1" draw:layer="layout" svg:x1="9.093cm" svg:y1="16.021cm" svg:x2="4.646cm" svg:y2="13.056cm" draw:start-shape="id7" draw:start-glue-point="5" draw:end-shape="id8" draw:end-glue-point="3" svg:d="M9093 16021h-4961v-2965h514" svg:viewBox="0 0 4962 2966">
          <text:p/>
        </draw:connector>
        <draw:connector draw:style-name="gr42" draw:layer="layout" draw:type="line" svg:x1="10.146cm" svg:y1="9.213cm" svg:x2="10.152cm" svg:y2="9.592cm" draw:start-shape="id9" draw:start-glue-point="6" draw:end-shape="id10" draw:end-glue-point="4" svg:d="M10146 9213l6 379" svg:viewBox="0 0 7 380">
          <text:p/>
        </draw:connector>
        <draw:custom-shape draw:style-name="gr43" draw:text-style-name="P18" xml:id="id12" draw:id="id12" draw:layer="layout" svg:width="2.36cm" svg:height="0.584cm" svg:x="13.11cm" svg:y="12.763cm">
          <text:p text:style-name="P14"><text:span text:style-name="T3">Loop 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44" draw:text-style-name="P19" draw:layer="layout" svg:width="4.113cm" svg:height="2.743cm" svg:x="16.477cm" svg:y="10.949cm">
          <draw:text-box>
            <text:p><text:span text:style-name="T19">NOTE</text:span><text:span text:style-name="T20">: In Python you use the “range” specifier for loop counters, and that ‘range’ does NOT include the final value. So when actually coding this up account for this fact.</text:span></text:p>
          </draw:text-box>
        </draw:frame>
        <draw:connector draw:style-name="gr45" draw:text-style-name="P20" draw:layer="layout" draw:type="line" svg:x1="10.159cm" svg:y1="14.65cm" svg:x2="10.154cm" svg:y2="15.506cm" draw:start-shape="id11" draw:start-glue-point="6" draw:end-shape="id7" draw:end-glue-point="4" svg:d="M10159 14650l-5 856" svg:viewBox="0 0 6 857">
          <text:p/>
        </draw:connector>
        <draw:connector draw:style-name="gr45" draw:text-style-name="P20" draw:layer="layout" draw:type="line" svg:x1="10.159cm" svg:y1="13.405cm" svg:x2="10.159cm" svg:y2="13.923cm" draw:start-shape="id8" draw:start-glue-point="4" draw:end-shape="id11" draw:end-glue-point="4" svg:d="M10159 13405v518" svg:viewBox="0 0 1 519">
          <text:p/>
        </draw:connector>
        <draw:connector draw:style-name="gr45" draw:text-style-name="P20" draw:layer="layout" draw:type="lines" draw:line-skew="0cm 4.28cm" svg:x1="15.47cm" svg:y1="13.055cm" svg:x2="11.201cm" svg:y2="17.527cm" draw:start-shape="id12" draw:start-glue-point="7" draw:end-shape="id13" draw:end-glue-point="7" svg:d="M15470 13055h527l10 4472h-4806" svg:viewBox="0 0 4807 4473">
          <text:p/>
        </draw:connector>
        <draw:connector draw:style-name="gr45" draw:text-style-name="P20" draw:layer="layout" draw:type="lines" draw:line-skew="-0.172cm 0.109cm" svg:x1="10.152cm" svg:y1="10.266cm" svg:x2="8.821cm" svg:y2="11.514cm" draw:start-shape="id10" draw:start-glue-point="6" draw:end-shape="id14" draw:end-glue-point="0" svg:d="M10152 10266v347l-1331 496v405" svg:viewBox="0 0 1332 1249">
          <text:p/>
        </draw:connector>
        <draw:frame draw:style-name="gr39" draw:text-style-name="P17" xml:id="id14" draw:id="id14" draw:layer="layout" svg:width="10.557cm" svg:height="0.697cm" svg:x="3.543cm" svg:y="11.514cm">
          <draw:text-box>
            <text:p><text:span text:style-name="T16">LOOP: </text:span><text:span text:style-name="T16">[LC-</text:span><text:span text:style-name="T16">measur</text:span><text:span text:style-name="T16">e]=</text:span><text:span text:style-name="T17">1</text:span><text:span text:style-name="T16"> to </text:span><text:span text:style-name="T18">self.nu</text:span><text:span text:style-name="T18">mFullM</text:span><text:span text:style-name="T18">easure</text:span><text:span text:style-name="T18">s</text:span></text:p>
          </draw:text-box>
          <draw:glue-point draw:id="4" svg:x="0.536cm" svg:y="4.806cm"/>
          <draw:glue-point draw:id="5" svg:x="0.479cm" svg:y="5.064cm"/>
          <draw:glue-point draw:id="6" svg:x="1.251cm" svg:y="-5.136cm"/>
          <draw:glue-point draw:id="7" svg:x="1.264cm" svg:y="4.978cm"/>
        </draw:frame>
        <draw:custom-shape draw:style-name="gr40" draw:text-style-name="P18" xml:id="id13" draw:id="id13" draw:layer="layout" svg:width="2.121cm" svg:height="1.03cm" svg:x="9.08cm" svg:y="17.012cm">
          <text:p text:style-name="P14"><text:span text:style-name="T3">Loop</text:span></text:p>
          <text:p text:style-name="P14"><text:span text:style-name="T3">Bottom</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1" draw:text-style-name="P1" draw:layer="layout" svg:x1="9.08cm" svg:y1="17.527cm" svg:x2="3.543cm" svg:y2="11.862cm" draw:start-shape="id13" draw:start-glue-point="5" draw:end-shape="id14" draw:end-glue-point="3" svg:d="M9080 17527h-6051v-5665h514" svg:viewBox="0 0 6052 5666">
          <text:p/>
        </draw:connector>
        <draw:custom-shape draw:style-name="gr43" draw:text-style-name="P18" xml:id="id15" draw:id="id15" draw:layer="layout" svg:width="2.36cm" svg:height="0.584cm" svg:x="13.11cm" svg:y="11.563cm">
          <text:p text:style-name="P14"><text:span text:style-name="T3">Loop 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6" draw:layer="layout" draw:type="lines" draw:line-skew="0.285cm" svg:x1="15.47cm" svg:y1="11.855cm" svg:x2="16.314cm" svg:y2="19.697cm" draw:start-shape="id15" draw:start-glue-point="7" draw:end-shape="id16" draw:end-glue-point="2" svg:d="M15470 11855h812l32 7329v513" svg:viewBox="0 0 845 7843">
          <text:p/>
        </draw:connector>
        <draw:custom-shape draw:style-name="gr37" draw:text-style-name="P15" xml:id="id17" draw:id="id17" draw:layer="layout" svg:width="10.696cm" svg:height="0.727cm" svg:x="4.797cm" svg:y="21.83cm">
          <text:p text:style-name="P14"><text:span text:style-name="T3">Call: </text:span><text:span text:style-name="T11">CountIn._buildCountModel_addNext</text:span><text:span text:style-name="T3">(</text:span><text:span text:style-name="T15">LC-measure, LC-beat</text:span><text:span text:style-name="T3">)</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45" draw:text-style-name="P20" draw:layer="layout" draw:type="line" svg:x1="10.145cm" svg:y1="22.557cm" svg:x2="10.135cm" svg:y2="23.319cm" draw:start-shape="id17" draw:start-glue-point="6" draw:end-shape="id18" draw:end-glue-point="4" svg:d="M10145 22557l-10 762" svg:viewBox="0 0 11 763">
          <text:p/>
        </draw:connector>
        <draw:connector draw:style-name="gr45" draw:text-style-name="P20" draw:layer="layout" draw:type="line" svg:x1="10.149cm" svg:y1="20.911cm" svg:x2="10.145cm" svg:y2="21.83cm" draw:start-shape="id19" draw:start-glue-point="6" draw:end-shape="id17" draw:end-glue-point="4" svg:d="M10149 20911l-4 919" svg:viewBox="0 0 5 920">
          <text:p/>
        </draw:connector>
        <draw:frame draw:style-name="gr39" draw:text-style-name="P17" xml:id="id19" draw:id="id19" draw:layer="layout" svg:width="10.557cm" svg:height="0.697cm" svg:x="3.529cm" svg:y="20.221cm">
          <draw:text-box>
            <text:p><text:span text:style-name="T16">LOOP: [LC-PU]=</text:span><text:span text:style-name="T17">1</text:span><text:span text:style-name="T16"> to </text:span><text:span text:style-name="T16">int(</text:span><text:span text:style-name="T18">self.pickUpOnBeat</text:span><text:span text:style-name="T21">) </text:span><text:span text:style-name="T22">- 1</text:span></text:p>
          </draw:text-box>
          <draw:glue-point draw:id="4" svg:x="0.536cm" svg:y="4.806cm"/>
          <draw:glue-point draw:id="5" svg:x="0.479cm" svg:y="5.064cm"/>
          <draw:glue-point draw:id="6" svg:x="1.272cm" svg:y="4.921cm"/>
          <draw:glue-point draw:id="7" svg:x="1.275cm" svg:y="-4.992cm"/>
        </draw:frame>
        <draw:custom-shape draw:style-name="gr40" draw:text-style-name="P18" xml:id="id18" draw:id="id18" draw:layer="layout" svg:width="2.121cm" svg:height="1.03cm" svg:x="9.074cm" svg:y="23.319cm">
          <text:p text:style-name="P14"><text:span text:style-name="T3">Loop</text:span></text:p>
          <text:p text:style-name="P14"><text:span text:style-name="T3">Bottom</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1" draw:text-style-name="P1" draw:layer="layout" svg:x1="9.074cm" svg:y1="23.834cm" svg:x2="3.529cm" svg:y2="20.569cm" draw:start-shape="id18" draw:start-glue-point="5" draw:end-shape="id19" draw:end-glue-point="3" svg:d="M9074 23834h-6059v-3265h514" svg:viewBox="0 0 6060 3266">
          <text:p/>
        </draw:connector>
        <draw:custom-shape draw:style-name="gr43" draw:text-style-name="P18" xml:id="id20" draw:id="id20" draw:layer="layout" svg:width="2.36cm" svg:height="0.584cm" svg:x="13.096cm" svg:y="20.27cm">
          <text:p text:style-name="P14"><text:span text:style-name="T3">Loop 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5" draw:text-style-name="P20" draw:layer="layout" draw:type="lines" svg:x1="15.456cm" svg:y1="20.562cm" svg:x2="15.507cm" svg:y2="25.568cm" draw:start-shape="id20" draw:start-glue-point="7" draw:end-shape="id21" svg:d="M15456 20562h527l51 5006h-527" svg:viewBox="0 0 579 5007">
          <text:p/>
        </draw:connector>
        <draw:connector draw:style-name="gr47" draw:text-style-name="P21" xml:id="id16" draw:id="id16" draw:layer="layout" draw:type="lines" svg:x1="16.314cm" svg:y1="19.697cm" svg:x2="10.153cm" svg:y2="20.222cm" draw:end-shape="id19" draw:end-glue-point="7" svg:d="M16314 19697l-6161 10v515" svg:viewBox="0 0 6162 526">
          <text:p/>
        </draw:connector>
        <draw:connector draw:style-name="gr47" draw:text-style-name="P21" draw:layer="layout" draw:type="line" svg:x1="10.155cm" svg:y1="12.208cm" svg:x2="10.162cm" svg:y2="12.711cm" draw:start-shape="id14" draw:start-glue-point="7" draw:end-shape="id8" draw:end-glue-point="6" svg:d="M10155 12208l7 503" svg:viewBox="0 0 8 504">
          <text:p/>
        </draw:connector>
        <draw:frame draw:style-name="gr48" draw:text-style-name="P22" draw:layer="layout" svg:width="5.773cm" svg:height="0.645cm" svg:x="1cm" svg:y="10.828cm">
          <draw:text-box>
            <text:p><text:span text:style-name="T23">Build the full measure count-in:</text:span></text:p>
          </draw:text-box>
        </draw:frame>
        <draw:frame draw:style-name="gr49" draw:text-style-name="P22" draw:layer="layout" svg:width="6.823cm" svg:height="0.645cm" svg:x="1cm" svg:y="19.314cm">
          <draw:text-box>
            <text:p><text:span text:style-name="T24">Now build </text:span><text:span text:style-name="T23">the Pickup measure, if any:</text:span></text:p>
          </draw:text-box>
        </draw:frame>
        <draw:frame draw:style-name="gr50" draw:text-style-name="P23" draw:layer="layout" svg:width="16.074cm" svg:height="1.039cm" svg:x="2.064cm" svg:y="2.441cm">
          <draw:text-box>
            <text:p><text:span text:style-name="T3">Description: Given song specs, create the data structure for the count-in sequence. This will be stored in self.CountInModel.</text:span></text:p>
          </draw:text-box>
        </draw:frame>
        <draw:frame draw:style-name="gr51" draw:text-style-name="P23" draw:layer="layout" svg:width="6.941cm" svg:height="1.039cm" svg:x="1.966cm" svg:y="3.732cm">
          <draw:text-box>
            <text:p><text:span text:style-name="T25">self.countInModel</text:span><text:span text:style-name="T3"> - A 2D array as follows:</text:span></text:p>
            <text:p><text:span text:style-name="T25">measure | noteIdx | duration</text:span><text:span text:style-name="T3"> </text:span></text:p>
          </draw:text-box>
        </draw:frame>
        <draw:frame draw:style-name="gr52" draw:text-style-name="P19" draw:layer="layout" svg:width="5.398cm" svg:height="3.099cm" svg:x="8.951cm" svg:y="3.55cm">
          <draw:text-box>
            <text:p><text:span text:style-name="T20">Example:</text:span></text:p>
            <text:p><text:span text:style-name="T20">measure | noteIdx | duration</text:span></text:p>
            <text:p text:style-name="P24"><text:span text:style-name="T20"><text:tab/></text:span><text:span text:style-name="T20">1</text:span><text:span text:style-name="T20"><text:tab/></text:span><text:span text:style-name="T20">1</text:span><text:span text:style-name="T20"><text:tab/></text:span><text:span text:style-name="T20">480</text:span></text:p>
            <text:p text:style-name="P24"><text:span text:style-name="T20"><text:tab/></text:span><text:span text:style-name="T20">1</text:span><text:span text:style-name="T20"><text:tab/></text:span><text:span text:style-name="T20">2</text:span><text:span text:style-name="T20"><text:tab/></text:span><text:span text:style-name="T20">480</text:span></text:p>
            <text:p text:style-name="P24"><text:span text:style-name="T20"><text:tab/></text:span><text:span text:style-name="T20">1</text:span><text:span text:style-name="T20"><text:tab/></text:span><text:span text:style-name="T20">3</text:span><text:span text:style-name="T20"><text:tab/></text:span><text:span text:style-name="T20">480</text:span></text:p>
            <text:p text:style-name="P24"><text:span text:style-name="T20"><text:tab/></text:span><text:span text:style-name="T20">P</text:span><text:span text:style-name="T20"><text:tab/></text:span><text:span text:style-name="T20">1</text:span><text:span text:style-name="T20"><text:tab/></text:span><text:span text:style-name="T20">480</text:span></text:p>
            <text:p text:style-name="P24"><text:span text:style-name="T20"><text:tab/></text:span><text:span text:style-name="T20">P</text:span><text:span text:style-name="T20"><text:tab/></text:span><text:span text:style-name="T20">2</text:span><text:span text:style-name="T20"><text:tab/></text:span><text:span text:style-name="T20">480</text:span></text:p>
          </draw:text-box>
        </draw:frame>
        <draw:line draw:style-name="gr53" draw:text-style-name="P1" draw:layer="layout" svg:x1="1.649cm" svg:y1="3.55cm" svg:x2="18.476cm" svg:y2="3.55cm">
          <text:p/>
        </draw:line>
        <draw:line draw:style-name="gr53" draw:text-style-name="P1" draw:layer="layout" svg:x1="1.649cm" svg:y1="6.307cm" svg:x2="18.476cm" svg:y2="6.307cm">
          <text:p/>
        </draw:line>
        <draw:line draw:style-name="gr54" draw:text-style-name="P20" draw:layer="layout" svg:x1="2.284cm" svg:y1="4.82cm" svg:x2="9.026cm" svg:y2="4.82cm">
          <text:p/>
        </draw:line>
        <draw:line draw:style-name="gr55" draw:text-style-name="P21" draw:layer="layout" svg:x1="9.027cm" svg:y1="3.826cm" svg:x2="9.027cm" svg:y2="6.105cm">
          <text:p/>
        </draw:line>
        <draw:custom-shape draw:style-name="gr56" draw:text-style-name="P15" xml:id="id22" draw:id="id22" draw:layer="layout" svg:width="10.693cm" svg:height="0.83cm" svg:x="4.799cm" svg:y="7.32cm">
          <text:p text:style-name="P14"><text:span text:style-name="T3">Clear any prior data currently in the countInModel parameter</text:span></text:p>
          <text:p text:style-name="P14"><text:span text:style-name="T26">e.g., self.countInModel = []</text:span></text:p>
          <draw:enhanced-geometry svg:viewBox="0 0 21600 21600" draw:glue-points="10800 0 0 10800 10800 21600 21600 10800" draw:type="flowchart-process" draw:enhanced-path="M 0 0 L 21600 0 21600 21600 0 21600 0 0 Z N"/>
        </draw:custom-shape>
        <draw:connector draw:style-name="gr47" draw:text-style-name="P21" draw:layer="layout" draw:type="line" svg:x1="10.146cm" svg:y1="8.15cm" svg:x2="10.146cm" svg:y2="8.519cm" draw:start-shape="id22" draw:start-glue-point="6" draw:end-shape="id9" draw:end-glue-point="4" svg:d="M10146 8150v369" svg:viewBox="0 0 1 370">
          <text:p/>
        </draw:connector>
        <draw:frame draw:style-name="gr57" draw:layer="layout" svg:width="6.35cm" svg:height="0.953cm" svg:x="11.26cm" svg:y="20.785cm">
          <draw:text-box>
            <text:p>See note on page for:</text:p>
            <text:p>CountIn._buildCountModel_PUlastBeat(self)</text:p>
          </draw:text-box>
        </draw:frame>
        <draw:custom-shape draw:style-name="gr58" draw:text-style-name="P18" xml:id="id23" draw:id="id23" draw:layer="layout" svg:width="2.437cm" svg:height="0.584cm" svg:x="8.943cm" svg:y="26.209cm">
          <text:p text:style-name="P14"><text:span text:style-name="T3">RETUR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59" draw:layer="layout" draw:type="line" svg:x1="10.159cm" svg:y1="25.882cm" svg:x2="10.162cm" svg:y2="26.209cm" draw:start-shape="id21" draw:start-glue-point="6" draw:end-shape="id23" draw:end-glue-point="4" svg:d="M10159 25882l3 327" svg:viewBox="0 0 4 328">
          <text:p/>
        </draw:connector>
      </draw:page>
      <draw:page draw:name="page5" draw:style-name="dp1" draw:master-page-name="Default">
        <draw:frame draw:style-name="gr60" draw:text-style-name="P6" draw:layer="layout" svg:width="11.813cm" svg:height="1.2cm" svg:x="1.352cm" svg:y="1.353cm">
          <draw:text-box>
            <text:p><text:span text:style-name="T4">Flow Chart</text:span></text:p>
            <text:p><text:span text:style-name="T10">CountIn._set_ctNoteDuration(self, ticksPerBeat)</text:span></text:p>
          </draw:text-box>
        </draw:frame>
        <draw:custom-shape draw:style-name="gr61" draw:text-style-name="P15" xml:id="id24" draw:id="id24" draw:layer="layout" svg:width="7.585cm" svg:height="0.618cm" svg:x="6.533cm" svg:y="3.224cm">
          <text:p text:style-name="P14"><text:span text:style-name="T25">self._ctNoteDuration</text:span><text:span text:style-name="T3"> = </text:span><text:span text:style-name="T17">ticksPerBeat</text:span></text:p>
          <draw:enhanced-geometry svg:viewBox="0 0 21600 21600" draw:glue-points="10800 0 0 10800 10800 21600 21600 10800" draw:type="flowchart-process" draw:enhanced-path="M 0 0 L 21600 0 21600 21600 0 21600 0 0 Z N"/>
        </draw:custom-shape>
        <draw:custom-shape draw:style-name="gr62" draw:text-style-name="P15" xml:id="id25" draw:id="id25" draw:layer="layout" svg:width="6.817cm" svg:height="1.258cm" svg:x="6.917cm" svg:y="4.184cm">
          <text:p text:style-name="P14"><text:span text:style-name="T25">self.halfBeatCount</text:span></text:p>
          <text:p text:style-name="P14"><text:span text:style-name="T3">Tru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3" draw:text-style-name="P15" xml:id="id26" draw:id="id26" draw:layer="layout" svg:width="8.385cm" svg:height="0.784cm" svg:x="6.133cm" svg:y="5.897cm">
          <text:p text:style-name="P14"><text:span text:style-name="T25">self._ctNoteDuration</text:span><text:span text:style-name="T3"> = int(</text:span><text:span text:style-name="T25">self._ctNoteDuration</text:span><text:span text:style-name="T3"> / 2)</text:span></text:p>
          <draw:enhanced-geometry svg:viewBox="0 0 21600 21600" draw:glue-points="10800 0 0 10800 10800 21600 21600 10800" draw:type="flowchart-process" draw:enhanced-path="M 0 0 L 21600 0 21600 21600 0 21600 0 0 Z N"/>
        </draw:custom-shape>
        <draw:frame draw:style-name="gr64" draw:text-style-name="P25" draw:layer="layout" svg:width="0.891cm" svg:height="0.645cm" svg:x="13.755cm" svg:y="4.195cm">
          <draw:text-box>
            <text:p><text:span text:style-name="T27">no</text:span></text:p>
          </draw:text-box>
        </draw:frame>
        <draw:frame draw:style-name="gr65" draw:text-style-name="P25" draw:layer="layout" svg:width="1.048cm" svg:height="0.645cm" svg:x="10.251cm" svg:y="5.255cm">
          <draw:text-box>
            <text:p><text:span text:style-name="T27">yes</text:span></text:p>
          </draw:text-box>
        </draw:frame>
        <draw:connector draw:style-name="gr66" draw:text-style-name="P20" draw:layer="layout" draw:type="line" svg:x1="10.326cm" svg:y1="3.842cm" svg:x2="10.325cm" svg:y2="4.184cm" draw:start-shape="id24" draw:start-glue-point="6" draw:end-shape="id25" draw:end-glue-point="4" svg:d="M10326 3842l-1 342" svg:viewBox="0 0 2 343">
          <text:p/>
        </draw:connector>
        <draw:connector draw:style-name="gr66" draw:text-style-name="P20" draw:layer="layout" draw:type="line" svg:x1="10.325cm" svg:y1="5.442cm" svg:x2="10.326cm" svg:y2="5.897cm" draw:start-shape="id25" draw:start-glue-point="6" draw:end-shape="id26" draw:end-glue-point="4" svg:d="M10325 5442l1 455" svg:viewBox="0 0 2 456">
          <text:p/>
        </draw:connector>
        <draw:connector draw:style-name="gr67" draw:text-style-name="P20" draw:layer="layout" draw:type="lines" draw:line-skew="0.993cm 4.253cm" svg:x1="13.734cm" svg:y1="4.813cm" svg:x2="10.325cm" svg:y2="7.838cm" draw:start-shape="id25" draw:start-glue-point="7" draw:end-shape="id27" draw:end-glue-point="0" svg:d="M13734 4813h1518l3 3025h-4930" svg:viewBox="0 0 4931 3026">
          <text:p/>
        </draw:connector>
        <draw:connector draw:style-name="gr66" draw:text-style-name="P20" xml:id="id27" draw:id="id27" draw:layer="layout" draw:type="line" svg:x1="10.326cm" svg:y1="6.681cm" svg:x2="10.325cm" svg:y2="8.995cm" draw:start-shape="id26" draw:start-glue-point="6" draw:end-shape="id28" svg:d="M10326 6681l-1 2314" svg:viewBox="0 0 2 2315">
          <text:p/>
        </draw:connector>
        <draw:custom-shape draw:style-name="gr58" draw:text-style-name="P18" xml:id="id28" draw:id="id28" draw:layer="layout" svg:width="2.437cm" svg:height="0.584cm" svg:x="9.107cm" svg:y="8.995cm">
          <text:p text:style-name="P14"><text:span text:style-name="T3">RETUR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8" draw:text-style-name="P6" draw:layer="layout" svg:width="8.757cm" svg:height="1.2cm" svg:x="1.352cm" svg:y="12.665cm">
          <draw:text-box>
            <text:p><text:span text:style-name="T4">Flow Chart</text:span></text:p>
            <text:p><text:span text:style-name="T10">CountIn._set_finalBeatPattern(self)</text:span></text:p>
          </draw:text-box>
        </draw:frame>
        <draw:connector draw:style-name="gr66" draw:text-style-name="P20" draw:layer="layout" draw:type="line" svg:x1="9.822cm" svg:y1="21.369cm" svg:x2="9.797cm" svg:y2="23.108cm" draw:start-shape="id29" draw:start-glue-point="6" draw:end-shape="id30" svg:d="M9822 21369l-25 1739" svg:viewBox="0 0 26 1740">
          <text:p/>
        </draw:connector>
        <draw:custom-shape draw:style-name="gr58" draw:text-style-name="P18" xml:id="id30" draw:id="id30" draw:layer="layout" svg:width="2.437cm" svg:height="0.584cm" svg:x="8.579cm" svg:y="23.108cm">
          <text:p text:style-name="P14"><text:span text:style-name="T3">RETUR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9" draw:layer="layout" draw:line-skew="1.642cm" svg:x1="14.994cm" svg:y1="16.794cm" svg:x2="9.816cm" svg:y2="22.627cm" draw:start-shape="id31" draw:start-glue-point="7" svg:d="M14994 16794h2168v5833h-7346" svg:viewBox="0 0 7347 5834">
          <text:p/>
        </draw:connector>
        <draw:connector draw:style-name="gr70" draw:layer="layout" draw:line-skew="0.98cm" svg:x1="9.795cm" svg:y1="22.299cm" svg:x2="14.994cm" svg:y2="18.854cm" draw:end-shape="id32" draw:end-glue-point="7" svg:d="M9795 22299h6705v-3445h-1506" svg:viewBox="0 0 6706 3446">
          <text:p/>
        </draw:connector>
        <draw:connector draw:style-name="gr70" draw:layer="layout" svg:x1="9.827cm" svg:y1="21.918cm" svg:x2="14.994cm" svg:y2="20.865cm" draw:end-shape="id29" draw:end-glue-point="7" svg:d="M9827 21918h5693v-1053h-526" svg:viewBox="0 0 5694 1054">
          <text:p/>
        </draw:connector>
        <draw:connector draw:style-name="gr59" draw:layer="layout" draw:type="line" svg:x1="9.821cm" svg:y1="15.217cm" svg:x2="9.821cm" svg:y2="16.289cm" draw:start-shape="id33" draw:end-shape="id31" svg:d="M9821 15217v1072" svg:viewBox="0 0 1 1073">
          <text:p/>
        </draw:connector>
        <draw:connector draw:style-name="gr45" draw:text-style-name="P20" draw:layer="layout" draw:type="line" svg:x1="9.821cm" svg:y1="17.298cm" svg:x2="9.822cm" svg:y2="18.369cm" draw:start-shape="id31" draw:end-shape="id32" draw:end-glue-point="4" svg:d="M9821 17298l1 1071" svg:viewBox="0 0 2 1072">
          <text:p/>
        </draw:connector>
        <draw:connector draw:style-name="gr59" draw:layer="layout" draw:type="line" svg:x1="9.822cm" svg:y1="19.339cm" svg:x2="9.822cm" svg:y2="20.36cm" draw:start-shape="id32" draw:start-glue-point="6" draw:end-shape="id29" draw:end-glue-point="4" svg:d="M9822 19339v1021" svg:viewBox="0 0 1 1022">
          <text:p/>
        </draw:connector>
        <draw:frame draw:style-name="gr71" draw:text-style-name="P23" draw:layer="layout" svg:width="1.594cm" svg:height="0.962cm" svg:x="14.83cm" svg:y="20.028cm">
          <draw:text-box>
            <text:p><text:span text:style-name="T3">true</text:span></text:p>
          </draw:text-box>
        </draw:frame>
        <draw:frame draw:style-name="gr72" draw:text-style-name="P23" draw:layer="layout" svg:width="1.84cm" svg:height="0.962cm" svg:x="9.747cm" svg:y="19.288cm">
          <draw:text-box>
            <text:p><text:span text:style-name="T3">false</text:span></text:p>
          </draw:text-box>
        </draw:frame>
        <draw:frame draw:style-name="gr71" draw:text-style-name="P23" draw:layer="layout" svg:width="1.594cm" svg:height="0.962cm" svg:x="14.935cm" svg:y="17.979cm">
          <draw:text-box>
            <text:p><text:span text:style-name="T3">true</text:span></text:p>
          </draw:text-box>
        </draw:frame>
        <draw:frame draw:style-name="gr72" draw:text-style-name="P23" draw:layer="layout" svg:width="1.84cm" svg:height="0.962cm" svg:x="9.671cm" svg:y="17.226cm">
          <draw:text-box>
            <text:p><text:span text:style-name="T3">false</text:span></text:p>
          </draw:text-box>
        </draw:frame>
        <draw:frame draw:style-name="gr71" draw:text-style-name="P23" draw:layer="layout" svg:width="1.594cm" svg:height="0.962cm" svg:x="14.935cm" svg:y="15.961cm">
          <draw:text-box>
            <text:p><text:span text:style-name="T3">true</text:span></text:p>
          </draw:text-box>
        </draw:frame>
        <draw:custom-shape draw:style-name="gr73" draw:text-style-name="P15" xml:id="id33" draw:id="id33" draw:layer="layout" svg:width="10.328cm" svg:height="0.784cm" svg:x="4.657cm" svg:y="14.433cm">
          <text:p text:style-name="P14"><text:span text:style-name="T3">[</text:span><text:span text:style-name="T25">self._finalBeatPattern</text:span><text:span text:style-name="T3">] = 1</text:span></text:p>
          <draw:enhanced-geometry svg:viewBox="0 0 21600 21600" draw:glue-points="10800 0 0 10800 10800 21600 21600 10800" draw:type="flowchart-process" draw:enhanced-path="M 0 0 L 21600 0 21600 21600 0 21600 0 0 Z N"/>
        </draw:custom-shape>
        <draw:custom-shape draw:style-name="gr74" draw:text-style-name="P15" xml:id="id31" draw:id="id31" draw:layer="layout" svg:width="10.345cm" svg:height="1.009cm" svg:x="4.649cm" svg:y="16.289cm">
          <text:p text:style-name="P14"><text:span text:style-name="T3">IF [self.halfBeatCount] True AND [self.pickUpOnBeat] IS AN INTEGER THEN [</text:span><text:span text:style-name="T25">self._finalBeatPattern</text:span><text:span text:style-name="T3">] = 2</text:span></text:p>
          <draw:enhanced-geometry svg:viewBox="0 0 21600 21600" draw:glue-points="10800 0 0 10800 10800 21600 21600 10800" draw:type="flowchart-process" draw:enhanced-path="M 0 0 L 21600 0 21600 21600 0 21600 0 0 Z N"/>
        </draw:custom-shape>
        <draw:custom-shape draw:style-name="gr75" draw:text-style-name="P15" xml:id="id32" draw:id="id32" draw:layer="layout" svg:width="10.345cm" svg:height="0.97cm" svg:x="4.649cm" svg:y="18.369cm">
          <text:p text:style-name="P14"><text:span text:style-name="T3">ELSE-IF [</text:span><text:span text:style-name="T25">self.halfBeatCount</text:span><text:span text:style-name="T3">] False AND [</text:span><text:span text:style-name="T25">self.pickUpOnBeat</text:span><text:span text:style-name="T3">] IS A FRACTION THEN [</text:span><text:span text:style-name="T25">self._fnalBeatPattern</text:span><text:span text:style-name="T3">] = 3</text:span></text:p>
          <draw:enhanced-geometry svg:viewBox="0 0 21600 21600" draw:glue-points="10800 0 0 10800 10800 21600 21600 10800" draw:type="flowchart-process" draw:enhanced-path="M 0 0 L 21600 0 21600 21600 0 21600 0 0 Z N"/>
        </draw:custom-shape>
        <draw:custom-shape draw:style-name="gr74" draw:text-style-name="P15" xml:id="id29" draw:id="id29" draw:layer="layout" svg:width="10.345cm" svg:height="1.009cm" svg:x="4.649cm" svg:y="20.36cm">
          <text:p text:style-name="P14"><text:span text:style-name="T3">ELSE-IF [</text:span><text:span text:style-name="T25">self.halfBeatCount</text:span><text:span text:style-name="T3">] True AND [</text:span><text:span text:style-name="T25">self.pickUpOnBeat</text:span><text:span text:style-name="T3">] IS A FRACTION THEN [</text:span><text:span text:style-name="T25">self._finalBeatPattern</text:span><text:span text:style-name="T3">] = 4</text:span></text:p>
          <draw:enhanced-geometry svg:viewBox="0 0 21600 21600" draw:glue-points="10800 0 0 10800 10800 21600 21600 10800" draw:type="flowchart-process" draw:enhanced-path="M 0 0 L 21600 0 21600 21600 0 21600 0 0 Z N"/>
        </draw:custom-shape>
      </draw:page>
      <draw:page draw:name="page6" draw:style-name="dp1" draw:master-page-name="Default">
        <draw:frame draw:style-name="gr76" draw:text-style-name="P6" draw:layer="layout" svg:width="14.946cm" svg:height="1.2cm" svg:x="1.352cm" svg:y="1.353cm">
          <draw:text-box>
            <text:p><text:span text:style-name="T4">Flow Chart</text:span></text:p>
            <text:p><text:span text:style-name="T10">CountIn._buildCountModel_addNext(self, measure, beatNum)</text:span></text:p>
          </draw:text-box>
        </draw:frame>
        <draw:custom-shape draw:style-name="gr77" draw:text-style-name="P15" xml:id="id35" draw:id="id35" draw:layer="layout" svg:width="6.859cm" svg:height="1.34cm" svg:x="6.011cm" svg:y="9.502cm">
          <text:p text:style-name="P14"><text:span text:style-name="T25">self.halfBeatCount</text:span></text:p>
          <text:p text:style-name="P14"><text:span text:style-name="T3">True?</text:span></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64" draw:text-style-name="P25" draw:layer="layout" svg:width="0.891cm" svg:height="0.645cm" svg:x="13.195cm" svg:y="9.615cm">
          <draw:text-box>
            <text:p><text:span text:style-name="T27">no</text:span></text:p>
          </draw:text-box>
        </draw:frame>
        <draw:frame draw:style-name="gr78" draw:text-style-name="P25" draw:layer="layout" svg:width="1.044cm" svg:height="0.645cm" svg:x="9.791cm" svg:y="10.81cm">
          <draw:text-box>
            <text:p><text:span text:style-name="T4">ye</text:span><text:span text:style-name="T27">s</text:span></text:p>
          </draw:text-box>
        </draw:frame>
        <draw:connector draw:style-name="gr42" draw:layer="layout" draw:type="line" svg:x1="9.44cm" svg:y1="8.842cm" svg:x2="9.441cm" svg:y2="9.502cm" draw:start-shape="id34" draw:start-glue-point="2" draw:end-shape="id35" draw:end-glue-point="4" svg:d="M9440 8842l1 660" svg:viewBox="0 0 2 661">
          <text:p/>
        </draw:connector>
        <draw:connector draw:style-name="gr79" draw:layer="layout" draw:type="lines" draw:line-skew="6.211cm 2.844cm" svg:x1="9.44cm" svg:y1="14.967cm" svg:x2="12.87cm" svg:y2="10.172cm" draw:start-shape="id36" draw:start-glue-point="0" draw:end-shape="id35" draw:end-glue-point="7" svg:d="M9440 14967h6800v-4795h-3370" svg:viewBox="0 0 6801 4796">
          <text:p/>
        </draw:connector>
        <draw:custom-shape draw:style-name="gr43" draw:text-style-name="P18" xml:id="id38" draw:id="id38" draw:layer="layout" svg:width="2.36cm" svg:height="0.584cm" svg:x="8.26cm" svg:y="16.093cm">
          <text:p text:style-name="P14"><text:span text:style-name="T3">RETUR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59" xml:id="id36" draw:id="id36" draw:layer="layout" draw:type="line" svg:x1="9.44cm" svg:y1="13.842cm" svg:x2="9.44cm" svg:y2="16.093cm" draw:start-shape="id37" draw:start-glue-point="2" draw:end-shape="id38" draw:end-glue-point="4" svg:d="M9440 13842v2251" svg:viewBox="0 0 1 2252">
          <text:p/>
        </draw:connector>
        <draw:frame draw:style-name="gr80" draw:text-style-name="P23" draw:layer="layout" svg:width="16.074cm" svg:height="0.645cm" svg:x="2.063cm" svg:y="2.441cm">
          <draw:text-box>
            <text:p><text:span text:style-name="T3">Description: Add the next countIn tuple to the CountIn Model Structure.</text:span></text:p>
          </draw:text-box>
        </draw:frame>
        <draw:frame draw:style-name="gr51" draw:text-style-name="P23" draw:layer="layout" svg:width="6.941cm" svg:height="1.039cm" svg:x="1.965cm" svg:y="3.732cm">
          <draw:text-box>
            <text:p><text:span text:style-name="T25">self.countInModel</text:span><text:span text:style-name="T3"> - A 2D array as follows:</text:span></text:p>
            <text:p><text:span text:style-name="T25">measure | noteIdx | duration</text:span><text:span text:style-name="T3"> </text:span></text:p>
          </draw:text-box>
        </draw:frame>
        <draw:frame draw:style-name="gr52" draw:text-style-name="P19" draw:layer="layout" svg:width="5.398cm" svg:height="3.099cm" svg:x="8.95cm" svg:y="3.55cm">
          <draw:text-box>
            <text:p><text:span text:style-name="T20">Example:</text:span></text:p>
            <text:p><text:span text:style-name="T20">measure | noteIdx | duration</text:span></text:p>
            <text:p text:style-name="P24"><text:span text:style-name="T20"><text:tab/></text:span><text:span text:style-name="T20">1</text:span><text:span text:style-name="T20"><text:tab/></text:span><text:span text:style-name="T20">1</text:span><text:span text:style-name="T20"><text:tab/></text:span><text:span text:style-name="T20">480</text:span></text:p>
            <text:p text:style-name="P24"><text:span text:style-name="T20"><text:tab/></text:span><text:span text:style-name="T20">1</text:span><text:span text:style-name="T20"><text:tab/></text:span><text:span text:style-name="T20">2</text:span><text:span text:style-name="T20"><text:tab/></text:span><text:span text:style-name="T20">480</text:span></text:p>
            <text:p text:style-name="P24"><text:span text:style-name="T20"><text:tab/></text:span><text:span text:style-name="T20">1</text:span><text:span text:style-name="T20"><text:tab/></text:span><text:span text:style-name="T20">3</text:span><text:span text:style-name="T20"><text:tab/></text:span><text:span text:style-name="T20">480</text:span></text:p>
            <text:p text:style-name="P24"><text:span text:style-name="T20"><text:tab/></text:span><text:span text:style-name="T20">P</text:span><text:span text:style-name="T20"><text:tab/></text:span><text:span text:style-name="T20">1</text:span><text:span text:style-name="T20"><text:tab/></text:span><text:span text:style-name="T20">480</text:span></text:p>
            <text:p text:style-name="P24"><text:span text:style-name="T20"><text:tab/></text:span><text:span text:style-name="T20">P</text:span><text:span text:style-name="T20"><text:tab/></text:span><text:span text:style-name="T20">2</text:span><text:span text:style-name="T20"><text:tab/></text:span><text:span text:style-name="T20">480</text:span></text:p>
          </draw:text-box>
        </draw:frame>
        <draw:line draw:style-name="gr53" draw:text-style-name="P1" draw:layer="layout" svg:x1="1.648cm" svg:y1="3.55cm" svg:x2="18.475cm" svg:y2="3.55cm">
          <text:p/>
        </draw:line>
        <draw:line draw:style-name="gr53" draw:text-style-name="P1" draw:layer="layout" svg:x1="1.648cm" svg:y1="6.407cm" svg:x2="18.475cm" svg:y2="6.407cm">
          <text:p/>
        </draw:line>
        <draw:line draw:style-name="gr54" draw:text-style-name="P20" draw:layer="layout" svg:x1="2.283cm" svg:y1="4.82cm" svg:x2="6.728cm" svg:y2="4.82cm">
          <text:p/>
        </draw:line>
        <draw:g draw:style-name="gr5">
          <draw:custom-shape draw:style-name="gr81" draw:text-style-name="P15" xml:id="id34" draw:id="id34" draw:layer="layout" svg:width="11.06cm" svg:height="1.937cm" svg:x="3.91cm" svg:y="6.905cm">
            <text:p text:style-name="P14"><text:span text:style-name="T3">Add new row to the CountIn Model 2D matrix</text:span></text:p>
            <text:p text:style-name="P14"><text:span text:style-name="T3"/></text:p>
            <draw:enhanced-geometry svg:viewBox="0 0 21600 21600" draw:glue-points="10800 0 0 10800 10800 21600 21600 10800" draw:type="flowchart-process" draw:enhanced-path="M 0 0 L 21600 0 21600 21600 0 21600 0 0 Z N"/>
          </draw:custom-shape>
          <draw:custom-shape draw:style-name="gr82" draw:text-style-name="P27" draw:layer="layout" svg:width="10.769cm" svg:height="0.635cm" svg:x="4.093cm" svg:y="7.707cm">
            <text:p text:style-name="P26"><text:span text:style-name="T28">newRow = [measure, beatNum, self._ctNoteDuration]</text:span></text:p>
            <text:p text:style-name="P26"><text:span text:style-name="T28">self.countInModel.append(newRow)</text:span></text:p>
            <draw:enhanced-geometry svg:viewBox="0 0 21600 21600" draw:glue-points="10800 0 0 10800 10800 21600 21600 10800" draw:type="flowchart-process" draw:enhanced-path="M 0 0 L 21600 0 21600 21600 0 21600 0 0 Z N"/>
          </draw:custom-shape>
        </draw:g>
        <draw:g draw:style-name="gr5" xml:id="id37" draw:id="id37">
          <draw:custom-shape draw:style-name="gr81" draw:text-style-name="P15" draw:layer="layout" svg:width="11.06cm" svg:height="1.937cm" svg:x="3.91cm" svg:y="11.905cm">
            <text:p text:style-name="P14"><text:span text:style-name="T3">Add row for half-beat count to the CountIn Model 2D matrix</text:span></text:p>
            <text:p text:style-name="P14"><text:span text:style-name="T3"/></text:p>
            <draw:enhanced-geometry svg:viewBox="0 0 21600 21600" draw:glue-points="10800 0 0 10800 10800 21600 21600 10800" draw:type="flowchart-process" draw:enhanced-path="M 0 0 L 21600 0 21600 21600 0 21600 0 0 Z N"/>
          </draw:custom-shape>
          <draw:custom-shape draw:style-name="gr82" draw:text-style-name="P27" draw:layer="layout" svg:width="10.769cm" svg:height="0.635cm" svg:x="4.093cm" svg:y="12.707cm">
            <text:p text:style-name="P26"><text:span text:style-name="T28">newRow = [measure, '&amp;', self._ctNoteDuration]</text:span></text:p>
            <text:p text:style-name="P26"><text:span text:style-name="T28">self.countInModel.append(newRow)</text:span></text:p>
            <draw:enhanced-geometry svg:viewBox="0 0 21600 21600" draw:glue-points="10800 0 0 10800 10800 21600 21600 10800" draw:type="flowchart-process" draw:enhanced-path="M 0 0 L 21600 0 21600 21600 0 21600 0 0 Z N"/>
          </draw:custom-shape>
        </draw:g>
        <draw:connector draw:style-name="gr47" draw:text-style-name="P21" draw:layer="layout" draw:type="line" svg:x1="9.441cm" svg:y1="10.842cm" svg:x2="9.44cm" svg:y2="11.905cm" draw:start-shape="id35" draw:start-glue-point="6" draw:end-shape="id37" draw:end-glue-point="0" svg:d="M9441 10842l-1 1063" svg:viewBox="0 0 2 1064">
          <text:p/>
        </draw:connector>
      </draw:page>
      <draw:page draw:name="page7" draw:style-name="dp1" draw:master-page-name="Default">
        <draw:custom-shape draw:style-name="gr83" draw:text-style-name="P29" xml:id="id50" draw:id="id50" draw:layer="layout" svg:width="10.661cm" svg:height="0.532cm" svg:x="4.484cm" svg:y="16.202cm">
          <text:p text:style-name="P28"><text:span text:style-name="T3">do nothing</text:span></text:p>
          <draw:enhanced-geometry svg:viewBox="0 0 21600 21600" draw:glue-points="10800 0 0 10800 10800 21600 21600 10800" draw:type="flowchart-process" draw:enhanced-path="M 0 0 L 21600 0 21600 21600 0 21600 0 0 Z N"/>
        </draw:custom-shape>
        <draw:frame draw:style-name="gr84" draw:text-style-name="P17" xml:id="id41" draw:id="id41" draw:layer="layout" svg:width="8.108cm" svg:height="0.673cm" svg:x="3.862cm" svg:y="5.33cm">
          <draw:text-box>
            <text:p><text:span text:style-name="T16">CASE#=2</text:span></text:p>
          </draw:text-box>
          <draw:glue-point draw:id="4" svg:x="0.542cm" svg:y="5.215cm"/>
          <draw:glue-point draw:id="5" svg:x="-4.721cm" svg:y="5.007cm"/>
          <draw:glue-point draw:id="6" svg:x="-4.671cm" svg:y="-5.111cm"/>
        </draw:frame>
        <draw:custom-shape draw:style-name="gr85" draw:text-style-name="P29" xml:id="id49" draw:id="id49" draw:layer="layout" svg:width="10.627cm" svg:height="0.532cm" svg:x="4.518cm" svg:y="10.269cm">
          <text:p text:style-name="P28"><text:span text:style-name="T3">append row int(self.pickUpOnBeat) to self.countInModel</text:span></text:p>
          <draw:enhanced-geometry svg:viewBox="0 0 21600 21600" draw:glue-points="10800 0 0 10800 10800 21600 21600 10800" draw:type="flowchart-process" draw:enhanced-path="M 0 0 L 21600 0 21600 21600 0 21600 0 0 Z N"/>
        </draw:custom-shape>
        <draw:custom-shape draw:style-name="gr85" draw:text-style-name="P29" xml:id="id45" draw:id="id45" draw:layer="layout" svg:width="10.627cm" svg:height="0.532cm" svg:x="4.518cm" svg:y="9.577cm">
          <text:p text:style-name="P28"><text:span text:style-name="T3">self._ctNoteDuration =/ 2</text:span></text:p>
          <draw:enhanced-geometry svg:viewBox="0 0 21600 21600" draw:glue-points="10800 0 0 10800 10800 21600 21600 10800" draw:type="flowchart-process" draw:enhanced-path="M 0 0 L 21600 0 21600 21600 0 21600 0 0 Z N"/>
        </draw:custom-shape>
        <draw:custom-shape draw:style-name="gr86" draw:text-style-name="P29" xml:id="id47" draw:id="id47" draw:layer="layout" svg:width="10.607cm" svg:height="0.527cm" svg:x="4.538cm" svg:y="13.185cm">
          <text:p text:style-name="P28"><text:span text:style-name="T3">append row: int(</text:span><text:span text:style-name="T25">self.pickUpOnBeat</text:span><text:span text:style-name="T3">) to </text:span><text:span text:style-name="T25">self.countInModel</text:span></text:p>
          <draw:enhanced-geometry svg:viewBox="0 0 21600 21600" draw:glue-points="10800 0 0 10800 10800 21600 21600 10800" draw:type="flowchart-process" draw:enhanced-path="M 0 0 L 21600 0 21600 21600 0 21600 0 0 Z N"/>
        </draw:custom-shape>
        <draw:custom-shape draw:style-name="gr43" draw:text-style-name="P18" xml:id="id48" draw:id="id48" draw:layer="layout" svg:width="2.36cm" svg:height="0.584cm" svg:x="6.144cm" svg:y="17.429cm">
          <text:p text:style-name="P14"><text:span text:style-name="T3">RETUR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87" draw:text-style-name="P6" draw:layer="layout" svg:width="10.903cm" svg:height="1.2cm" svg:x="1.352cm" svg:y="1.404cm">
          <draw:text-box>
            <text:p><text:span text:style-name="T4">Flow Chart</text:span></text:p>
            <text:p><text:span text:style-name="T10">CountIn._buildCountModel_PUlastBeat(self)</text:span></text:p>
          </draw:text-box>
        </draw:frame>
        <draw:frame draw:style-name="gr88" draw:text-style-name="P23" xml:id="id43" draw:id="id43" draw:layer="layout" svg:width="1.107cm" svg:height="0.645cm" svg:x="5.561cm" svg:y="5.333cm">
          <draw:text-box>
            <text:p><text:span text:style-name="T3">true</text:span></text:p>
          </draw:text-box>
        </draw:frame>
        <draw:frame draw:style-name="gr89" draw:text-style-name="P23" draw:layer="layout" svg:width="1.243cm" svg:height="0.645cm" svg:x="2.981cm" svg:y="12.724cm">
          <draw:text-box>
            <text:p><text:span text:style-name="T3">false</text:span></text:p>
          </draw:text-box>
        </draw:frame>
        <draw:frame draw:style-name="gr89" draw:text-style-name="P23" draw:layer="layout" svg:width="1.243cm" svg:height="0.645cm" svg:x="2.981cm" svg:y="9.118cm">
          <draw:text-box>
            <text:p><text:span text:style-name="T3">false</text:span></text:p>
          </draw:text-box>
        </draw:frame>
        <draw:frame draw:style-name="gr89" draw:text-style-name="P23" draw:layer="layout" svg:width="1.243cm" svg:height="0.645cm" svg:x="2.981cm" svg:y="5.943cm">
          <draw:text-box>
            <text:p><text:span text:style-name="T3">false</text:span></text:p>
          </draw:text-box>
        </draw:frame>
        <draw:frame draw:style-name="gr84" draw:text-style-name="P17" xml:id="id39" draw:id="id39" draw:layer="layout" svg:width="6.232cm" svg:height="0.673cm" svg:x="3.871cm" svg:y="8.59cm">
          <draw:text-box>
            <text:p><text:span text:style-name="T16">CASE#=3</text:span></text:p>
          </draw:text-box>
          <draw:glue-point draw:id="4" svg:x="0.542cm" svg:y="5.215cm"/>
          <draw:glue-point draw:id="5" svg:x="-4.666cm" svg:y="5.081cm"/>
          <draw:glue-point draw:id="6" svg:x="-4.719cm" svg:y="-4.918cm"/>
          <draw:glue-point draw:id="7" svg:x="-4.698cm" svg:y="-5.052cm"/>
        </draw:frame>
        <draw:frame draw:style-name="gr88" draw:text-style-name="P23" xml:id="id44" draw:id="id44" draw:layer="layout" svg:width="1.107cm" svg:height="0.645cm" svg:x="5.558cm" svg:y="8.573cm">
          <draw:text-box>
            <text:p><text:span text:style-name="T3">true</text:span></text:p>
          </draw:text-box>
        </draw:frame>
        <draw:frame draw:style-name="gr84" draw:text-style-name="P17" xml:id="id40" draw:id="id40" draw:layer="layout" svg:width="6.232cm" svg:height="0.673cm" svg:x="3.887cm" svg:y="12.133cm">
          <draw:text-box>
            <text:p><text:span text:style-name="T16">CA</text:span><text:span text:style-name="T16">SE</text:span><text:span text:style-name="T16">#=4</text:span></text:p>
          </draw:text-box>
          <draw:glue-point draw:id="4" svg:x="0.542cm" svg:y="5.215cm"/>
          <draw:glue-point draw:id="5" svg:x="-4.728cm" svg:y="-4.992cm"/>
          <draw:glue-point draw:id="6" svg:x="-4.687cm" svg:y="4.962cm"/>
        </draw:frame>
        <draw:frame draw:style-name="gr88" draw:text-style-name="P23" xml:id="id46" draw:id="id46" draw:layer="layout" svg:width="1.107cm" svg:height="0.645cm" svg:x="5.568cm" svg:y="12.14cm">
          <draw:text-box>
            <text:p><text:span text:style-name="T3">true</text:span></text:p>
          </draw:text-box>
        </draw:frame>
        <draw:connector draw:style-name="gr45" draw:text-style-name="P20" draw:layer="layout" draw:type="line" svg:x1="4.08cm" svg:y1="9.263cm" svg:x2="4.057cm" svg:y2="12.134cm" draw:start-shape="id39" draw:start-glue-point="5" draw:end-shape="id40" draw:end-glue-point="5" svg:d="M4080 9263l-23 2871" svg:viewBox="0 0 24 2872">
          <text:p/>
        </draw:connector>
        <draw:connector draw:style-name="gr45" draw:text-style-name="P20" draw:layer="layout" draw:type="line" svg:x1="4.089cm" svg:y1="6.002cm" svg:x2="4.06cm" svg:y2="8.59cm" draw:start-shape="id41" draw:start-glue-point="5" draw:end-shape="id39" draw:end-glue-point="7" svg:d="M4089 6002l-29 2588" svg:viewBox="0 0 30 2589">
          <text:p/>
        </draw:connector>
        <draw:frame draw:style-name="gr84" draw:text-style-name="P17" xml:id="id42" draw:id="id42" draw:layer="layout" svg:width="6.232cm" svg:height="0.673cm" svg:x="3.887cm" svg:y="14.841cm">
          <draw:text-box>
            <text:p><text:span text:style-name="T16">CASE-default</text:span></text:p>
          </draw:text-box>
          <draw:glue-point draw:id="4" svg:x="0.484cm" svg:y="5.066cm"/>
          <draw:glue-point draw:id="5" svg:x="-4.728cm" svg:y="-4.992cm"/>
          <draw:glue-point draw:id="6" svg:x="-4.724cm" svg:y="4.769cm"/>
          <draw:glue-point draw:id="7" svg:x="-0.709cm" svg:y="0.074cm"/>
        </draw:frame>
        <draw:connector draw:style-name="gr45" draw:text-style-name="P20" draw:layer="layout" draw:type="line" svg:x1="4.083cm" svg:y1="12.802cm" svg:x2="4.057cm" svg:y2="14.842cm" draw:start-shape="id40" draw:start-glue-point="6" draw:end-shape="id42" draw:end-glue-point="5" svg:d="M4083 12802l-26 2040" svg:viewBox="0 0 27 2041">
          <text:p/>
        </draw:connector>
        <draw:connector draw:style-name="gr90" draw:layer="layout" svg:x1="6.668cm" svg:y1="5.655cm" svg:x2="9.81cm" svg:y2="6.128cm" draw:start-shape="id43" draw:start-glue-point="1" svg:d="M6668 5655h1821v473h1321" svg:viewBox="0 0 3143 474">
          <text:p/>
        </draw:connector>
        <draw:connector draw:style-name="gr90" draw:layer="layout" svg:x1="6.665cm" svg:y1="8.895cm" svg:x2="9.831cm" svg:y2="9.577cm" draw:start-shape="id44" draw:start-glue-point="1" draw:end-shape="id45" svg:d="M6665 8895h3166v682" svg:viewBox="0 0 3167 683">
          <text:p/>
        </draw:connector>
        <draw:connector draw:style-name="gr90" draw:layer="layout" svg:x1="6.675cm" svg:y1="12.462cm" svg:x2="9.842cm" svg:y2="13.185cm" draw:start-shape="id46" draw:start-glue-point="1" draw:end-shape="id47" draw:end-glue-point="4" svg:d="M6675 12462h3167v723" svg:viewBox="0 0 3168 724">
          <text:p/>
        </draw:connector>
        <draw:connector draw:style-name="gr90" draw:layer="layout" draw:line-skew="3.578cm" svg:x1="15.129cm" svg:y1="6.914cm" svg:x2="8.504cm" svg:y2="17.721cm" draw:end-shape="id48" draw:end-glue-point="7" svg:d="M15129 6914h529v10807h-7154" svg:viewBox="0 0 7155 10808">
          <text:p/>
        </draw:connector>
        <draw:connector draw:style-name="gr90" draw:layer="layout" svg:x1="15.145cm" svg:y1="10.535cm" svg:x2="8.504cm" svg:y2="17.721cm" draw:start-shape="id49" draw:start-glue-point="7" draw:end-shape="id48" draw:end-glue-point="7" svg:d="M15145 10535h526v7186h-7167" svg:viewBox="0 0 7168 7187">
          <text:p/>
        </draw:connector>
        <draw:connector draw:style-name="gr90" draw:layer="layout" svg:x1="15.145cm" svg:y1="13.449cm" svg:x2="8.504cm" svg:y2="17.721cm" draw:start-shape="id47" draw:start-glue-point="7" draw:end-shape="id48" draw:end-glue-point="7" svg:d="M15145 13449h526v4272h-7167" svg:viewBox="0 0 7168 4273">
          <text:p/>
        </draw:connector>
        <draw:connector draw:style-name="gr90" draw:layer="layout" svg:x1="15.145cm" svg:y1="16.468cm" svg:x2="8.504cm" svg:y2="17.721cm" draw:start-shape="id50" draw:start-glue-point="7" draw:end-shape="id48" draw:end-glue-point="7" svg:d="M15145 16468h526v1253h-7167" svg:viewBox="0 0 7168 1254">
          <text:p/>
        </draw:connector>
        <draw:connector draw:style-name="gr90" draw:layer="layout" draw:line-skew="-0.698cm" svg:x1="6.562cm" svg:y1="15.181cm" svg:x2="9.815cm" svg:y2="16.202cm" draw:start-shape="id42" draw:start-glue-point="7" draw:end-shape="id50" draw:end-glue-point="4" svg:d="M6562 15181v-27h3253v1048" svg:viewBox="0 0 3254 1049">
          <text:p/>
        </draw:connector>
        <draw:frame draw:style-name="gr50" draw:text-style-name="P23" draw:layer="layout" svg:width="16.074cm" svg:height="1.039cm" svg:x="2.05cm" svg:y="2.432cm">
          <draw:text-box>
            <text:p><text:span text:style-name="T3">Description: Using the previously computed self._finalBeatPattern, add to the CountIn Model Structure the final bits for the Pickup Measure, if any.</text:span></text:p>
          </draw:text-box>
        </draw:frame>
        <draw:custom-shape draw:style-name="gr91" draw:text-style-name="P29" xml:id="id51" draw:id="id51" draw:layer="layout" svg:width="10.631cm" svg:height="0.532cm" svg:x="3.862cm" svg:y="3.962cm">
          <draw:glue-point draw:id="8" svg:x="-4.741cm" svg:y="4.962cm"/>
          <text:p text:style-name="P28"><text:span text:style-name="T3">CASE # = </text:span><text:span text:style-name="T25">self._finalBeatPattern</text:span><text:span text:style-name="T3">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47" draw:text-style-name="P21" draw:layer="layout" draw:type="line" svg:x1="4.137cm" svg:y1="4.491cm" svg:x2="4.129cm" svg:y2="5.33cm" draw:start-shape="id51" draw:start-glue-point="8" draw:end-shape="id41" draw:end-glue-point="6" svg:d="M4137 4491l-8 839" svg:viewBox="0 0 9 840">
          <text:p/>
        </draw:connector>
        <draw:g draw:style-name="gr5">
          <draw:custom-shape draw:style-name="gr92" draw:text-style-name="P29" draw:layer="layout" svg:width="10.637cm" svg:height="1.573cm" svg:x="4.492cm" svg:y="6.128cm">
            <text:p text:style-name="P28"><text:span text:style-name="T3">Do Nothing</text:span></text:p>
            <text:p text:style-name="P28"><text:span text:style-name="T29">(turns out that, logically, for this case we don't need to do anything about adding a 'final beat' to the pickup)</text:span></text:p>
            <text:p text:style-name="P28"><text:span text:style-name="T29"/></text:p>
            <draw:enhanced-geometry svg:viewBox="0 0 21600 21600" draw:glue-points="10800 0 0 10800 10800 21600 21600 10800" draw:type="flowchart-process" draw:enhanced-path="M 0 0 L 21600 0 21600 21600 0 21600 0 0 Z N"/>
          </draw:custom-shape>
        </draw:g>
        <draw:frame draw:style-name="gr93" draw:text-style-name="P30" draw:layer="layout" svg:width="4.762cm" svg:height="1.827cm" svg:x="15.923cm" svg:y="13.065cm">
          <draw:text-box>
            <text:p>In python int() always truncates, it doesn't do rounding So, e.g., int(2.5) will = 2.</text:p>
          </draw:text-box>
        </draw:frame>
        <draw:frame draw:style-name="gr94" draw:text-style-name="P31" draw:layer="layout" svg:width="5.031cm" svg:height="3.561cm" svg:x="15.505cm" svg:y="5.276cm">
          <draw:text-box>
            <text:p><text:span text:style-name="T30">I think this is due to how, in Python, a for-loop uses that notion of a 'range,' and even tho the range in the for loop does not include the ending value as given in the range, when we have a fractional number in the range the range will then include the integer portion. So, e.g., when user says pickup beat starts at 3.5 the range will go to '3.'</text:span></text:p>
          </draw:text-box>
        </draw:frame>
        <draw:custom-shape draw:style-name="gr95" draw:text-style-name="P32" draw:layer="layout" svg:width="0.635cm" svg:height="0.635cm" svg:x="14.852cm" svg:y="6.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34" draw:layer="layout" svg:width="4.419cm" svg:height="1.571cm" svg:x="15.935cm" svg:y="9.868cm">
          <text:p text:style-name="P33"><text:span text:style-name="T31">In doc_CountInRules.md, see 'Case-3' under the Pick-Up Measure Counts section.</text:span></text:p>
          <draw:enhanced-geometry svg:viewBox="0 0 21600 21600" draw:mirror-horizontal="false" draw:mirror-vertical="false" draw:type="line-callout-1" draw:modifiers="-10765.7918552036 7516.03053435115 -1197.2850678733 7598.4732824427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draw:page draw:name="page8" draw:style-name="dp1" draw:master-page-name="Default">
        <draw:frame draw:style-name="gr97" draw:text-style-name="P6" draw:layer="layout" svg:width="5.688cm" svg:height="0.962cm" svg:x="7.914cm" svg:y="3.857cm">
          <draw:text-box>
            <text:p><text:span text:style-name="T1">Class: OutputMIDI</text:span></text:p>
          </draw:text-box>
        </draw:frame>
        <draw:frame draw:style-name="gr98" draw:text-style-name="P35" draw:layer="layout" svg:width="19.217cm" svg:height="1.361cm" svg:x="1.171cm" svg:y="5.445cm">
          <draw:text-box>
            <text:p text:style-name="P1"><text:span text:style-name="T7">The following pages contain UML diagrams and flow charts for some of the OutputMIDI classes' methods</text:span></text:p>
          </draw:text-box>
        </draw:frame>
        <draw:frame draw:style-name="gr99" draw:text-style-name="P36" draw:layer="layout" svg:width="19.59cm" svg:height="0.806cm" svg:x="1cm" svg:y="7.548cm">
          <draw:text-box>
            <text:p text:style-name="P4"><text:span text:style-name="T8">Be sure to also study the document: </text:span><text:span text:style-name="T9">doc_Notes.md</text:span></text:p>
          </draw:text-box>
        </draw:frame>
      </draw:page>
      <draw:page draw:name="page9" draw:style-name="dp1" draw:master-page-name="Default">
        <draw:frame draw:style-name="gr100" draw:text-style-name="P6" draw:layer="layout" svg:width="12.385cm" svg:height="0.962cm" svg:x="1.27cm" svg:y="1.228cm">
          <draw:text-box>
            <text:p><text:span text:style-name="T1">Conceptual Idea | </text:span><text:span text:style-name="T32">Layout of Output MIDI</text:span></text:p>
          </draw:text-box>
        </draw:frame>
        <draw:frame draw:style-name="gr101" draw:text-style-name="P37" draw:layer="layout" svg:width="8.192cm" svg:height="1.297cm" svg:x="12.247cm" svg:y="2.508cm">
          <draw:text-box>
            <text:p><text:span text:style-name="T33">NOTE</text:span><text:span text:style-name="T34">: Time signature and tempo messages are all put into Track-0, per convention since those params are global across all tracks.</text:span></text:p>
          </draw:text-box>
        </draw:frame>
        <draw:frame draw:style-name="gr102" draw:text-style-name="P38" draw:layer="layout" svg:width="7.908cm" svg:height="1.547cm" svg:x="1.314cm" svg:y="2.398cm">
          <draw:text-box>
            <text:p><text:span text:style-name="T35">Goal</text:span><text:span text:style-name="T36">: Minimize any mods to input track content and in turn minimize complexities in terms of unintended consequences.</text:span></text:p>
          </draw:text-box>
        </draw:frame>
        <draw:line draw:style-name="gr103" draw:layer="layout" svg:x1="1.5cm" svg:y1="2.464cm" svg:x2="8.996cm" svg:y2="2.464cm">
          <text:p/>
        </draw:line>
        <draw:frame draw:style-name="gr104" draw:text-style-name="P40" draw:layer="layout" svg:width="19.236cm" svg:height="0.725cm" svg:x="1.203cm" svg:y="17.879cm">
          <draw:text-box>
            <text:p text:style-name="P39"><text:span text:style-name="T37">Track-CountIn</text:span></text:p>
          </draw:text-box>
        </draw:frame>
        <draw:frame draw:style-name="gr104" draw:text-style-name="P40" draw:layer="layout" svg:width="19.288cm" svg:height="0.725cm" svg:x="1.204cm" svg:y="7.78cm">
          <draw:text-box>
            <text:p text:style-name="P39"><text:span text:style-name="T37">Track-0</text:span></text:p>
          </draw:text-box>
        </draw:frame>
        <draw:frame draw:style-name="gr104" draw:text-style-name="P40" draw:layer="layout" svg:width="19.287cm" svg:height="0.725cm" svg:x="1.205cm" svg:y="14.581cm">
          <draw:text-box>
            <text:p text:style-name="P39"><text:span text:style-name="T37">Track-</text:span><text:span text:style-name="T38">n</text:span></text:p>
          </draw:text-box>
        </draw:frame>
        <draw:frame draw:style-name="gr105" draw:text-style-name="P41" draw:layer="layout" svg:width="3.462cm" svg:height="0.509cm" svg:x="1.205cm" svg:y="8.831cm">
          <draw:text-box>
            <text:p text:style-name="P1"><text:span text:style-name="T31">'track_name'</text:span></text:p>
          </draw:text-box>
        </draw:frame>
        <draw:frame draw:style-name="gr106" draw:text-style-name="P42" draw:layer="layout" svg:width="3.462cm" svg:height="0.5cm" svg:x="1.205cm" svg:y="10.337cm">
          <draw:text-box>
            <text:p text:style-name="P1"><text:span text:style-name="T31">'time_signature'</text:span><text:span text:style-name="T39">1</text:span></text:p>
          </draw:text-box>
        </draw:frame>
        <draw:frame draw:style-name="gr107" draw:text-style-name="P41" draw:layer="layout" svg:width="3.462cm" svg:height="0.499cm" svg:x="1.205cm" svg:y="9.334cm">
          <draw:text-box>
            <text:p text:style-name="P1"><text:span text:style-name="T31">'key_signature'</text:span></text:p>
          </draw:text-box>
        </draw:frame>
        <draw:frame draw:style-name="gr108" draw:text-style-name="P41" draw:layer="layout" svg:width="3.462cm" svg:height="0.514cm" svg:x="1.205cm" svg:y="10.818cm">
          <draw:text-box>
            <text:p text:style-name="P1"><text:span text:style-name="T31">'set_tempo'</text:span></text:p>
          </draw:text-box>
        </draw:frame>
        <draw:frame draw:style-name="gr109" draw:text-style-name="P41" draw:layer="layout" svg:width="3.47cm" svg:height="0.51cm" svg:x="1.196cm" svg:y="15.541cm">
          <draw:text-box>
            <text:p text:style-name="P1"><text:span text:style-name="T31">'track_name'</text:span></text:p>
          </draw:text-box>
        </draw:frame>
        <draw:frame draw:style-name="gr110" draw:text-style-name="P41" draw:layer="layout" svg:width="3.488cm" svg:height="0.508cm" svg:x="1.184cm" svg:y="18.849cm">
          <draw:text-box>
            <text:p text:style-name="P1"><text:span text:style-name="T31">'track_name'</text:span></text:p>
          </draw:text-box>
        </draw:frame>
        <draw:frame draw:style-name="gr111" draw:text-style-name="P41" draw:layer="layout" svg:width="3.47cm" svg:height="0.498cm" svg:x="1.196cm" svg:y="16.052cm">
          <draw:text-box>
            <text:p text:style-name="P1"><text:span text:style-name="T31">'key_signature'</text:span></text:p>
          </draw:text-box>
        </draw:frame>
        <draw:frame draw:style-name="gr112" draw:text-style-name="P41" draw:layer="layout" svg:width="3.488cm" svg:height="0.5cm" svg:x="1.184cm" svg:y="19.358cm">
          <draw:text-box>
            <text:p text:style-name="P1"><text:span text:style-name="T31">'key_signature'</text:span></text:p>
          </draw:text-box>
        </draw:frame>
        <draw:frame draw:style-name="gr107" draw:text-style-name="P41" draw:layer="layout" svg:width="3.488cm" svg:height="0.499cm" svg:x="1.184cm" svg:y="19.86cm">
          <draw:text-box>
            <text:p text:style-name="P1"><text:span text:style-name="T31">cc 121 - reset controllers</text:span></text:p>
          </draw:text-box>
        </draw:frame>
        <draw:frame draw:style-name="gr113" draw:text-style-name="P41" draw:layer="layout" svg:width="3.488cm" svg:height="0.74cm" svg:x="1.184cm" svg:y="20.357cm">
          <draw:text-box>
            <text:p text:style-name="P1"><text:span text:style-name="T31">'program_change' = </text:span></text:p>
            <text:p text:style-name="P1"><text:span text:style-name="T31">count sound</text:span></text:p>
          </draw:text-box>
        </draw:frame>
        <draw:frame draw:style-name="gr107" draw:text-style-name="P41" draw:layer="layout" svg:width="3.488cm" svg:height="0.499cm" svg:x="1.184cm" svg:y="21.095cm">
          <draw:text-box>
            <text:p text:style-name="P1"><text:span text:style-name="T40">??</text:span><text:span text:style-name="T31"> '</text:span><text:span text:style-name="T41">midi_port</text:span><text:span text:style-name="T31">' = 0 </text:span><text:span text:style-name="T40">??</text:span></text:p>
          </draw:text-box>
        </draw:frame>
        <draw:frame draw:style-name="gr107" draw:text-style-name="P41" draw:layer="layout" svg:width="3.462cm" svg:height="0.499cm" svg:x="1.205cm" svg:y="9.843cm">
          <draw:text-box>
            <text:p text:style-name="P1"><text:span text:style-name="T31">cc 121 - reset controllers</text:span></text:p>
          </draw:text-box>
        </draw:frame>
        <draw:frame draw:style-name="gr112" draw:text-style-name="P41" draw:layer="layout" svg:width="3.47cm" svg:height="0.5cm" svg:x="1.196cm" svg:y="16.552cm">
          <draw:text-box>
            <text:p text:style-name="P1"><text:span text:style-name="T31">cc 121 - reset controllers</text:span></text:p>
          </draw:text-box>
        </draw:frame>
        <draw:frame draw:style-name="gr114" draw:text-style-name="P41" draw:layer="layout" svg:width="2.321cm" svg:height="0.739cm" svg:x="6.224cm" svg:y="18.849cm">
          <draw:text-box>
            <text:p text:style-name="P1"><text:span text:style-name="T31">Full measure(s) </text:span></text:p>
            <text:p text:style-name="P1"><text:span text:style-name="T31">count-notes</text:span><text:span text:style-name="T39">3</text:span></text:p>
          </draw:text-box>
        </draw:frame>
        <draw:frame draw:style-name="gr115" draw:text-style-name="P43" draw:layer="layout" svg:width="2.759cm" svg:height="0.739cm" svg:x="11.823cm" svg:y="18.823cm">
          <draw:text-box>
            <text:p text:style-name="P39"><text:span text:style-name="T31">pre-pickup count-notes</text:span><text:span text:style-name="T39">4</text:span></text:p>
          </draw:text-box>
        </draw:frame>
        <draw:frame draw:style-name="gr116" draw:text-style-name="P43" draw:layer="layout" svg:width="2.84cm" svg:height="0.739cm" svg:x="8.786cm" svg:y="9.022cm">
          <draw:text-box>
            <text:p text:style-name="P39"><text:span text:style-name="T31">pre-pickup 'time_signature'</text:span></text:p>
          </draw:text-box>
        </draw:frame>
        <draw:frame draw:style-name="gr117" draw:text-style-name="P43" draw:layer="layout" svg:width="2.5cm" svg:height="1.375cm" svg:x="17.842cm" svg:y="9.86cm">
          <draw:text-box>
            <text:p text:style-name="P39"><text:span text:style-name="T31">original MIDI as-is, except no 'track_name' messages</text:span></text:p>
          </draw:text-box>
        </draw:frame>
        <draw:frame draw:style-name="gr105" draw:text-style-name="P44" draw:layer="layout" svg:width="2.5cm" svg:height="0.509cm" svg:x="17.842cm" svg:y="9.348cm">
          <draw:text-box>
            <text:p text:style-name="P39"><text:span text:style-name="T42">'track_name'</text:span></text:p>
          </draw:text-box>
        </draw:frame>
        <draw:frame draw:style-name="gr118" draw:text-style-name="P45" draw:layer="layout" svg:width="2.333cm" svg:height="2.781cm" svg:x="6.224cm" svg:y="19.924cm">
          <draw:text-box>
            <text:p><text:span text:style-name="T39">3</text:span><text:span text:style-name="T31"> </text:span><text:span text:style-name="T43">First 'note_on' must have 'time=</text:span></text:p>
            <text:p><text:span text:style-name="T43">[.silenceClicks]' </text:span></text:p>
            <text:p><text:span text:style-name="T43"/></text:p>
            <text:p><text:span text:style-name="T43">All remaining notes have 'time=0.'</text:span></text:p>
          </draw:text-box>
        </draw:frame>
        <draw:line draw:style-name="gr119" draw:layer="layout" svg:x1="8.703cm" svg:y1="7.031cm" svg:x2="8.703cm" svg:y2="24.029cm">
          <text:p/>
        </draw:line>
        <draw:line draw:style-name="gr119" draw:layer="layout" svg:x1="11.722cm" svg:y1="7.044cm" svg:x2="11.722cm" svg:y2="23.973cm">
          <text:p/>
        </draw:line>
        <draw:line draw:style-name="gr119" draw:layer="layout" svg:x1="14.734cm" svg:y1="7.057cm" svg:x2="14.734cm" svg:y2="24.067cm">
          <text:p/>
        </draw:line>
        <draw:frame draw:style-name="gr118" draw:text-style-name="P45" draw:layer="layout" svg:width="3.012cm" svg:height="2.781cm" svg:x="8.687cm" svg:y="10.443cm">
          <draw:text-box>
            <text:p><text:span text:style-name="T39">2</text:span><text:span text:style-name="T31"> </text:span><text:span text:style-name="T43">Add 1 midi click after this time sig message just to be sure the time signature is received by any MIDI player before the next count note</text:span></text:p>
          </draw:text-box>
        </draw:frame>
        <draw:frame draw:style-name="gr120" draw:text-style-name="P46" draw:layer="layout" svg:width="2.783cm" svg:height="2.043cm" svg:x="11.823cm" svg:y="19.622cm">
          <draw:text-box>
            <text:p><text:span text:style-name="T44">4</text:span><text:span text:style-name="T20"> </text:span><text:span text:style-name="T43">First 'note_on' 'time=1' </text:span></text:p>
            <text:p><text:span text:style-name="T43"/></text:p>
            <text:p><text:span text:style-name="T43">All remaining notes have 'time=0.'</text:span></text:p>
          </draw:text-box>
        </draw:frame>
        <draw:g draw:style-name="gr121">
          <draw:line draw:style-name="gr122" draw:text-style-name="P21" draw:layer="layout" svg:x1="14.85cm" svg:y1="16.09cm" svg:x2="4.575cm" svg:y2="16.09cm">
            <text:p/>
          </draw:line>
          <draw:frame draw:style-name="gr123" draw:text-style-name="P48" draw:layer="layout" svg:width="5.711cm" svg:height="0.276cm" svg:x="8.87cm" svg:y="15.73cm">
            <draw:text-box>
              <text:p text:style-name="P47"><text:span text:style-name="T45">Time Offset=[</text:span><text:span text:style-name="T46">sum of everything so far</text:span><text:span text:style-name="T45">]</text:span></text:p>
            </draw:text-box>
          </draw:frame>
        </draw:g>
        <draw:line draw:style-name="gr122" draw:text-style-name="P21" draw:layer="layout" svg:x1="11.836cm" svg:y1="19.106cm" svg:x2="8.594cm" svg:y2="19.106cm">
          <text:p/>
        </draw:line>
        <draw:frame draw:style-name="gr124" draw:text-style-name="P48" draw:layer="layout" svg:width="2.368cm" svg:height="0.594cm" svg:x="9.102cm" svg:y="18.805cm">
          <draw:text-box>
            <text:p text:style-name="P47"><text:span text:style-name="T45">Time Offset =</text:span><text:span text:style-name="T45"><text:line-break/></text:span><text:span text:style-name="T45">1 midi click</text:span></text:p>
          </draw:text-box>
        </draw:frame>
        <draw:frame draw:style-name="gr125" draw:text-style-name="P41" draw:layer="layout" svg:width="2.017cm" svg:height="0.421cm" svg:x="9.696cm" svg:y="9.874cm">
          <draw:text-box>
            <text:p text:style-name="P1"><text:span text:style-name="T31">[+ 1 midi click]</text:span><text:span text:style-name="T39">2</text:span></text:p>
          </draw:text-box>
        </draw:frame>
        <draw:frame draw:style-name="gr126" draw:text-style-name="P43" draw:layer="layout" svg:width="2.901cm" svg:height="1.057cm" svg:x="14.787cm" svg:y="9.339cm">
          <draw:text-box>
            <text:p text:style-name="P39"><text:span text:style-name="T31">text metaMessage to align time offsets [text='BEGIN']</text:span></text:p>
          </draw:text-box>
        </draw:frame>
        <draw:line draw:style-name="gr119" draw:layer="layout" svg:x1="17.747cm" svg:y1="7.057cm" svg:x2="17.747cm" svg:y2="24.067cm">
          <text:p/>
        </draw:line>
        <draw:frame draw:style-name="gr117" draw:text-style-name="P43" draw:layer="layout" svg:width="2.5cm" svg:height="1.375cm" svg:x="17.832cm" svg:y="15.931cm">
          <draw:text-box>
            <text:p text:style-name="P39"><text:span text:style-name="T31">original MIDI as-is, except no 'track_name' messages</text:span></text:p>
          </draw:text-box>
        </draw:frame>
        <draw:frame draw:style-name="gr105" draw:text-style-name="P44" draw:layer="layout" svg:width="2.5cm" svg:height="0.509cm" svg:x="17.832cm" svg:y="15.447cm">
          <draw:text-box>
            <text:p text:style-name="P39"><text:span text:style-name="T42">'track_name'</text:span></text:p>
          </draw:text-box>
        </draw:frame>
        <draw:g draw:style-name="gr5">
          <draw:line draw:style-name="gr127" draw:layer="layout" svg:x1="1.173cm" svg:y1="7.504cm" svg:x2="20.34cm" svg:y2="7.504cm">
            <text:p/>
          </draw:line>
          <draw:line draw:style-name="gr128" draw:text-style-name="P21" draw:layer="layout" svg:x1="1.166cm" svg:y1="7.386cm" svg:x2="1.166cm" svg:y2="7.64cm">
            <text:p/>
          </draw:line>
          <draw:line draw:style-name="gr128" draw:text-style-name="P21" draw:layer="layout" svg:x1="1.669cm" svg:y1="7.386cm" svg:x2="1.669cm" svg:y2="7.64cm">
            <text:p/>
          </draw:line>
          <draw:line draw:style-name="gr128" draw:text-style-name="P21" draw:layer="layout" svg:x1="2.171cm" svg:y1="7.386cm" svg:x2="2.171cm" svg:y2="7.64cm">
            <text:p/>
          </draw:line>
          <draw:line draw:style-name="gr128" draw:text-style-name="P21" draw:layer="layout" svg:x1="2.674cm" svg:y1="7.386cm" svg:x2="2.674cm" svg:y2="7.64cm">
            <text:p/>
          </draw:line>
          <draw:line draw:style-name="gr128" draw:text-style-name="P21" draw:layer="layout" svg:x1="3.176cm" svg:y1="7.386cm" svg:x2="3.176cm" svg:y2="7.64cm">
            <text:p/>
          </draw:line>
          <draw:line draw:style-name="gr128" draw:text-style-name="P21" draw:layer="layout" svg:x1="3.679cm" svg:y1="7.386cm" svg:x2="3.679cm" svg:y2="7.64cm">
            <text:p/>
          </draw:line>
          <draw:line draw:style-name="gr128" draw:text-style-name="P21" draw:layer="layout" svg:x1="4.181cm" svg:y1="7.386cm" svg:x2="4.181cm" svg:y2="7.64cm">
            <text:p/>
          </draw:line>
          <draw:line draw:style-name="gr128" draw:text-style-name="P21" draw:layer="layout" svg:x1="4.684cm" svg:y1="7.386cm" svg:x2="4.684cm" svg:y2="7.64cm">
            <text:p/>
          </draw:line>
          <draw:line draw:style-name="gr128" draw:text-style-name="P21" draw:layer="layout" svg:x1="5.186cm" svg:y1="7.386cm" svg:x2="5.186cm" svg:y2="7.64cm">
            <text:p/>
          </draw:line>
          <draw:line draw:style-name="gr128" draw:text-style-name="P21" draw:layer="layout" svg:x1="5.689cm" svg:y1="7.386cm" svg:x2="5.689cm" svg:y2="7.64cm">
            <text:p/>
          </draw:line>
          <draw:line draw:style-name="gr128" draw:text-style-name="P21" draw:layer="layout" svg:x1="6.191cm" svg:y1="7.386cm" svg:x2="6.191cm" svg:y2="7.64cm">
            <text:p/>
          </draw:line>
          <draw:line draw:style-name="gr128" draw:text-style-name="P21" draw:layer="layout" svg:x1="6.694cm" svg:y1="7.386cm" svg:x2="6.694cm" svg:y2="7.64cm">
            <text:p/>
          </draw:line>
          <draw:line draw:style-name="gr128" draw:text-style-name="P21" draw:layer="layout" svg:x1="7.196cm" svg:y1="7.386cm" svg:x2="7.196cm" svg:y2="7.64cm">
            <text:p/>
          </draw:line>
          <draw:line draw:style-name="gr128" draw:text-style-name="P21" draw:layer="layout" svg:x1="7.699cm" svg:y1="7.386cm" svg:x2="7.699cm" svg:y2="7.64cm">
            <text:p/>
          </draw:line>
          <draw:line draw:style-name="gr128" draw:text-style-name="P21" draw:layer="layout" svg:x1="8.201cm" svg:y1="7.386cm" svg:x2="8.201cm" svg:y2="7.64cm">
            <text:p/>
          </draw:line>
          <draw:line draw:style-name="gr128" draw:text-style-name="P21" draw:layer="layout" svg:x1="8.704cm" svg:y1="7.386cm" svg:x2="8.704cm" svg:y2="7.64cm">
            <text:p/>
          </draw:line>
          <draw:line draw:style-name="gr128" draw:text-style-name="P21" draw:layer="layout" svg:x1="9.206cm" svg:y1="7.386cm" svg:x2="9.206cm" svg:y2="7.64cm">
            <text:p/>
          </draw:line>
          <draw:line draw:style-name="gr128" draw:text-style-name="P21" draw:layer="layout" svg:x1="9.709cm" svg:y1="7.386cm" svg:x2="9.709cm" svg:y2="7.64cm">
            <text:p/>
          </draw:line>
          <draw:line draw:style-name="gr128" draw:text-style-name="P21" draw:layer="layout" svg:x1="10.211cm" svg:y1="7.386cm" svg:x2="10.211cm" svg:y2="7.64cm">
            <text:p/>
          </draw:line>
          <draw:line draw:style-name="gr128" draw:text-style-name="P21" draw:layer="layout" svg:x1="10.714cm" svg:y1="7.386cm" svg:x2="10.714cm" svg:y2="7.64cm">
            <text:p/>
          </draw:line>
          <draw:line draw:style-name="gr128" draw:text-style-name="P21" draw:layer="layout" svg:x1="11.216cm" svg:y1="7.386cm" svg:x2="11.216cm" svg:y2="7.64cm">
            <text:p/>
          </draw:line>
          <draw:line draw:style-name="gr128" draw:text-style-name="P21" draw:layer="layout" svg:x1="11.719cm" svg:y1="7.386cm" svg:x2="11.719cm" svg:y2="7.64cm">
            <text:p/>
          </draw:line>
          <draw:line draw:style-name="gr128" draw:text-style-name="P21" draw:layer="layout" svg:x1="12.221cm" svg:y1="7.386cm" svg:x2="12.221cm" svg:y2="7.64cm">
            <text:p/>
          </draw:line>
          <draw:line draw:style-name="gr128" draw:text-style-name="P21" draw:layer="layout" svg:x1="12.724cm" svg:y1="7.386cm" svg:x2="12.724cm" svg:y2="7.64cm">
            <text:p/>
          </draw:line>
          <draw:line draw:style-name="gr128" draw:text-style-name="P21" draw:layer="layout" svg:x1="13.226cm" svg:y1="7.386cm" svg:x2="13.226cm" svg:y2="7.64cm">
            <text:p/>
          </draw:line>
          <draw:line draw:style-name="gr128" draw:text-style-name="P21" draw:layer="layout" svg:x1="13.729cm" svg:y1="7.386cm" svg:x2="13.729cm" svg:y2="7.64cm">
            <text:p/>
          </draw:line>
          <draw:line draw:style-name="gr128" draw:text-style-name="P21" draw:layer="layout" svg:x1="14.231cm" svg:y1="7.386cm" svg:x2="14.231cm" svg:y2="7.64cm">
            <text:p/>
          </draw:line>
          <draw:line draw:style-name="gr128" draw:text-style-name="P21" draw:layer="layout" svg:x1="14.734cm" svg:y1="7.386cm" svg:x2="14.734cm" svg:y2="7.64cm">
            <text:p/>
          </draw:line>
          <draw:line draw:style-name="gr128" draw:text-style-name="P21" draw:layer="layout" svg:x1="15.236cm" svg:y1="7.386cm" svg:x2="15.236cm" svg:y2="7.64cm">
            <text:p/>
          </draw:line>
          <draw:line draw:style-name="gr128" draw:text-style-name="P21" draw:layer="layout" svg:x1="15.739cm" svg:y1="7.386cm" svg:x2="15.739cm" svg:y2="7.64cm">
            <text:p/>
          </draw:line>
          <draw:line draw:style-name="gr128" draw:text-style-name="P21" draw:layer="layout" svg:x1="16.241cm" svg:y1="7.386cm" svg:x2="16.241cm" svg:y2="7.64cm">
            <text:p/>
          </draw:line>
          <draw:line draw:style-name="gr128" draw:text-style-name="P21" draw:layer="layout" svg:x1="16.744cm" svg:y1="7.386cm" svg:x2="16.744cm" svg:y2="7.64cm">
            <text:p/>
          </draw:line>
          <draw:line draw:style-name="gr128" draw:text-style-name="P21" draw:layer="layout" svg:x1="17.246cm" svg:y1="7.386cm" svg:x2="17.246cm" svg:y2="7.64cm">
            <text:p/>
          </draw:line>
          <draw:line draw:style-name="gr128" draw:text-style-name="P21" draw:layer="layout" svg:x1="17.749cm" svg:y1="7.386cm" svg:x2="17.749cm" svg:y2="7.64cm">
            <text:p/>
          </draw:line>
          <draw:line draw:style-name="gr128" draw:text-style-name="P21" draw:layer="layout" svg:x1="18.251cm" svg:y1="7.386cm" svg:x2="18.251cm" svg:y2="7.64cm">
            <text:p/>
          </draw:line>
          <draw:line draw:style-name="gr128" draw:text-style-name="P21" draw:layer="layout" svg:x1="18.754cm" svg:y1="7.386cm" svg:x2="18.754cm" svg:y2="7.64cm">
            <text:p/>
          </draw:line>
          <draw:line draw:style-name="gr128" draw:text-style-name="P21" draw:layer="layout" svg:x1="19.256cm" svg:y1="7.386cm" svg:x2="19.256cm" svg:y2="7.64cm">
            <text:p/>
          </draw:line>
          <draw:line draw:style-name="gr128" draw:text-style-name="P21" draw:layer="layout" svg:x1="19.759cm" svg:y1="7.386cm" svg:x2="19.759cm" svg:y2="7.64cm">
            <text:p/>
          </draw:line>
          <draw:g draw:style-name="gr5">
            <draw:custom-shape draw:style-name="gr129" draw:text-style-name="P32" draw:layer="layout" svg:width="0.305cm" svg:height="0.252cm" svg:x="8.553cm" svg:y="7.10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0" draw:text-style-name="P49" draw:layer="layout" svg:width="2.732cm" svg:height="0.637cm" draw:transform="rotate (0.785398163397448) translate (8.483cm 6.676cm)">
              <draw:text-box>
                <text:p><text:span text:style-name="T31">silenceDuration + </text:span><text:span text:style-name="T31"><text:line-break/></text:span><text:span text:style-name="T47">∑</text:span><text:span text:style-name="T48"> </text:span><text:span text:style-name="T31">FullMeasureCounts</text:span></text:p>
              </draw:text-box>
            </draw:frame>
          </draw:g>
          <draw:g draw:style-name="gr5">
            <draw:custom-shape draw:style-name="gr129" draw:text-style-name="P32" draw:layer="layout" svg:width="0.305cm" svg:height="0.252cm" svg:x="4.541cm" svg:y="7.10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1" draw:text-style-name="P49" draw:layer="layout" svg:width="1.53cm" svg:height="0.319cm" draw:transform="rotate (0.785398163397448) translate (4.539cm 6.888cm)">
              <draw:text-box>
                <text:p><text:span text:style-name="T31">0 midi clicks</text:span></text:p>
              </draw:text-box>
            </draw:frame>
          </draw:g>
          <draw:g draw:style-name="gr5">
            <draw:custom-shape draw:style-name="gr129" draw:text-style-name="P32" draw:layer="layout" svg:width="0.305cm" svg:height="0.252cm" svg:x="1.016cm" svg:y="7.10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1" draw:text-style-name="P49" draw:layer="layout" svg:width="1.53cm" svg:height="0.319cm" draw:transform="rotate (0.785398163397448) translate (1.014cm 6.888cm)">
              <draw:text-box>
                <text:p><text:span text:style-name="T31">0 midi clicks</text:span></text:p>
              </draw:text-box>
            </draw:frame>
          </draw:g>
          <draw:g draw:style-name="gr5">
            <draw:custom-shape draw:style-name="gr129" draw:text-style-name="P32" draw:layer="layout" svg:width="0.305cm" svg:height="0.252cm" svg:x="6.046cm" svg:y="7.10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2" draw:text-style-name="P49" draw:layer="layout" svg:width="1.954cm" svg:height="0.319cm" draw:transform="rotate (0.785398163397448) translate (6.044cm 6.888cm)">
              <draw:text-box>
                <text:p><text:span text:style-name="T31">silenceDuration</text:span></text:p>
              </draw:text-box>
            </draw:frame>
          </draw:g>
          <draw:g draw:style-name="gr5">
            <draw:custom-shape draw:style-name="gr129" draw:text-style-name="P32" draw:layer="layout" svg:width="0.305cm" svg:height="0.252cm" svg:x="11.568cm" svg:y="7.10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3" draw:text-style-name="P49" draw:layer="layout" svg:width="2.978cm" svg:height="0.955cm" draw:transform="rotate (0.785398163397448) translate (11.386cm 6.564cm)">
              <draw:text-box>
                <text:p><text:span text:style-name="T31">silenceDuration + </text:span><text:span text:style-name="T31"><text:line-break/></text:span><text:span text:style-name="T47">∑</text:span><text:span text:style-name="T48"> </text:span><text:span text:style-name="T31">FullMeasureCounts +</text:span><text:span text:style-name="T31"><text:line-break/></text:span><text:span text:style-name="T31">1 click</text:span></text:p>
              </draw:text-box>
            </draw:frame>
          </draw:g>
          <draw:g draw:style-name="gr5">
            <draw:custom-shape draw:style-name="gr129" draw:text-style-name="P32" draw:layer="layout" svg:width="0.305cm" svg:height="0.252cm" svg:x="14.588cm" svg:y="7.10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4" draw:text-style-name="P49" draw:layer="layout" svg:width="2.978cm" svg:height="1.273cm" draw:transform="rotate (0.785398163397448) translate (14.294cm 6.366cm)">
              <draw:text-box>
                <text:p><text:span text:style-name="T31">silenceDuration + </text:span><text:span text:style-name="T31"><text:line-break/></text:span><text:span text:style-name="T47">∑</text:span><text:span text:style-name="T48"> </text:span><text:span text:style-name="T31">FullMeasureCounts +</text:span><text:span text:style-name="T31"><text:line-break/></text:span><text:span text:style-name="T31">1 click +</text:span><text:span text:style-name="T31"><text:line-break/></text:span><text:span text:style-name="T47">∑</text:span><text:span text:style-name="T48"> PrePickupCounts</text:span></text:p>
              </draw:text-box>
            </draw:frame>
          </draw:g>
          <draw:g draw:style-name="gr5">
            <draw:custom-shape draw:style-name="gr129" draw:text-style-name="P32" draw:layer="layout" svg:width="0.305cm" svg:height="0.252cm" svg:x="17.596cm" svg:y="7.10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5" draw:text-style-name="P49" draw:layer="layout" svg:width="2.978cm" svg:height="1.591cm" draw:transform="rotate (0.785398163397448) translate (17.19cm 6.254cm)">
              <draw:text-box>
                <text:p><text:span text:style-name="T31">silenceDuration + </text:span><text:span text:style-name="T31"><text:line-break/></text:span><text:span text:style-name="T47">∑</text:span><text:span text:style-name="T48"> </text:span><text:span text:style-name="T31">FullMeasureCounts +</text:span><text:span text:style-name="T31"><text:line-break/></text:span><text:span text:style-name="T31">1 click +</text:span><text:span text:style-name="T31"><text:line-break/></text:span><text:span text:style-name="T47">∑</text:span><text:span text:style-name="T48"> PrePickupCounts +</text:span><text:span text:style-name="T48"><text:line-break/></text:span><text:span text:style-name="T48">1 click</text:span></text:p>
              </draw:text-box>
            </draw:frame>
          </draw:g>
        </draw:g>
        <draw:line draw:style-name="gr119" draw:layer="layout" svg:x1="6.192cm" svg:y1="7.031cm" svg:x2="6.192cm" svg:y2="24.029cm">
          <text:p/>
        </draw:line>
        <draw:line draw:style-name="gr119" draw:layer="layout" svg:x1="4.676cm" svg:y1="7.031cm" svg:x2="4.676cm" svg:y2="24.029cm">
          <text:p/>
        </draw:line>
        <draw:g draw:style-name="gr121">
          <draw:line draw:style-name="gr122" draw:text-style-name="P21" draw:layer="layout" svg:x1="8.829cm" svg:y1="9.848cm" svg:x2="4.576cm" svg:y2="9.848cm">
            <text:p/>
          </draw:line>
          <draw:frame draw:style-name="gr136" draw:text-style-name="P48" draw:layer="layout" svg:width="3.349cm" svg:height="1.032cm" svg:x="5.106cm" svg:y="8.746cm">
            <draw:text-box>
              <text:p text:style-name="P47"><text:span text:style-name="T45">Time Offset=</text:span><text:span text:style-name="T45"><text:line-break/></text:span><text:span text:style-name="T45">silenceDuration +</text:span><text:span text:style-name="T45"><text:line-break/></text:span><text:span text:style-name="T49">∑ FullMeasureCounts</text:span></text:p>
            </draw:text-box>
          </draw:frame>
        </draw:g>
        <draw:g draw:style-name="gr121">
          <draw:line draw:style-name="gr122" draw:text-style-name="P21" draw:layer="layout" svg:x1="6.323cm" svg:y1="19.006cm" svg:x2="4.577cm" svg:y2="19.006cm">
            <text:p/>
          </draw:line>
          <draw:frame draw:style-name="gr137" draw:text-style-name="P48" draw:layer="layout" svg:width="2.78cm" svg:height="0.551cm" draw:transform="rotate (1.5707963267949) translate (5.178cm 21.794cm)">
            <draw:text-box>
              <text:p text:style-name="P47"><text:span text:style-name="T45">Time Offset=</text:span><text:span text:style-name="T45"><text:line-break/></text:span><text:span text:style-name="T45">silenceDuration</text:span></text:p>
            </draw:text-box>
          </draw:frame>
        </draw:g>
        <draw:g draw:style-name="gr121">
          <draw:frame draw:style-name="gr138" draw:text-style-name="P48" draw:layer="layout" svg:width="3.012cm" svg:height="0.826cm" svg:x="11.745cm" svg:y="9.006cm">
            <draw:text-box>
              <text:p text:style-name="P47"><text:span text:style-name="T45">Time Offset=</text:span><text:span text:style-name="T45"><text:line-break/></text:span><text:span text:style-name="T45">1 click + </text:span><text:span text:style-name="T45"><text:line-break/></text:span><text:span text:style-name="T49">∑ PrePickupCounts</text:span></text:p>
            </draw:text-box>
          </draw:frame>
          <draw:line draw:style-name="gr122" draw:text-style-name="P21" draw:layer="layout" svg:x1="14.845cm" svg:y1="9.904cm" svg:x2="11.615cm" svg:y2="9.904cm">
            <text:p/>
          </draw:line>
        </draw:g>
        <draw:frame draw:style-name="gr139" draw:text-style-name="P50" draw:layer="layout" svg:width="3.345cm" svg:height="2.001cm" svg:x="1.259cm" svg:y="11.476cm">
          <draw:text-box>
            <text:p><text:span text:style-name="T50">1</text:span><text:span text:style-name="T43"> Time signature (numerator) set to the number of beats in the first measure of the Count-In.</text:span></text:p>
          </draw:text-box>
        </draw:frame>
        <draw:frame draw:style-name="gr126" draw:text-style-name="P43" draw:layer="layout" svg:width="2.901cm" svg:height="1.057cm" svg:x="14.788cm" svg:y="15.54cm">
          <draw:text-box>
            <text:p text:style-name="P39"><text:span text:style-name="T31">text metaMessage to align time offsets [text='BEGIN']</text:span></text:p>
          </draw:text-box>
        </draw:frame>
      </draw:page>
      <draw:page draw:name="page10" draw:style-name="dp1" draw:master-page-name="Default">
        <draw:g draw:style-name="gr5">
          <draw:custom-shape draw:style-name="gr140" draw:text-style-name="P5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141" draw:text-style-name="P52" draw:layer="layout" svg:width="8.423cm" svg:height="0.779cm" svg:x="1.298cm" svg:y="1.305cm">
            <text:p text:style-name="P7"><text:span text:style-name="T6">sd OutputMIDI.assemble_outputMIDI <text:s text:c="5"/></text:span></text:p>
            <draw:enhanced-geometry svg:viewBox="0 0 21600 21600" draw:type="non-primitve" draw:enhanced-path="M 0 0 L 21600 0 19000 21600 0 21600 0 0 Z N"/>
          </draw:custom-shape>
        </draw:g>
        <draw:g draw:style-name="gr5">
          <draw:g draw:style-name="gr121">
            <draw:line draw:style-name="gr142" draw:text-style-name="P53" draw:layer="layout" svg:x1="5.274cm" svg:y1="2.933cm" svg:x2="5.274cm" svg:y2="26.31cm">
              <text:p/>
            </draw:line>
          </draw:g>
          <draw:custom-shape draw:style-name="gr143" draw:text-style-name="P55" draw:layer="layout" svg:width="3.039cm" svg:height="0.877cm" svg:x="3.7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OutputMIDI</text:span></text:p>
            <draw:enhanced-geometry svg:viewBox="0 0 21600 21600" draw:mirror-horizontal="false" draw:mirror-vertical="false" draw:type="rectangle" draw:enhanced-path="M 0 0 L 21600 0 21600 21600 0 21600 0 0 Z N"/>
          </draw:custom-shape>
        </draw:g>
        <draw:g draw:style-name="gr5">
          <draw:g draw:style-name="gr121">
            <draw:line draw:style-name="gr144" draw:text-style-name="P53" draw:layer="layout" svg:x1="12.688cm" svg:y1="2.933cm" svg:x2="12.688cm" svg:y2="5.333cm">
              <text:p/>
            </draw:line>
            <draw:line draw:style-name="gr145" draw:text-style-name="P53" draw:layer="layout" svg:x1="12.688cm" svg:y1="4.933cm" svg:x2="12.688cm" svg:y2="6.933cm">
              <text:p/>
            </draw:line>
          </draw:g>
          <draw:custom-shape draw:style-name="gr146" draw:text-style-name="P55" draw:layer="layout" svg:width="3.267cm" svg:height="0.877cm" svg:x="11.0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Song</text:span></text:p>
            <draw:enhanced-geometry svg:viewBox="0 0 21600 21600" draw:mirror-horizontal="false" draw:mirror-vertical="false" draw:type="rectangle" draw:enhanced-path="M 0 0 L 21600 0 21600 21600 0 21600 0 0 Z N"/>
          </draw:custom-shape>
        </draw:g>
        <draw:g draw:style-name="gr5">
          <draw:g draw:style-name="gr121">
            <draw:line draw:style-name="gr147" draw:text-style-name="P53" draw:layer="layout" svg:x1="16.609cm" svg:y1="2.933cm" svg:x2="16.609cm" svg:y2="5.333cm">
              <text:p/>
            </draw:line>
            <draw:line draw:style-name="gr148" draw:text-style-name="P53" draw:layer="layout" svg:x1="16.609cm" svg:y1="4.933cm" svg:x2="16.609cm" svg:y2="6.933cm">
              <text:p/>
            </draw:line>
          </draw:g>
          <draw:custom-shape draw:style-name="gr149" draw:text-style-name="P55" draw:layer="layout" svg:width="3.309cm" svg:height="0.877cm" svg:x="14.9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CountIn</text:span></text:p>
            <draw:enhanced-geometry svg:viewBox="0 0 21600 21600" draw:mirror-horizontal="false" draw:mirror-vertical="false" draw:type="rectangle" draw:enhanced-path="M 0 0 L 21600 0 21600 21600 0 21600 0 0 Z N"/>
          </draw:custom-shape>
        </draw:g>
        <draw:custom-shape draw:style-name="gr150" draw:text-style-name="P53" draw:layer="layout" svg:width="0.5cm" svg:height="20.817cm" svg:x="5.029cm" svg:y="5.059cm">
          <text:p/>
          <draw:enhanced-geometry svg:viewBox="0 0 21600 21600" draw:type="rectangle" draw:enhanced-path="M 0 0 L 21600 0 21600 21600 0 21600 0 0 Z N"/>
        </draw:custom-shape>
        <draw:g draw:style-name="gr5">
          <draw:g draw:style-name="gr121">
            <draw:line draw:style-name="gr151" draw:text-style-name="P56" draw:layer="layout" svg:x1="1.334cm" svg:y1="5.082cm" svg:x2="5.005cm" svg:y2="5.064cm">
              <text:p/>
            </draw:line>
            <draw:frame draw:style-name="gr152" draw:text-style-name="P58" draw:layer="layout" svg:width="4.099cm" svg:height="0.422cm" svg:x="1.134cm" svg:y="4.669cm">
              <draw:text-box>
                <text:p text:style-name="P57"><text:span text:style-name="T52">assemble_outputMIDI(song)</text:span></text:p>
              </draw:text-box>
            </draw:frame>
          </draw:g>
        </draw:g>
        <draw:polyline draw:style-name="gr153" draw:text-style-name="P59" draw:layer="layout" svg:width="1.353cm" svg:height="0.922cm" svg:x="5.541cm" svg:y="7.408cm" svg:viewBox="0 0 1354 923" draw:points="0,5 1354,0 1354,923 199,923">
          <text:p/>
        </draw:polyline>
        <draw:g draw:style-name="gr5">
          <draw:polyline draw:style-name="gr154" draw:text-style-name="P60" draw:layer="layout" svg:width="1.373cm" svg:height="0.922cm" svg:x="5.537cm" svg:y="11.046cm" svg:viewBox="0 0 1374 923" draw:points="0,5 1374,0 1374,923 219,923">
            <text:p/>
          </draw:polyline>
          <draw:frame draw:style-name="gr155" draw:text-style-name="P61" draw:layer="layout" svg:width="3.092cm" svg:height="0.5cm" svg:x="5.811cm" svg:y="10.619cm">
            <draw:text-box>
              <text:p text:style-name="P57"><text:span text:style-name="T52">_calcSilence(song)</text:span></text:p>
            </draw:text-box>
          </draw:frame>
          <draw:custom-shape draw:style-name="gr156" draw:text-style-name="P53" draw:layer="layout" svg:width="0.5cm" svg:height="0.819cm" svg:x="5.237cm" svg:y="11.771cm">
            <text:p/>
            <draw:enhanced-geometry svg:viewBox="0 0 21600 21600" draw:type="rectangle" draw:enhanced-path="M 0 0 L 21600 0 21600 21600 0 21600 0 0 Z N"/>
          </draw:custom-shape>
        </draw:g>
        <draw:g draw:style-name="gr5">
          <draw:polyline draw:style-name="gr157" draw:text-style-name="P60" draw:layer="layout" svg:width="1.373cm" svg:height="0.922cm" svg:x="5.524cm" svg:y="13.327cm" svg:viewBox="0 0 1374 923" draw:points="0,5 1374,0 1374,923 219,923">
            <text:p/>
          </draw:polyline>
          <draw:frame draw:style-name="gr158" draw:text-style-name="P61" draw:layer="layout" svg:width="3.092cm" svg:height="0.5cm" svg:x="5.797cm" svg:y="12.9cm">
            <draw:text-box>
              <text:p text:style-name="P57"><text:span text:style-name="T52">_populateCountIn(song)</text:span></text:p>
            </draw:text-box>
          </draw:frame>
          <draw:custom-shape draw:style-name="gr159" draw:text-style-name="P53" draw:layer="layout" svg:width="0.5cm" svg:height="0.819cm" svg:x="5.224cm" svg:y="14.052cm">
            <text:p/>
            <draw:enhanced-geometry svg:viewBox="0 0 21600 21600" draw:type="rectangle" draw:enhanced-path="M 0 0 L 21600 0 21600 21600 0 21600 0 0 Z N"/>
          </draw:custom-shape>
        </draw:g>
        <draw:g draw:style-name="gr5">
          <draw:polyline draw:style-name="gr160" draw:text-style-name="P60" draw:layer="layout" svg:width="1.373cm" svg:height="0.922cm" svg:x="5.511cm" svg:y="15.595cm" svg:viewBox="0 0 1374 923" draw:points="0,5 1374,0 1374,923 219,923">
            <text:p/>
          </draw:polyline>
          <draw:frame draw:style-name="gr161" draw:text-style-name="P63" draw:layer="layout" svg:width="3.689cm" svg:height="0.366cm" svg:x="5.586cm" svg:y="15.18cm">
            <draw:text-box>
              <text:p text:style-name="P62"><text:span text:style-name="T52">_populateOriginalSong(song)</text:span></text:p>
            </draw:text-box>
          </draw:frame>
          <draw:custom-shape draw:style-name="gr162" draw:text-style-name="P53" draw:layer="layout" svg:width="0.5cm" svg:height="0.819cm" svg:x="5.211cm" svg:y="16.32cm">
            <text:p/>
            <draw:enhanced-geometry svg:viewBox="0 0 21600 21600" draw:type="rectangle" draw:enhanced-path="M 0 0 L 21600 0 21600 21600 0 21600 0 0 Z N"/>
          </draw:custom-shape>
        </draw:g>
        <draw:g draw:style-name="gr5">
          <draw:polyline draw:style-name="gr163" draw:text-style-name="P60" draw:layer="layout" svg:width="1.373cm" svg:height="0.922cm" svg:x="5.552cm" svg:y="17.864cm" svg:viewBox="0 0 1374 923" draw:points="0,5 1374,0 1374,923 219,923">
            <text:p/>
          </draw:polyline>
          <draw:frame draw:style-name="gr164" draw:text-style-name="P63" draw:layer="layout" svg:width="3.689cm" svg:height="0.366cm" svg:x="5.627cm" svg:y="17.449cm">
            <draw:text-box>
              <text:p text:style-name="P62"><text:span text:style-name="T52">_populateRepeatPlays(song)</text:span></text:p>
            </draw:text-box>
          </draw:frame>
          <draw:custom-shape draw:style-name="gr165" draw:text-style-name="P53" draw:layer="layout" svg:width="0.5cm" svg:height="0.819cm" svg:x="5.266cm" svg:y="18.589cm">
            <text:p/>
            <draw:enhanced-geometry svg:viewBox="0 0 21600 21600" draw:type="rectangle" draw:enhanced-path="M 0 0 L 21600 0 21600 21600 0 21600 0 0 Z N"/>
          </draw:custom-shape>
        </draw:g>
        <draw:g draw:style-name="gr5">
          <draw:polyline draw:style-name="gr166" draw:text-style-name="P60" draw:layer="layout" svg:width="1.373cm" svg:height="0.922cm" svg:x="5.551cm" svg:y="20.106cm" svg:viewBox="0 0 1374 923" draw:points="0,5 1374,0 1374,923 219,923">
            <text:p/>
          </draw:polyline>
          <draw:frame draw:style-name="gr167" draw:text-style-name="P63" draw:layer="layout" svg:width="3.689cm" svg:height="0.366cm" svg:x="5.626cm" svg:y="19.691cm">
            <draw:text-box>
              <text:p text:style-name="P62"><text:span text:style-name="T52">_closeTracks()</text:span></text:p>
            </draw:text-box>
          </draw:frame>
          <draw:custom-shape draw:style-name="gr168" draw:text-style-name="P53" draw:layer="layout" svg:width="0.5cm" svg:height="0.819cm" svg:x="5.265cm" svg:y="20.831cm">
            <text:p/>
            <draw:enhanced-geometry svg:viewBox="0 0 21600 21600" draw:type="rectangle" draw:enhanced-path="M 0 0 L 21600 0 21600 21600 0 21600 0 0 Z N"/>
          </draw:custom-shape>
        </draw:g>
        <draw:g draw:style-name="gr5">
          <draw:g draw:style-name="gr5">
            <draw:frame draw:style-name="gr169" draw:text-style-name="P63" draw:layer="layout" svg:width="3.042cm" svg:height="0.475cm" svg:x="5.82cm" svg:y="6.993cm">
              <draw:text-box>
                <text:p text:style-name="P62"><text:span text:style-name="T52">_initilizeTracks(song)</text:span></text:p>
              </draw:text-box>
            </draw:frame>
            <draw:custom-shape draw:style-name="gr170" draw:text-style-name="P53" draw:layer="layout" svg:width="0.5cm" svg:height="1.861cm" svg:x="5.237cm" svg:y="8.091cm">
              <text:p/>
              <draw:enhanced-geometry svg:viewBox="0 0 21600 21600" draw:type="rectangle" draw:enhanced-path="M 0 0 L 21600 0 21600 21600 0 21600 0 0 Z N"/>
            </draw:custom-shape>
          </draw:g>
          <draw:g draw:style-name="gr5">
            <draw:custom-shape draw:style-name="gr171" draw:text-style-name="P53" draw:layer="layout" svg:width="0.5cm" svg:height="0.616cm" svg:x="5.574cm" svg:y="9.126cm">
              <text:p/>
              <draw:enhanced-geometry svg:viewBox="0 0 21600 21600" draw:type="rectangle" draw:enhanced-path="M 0 0 L 21600 0 21600 21600 0 21600 0 0 Z N"/>
            </draw:custom-shape>
            <draw:g draw:style-name="gr121">
              <draw:polyline draw:style-name="gr172" draw:text-style-name="P59" draw:layer="layout" svg:width="1.718cm" svg:height="0.445cm" svg:x="5.735cm" svg:y="8.861cm" svg:viewBox="0 0 1719 446" draw:points="0,6 1719,0 1716,435 376,446">
                <text:p/>
              </draw:polyline>
              <draw:frame draw:style-name="gr173" draw:text-style-name="P63" draw:layer="layout" svg:width="3.232cm" svg:height="0.475cm" svg:x="6.179cm" svg:y="8.453cm">
                <draw:text-box>
                  <text:p text:style-name="P62"><text:span text:style-name="T52">_initilize_countInitMsgs()</text:span></text:p>
                </draw:text-box>
              </draw:frame>
            </draw:g>
          </draw:g>
        </draw:g>
        <draw:g draw:style-name="gr121">
          <draw:polyline draw:style-name="gr174" draw:text-style-name="P59" draw:layer="layout" svg:width="1.353cm" svg:height="0.171cm" svg:x="5.511cm" svg:y="6.368cm" svg:viewBox="0 0 1354 172" draw:points="0,5 1354,0 1354,161 6,172">
            <text:p/>
          </draw:polyline>
          <draw:frame draw:style-name="gr175" draw:text-style-name="P63" draw:layer="layout" svg:width="4.786cm" svg:height="0.637cm" svg:x="5.59cm" svg:y="5.688cm">
            <draw:text-box>
              <text:p text:style-name="P62"><text:span text:style-name="T52">Set Ticks-per-Beat=song.ticksPerBeat</text:span><text:span text:style-name="T52"><text:line-break/></text:span><text:span text:style-name="T52">into the outputMIDI file</text:span></text:p>
            </draw:text-box>
          </draw:frame>
        </draw:g>
      </draw:page>
      <draw:page draw:name="page11" draw:style-name="dp1" draw:master-page-name="Default">
        <draw:g draw:style-name="gr5">
          <draw:custom-shape draw:style-name="gr176" draw:text-style-name="P5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177" draw:text-style-name="P52" draw:layer="layout" svg:width="8.338cm" svg:height="0.779cm" svg:x="1.298cm" svg:y="1.305cm">
            <text:p text:style-name="P7"><text:span text:style-name="T6">sd OutputMIDI._initilizeTracks(Song) <text:s text:c="5"/></text:span></text:p>
            <draw:enhanced-geometry svg:viewBox="0 0 21600 21600" draw:type="non-primitve" draw:enhanced-path="M 0 0 L 21600 0 19000 21600 0 21600 0 0 Z N"/>
          </draw:custom-shape>
        </draw:g>
        <draw:g draw:style-name="gr5">
          <draw:g draw:style-name="gr121">
            <draw:line draw:style-name="gr178" draw:text-style-name="P53" draw:layer="layout" svg:x1="5.274cm" svg:y1="2.933cm" svg:x2="5.274cm" svg:y2="18.668cm">
              <text:p/>
            </draw:line>
          </draw:g>
          <draw:custom-shape draw:style-name="gr179" draw:text-style-name="P65" draw:layer="layout" svg:width="3.039cm" svg:height="0.877cm" svg:x="3.7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64"><text:span text:style-name="T53">OutputMIDI</text:span></text:p>
            <draw:enhanced-geometry svg:viewBox="0 0 21600 21600" draw:mirror-horizontal="false" draw:mirror-vertical="false" draw:type="rectangle" draw:enhanced-path="M 0 0 L 21600 0 21600 21600 0 21600 0 0 Z N"/>
          </draw:custom-shape>
        </draw:g>
        <draw:g draw:style-name="gr5">
          <draw:g draw:style-name="gr121">
            <draw:line draw:style-name="gr180" draw:text-style-name="P53" draw:layer="layout" svg:x1="10.888cm" svg:y1="2.933cm" svg:x2="10.888cm" svg:y2="10.471cm">
              <text:p/>
            </draw:line>
          </draw:g>
          <draw:custom-shape draw:style-name="gr181" draw:text-style-name="P65" draw:layer="layout" svg:width="3.267cm" svg:height="0.877cm" svg:x="9.2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64"><text:span text:style-name="T53">Song</text:span></text:p>
            <draw:enhanced-geometry svg:viewBox="0 0 21600 21600" draw:mirror-horizontal="false" draw:mirror-vertical="false" draw:type="rectangle" draw:enhanced-path="M 0 0 L 21600 0 21600 21600 0 21600 0 0 Z N"/>
          </draw:custom-shape>
        </draw:g>
        <draw:custom-shape draw:style-name="gr182" draw:text-style-name="P53" draw:layer="layout" svg:width="0.5cm" svg:height="0.777cm" svg:x="10.637cm" svg:y="5.827cm">
          <text:p/>
          <draw:enhanced-geometry svg:viewBox="0 0 21600 21600" draw:type="rectangle" draw:enhanced-path="M 0 0 L 21600 0 21600 21600 0 21600 0 0 Z N"/>
        </draw:custom-shape>
        <draw:g draw:style-name="gr5">
          <draw:g draw:style-name="gr121">
            <draw:line draw:style-name="gr183" draw:text-style-name="P53" draw:layer="layout" svg:x1="17.932cm" svg:y1="2.933cm" svg:x2="17.932cm" svg:y2="15.031cm">
              <text:p/>
            </draw:line>
          </draw:g>
          <draw:custom-shape draw:style-name="gr184" draw:text-style-name="P55" draw:layer="layout" svg:width="4.231cm" svg:height="1.233cm" svg:x="16.009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song.outputMIDI.midiOut: </text:span><text:span text:style-name="T53">MIDO.MidiFile</text:span></text:p>
            <draw:enhanced-geometry svg:viewBox="0 0 21600 21600" draw:mirror-horizontal="false" draw:mirror-vertical="false" draw:type="rectangle" draw:enhanced-path="M 0 0 L 21600 0 21600 21600 0 21600 0 0 Z N"/>
          </draw:custom-shape>
        </draw:g>
        <draw:custom-shape draw:style-name="gr185" draw:text-style-name="P53" draw:layer="layout" svg:width="0.5cm" svg:height="1.17cm" svg:x="17.681cm" svg:y="8.392cm">
          <text:p/>
          <draw:enhanced-geometry svg:viewBox="0 0 21600 21600" draw:type="rectangle" draw:enhanced-path="M 0 0 L 21600 0 21600 21600 0 21600 0 0 Z N"/>
        </draw:custom-shape>
        <draw:custom-shape draw:style-name="gr186" draw:text-style-name="P53" draw:layer="layout" svg:width="0.5cm" svg:height="12.345cm" svg:x="5.029cm" svg:y="5.059cm">
          <text:p/>
          <draw:enhanced-geometry svg:viewBox="0 0 21600 21600" draw:type="rectangle" draw:enhanced-path="M 0 0 L 21600 0 21600 21600 0 21600 0 0 Z N"/>
        </draw:custom-shape>
        <draw:g draw:style-name="gr5">
          <draw:g draw:style-name="gr121">
            <draw:line draw:style-name="gr187" draw:text-style-name="P56" draw:layer="layout" svg:x1="1.334cm" svg:y1="5.082cm" svg:x2="5.005cm" svg:y2="5.064cm">
              <text:p/>
            </draw:line>
            <draw:frame draw:style-name="gr188" draw:text-style-name="P58" draw:layer="layout" svg:width="4.099cm" svg:height="0.422cm" svg:x="1.134cm" svg:y="4.669cm">
              <draw:text-box>
                <text:p text:style-name="P57"><text:span text:style-name="T52">_initilizeTracks(song)</text:span></text:p>
              </draw:text-box>
            </draw:frame>
          </draw:g>
        </draw:g>
        <draw:g draw:style-name="gr5">
          <draw:custom-shape draw:style-name="gr189" draw:text-style-name="P51" draw:layer="layout" svg:width="10.877cm" svg:height="5.966cm" svg:x="4.517cm" svg:y="5.6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190" draw:text-style-name="P66" draw:layer="layout" svg:width="1.556cm" svg:height="0.779cm" svg:x="4.517cm" svg:y="5.614cm">
            <text:p text:style-name="P7"><text:span text:style-name="T6">loop</text:span></text:p>
            <draw:enhanced-geometry svg:viewBox="0 0 21600 21600" draw:type="non-primitve" draw:enhanced-path="M 0 0 L 21600 0 19000 21600 0 21600 0 0 Z N"/>
          </draw:custom-shape>
        </draw:g>
        <draw:g draw:style-name="gr5">
          <draw:g draw:style-name="gr5">
            <draw:line draw:style-name="gr191" draw:text-style-name="P56" draw:layer="layout" svg:x1="5.735cm" svg:y1="6.101cm" svg:x2="10.635cm" svg:y2="6.078cm">
              <text:p/>
            </draw:line>
            <draw:frame draw:style-name="gr192" draw:text-style-name="P67" draw:layer="layout" svg:width="3.518cm" svg:height="0.422cm" svg:x="6.116cm" svg:y="5.688cm">
              <draw:text-box>
                <text:p text:style-name="P62"><text:span text:style-name="T52">[enumerate song.trackInfo]</text:span></text:p>
              </draw:text-box>
            </draw:frame>
            <draw:g draw:style-name="gr121">
              <draw:line draw:style-name="gr193" draw:text-style-name="P63" draw:layer="layout" svg:x1="10.627cm" svg:y1="6.497cm" svg:x2="5.742cm" svg:y2="6.497cm">
                <text:p/>
              </draw:line>
              <draw:frame draw:style-name="gr194" draw:text-style-name="P68" draw:layer="layout" svg:width="1.018cm" svg:height="0.421cm" svg:x="6.109cm" svg:y="6.08cm">
                <draw:text-box>
                  <text:p text:style-name="P62"><text:span text:style-name="T54">i, row</text:span></text:p>
                </draw:text-box>
              </draw:frame>
            </draw:g>
          </draw:g>
        </draw:g>
        <draw:frame draw:style-name="gr195" draw:text-style-name="P70" draw:layer="layout" svg:width="5.324cm" svg:height="0.387cm" svg:x="4.595cm" svg:y="6.6cm">
          <draw:text-box>
            <text:p text:style-name="P69"><text:span text:style-name="T52">[there is another row in song.trackInfo]</text:span></text:p>
          </draw:text-box>
        </draw:frame>
        <draw:g draw:style-name="gr5">
          <draw:g draw:style-name="gr121">
            <draw:line draw:style-name="gr196" draw:text-style-name="P56" draw:layer="layout" svg:x1="5.531cm" svg:y1="8.732cm" svg:x2="17.668cm" svg:y2="8.713cm">
              <text:p/>
            </draw:line>
            <draw:frame draw:style-name="gr197" draw:text-style-name="P71" draw:layer="layout" svg:width="5.759cm" svg:height="0.422cm" svg:x="5.55cm" svg:y="8.284cm">
              <draw:text-box>
                <text:p text:style-name="P62"><text:span text:style-name="T52">.add_track(track name)</text:span></text:p>
              </draw:text-box>
            </draw:frame>
          </draw:g>
        </draw:g>
        <draw:g draw:style-name="gr121">
          <draw:line draw:style-name="gr198" draw:text-style-name="P53" draw:layer="layout" svg:x1="5.527cm" svg:y1="9.28cm" svg:x2="17.664cm" svg:y2="9.261cm">
            <text:p/>
          </draw:line>
          <draw:frame draw:style-name="gr199" draw:text-style-name="P71" draw:layer="layout" svg:width="8.959cm" svg:height="0.422cm" svg:x="5.546cm" svg:y="8.817cm">
            <draw:text-box>
              <text:p text:style-name="P62"><text:span text:style-name="T52">[row(keysignature) != 'X'] .append(key_signature to new track, time=0)</text:span></text:p>
            </draw:text-box>
          </draw:frame>
        </draw:g>
        <draw:g draw:style-name="gr121">
          <draw:polyline draw:style-name="gr200" draw:text-style-name="P59" draw:layer="layout" svg:width="1.353cm" svg:height="0.171cm" svg:x="5.515cm" svg:y="5.236cm" svg:viewBox="0 0 1354 172" draw:points="0,5 1354,0 1354,161 6,172">
            <text:p/>
          </draw:polyline>
          <draw:frame draw:style-name="gr201" draw:text-style-name="P63" draw:layer="layout" svg:width="3.042cm" svg:height="0.475cm" svg:x="5.594cm" svg:y="4.821cm">
            <draw:text-box>
              <text:p text:style-name="P62"><text:span text:style-name="T52">Set outTrackIdx = 0</text:span></text:p>
            </draw:text-box>
          </draw:frame>
        </draw:g>
        <draw:custom-shape draw:style-name="gr202" draw:text-style-name="P53" draw:layer="layout" svg:width="0.5cm" svg:height="0.463cm" svg:x="10.637cm" svg:y="9.727cm">
          <text:p/>
          <draw:enhanced-geometry svg:viewBox="0 0 21600 21600" draw:type="rectangle" draw:enhanced-path="M 0 0 L 21600 0 21600 21600 0 21600 0 0 Z N"/>
        </draw:custom-shape>
        <draw:g draw:style-name="gr5">
          <draw:g draw:style-name="gr121">
            <draw:line draw:style-name="gr203" draw:text-style-name="P56" draw:layer="layout" svg:x1="5.523cm" svg:y1="10.068cm" svg:x2="10.635cm" svg:y2="10.06cm">
              <text:p/>
            </draw:line>
            <draw:frame draw:style-name="gr204" draw:text-style-name="P67" draw:layer="layout" svg:width="4.989cm" svg:height="0.739cm" svg:x="5.542cm" svg:y="9.338cm">
              <draw:text-box>
                <text:p text:style-name="P62"><text:span text:style-name="T52">WRITE outTrackIdx to </text:span></text:p>
                <text:p text:style-name="P72"><text:span text:style-name="T52">song.trackInfo([i,TI_OUTTRACKNUM])</text:span></text:p>
              </draw:text-box>
            </draw:frame>
          </draw:g>
        </draw:g>
        <draw:g draw:style-name="gr5">
          <draw:g draw:style-name="gr5">
            <draw:custom-shape draw:style-name="gr205" draw:text-style-name="P51" draw:layer="layout" svg:width="9.843cm" svg:height="3.984cm" svg:x="4.744cm" svg:y="7.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206" draw:text-style-name="P66" draw:layer="layout" svg:width="1.344cm" svg:height="0.779cm" svg:x="4.744cm" svg:y="7.004cm">
              <text:p text:style-name="P7"><text:span text:style-name="T6">opt</text:span></text:p>
              <draw:enhanced-geometry svg:viewBox="0 0 21600 21600" draw:type="non-primitve" draw:enhanced-path="M 0 0 L 21600 0 19000 21600 0 21600 0 0 Z N"/>
            </draw:custom-shape>
          </draw:g>
          <draw:frame draw:style-name="gr207" draw:text-style-name="P70" draw:layer="layout" svg:width="3.241cm" svg:height="0.351cm" svg:x="5.149cm" svg:y="7.837cm">
            <draw:text-box>
              <text:p text:style-name="P69"><text:span text:style-name="T52">[row(keep track) is TRUE]</text:span></text:p>
            </draw:text-box>
          </draw:frame>
        </draw:g>
        <draw:g draw:style-name="gr121">
          <draw:polyline draw:style-name="gr208" draw:text-style-name="P59" draw:layer="layout" svg:width="1.353cm" svg:height="0.171cm" svg:x="5.511cm" svg:y="10.568cm" svg:viewBox="0 0 1354 172" draw:points="0,5 1354,0 1354,161 6,172">
            <text:p/>
          </draw:polyline>
          <draw:frame draw:style-name="gr209" draw:text-style-name="P63" draw:layer="layout" svg:width="3.232cm" svg:height="0.475cm" svg:x="5.59cm" svg:y="10.153cm">
            <draw:text-box>
              <text:p text:style-name="P62"><text:span text:style-name="T52">INCREMENT outTrackIdx</text:span></text:p>
            </draw:text-box>
          </draw:frame>
        </draw:g>
        <draw:custom-shape draw:style-name="gr210" draw:text-style-name="P53" draw:layer="layout" svg:width="0.5cm" svg:height="4.161cm" svg:x="17.681cm" svg:y="12.625cm">
          <text:p/>
          <draw:enhanced-geometry svg:viewBox="0 0 21600 21600" draw:type="rectangle" draw:enhanced-path="M 0 0 L 21600 0 21600 21600 0 21600 0 0 Z N"/>
        </draw:custom-shape>
        <draw:g draw:style-name="gr121">
          <draw:line draw:style-name="gr211" draw:text-style-name="P53" draw:layer="layout" svg:x1="5.519cm" svg:y1="13.026cm" svg:x2="17.656cm" svg:y2="13.007cm">
            <text:p/>
          </draw:line>
          <draw:frame draw:style-name="gr212" draw:text-style-name="P71" draw:layer="layout" svg:width="8.514cm" svg:height="0.955cm" svg:x="5.623cm" svg:y="12.002cm">
            <draw:text-box>
              <text:p text:style-name="P62"><text:span text:style-name="T52">write needed 'globals' to track 0, at time=0:</text:span></text:p>
              <text:p text:style-name="P62"><text:span text:style-name="T52"><text:s text:c="3"/></text:span><text:span text:style-name="T52">* Nominal Time Signature</text:span></text:p>
              <text:p text:style-name="P62"><text:span text:style-name="T52"><text:s text:c="3"/></text:span><text:span text:style-name="T52">* Starting Tempo</text:span></text:p>
            </draw:text-box>
          </draw:frame>
        </draw:g>
        <draw:g draw:style-name="gr121">
          <draw:line draw:style-name="gr213" draw:text-style-name="P53" draw:layer="layout" svg:x1="5.919cm" svg:y1="16.326cm" svg:x2="17.703cm" svg:y2="16.308cm">
            <text:p/>
          </draw:line>
          <draw:frame draw:style-name="gr214" draw:text-style-name="P71" draw:layer="layout" svg:width="8.514cm" svg:height="1.273cm" svg:x="6.023cm" svg:y="14.999cm">
            <draw:text-box>
              <text:p text:style-name="P62"><text:span text:style-name="T52">write countIn track initilization messages:</text:span></text:p>
              <text:p text:style-name="P62"><text:span text:style-name="T52"><text:s text:c="3"/></text:span><text:span text:style-name="T52">* Reset controllers</text:span></text:p>
              <text:p text:style-name="P62"><text:span text:style-name="T52"><text:s text:c="3"/></text:span><text:span text:style-name="T52">* Set counting instrument</text:span></text:p>
              <text:p text:style-name="P62"><text:span text:style-name="T52"><text:s text:c="3"/></text:span><text:span text:style-name="T52">* Set MIDI output port</text:span></text:p>
            </draw:text-box>
          </draw:frame>
        </draw:g>
        <draw:custom-shape draw:style-name="gr215" draw:text-style-name="P53" draw:layer="layout" svg:width="0.5cm" svg:height="2.438cm" svg:x="5.381cm" svg:y="14.158cm">
          <text:p/>
          <draw:enhanced-geometry svg:viewBox="0 0 21600 21600" draw:type="rectangle" draw:enhanced-path="M 0 0 L 21600 0 21600 21600 0 21600 0 0 Z N"/>
        </draw:custom-shape>
        <draw:g draw:style-name="gr121">
          <draw:polyline draw:style-name="gr216" draw:text-style-name="P59" draw:layer="layout" svg:width="1.718cm" svg:height="0.445cm" svg:x="5.542cm" svg:y="13.893cm" svg:viewBox="0 0 1719 446" draw:points="0,6 1719,0 1716,435 376,446">
            <text:p/>
          </draw:polyline>
          <draw:frame draw:style-name="gr217" draw:text-style-name="P63" draw:layer="layout" svg:width="3.232cm" svg:height="0.475cm" svg:x="5.986cm" svg:y="13.485cm">
            <draw:text-box>
              <text:p text:style-name="P62"><text:span text:style-name="T52">_initilize_countInitMsgs()</text:span></text:p>
            </draw:text-box>
          </draw:frame>
        </draw:g>
      </draw:page>
      <draw:page draw:name="page12" draw:style-name="dp1" draw:master-page-name="Default">
        <draw:frame draw:style-name="gr218" draw:text-style-name="P6" draw:layer="layout" svg:width="14.536cm" svg:height="1.356cm" svg:x="1.352cm" svg:y="1.353cm">
          <draw:text-box>
            <text:p><text:span text:style-name="T4">Flow Chart</text:span></text:p>
            <text:p><text:span text:style-name="T55">OutputMIDI._initilize_countInitMsgs(self, countIn, ctTrack)</text:span></text:p>
          </draw:text-box>
        </draw:frame>
        <draw:frame draw:style-name="gr219" draw:text-style-name="P23" draw:layer="layout" svg:width="16.074cm" svg:height="0.791cm" svg:x="2.05cm" svg:y="2.531cm">
          <draw:text-box>
            <text:p><text:span text:style-name="T3">Description: A helper to _initilizeTracks(). Puts initialization messages into Count In track</text:span></text:p>
          </draw:text-box>
        </draw:frame>
        <draw:custom-shape draw:style-name="gr220" draw:text-style-name="P18" xml:id="id55" draw:id="id55" draw:layer="layout" svg:width="2.36cm" svg:height="0.584cm" svg:x="9.122cm" svg:y="8.749cm">
          <text:p text:style-name="P14"><text:span text:style-name="T3">Return</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221" draw:text-style-name="P74" xml:id="id53" draw:id="id53" draw:layer="layout" svg:width="12.857cm" svg:height="0.629cm" svg:x="3.874cm" svg:y="5.893cm">
          <draw:glue-point draw:id="8" svg:x="0cm" svg:y="5cm"/>
          <draw:glue-point draw:id="9" svg:x="-1.443cm" svg:y="-5.063cm"/>
          <draw:glue-point draw:id="10" svg:x="-1.666cm" svg:y="-5.063cm"/>
          <draw:glue-point draw:id="11" svg:x="-1.443cm" svg:y="5.063cm"/>
          <draw:glue-point draw:id="12" svg:x="-1.666cm" svg:y="5.063cm"/>
          <text:p text:style-name="P73"><text:span text:style-name="T16">Set Instrument for the counting notes: 'program_change → countIn.instrument</text:span></text:p>
          <draw:enhanced-geometry svg:viewBox="0 0 21600 21600" draw:glue-points="10800 0 0 10800 10800 21600 21600 10800" draw:type="flowchart-process" draw:enhanced-path="M 0 0 L 21600 0 21600 21600 0 21600 0 0 Z N"/>
        </draw:custom-shape>
        <draw:custom-shape draw:style-name="gr221" draw:text-style-name="P74" xml:id="id54" draw:id="id54" draw:layer="layout" svg:width="12.858cm" svg:height="0.629cm" svg:x="3.873cm" svg:y="7.193cm">
          <draw:glue-point draw:id="8" svg:x="0cm" svg:y="5cm"/>
          <draw:glue-point draw:id="9" svg:x="-1.443cm" svg:y="-5.063cm"/>
          <draw:glue-point draw:id="10" svg:x="-1.666cm" svg:y="-5.063cm"/>
          <draw:glue-point draw:id="11" svg:x="-1.443cm" svg:y="5.063cm"/>
          <draw:glue-point draw:id="12" svg:x="-1.666cm" svg:y="5.063cm"/>
          <draw:glue-point draw:id="13" svg:x="-2.318cm" svg:y="4.901cm"/>
          <text:p text:style-name="P73"><text:span text:style-name="T16">Set MIDI port#: MetaMessage, 'midi_port' → port=0</text:span></text:p>
          <draw:enhanced-geometry svg:viewBox="0 0 21600 21600" draw:glue-points="10800 0 0 10800 10800 21600 21600 10800" draw:type="flowchart-process" draw:enhanced-path="M 0 0 L 21600 0 21600 21600 0 21600 0 0 Z N"/>
        </draw:custom-shape>
        <draw:custom-shape draw:style-name="gr221" draw:text-style-name="P74" xml:id="id52" draw:id="id52" draw:layer="layout" svg:width="12.857cm" svg:height="0.629cm" svg:x="3.874cm" svg:y="4.593cm">
          <draw:glue-point draw:id="8" svg:x="0cm" svg:y="5cm"/>
          <draw:glue-point draw:id="9" svg:x="-1.443cm" svg:y="-5.063cm"/>
          <draw:glue-point draw:id="10" svg:x="-1.666cm" svg:y="-5.063cm"/>
          <draw:glue-point draw:id="11" svg:x="-1.443cm" svg:y="5.063cm"/>
          <draw:glue-point draw:id="12" svg:x="-1.666cm" svg:y="5.063cm"/>
          <text:p text:style-name="P73"><text:span text:style-name="T16">Reset all controllers: 'control_change' → control-121</text:span></text:p>
          <draw:enhanced-geometry svg:viewBox="0 0 21600 21600" draw:glue-points="10800 0 0 10800 10800 21600 21600 10800" draw:type="flowchart-process" draw:enhanced-path="M 0 0 L 21600 0 21600 21600 0 21600 0 0 Z N"/>
        </draw:custom-shape>
        <draw:connector draw:style-name="gr47" draw:text-style-name="P21" draw:layer="layout" draw:type="line" svg:x1="10.302cm" svg:y1="5.222cm" svg:x2="10.303cm" svg:y2="5.893cm" draw:start-shape="id52" draw:end-shape="id53" draw:end-glue-point="4" svg:d="M10302 5222l1 671" svg:viewBox="0 0 2 672">
          <text:p/>
        </draw:connector>
        <draw:connector draw:style-name="gr47" draw:text-style-name="P21" draw:layer="layout" draw:type="line" svg:x1="10.302cm" svg:y1="7.822cm" svg:x2="10.302cm" svg:y2="8.749cm" draw:start-shape="id54" draw:end-shape="id55" draw:end-glue-point="4" svg:d="M10302 7822v927" svg:viewBox="0 0 1 928">
          <text:p/>
        </draw:connector>
        <draw:connector draw:style-name="gr47" draw:text-style-name="P21" draw:layer="layout" draw:type="line" svg:x1="10.303cm" svg:y1="6.522cm" svg:x2="10.302cm" svg:y2="7.193cm" draw:start-shape="id53" draw:start-glue-point="6" draw:end-shape="id54" draw:end-glue-point="4" svg:d="M10303 6522l-1 671" svg:viewBox="0 0 2 672">
          <text:p/>
        </draw:connector>
      </draw:page>
      <draw:page draw:name="page13" draw:style-name="dp1" draw:master-page-name="Default">
        <draw:g draw:style-name="gr5">
          <draw:custom-shape draw:style-name="gr222" draw:text-style-name="P5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223" draw:text-style-name="P52" draw:layer="layout" svg:width="8.66cm" svg:height="0.779cm" svg:x="1.298cm" svg:y="1.305cm">
            <text:p text:style-name="P7"><text:span text:style-name="T6">sd OutputMIDI._calcSilence(self, song) <text:s text:c="4"/></text:span></text:p>
            <draw:enhanced-geometry svg:viewBox="0 0 21600 21600" draw:type="non-primitve" draw:enhanced-path="M 0 0 L 21600 0 19000 21600 0 21600 0 0 Z N"/>
          </draw:custom-shape>
        </draw:g>
        <draw:g draw:style-name="gr5">
          <draw:g draw:style-name="gr121">
            <draw:line draw:style-name="gr224" draw:text-style-name="P53" draw:layer="layout" svg:x1="5.074cm" svg:y1="2.933cm" svg:x2="5.074cm" svg:y2="10.142cm">
              <text:p/>
            </draw:line>
          </draw:g>
          <draw:custom-shape draw:style-name="gr225" draw:text-style-name="P55" draw:layer="layout" svg:width="3.039cm" svg:height="0.877cm" svg:x="3.5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OutputMIDI</text:span></text:p>
            <draw:enhanced-geometry svg:viewBox="0 0 21600 21600" draw:mirror-horizontal="false" draw:mirror-vertical="false" draw:type="rectangle" draw:enhanced-path="M 0 0 L 21600 0 21600 21600 0 21600 0 0 Z N"/>
          </draw:custom-shape>
        </draw:g>
        <draw:g draw:style-name="gr5">
          <draw:g draw:style-name="gr121">
            <draw:line draw:style-name="gr226" draw:text-style-name="P53" draw:layer="layout" svg:x1="10.288cm" svg:y1="2.933cm" svg:x2="10.288cm" svg:y2="4.924cm">
              <text:p/>
            </draw:line>
          </draw:g>
          <draw:custom-shape draw:style-name="gr227" draw:text-style-name="P55" draw:layer="layout" svg:width="3.267cm" svg:height="0.877cm" svg:x="8.6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Song</text:span></text:p>
            <draw:enhanced-geometry svg:viewBox="0 0 21600 21600" draw:mirror-horizontal="false" draw:mirror-vertical="false" draw:type="rectangle" draw:enhanced-path="M 0 0 L 21600 0 21600 21600 0 21600 0 0 Z N"/>
          </draw:custom-shape>
        </draw:g>
        <draw:g draw:style-name="gr5">
          <draw:g draw:style-name="gr121">
            <draw:line draw:style-name="gr228" draw:text-style-name="P53" draw:layer="layout" svg:x1="13.709cm" svg:y1="2.933cm" svg:x2="13.709cm" svg:y2="4.64cm">
              <text:p/>
            </draw:line>
          </draw:g>
          <draw:custom-shape draw:style-name="gr229" draw:text-style-name="P55" draw:layer="layout" svg:width="3.309cm" svg:height="0.877cm" svg:x="12.0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CountIn</text:span></text:p>
            <draw:enhanced-geometry svg:viewBox="0 0 21600 21600" draw:mirror-horizontal="false" draw:mirror-vertical="false" draw:type="rectangle" draw:enhanced-path="M 0 0 L 21600 0 21600 21600 0 21600 0 0 Z N"/>
          </draw:custom-shape>
        </draw:g>
        <draw:g draw:style-name="gr5">
          <draw:g draw:style-name="gr121">
            <draw:line draw:style-name="gr230" draw:text-style-name="P53" draw:layer="layout" svg:x1="17.732cm" svg:y1="2.933cm" svg:x2="17.732cm" svg:y2="4.953cm">
              <text:p/>
            </draw:line>
          </draw:g>
          <draw:custom-shape draw:style-name="gr231" draw:text-style-name="P55" draw:layer="layout" svg:width="4.231cm" svg:height="1.233cm" svg:x="15.809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song.outputMIDI.midiOut: MIDO.MidiFile</text:span></text:p>
            <draw:enhanced-geometry svg:viewBox="0 0 21600 21600" draw:mirror-horizontal="false" draw:mirror-vertical="false" draw:type="rectangle" draw:enhanced-path="M 0 0 L 21600 0 21600 21600 0 21600 0 0 Z N"/>
          </draw:custom-shape>
        </draw:g>
        <draw:custom-shape draw:style-name="gr232" draw:text-style-name="P53" draw:layer="layout" svg:width="0.5cm" svg:height="4.76cm" svg:x="4.829cm" svg:y="5.059cm">
          <text:p/>
          <draw:enhanced-geometry svg:viewBox="0 0 21600 21600" draw:type="rectangle" draw:enhanced-path="M 0 0 L 21600 0 21600 21600 0 21600 0 0 Z N"/>
        </draw:custom-shape>
        <draw:g draw:style-name="gr5">
          <draw:g draw:style-name="gr121">
            <draw:line draw:style-name="gr233" draw:text-style-name="P56" draw:layer="layout" svg:x1="1.334cm" svg:y1="5.082cm" svg:x2="4.81cm" svg:y2="5.065cm">
              <text:p/>
            </draw:line>
            <draw:frame draw:style-name="gr234" draw:text-style-name="P58" draw:layer="layout" svg:width="4.099cm" svg:height="0.422cm" svg:x="1.134cm" svg:y="4.669cm">
              <draw:text-box>
                <text:p text:style-name="P57"><text:span text:style-name="T52">_calcSilence(song)</text:span></text:p>
              </draw:text-box>
            </draw:frame>
          </draw:g>
        </draw:g>
        <draw:g draw:style-name="gr121">
          <draw:polyline draw:style-name="gr235" draw:text-style-name="P59" draw:layer="layout" svg:width="1.353cm" svg:height="0.171cm" svg:x="5.007cm" svg:y="6.3cm" svg:viewBox="0 0 1354 172" draw:points="0,5 1354,0 1354,161 6,172">
            <text:p/>
          </draw:polyline>
          <draw:frame draw:style-name="gr236" draw:text-style-name="P63" draw:layer="layout" svg:width="8.765cm" svg:height="0.637cm" svg:x="5.386cm" svg:y="5.604cm">
            <draw:text-box>
              <text:p text:style-name="P62"><text:span text:style-name="T52">Calc Number of MIDI Clicks for Silence</text:span></text:p>
              <text:p text:style-name="P62"><text:span text:style-name="T52">((song.ticksPerBeat * song.timeSigNum) * song.countIn.preRollDelay)</text:span></text:p>
            </draw:text-box>
          </draw:frame>
        </draw:g>
        <draw:g draw:style-name="gr121">
          <draw:polyline draw:style-name="gr237" draw:text-style-name="P59" draw:layer="layout" svg:width="1.353cm" svg:height="0.171cm" svg:x="4.999cm" svg:y="8.864cm" svg:viewBox="0 0 1354 172" draw:points="0,5 1354,0 1354,161 6,172">
            <text:p/>
          </draw:polyline>
          <draw:frame draw:style-name="gr238" draw:text-style-name="P63" draw:layer="layout" svg:width="4.841cm" svg:height="0.637cm" svg:x="5.378cm" svg:y="8.168cm">
            <draw:text-box>
              <text:p text:style-name="P62"><text:span text:style-name="T52">Update outputMIDI.songCurrPos </text:span></text:p>
              <text:p text:style-name="P62"><text:span text:style-name="T52">with the Silence Duration</text:span></text:p>
            </draw:text-box>
          </draw:frame>
        </draw:g>
        <draw:custom-shape draw:style-name="gr239" draw:text-style-name="P34" draw:layer="layout" svg:width="6.821cm" svg:height="0.89cm" svg:x="11.99cm" svg:y="9.208cm">
          <text:p text:style-name="P33"><text:span text:style-name="T31">Used as a sort of 'playhead' position counter as we create the Output MIDI file.</text:span></text:p>
          <draw:enhanced-geometry svg:viewBox="0 0 21600 21600" draw:mirror-horizontal="false" draw:type="line-callout-1" draw:modifiers="-8267.01846965699 -15830.303030303 -791.55672823219 13406.060606060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40" draw:text-style-name="P34" draw:layer="layout" svg:width="7.832cm" svg:height="1.206cm" svg:x="12.005cm" svg:y="7.128cm">
          <text:p text:style-name="P33"><text:span text:style-name="T31">This will be used to set the offset time at which the countIn begins; thus having the effect of 'silence' up to the first countIn note_on message.</text:span></text:p>
          <draw:enhanced-geometry svg:viewBox="0 0 21600 21600" draw:mirror-horizontal="false" draw:type="line-callout-1" draw:modifiers="-14623.3626962849 -13672.2452361226 -689.391037916507 9914.1673570836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draw:page draw:name="page14" draw:style-name="dp1" draw:master-page-name="Default">
        <draw:g draw:style-name="gr5">
          <draw:custom-shape draw:style-name="gr241" draw:text-style-name="P5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242" draw:text-style-name="P52" draw:layer="layout" svg:width="8.804cm" svg:height="0.779cm" svg:x="1.298cm" svg:y="1.305cm">
            <text:p text:style-name="P7"><text:span text:style-name="T6">sd OutputMIDI._populateCountIn(Song) <text:s text:c="4"/></text:span></text:p>
            <draw:enhanced-geometry svg:viewBox="0 0 21600 21600" draw:type="non-primitve" draw:enhanced-path="M 0 0 L 21600 0 19000 21600 0 21600 0 0 Z N"/>
          </draw:custom-shape>
        </draw:g>
        <draw:g draw:style-name="gr5">
          <draw:g draw:style-name="gr121">
            <draw:line draw:style-name="gr243" draw:text-style-name="P53" draw:layer="layout" svg:x1="5.074cm" svg:y1="2.933cm" svg:x2="5.074cm" svg:y2="18.719cm">
              <text:p/>
            </draw:line>
          </draw:g>
          <draw:custom-shape draw:style-name="gr244" draw:text-style-name="P65" draw:layer="layout" svg:width="3.039cm" svg:height="0.877cm" svg:x="3.5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64"><text:span text:style-name="T53">OutputMIDI</text:span></text:p>
            <draw:enhanced-geometry svg:viewBox="0 0 21600 21600" draw:mirror-horizontal="false" draw:mirror-vertical="false" draw:type="rectangle" draw:enhanced-path="M 0 0 L 21600 0 21600 21600 0 21600 0 0 Z N"/>
          </draw:custom-shape>
        </draw:g>
        <draw:g draw:style-name="gr5">
          <draw:g draw:style-name="gr121">
            <draw:line draw:style-name="gr245" draw:text-style-name="P53" draw:layer="layout" svg:x1="17.732cm" svg:y1="2.933cm" svg:x2="17.732cm" svg:y2="16.607cm">
              <text:p/>
            </draw:line>
          </draw:g>
          <draw:custom-shape draw:style-name="gr246" draw:text-style-name="P55" draw:layer="layout" svg:width="4.231cm" svg:height="1.233cm" svg:x="15.809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song.outputMIDI.midiOut: </text:span><text:span text:style-name="T53">MIDO.MidiFile</text:span></text:p>
            <draw:enhanced-geometry svg:viewBox="0 0 21600 21600" draw:mirror-horizontal="false" draw:mirror-vertical="false" draw:type="rectangle" draw:enhanced-path="M 0 0 L 21600 0 21600 21600 0 21600 0 0 Z N"/>
          </draw:custom-shape>
        </draw:g>
        <draw:custom-shape draw:style-name="gr247" draw:text-style-name="P53" draw:layer="layout" svg:width="0.5cm" svg:height="0.537cm" svg:x="17.481cm" svg:y="8.592cm">
          <text:p/>
          <draw:enhanced-geometry svg:viewBox="0 0 21600 21600" draw:type="rectangle" draw:enhanced-path="M 0 0 L 21600 0 21600 21600 0 21600 0 0 Z N"/>
        </draw:custom-shape>
        <draw:custom-shape draw:style-name="gr248" draw:text-style-name="P53" draw:layer="layout" svg:width="0.5cm" svg:height="14.465cm" svg:x="4.829cm" svg:y="4.137cm">
          <text:p/>
          <draw:enhanced-geometry svg:viewBox="0 0 21600 21600" draw:type="rectangle" draw:enhanced-path="M 0 0 L 21600 0 21600 21600 0 21600 0 0 Z N"/>
        </draw:custom-shape>
        <draw:g draw:style-name="gr5">
          <draw:g draw:style-name="gr121">
            <draw:line draw:style-name="gr249" draw:text-style-name="P56" draw:layer="layout" svg:x1="1.334cm" svg:y1="4.482cm" svg:x2="4.81cm" svg:y2="4.465cm">
              <text:p/>
            </draw:line>
            <draw:frame draw:style-name="gr250" draw:text-style-name="P58" draw:layer="layout" svg:width="4.099cm" svg:height="0.422cm" svg:x="1.134cm" svg:y="4.069cm">
              <draw:text-box>
                <text:p text:style-name="P57"><text:span text:style-name="T52">_populateCountIn(song) </text:span><text:span text:style-name="T56">2</text:span></text:p>
              </draw:text-box>
            </draw:frame>
          </draw:g>
        </draw:g>
        <draw:g draw:style-name="gr5">
          <draw:custom-shape draw:style-name="gr251" draw:text-style-name="P51" draw:layer="layout" svg:width="15.619cm" svg:height="8.821cm" svg:x="4.317cm" svg:y="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252" draw:text-style-name="P66" draw:layer="layout" svg:width="1.556cm" svg:height="0.779cm" svg:x="4.317cm" svg:y="5.914cm">
            <text:p text:style-name="P7"><text:span text:style-name="T6">loop</text:span></text:p>
            <draw:enhanced-geometry svg:viewBox="0 0 21600 21600" draw:type="non-primitve" draw:enhanced-path="M 0 0 L 21600 0 19000 21600 0 21600 0 0 Z N"/>
          </draw:custom-shape>
        </draw:g>
        <draw:frame draw:style-name="gr253" draw:text-style-name="P70" draw:layer="layout" svg:width="5.307cm" svg:height="0.421cm" svg:x="4.508cm" svg:y="6.821cm">
          <draw:text-box>
            <text:p text:style-name="P69"><text:span text:style-name="T52">[there is another row in song.countModel]</text:span></text:p>
          </draw:text-box>
        </draw:frame>
        <draw:g draw:style-name="gr121">
          <draw:line draw:style-name="gr254" draw:text-style-name="P53" draw:layer="layout" svg:x1="5.336cm" svg:y1="8.88cm" svg:x2="17.464cm" svg:y2="8.861cm">
            <text:p/>
          </draw:line>
          <draw:frame draw:style-name="gr255" draw:text-style-name="P71" draw:layer="layout" svg:width="11.804cm" svg:height="0.422cm" svg:x="5.402cm" svg:y="8.417cm">
            <draw:text-box>
              <text:p text:style-name="P62"><text:span text:style-name="T52">.append[to track </text:span><text:span text:style-name="T57">0</text:span><text:span text:style-name="T52">](time_signature, num=pre-pickup count beats, time=t0Offset)</text:span></text:p>
            </draw:text-box>
          </draw:frame>
        </draw:g>
        <draw:g draw:style-name="gr5">
          <draw:g draw:style-name="gr5">
            <draw:custom-shape draw:style-name="gr256" draw:text-style-name="P51" draw:layer="layout" svg:width="15.154cm" svg:height="3.94cm" svg:x="4.558cm" svg:y="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257" draw:text-style-name="P66" draw:layer="layout" svg:width="1.344cm" svg:height="0.779cm" svg:x="4.558cm" svg:y="7.26cm">
              <text:p text:style-name="P7"><text:span text:style-name="T6">opt</text:span></text:p>
              <draw:enhanced-geometry svg:viewBox="0 0 21600 21600" draw:mirror-horizontal="false" draw:mirror-vertical="false" draw:type="non-primitve" draw:enhanced-path="M 0 0 L 21600 0 19000 21600 0 21600 0 0 Z N"/>
            </draw:custom-shape>
          </draw:g>
          <draw:frame draw:style-name="gr258" draw:text-style-name="P70" draw:layer="layout" svg:width="4.328cm" svg:height="0.537cm" svg:x="5.962cm" svg:y="7.547cm">
            <draw:text-box>
              <text:p text:style-name="P69"><text:span text:style-name="T52">[start of pre-pickup count is TRUE]</text:span></text:p>
            </draw:text-box>
          </draw:frame>
        </draw:g>
        <draw:g draw:style-name="gr121">
          <draw:line draw:style-name="gr259" draw:text-style-name="P53" draw:layer="layout" svg:x1="5.332cm" svg:y1="11.999cm" svg:x2="17.46cm" svg:y2="11.98cm">
            <text:p/>
          </draw:line>
          <draw:frame draw:style-name="gr260" draw:text-style-name="P71" draw:layer="layout" svg:width="10.631cm" svg:height="0.422cm" svg:x="5.398cm" svg:y="11.536cm">
            <draw:text-box>
              <text:p text:style-name="P62"><text:span text:style-name="T58">.append[to track </text:span><text:span text:style-name="T59">CountIn</text:span><text:span text:style-name="T58">](note_on, per count model specs, </text:span><text:span text:style-name="T52">time=tCtOffset)</text:span></text:p>
            </draw:text-box>
          </draw:frame>
        </draw:g>
        <draw:custom-shape draw:style-name="gr261" draw:text-style-name="P53" draw:layer="layout" svg:width="0.5cm" svg:height="0.903cm" svg:x="17.481cm" svg:y="11.792cm">
          <text:p/>
          <draw:enhanced-geometry svg:viewBox="0 0 21600 21600" draw:type="rectangle" draw:enhanced-path="M 0 0 L 21600 0 21600 21600 0 21600 0 0 Z N"/>
        </draw:custom-shape>
        <draw:g draw:style-name="gr121">
          <draw:line draw:style-name="gr262" draw:text-style-name="P53" draw:layer="layout" svg:x1="5.328cm" svg:y1="12.522cm" svg:x2="17.456cm" svg:y2="12.503cm">
            <text:p/>
          </draw:line>
          <draw:frame draw:style-name="gr263" draw:text-style-name="P71" draw:layer="layout" svg:width="7.957cm" svg:height="0.422cm" svg:x="5.394cm" svg:y="12.059cm">
            <draw:text-box>
              <text:p text:style-name="P62"><text:span text:style-name="T52">.append[to track </text:span><text:span text:style-name="T57">CountIn</text:span><text:span text:style-name="T52">](note_off, time=count-note-duration)</text:span></text:p>
            </draw:text-box>
          </draw:frame>
        </draw:g>
        <draw:g draw:style-name="gr121">
          <draw:polyline draw:style-name="gr264" draw:text-style-name="P59" draw:layer="layout" svg:width="1.353cm" svg:height="0.171cm" svg:x="5.307cm" svg:y="14.4cm" svg:viewBox="0 0 1354 172" draw:points="0,5 1354,0 1354,161 6,172">
            <text:p/>
          </draw:polyline>
          <draw:frame draw:style-name="gr265" draw:text-style-name="P75" draw:layer="layout" svg:width="5.302cm" svg:height="0.392cm" svg:x="5.386cm" svg:y="13.985cm">
            <draw:text-box>
              <text:p text:style-name="P62"><text:span text:style-name="T52">self.songCurrPos += count-note-duration</text:span></text:p>
            </draw:text-box>
          </draw:frame>
        </draw:g>
        <draw:custom-shape draw:style-name="gr266" draw:text-style-name="P34" draw:layer="layout" svg:width="5.378cm" svg:height="0.969cm" svg:x="11.995cm" svg:y="7.377cm">
          <text:p text:style-name="P33"><text:span text:style-name="T31">In effect, start a new measure for any pre-pickup measure counts.</text:span></text:p>
          <draw:enhanced-geometry svg:viewBox="0 0 21600 21600" draw:mirror-horizontal="false" draw:type="line-callout-1" draw:modifiers="-6111.76798661461 6925.36082474227 -1003.90407138873 12358.762886597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67" draw:text-style-name="P77" draw:layer="layout" svg:width="5.153cm" svg:height="1.303cm" svg:x="2.401cm" svg:y="21.791cm">
          <draw:glue-point draw:id="8" svg:x="-1.287cm" svg:y="-0.915cm"/>
          <draw:glue-point draw:id="9" svg:x="-2.997cm" svg:y="-5.077cm"/>
          <text:p text:style-name="P76"><text:span text:style-name="T60">Set countModel 2D matrix field names:</text:span></text:p>
          <text:p text:style-name="P76"><text:span text:style-name="T61"><text:tab/></text:span><text:span text:style-name="T61">measure</text:span><text:span text:style-name="T62"> = 0</text:span></text:p>
          <text:p text:style-name="P76"><text:span text:style-name="T61"><text:tab/></text:span><text:span text:style-name="T61">noteIdx</text:span><text:span text:style-name="T62"> = 1</text:span></text:p>
          <text:p text:style-name="P76"><text:span text:style-name="T63"><text:tab/></text:span><text:span text:style-name="T63">duration</text:span><text:span text:style-name="T64"> = 2</text:span></text:p>
          <draw:enhanced-geometry svg:viewBox="0 0 21600 21600" draw:glue-points="10800 0 0 10800 10800 21600 21600 10800" draw:type="flowchart-process" draw:enhanced-path="M 0 0 L 21600 0 21600 21600 0 21600 0 0 Z N"/>
        </draw:custom-shape>
        <draw:frame draw:style-name="gr51" draw:text-style-name="P49" draw:layer="layout" svg:width="6.941cm" svg:height="1.039cm" svg:x="1.953cm" svg:y="20.919cm">
          <draw:text-box>
            <text:p><text:span text:style-name="T65">self.countInModel</text:span><text:span text:style-name="T31"> - A 2D array as follows:</text:span></text:p>
            <text:p><text:span text:style-name="T65">measure | noteIdx | duration</text:span><text:span text:style-name="T31"> </text:span></text:p>
          </draw:text-box>
        </draw:frame>
        <draw:frame draw:style-name="gr268" draw:text-style-name="P49" draw:layer="layout" svg:width="5.398cm" svg:height="2.477cm" svg:x="7.738cm" svg:y="20.737cm">
          <draw:text-box>
            <text:p><text:span text:style-name="T31">Example:</text:span></text:p>
            <text:p><text:span text:style-name="T31">measure | noteIdx | duration</text:span></text:p>
            <text:p text:style-name="P24"><text:span text:style-name="T31"><text:tab/></text:span><text:span text:style-name="T31">1</text:span><text:span text:style-name="T31"><text:tab/></text:span><text:span text:style-name="T31">1</text:span><text:span text:style-name="T31"><text:tab/></text:span><text:span text:style-name="T31">480</text:span></text:p>
            <text:p text:style-name="P24"><text:span text:style-name="T31"><text:tab/></text:span><text:span text:style-name="T31">1</text:span><text:span text:style-name="T31"><text:tab/></text:span><text:span text:style-name="T31">2</text:span><text:span text:style-name="T31"><text:tab/></text:span><text:span text:style-name="T31">480</text:span></text:p>
            <text:p text:style-name="P24"><text:span text:style-name="T31"><text:tab/></text:span><text:span text:style-name="T31">1</text:span><text:span text:style-name="T31"><text:tab/></text:span><text:span text:style-name="T31">3</text:span><text:span text:style-name="T31"><text:tab/></text:span><text:span text:style-name="T31">480</text:span></text:p>
            <text:p text:style-name="P24"><text:span text:style-name="T31"><text:tab/></text:span><text:span text:style-name="T31">P</text:span><text:span text:style-name="T31"><text:tab/></text:span><text:span text:style-name="T31">1</text:span><text:span text:style-name="T31"><text:tab/></text:span><text:span text:style-name="T31">480</text:span></text:p>
            <text:p text:style-name="P24"><text:span text:style-name="T31"><text:tab/></text:span><text:span text:style-name="T31">P</text:span><text:span text:style-name="T31"><text:tab/></text:span><text:span text:style-name="T31">2</text:span><text:span text:style-name="T31"><text:tab/></text:span><text:span text:style-name="T31">480</text:span></text:p>
          </draw:text-box>
        </draw:frame>
        <draw:line draw:style-name="gr53" draw:text-style-name="P1" draw:layer="layout" svg:x1="1.636cm" svg:y1="20.737cm" svg:x2="18.463cm" svg:y2="20.737cm">
          <text:p/>
        </draw:line>
        <draw:line draw:style-name="gr53" draw:text-style-name="P1" draw:layer="layout" svg:x1="1.636cm" svg:y1="23.894cm" svg:x2="18.463cm" svg:y2="23.894cm">
          <text:p/>
        </draw:line>
        <draw:frame draw:style-name="gr269" draw:text-style-name="P79" draw:layer="layout" svg:width="18.598cm" svg:height="0.831cm" svg:x="1.613cm" svg:y="24.059cm">
          <draw:text-box>
            <text:p text:style-name="P78"><text:span text:style-name="T66">1</text:span><text:span text:style-name="T67"> Need to keep track of time offsets from last written events across tracks. We initialize with the preroll silence duration. See </text:span><text:span text:style-name="T68">doc_Notes.md</text:span><text:span text:style-name="T67"> for details.</text:span></text:p>
          </draw:text-box>
        </draw:frame>
        <draw:frame draw:style-name="gr270" draw:text-style-name="P80" draw:layer="layout" svg:width="1.543cm" svg:height="0.395cm" svg:x="1.611cm" svg:y="20.132cm">
          <draw:text-box>
            <text:p><text:span text:style-name="T69">NOTES --</text:span></text:p>
          </draw:text-box>
        </draw:frame>
        <draw:g draw:style-name="gr121">
          <draw:polyline draw:style-name="gr271" draw:text-style-name="P59" draw:layer="layout" svg:width="1.353cm" svg:height="0.171cm" svg:x="5.307cm" svg:y="5.567cm" svg:viewBox="0 0 1354 172" draw:points="0,5 1354,0 1354,161 6,172">
            <text:p/>
          </draw:polyline>
          <draw:frame draw:style-name="gr272" draw:text-style-name="P75" draw:layer="layout" svg:width="5.353cm" svg:height="0.955cm" svg:x="5.386cm" svg:y="4.545cm">
            <draw:text-box>
              <text:p text:style-name="P62"><text:span text:style-name="T52">offsetT0,</text:span><text:span text:style-name="T52"><text:line-break/></text:span><text:span text:style-name="T52">offsetTn,</text:span></text:p>
              <text:p text:style-name="P62"><text:span text:style-name="T52">offsetTct = self.songCurrPos </text:span><text:span text:style-name="T70">1</text:span></text:p>
            </draw:text-box>
          </draw:frame>
        </draw:g>
        <draw:custom-shape draw:style-name="gr273" draw:text-style-name="P53" draw:layer="layout" svg:width="0.5cm" svg:height="0.537cm" svg:x="17.481cm" svg:y="4.592cm">
          <text:p/>
          <draw:enhanced-geometry svg:viewBox="0 0 21600 21600" draw:type="rectangle" draw:enhanced-path="M 0 0 L 21600 0 21600 21600 0 21600 0 0 Z N"/>
        </draw:custom-shape>
        <draw:frame draw:style-name="gr274" draw:text-style-name="P45" draw:layer="layout" svg:width="18.59cm" svg:height="1.611cm" svg:x="1.614cm" svg:y="24.927cm">
          <draw:text-box>
            <text:p><text:span text:style-name="T71">2</text:span><text:span text:style-name="T31"> ASSUMPTION: When called, the last time_signature written to track-0 is the nominal time signature (as of 11/21/2024 this is also the only time signature on track-0 as of the call to this function). If anything prior to this function's call has modified the time signature it needs to add a nominal time signature prior to terminating in order to meet this assumption. The only thing that might do this would be the init tracks function for some odd reason/future enhancement.</text:span></text:p>
          </draw:text-box>
        </draw:frame>
        <draw:g draw:style-name="gr121">
          <draw:polyline draw:style-name="gr275" draw:text-style-name="P59" draw:layer="layout" svg:width="1.353cm" svg:height="0.171cm" svg:x="5.303cm" svg:y="13.699cm" svg:viewBox="0 0 1354 172" draw:points="0,5 1354,0 1354,161 6,172">
            <text:p/>
          </draw:polyline>
          <draw:frame draw:style-name="gr276" draw:text-style-name="P75" draw:layer="layout" svg:width="5.353cm" svg:height="0.955cm" svg:x="5.382cm" svg:y="12.677cm">
            <draw:text-box>
              <text:p text:style-name="P62"><text:span text:style-name="T52">offsetT0 += count-note-duration,</text:span><text:span text:style-name="T52"><text:line-break/></text:span><text:span text:style-name="T52">offsetTn += count-note-duration,</text:span></text:p>
              <text:p text:style-name="P62"><text:span text:style-name="T52">offsetTct = 0</text:span></text:p>
            </draw:text-box>
          </draw:frame>
        </draw:g>
        <draw:custom-shape draw:style-name="gr277" draw:text-style-name="P34" draw:layer="layout" svg:width="5.378cm" svg:height="1.215cm" svg:x="12.135cm" svg:y="13.242cm">
          <text:p text:style-name="P33"><text:span text:style-name="T31">This is, in effect, the 'playhead' position in MIDI clicks.</text:span></text:p>
          <draw:enhanced-geometry svg:viewBox="0 0 21600 21600" draw:mirror-horizontal="false" draw:type="line-callout-1" draw:modifiers="-5939.09648633575 15311.8421052632 -999.888455103179 9840.7894736842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style-name="gr121">
          <draw:polyline draw:style-name="gr278" draw:text-style-name="P59" draw:layer="layout" svg:width="1.353cm" svg:height="0.171cm" svg:x="5.299cm" svg:y="10.031cm" svg:viewBox="0 0 1354 172" draw:points="0,5 1354,0 1354,161 6,172">
            <text:p/>
          </draw:polyline>
          <draw:frame draw:style-name="gr279" draw:text-style-name="P75" draw:layer="layout" svg:width="5.353cm" svg:height="0.955cm" svg:x="5.378cm" svg:y="9.009cm">
            <draw:text-box>
              <text:p text:style-name="P62"><text:span text:style-name="T52">offsetT0 = 1,</text:span><text:span text:style-name="T52"><text:line-break/></text:span><text:span text:style-name="T52">offsetTn += 1,</text:span></text:p>
              <text:p text:style-name="P62"><text:span text:style-name="T52">offsetTct += 1</text:span></text:p>
            </draw:text-box>
          </draw:frame>
        </draw:g>
        <draw:g draw:style-name="gr121">
          <draw:polyline draw:style-name="gr280" draw:text-style-name="P59" draw:layer="layout" svg:width="1.353cm" svg:height="0.171cm" svg:x="5.303cm" svg:y="10.69cm" svg:viewBox="0 0 1354 172" draw:points="0,5 1354,0 1354,161 6,172">
            <text:p/>
          </draw:polyline>
          <draw:frame draw:style-name="gr281" draw:text-style-name="P75" draw:layer="layout" svg:width="5.302cm" svg:height="0.392cm" svg:x="5.382cm" svg:y="10.275cm">
            <draw:text-box>
              <text:p text:style-name="P62"><text:span text:style-name="T52">self.songCurrPos += 1</text:span></text:p>
            </draw:text-box>
          </draw:frame>
        </draw:g>
        <draw:g draw:style-name="gr5">
          <draw:g draw:style-name="gr121">
            <draw:line draw:style-name="gr282" draw:text-style-name="P53" draw:layer="layout" svg:x1="13.709cm" svg:y1="2.933cm" svg:x2="13.709cm" svg:y2="4.64cm">
              <text:p/>
            </draw:line>
          </draw:g>
          <draw:custom-shape draw:style-name="gr283" draw:text-style-name="P55" draw:layer="layout" svg:width="3.309cm" svg:height="0.877cm" svg:x="12.0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CountIn</text:span></text:p>
            <draw:enhanced-geometry svg:viewBox="0 0 21600 21600" draw:mirror-horizontal="false" draw:mirror-vertical="false" draw:type="rectangle" draw:enhanced-path="M 0 0 L 21600 0 21600 21600 0 21600 0 0 Z N"/>
          </draw:custom-shape>
        </draw:g>
        <draw:custom-shape draw:style-name="gr284" draw:text-style-name="P34" draw:layer="layout" svg:width="5.378cm" svg:height="1.529cm" svg:x="11.918cm" svg:y="9.289cm">
          <text:p text:style-name="P33"><text:span text:style-name="T31">1 click 'breather space' after new time-signature to be sure MIDI players see the time signature prior to the next count note.</text:span></text:p>
          <draw:enhanced-geometry svg:viewBox="0 0 21600 21600" draw:mirror-horizontal="false" draw:type="line-callout-1" draw:modifiers="-19379.3641940881 -2682.35294117647 -995.872838817624 7821.176470588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style-name="gr121">
          <draw:line draw:style-name="gr285" draw:text-style-name="P53" draw:layer="layout" svg:x1="5.342cm" svg:y1="15.313cm" svg:x2="17.47cm" svg:y2="15.294cm">
            <text:p/>
          </draw:line>
          <draw:frame draw:style-name="gr286" draw:text-style-name="P71" draw:layer="layout" svg:width="10.631cm" svg:height="0.422cm" svg:x="5.408cm" svg:y="14.85cm">
            <draw:text-box>
              <text:p text:style-name="P62"><text:span text:style-name="T58">.append[to all tracks (text, text='BEGIN', </text:span><text:span text:style-name="T52">time=offsetTx)</text:span></text:p>
            </draw:text-box>
          </draw:frame>
        </draw:g>
        <draw:custom-shape draw:style-name="gr287" draw:text-style-name="P53" draw:layer="layout" svg:width="0.5cm" svg:height="0.903cm" svg:x="17.491cm" svg:y="15.006cm">
          <text:p/>
          <draw:enhanced-geometry svg:viewBox="0 0 21600 21600" draw:type="rectangle" draw:enhanced-path="M 0 0 L 21600 0 21600 21600 0 21600 0 0 Z N"/>
        </draw:custom-shape>
        <draw:g draw:style-name="gr121">
          <draw:polyline draw:style-name="gr288" draw:text-style-name="P59" draw:layer="layout" svg:width="1.353cm" svg:height="0.171cm" svg:x="5.303cm" svg:y="15.832cm" svg:viewBox="0 0 1354 172" draw:points="0,5 1354,0 1354,161 6,172">
            <text:p/>
          </draw:polyline>
          <draw:frame draw:style-name="gr289" draw:text-style-name="P75" draw:layer="layout" svg:width="5.302cm" svg:height="0.392cm" svg:x="5.382cm" svg:y="15.417cm">
            <draw:text-box>
              <text:p text:style-name="P62"><text:span text:style-name="T52">self.songCurrPos += 1</text:span></text:p>
            </draw:text-box>
          </draw:frame>
        </draw:g>
        <draw:g draw:style-name="gr5">
          <draw:custom-shape draw:style-name="gr290" draw:text-style-name="P51" draw:layer="layout" svg:width="6.472cm" svg:height="2.682cm" svg:x="4.317cm" svg:y="16.2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291" draw:text-style-name="P66" draw:layer="layout" svg:width="1.556cm" svg:height="0.779cm" svg:x="4.317cm" svg:y="16.214cm">
            <text:p text:style-name="P7"><text:span text:style-name="T6">loop</text:span></text:p>
            <draw:enhanced-geometry svg:viewBox="0 0 21600 21600" draw:type="non-primitve" draw:enhanced-path="M 0 0 L 21600 0 19000 21600 0 21600 0 0 Z N"/>
          </draw:custom-shape>
        </draw:g>
        <draw:frame draw:style-name="gr292" draw:text-style-name="P70" draw:layer="layout" svg:width="5.307cm" svg:height="0.421cm" svg:x="4.509cm" svg:y="17.18cm">
          <draw:text-box>
            <text:p text:style-name="P69"><text:span text:style-name="T52">[there is another row in song.countModel]</text:span></text:p>
          </draw:text-box>
        </draw:frame>
        <draw:g draw:style-name="gr5">
          <draw:frame draw:style-name="gr293" draw:text-style-name="P71" draw:layer="layout" svg:width="3.857cm" svg:height="0.475cm" svg:x="5.886cm" svg:y="16.244cm">
            <draw:text-box>
              <text:p text:style-name="P62"><text:span text:style-name="T52">enumerate song.trackInfo</text:span></text:p>
            </draw:text-box>
          </draw:frame>
          <draw:frame draw:style-name="gr294" draw:text-style-name="P81" draw:layer="layout" svg:width="1.018cm" svg:height="0.421cm" svg:x="5.978cm" svg:y="16.62cm">
            <draw:text-box>
              <text:p text:style-name="P62"><text:span text:style-name="T54">row</text:span></text:p>
            </draw:text-box>
          </draw:frame>
          <draw:g draw:style-name="gr121">
            <draw:line draw:style-name="gr295" draw:text-style-name="P75" draw:layer="layout" svg:x1="9.769cm" svg:y1="17.037cm" svg:x2="5.758cm" svg:y2="17.037cm">
              <text:p/>
            </draw:line>
            <draw:polyline draw:style-name="gr296" draw:text-style-name="P21" draw:layer="layout" svg:width="3.895cm" svg:height="0.384cm" svg:x="5.882cm" svg:y="16.658cm" svg:viewBox="0 0 3896 385" draw:points="0,0 3896,0 3896,385">
              <text:p/>
            </draw:polyline>
          </draw:g>
        </draw:g>
        <draw:g draw:style-name="gr121">
          <draw:polyline draw:style-name="gr297" draw:text-style-name="P59" draw:layer="layout" svg:width="1.353cm" svg:height="0.171cm" svg:x="5.315cm" svg:y="18.2cm" svg:viewBox="0 0 1354 172" draw:points="0,5 1354,0 1354,161 6,172">
            <text:p/>
          </draw:polyline>
          <draw:frame draw:style-name="gr298" draw:text-style-name="P75" draw:layer="layout" svg:width="5.302cm" svg:height="0.392cm" svg:x="5.394cm" svg:y="17.785cm">
            <draw:text-box>
              <text:p text:style-name="P62"><text:span text:style-name="T52">row[TI_LENGTH] = self.songCurrPos</text:span></text:p>
            </draw:text-box>
          </draw:frame>
        </draw:g>
        <draw:custom-shape draw:style-name="gr299" draw:text-style-name="P34" draw:layer="layout" svg:width="5.699cm" svg:height="1.56cm" svg:x="11.794cm" svg:y="16.718cm">
          <text:p text:style-name="P33"><text:span text:style-name="T31">Need to keep track of each track's length so we can create an 'alignment point' at the end of each original track's copy so that repeat copies will be in sync..</text:span></text:p>
          <draw:enhanced-geometry svg:viewBox="0 0 21600 21600" draw:mirror-horizontal="false" draw:type="line-callout-1" draw:modifiers="-5085.47368421053 7762.71620755926 -936 7652.0179372197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style-name="gr5">
          <draw:frame draw:style-name="gr300" draw:text-style-name="P67" draw:layer="layout" svg:width="3.857cm" svg:height="0.319cm" svg:x="5.893cm" svg:y="5.894cm">
            <draw:text-box>
              <text:p text:style-name="P62"><text:span text:style-name="T52">enumerate song.countModel</text:span></text:p>
            </draw:text-box>
          </draw:frame>
          <draw:frame draw:style-name="gr301" draw:text-style-name="P81" draw:layer="layout" svg:width="1.018cm" svg:height="0.421cm" svg:x="5.985cm" svg:y="6.201cm">
            <draw:text-box>
              <text:p text:style-name="P62"><text:span text:style-name="T54">row</text:span></text:p>
            </draw:text-box>
          </draw:frame>
          <draw:g draw:style-name="gr121">
            <draw:line draw:style-name="gr302" draw:text-style-name="P75" draw:layer="layout" svg:x1="9.776cm" svg:y1="6.618cm" svg:x2="5.765cm" svg:y2="6.618cm">
              <text:p/>
            </draw:line>
            <draw:polyline draw:style-name="gr296" draw:text-style-name="P21" draw:layer="layout" svg:width="3.895cm" svg:height="0.384cm" svg:x="5.889cm" svg:y="6.239cm" svg:viewBox="0 0 3896 385" draw:points="0,0 3896,0 3896,385">
              <text:p/>
            </draw:polyline>
          </draw:g>
        </draw:g>
      </draw:page>
      <draw:page draw:name="page15" draw:style-name="dp1" draw:master-page-name="Default">
        <draw:g draw:style-name="gr5">
          <draw:custom-shape draw:style-name="gr303" draw:text-style-name="P5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04" draw:text-style-name="P52" draw:layer="layout" svg:width="10.59cm" svg:height="0.779cm" svg:x="1.298cm" svg:y="1.305cm">
            <text:p text:style-name="P7"><text:span text:style-name="T6">sd </text:span><text:span text:style-name="T6">OutputM</text:span><text:span text:style-name="T6">IDI._pop</text:span><text:span text:style-name="T6">ulateOri</text:span><text:span text:style-name="T6">ginalSo</text:span><text:span text:style-name="T6">ng(self, </text:span><text:span text:style-name="T6">song) <text:s text:c="4"/></text:span></text:p>
            <draw:enhanced-geometry svg:viewBox="0 0 21600 21600" draw:type="non-primitve" draw:enhanced-path="M 0 0 L 21600 0 19000 21600 0 21600 0 0 Z N"/>
          </draw:custom-shape>
        </draw:g>
        <draw:g draw:style-name="gr5">
          <draw:line draw:style-name="gr305" draw:text-style-name="P53" draw:layer="layout" svg:x1="5.226cm" svg:y1="5.215cm" svg:x2="5.226cm" svg:y2="23.019cm">
            <text:p/>
          </draw:line>
          <draw:custom-shape draw:style-name="gr306" draw:text-style-name="P65" draw:layer="layout" svg:width="3.039cm" svg:height="0.877cm" svg:x="3.684cm" svg:y="4.3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64"><text:span text:style-name="T53">OutputMIDI</text:span></text:p>
            <draw:enhanced-geometry svg:viewBox="0 0 21600 21600" draw:mirror-horizontal="false" draw:mirror-vertical="false" draw:type="rectangle" draw:enhanced-path="M 0 0 L 21600 0 21600 21600 0 21600 0 0 Z N"/>
          </draw:custom-shape>
        </draw:g>
        <draw:g draw:style-name="gr5">
          <draw:line draw:style-name="gr307" draw:text-style-name="P53" draw:layer="layout" svg:x1="17.733cm" svg:y1="4.333cm" svg:x2="17.733cm" svg:y2="22.909cm">
            <text:p/>
          </draw:line>
          <draw:custom-shape draw:style-name="gr308" draw:text-style-name="P55" draw:layer="layout" svg:width="4.231cm" svg:height="1.233cm" svg:x="15.618cm" svg:y="4.3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song.outputMIDI.midiOut: </text:span><text:span text:style-name="T53">MIDO.MidiFile</text:span></text:p>
            <draw:enhanced-geometry svg:viewBox="0 0 21600 21600" draw:mirror-horizontal="false" draw:mirror-vertical="false" draw:type="rectangle" draw:enhanced-path="M 0 0 L 21600 0 21600 21600 0 21600 0 0 Z N"/>
          </draw:custom-shape>
        </draw:g>
        <draw:custom-shape draw:style-name="gr309" draw:text-style-name="P53" draw:layer="layout" svg:width="0.5cm" svg:height="16.391cm" svg:x="4.959cm" svg:y="5.959cm">
          <text:p/>
          <draw:enhanced-geometry svg:viewBox="0 0 21600 21600" draw:type="rectangle" draw:enhanced-path="M 0 0 L 21600 0 21600 21600 0 21600 0 0 Z N"/>
        </draw:custom-shape>
        <draw:g draw:style-name="gr121">
          <draw:line draw:style-name="gr310" draw:text-style-name="P82" draw:layer="layout" svg:x1="1.342cm" svg:y1="6.03cm" svg:x2="4.965cm" svg:y2="6.013cm">
            <text:p/>
          </draw:line>
          <draw:frame draw:style-name="gr311" draw:text-style-name="P67" draw:layer="layout" svg:width="3.364cm" svg:height="0.637cm" svg:x="1.374cm" svg:y="5.402cm">
            <draw:text-box>
              <text:p text:style-name="P83"><text:span text:style-name="T52">_populateRepeatPlays(</text:span><text:span text:style-name="T52"><text:line-break/></text:span><text:span text:style-name="T52">self, song)</text:span></text:p>
            </draw:text-box>
          </draw:frame>
        </draw:g>
        <draw:g draw:style-name="gr5">
          <draw:custom-shape draw:style-name="gr312" draw:text-style-name="P51" draw:layer="layout" svg:width="17.52cm" svg:height="9.358cm" svg:x="2.416cm" svg:y="7.7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13" draw:text-style-name="P66" draw:layer="layout" svg:width="1.556cm" svg:height="0.779cm" svg:x="2.416cm" svg:y="7.714cm">
            <text:p text:style-name="P7"><text:span text:style-name="T6">loop</text:span></text:p>
            <draw:enhanced-geometry svg:viewBox="0 0 21600 21600" draw:type="non-primitve" draw:enhanced-path="M 0 0 L 21600 0 19000 21600 0 21600 0 0 Z N"/>
          </draw:custom-shape>
        </draw:g>
        <draw:frame draw:style-name="gr314" draw:text-style-name="P70" draw:layer="layout" svg:width="5.65cm" svg:height="0.421cm" svg:x="2.772cm" svg:y="8.524cm">
          <draw:text-box>
            <text:p text:style-name="P84"><text:span text:style-name="T52">[there is another row (i.e., in song.trackInfo)]</text:span></text:p>
          </draw:text-box>
        </draw:frame>
        <draw:g draw:style-name="gr121">
          <draw:line draw:style-name="gr315" draw:text-style-name="P53" draw:layer="layout" svg:x1="5.651cm" svg:y1="14.02cm" svg:x2="17.477cm" svg:y2="14cm">
            <text:p/>
          </draw:line>
          <draw:frame draw:style-name="gr316" draw:text-style-name="P71" draw:layer="layout" svg:width="8.263cm" svg:height="0.422cm" svg:x="5.717cm" svg:y="13.557cm">
            <draw:text-box>
              <text:p text:style-name="P62"><text:span text:style-name="T52">copy srcMsg to outTrack as-is</text:span></text:p>
            </draw:text-box>
          </draw:frame>
        </draw:g>
        <draw:g draw:style-name="gr5">
          <draw:g draw:style-name="gr5">
            <draw:custom-shape draw:style-name="gr317" draw:text-style-name="P51" draw:layer="layout" svg:width="16.89cm" svg:height="7.804cm" svg:x="2.848cm" svg:y="9.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18" draw:text-style-name="P66" draw:layer="layout" svg:width="1.344cm" svg:height="0.779cm" svg:x="2.848cm" svg:y="9.047cm">
              <text:p text:style-name="P7"><text:span text:style-name="T6">opt</text:span></text:p>
              <draw:enhanced-geometry svg:viewBox="0 0 21600 21600" draw:mirror-horizontal="false" draw:mirror-vertical="false" draw:type="non-primitve" draw:enhanced-path="M 0 0 L 21600 0 19000 21600 0 21600 0 0 Z N"/>
            </draw:custom-shape>
          </draw:g>
          <draw:frame draw:style-name="gr319" draw:text-style-name="P70" draw:layer="layout" svg:width="6.813cm" svg:height="0.439cm" svg:x="4.401cm" svg:y="9.252cm">
            <draw:text-box>
              <text:p text:style-name="P69"><text:span text:style-name="T52">[row(keep track) is TRUE AND NOT the CountIn track]</text:span></text:p>
            </draw:text-box>
          </draw:frame>
        </draw:g>
        <draw:frame draw:style-name="gr320" draw:text-style-name="P46" draw:layer="layout" svg:width="18.533cm" svg:height="2.211cm" svg:x="1.648cm" svg:y="23.327cm">
          <draw:text-box>
            <text:p text:style-name="P46"><text:span text:style-name="T72">1</text:span><text:span text:style-name="T20"> OutputMIDI.songCurrPos is a sort of current 'playhead' position within the output MIDI song/file so far. A prior design needed this; but that didn't work out so I redesigned how I handled time offsets. Now I don't need to track this value, except that I am making use of it to keep track of each individual track's current duration - which I DO need to keep track of so that I can create a sync-point alignment event at the end of each track copy so that the next repeat will have all tracks in sync with each other, time-wise.</text:span></text:p>
          </draw:text-box>
        </draw:frame>
        <draw:frame draw:style-name="gr270" draw:text-style-name="P86" draw:layer="layout" svg:width="1.543cm" svg:height="0.395cm" svg:x="1.637cm" svg:y="22.857cm">
          <draw:text-box>
            <text:p text:style-name="P85"><text:span text:style-name="T73">NOTES --</text:span></text:p>
          </draw:text-box>
        </draw:frame>
        <draw:g draw:style-name="gr5">
          <draw:line draw:style-name="gr321" draw:text-style-name="P53" draw:layer="layout" svg:x1="13.432cm" svg:y1="4.333cm" svg:x2="13.432cm" svg:y2="22.894cm">
            <text:p/>
          </draw:line>
          <draw:custom-shape draw:style-name="gr322" draw:text-style-name="P55" draw:layer="layout" svg:width="3.272cm" svg:height="1.233cm" svg:x="11.797cm" svg:y="4.3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song.sourceMIDI: </text:span><text:span text:style-name="T53">MIDO.MidiFile</text:span></text:p>
            <draw:enhanced-geometry svg:viewBox="0 0 21600 21600" draw:mirror-horizontal="false" draw:mirror-vertical="false" draw:type="rectangle" draw:enhanced-path="M 0 0 L 21600 0 21600 21600 0 21600 0 0 Z N"/>
          </draw:custom-shape>
        </draw:g>
        <draw:g draw:style-name="gr5">
          <draw:g draw:style-name="gr5">
            <draw:frame draw:style-name="gr323" draw:text-style-name="P71" draw:layer="layout" svg:width="7.513cm" svg:height="0.422cm" svg:x="6.873cm" svg:y="11.173cm">
              <draw:text-box>
                <text:p text:style-name="P62"><text:span text:style-name="T52">enumerate messages in source track as a list</text:span></text:p>
              </draw:text-box>
            </draw:frame>
            <draw:g draw:style-name="gr121">
              <draw:line draw:style-name="gr324" draw:text-style-name="P63" draw:layer="layout" svg:x1="13.139cm" svg:y1="12.014cm" svg:x2="6.794cm" svg:y2="12.014cm">
                <text:p/>
              </draw:line>
              <draw:frame draw:style-name="gr325" draw:text-style-name="P81" draw:layer="layout" svg:width="1.982cm" svg:height="0.319cm" svg:x="6.93cm" svg:y="11.648cm">
                <draw:text-box>
                  <text:p text:style-name="P62"><text:span text:style-name="T54">srcMsg list</text:span></text:p>
                </draw:text-box>
              </draw:frame>
            </draw:g>
            <draw:line draw:style-name="gr326" draw:text-style-name="P56" draw:layer="layout" svg:x1="6.821cm" svg:y1="11.629cm" svg:x2="13.156cm" svg:y2="11.606cm">
              <text:p/>
            </draw:line>
          </draw:g>
        </draw:g>
        <draw:custom-shape draw:style-name="gr327" draw:text-style-name="P53" draw:layer="layout" svg:width="0.5cm" svg:height="0.751cm" svg:x="13.191cm" svg:y="11.392cm">
          <text:p/>
          <draw:enhanced-geometry svg:viewBox="0 0 21600 21600" draw:type="rectangle" draw:enhanced-path="M 0 0 L 21600 0 21600 21600 0 21600 0 0 Z N"/>
        </draw:custom-shape>
        <draw:custom-shape draw:style-name="gr328" draw:text-style-name="P53" draw:layer="layout" svg:width="0.5cm" svg:height="0.537cm" svg:x="17.481cm" svg:y="13.757cm">
          <text:p/>
          <draw:enhanced-geometry svg:viewBox="0 0 21600 21600" draw:type="rectangle" draw:enhanced-path="M 0 0 L 21600 0 21600 21600 0 21600 0 0 Z N"/>
        </draw:custom-shape>
        <draw:g draw:style-name="gr121">
          <draw:polyline draw:style-name="gr329" draw:text-style-name="P59" draw:layer="layout" svg:width="1.353cm" svg:height="0.171cm" svg:x="5.68cm" svg:y="15.432cm" svg:viewBox="0 0 1354 172" draw:points="0,5 1354,0 1354,161 6,172">
            <text:p/>
          </draw:polyline>
          <draw:frame draw:style-name="gr330" draw:text-style-name="P75" draw:layer="layout" svg:width="6.238cm" svg:height="0.392cm" svg:x="5.759cm" svg:y="15.017cm">
            <draw:text-box>
              <text:p text:style-name="P62"><text:span text:style-name="T52">self.songCurrPos += [scrMsg's offset time value] </text:span><text:span text:style-name="T56">1</text:span></text:p>
            </draw:text-box>
          </draw:frame>
        </draw:g>
        <draw:g draw:style-name="gr121">
          <draw:polyline draw:style-name="gr331" draw:text-style-name="P59" draw:layer="layout" svg:width="1.353cm" svg:height="0.171cm" svg:x="5.68cm" svg:y="14.623cm" svg:viewBox="0 0 1354 172" draw:points="0,5 1354,0 1354,161 6,172">
            <text:p/>
          </draw:polyline>
          <draw:frame draw:style-name="gr332" draw:text-style-name="P75" draw:layer="layout" svg:width="6.081cm" svg:height="0.392cm" svg:x="5.759cm" svg:y="14.208cm">
            <draw:text-box>
              <text:p text:style-name="P72"><text:span text:style-name="T58">row[TI_LENGTH] += </text:span><text:span text:style-name="T52">scrMsg's offset time value </text:span><text:span text:style-name="T56">2</text:span></text:p>
            </draw:text-box>
          </draw:frame>
        </draw:g>
        <draw:g draw:style-name="gr5">
          <draw:frame draw:style-name="gr333" draw:text-style-name="P71" draw:layer="layout" svg:width="3.857cm" svg:height="0.319cm" svg:x="4.009cm" svg:y="7.742cm">
            <draw:text-box>
              <text:p text:style-name="P62"><text:span text:style-name="T52">enumerate song.trackInfo</text:span></text:p>
            </draw:text-box>
          </draw:frame>
          <draw:frame draw:style-name="gr334" draw:text-style-name="P81" draw:layer="layout" svg:width="1.018cm" svg:height="0.421cm" svg:x="4.023cm" svg:y="8.014cm">
            <draw:text-box>
              <text:p text:style-name="P62"><text:span text:style-name="T54">i, row</text:span></text:p>
            </draw:text-box>
          </draw:frame>
          <draw:g draw:style-name="gr121">
            <draw:line draw:style-name="gr335" draw:text-style-name="P75" draw:layer="layout" svg:x1="7.814cm" svg:y1="8.431cm" svg:x2="3.803cm" svg:y2="8.431cm">
              <text:p/>
            </draw:line>
            <draw:polyline draw:style-name="gr296" draw:text-style-name="P21" draw:layer="layout" svg:width="3.895cm" svg:height="0.384cm" svg:x="3.927cm" svg:y="8.052cm" svg:viewBox="0 0 3896 385" draw:points="0,0 3896,0 3896,385">
              <text:p/>
            </draw:polyline>
          </draw:g>
        </draw:g>
        <draw:polyline draw:style-name="gr336" draw:text-style-name="P60" draw:layer="layout" svg:width="1.373cm" svg:height="0.23cm" svg:x="5.467cm" svg:y="9.975cm" svg:viewBox="0 0 1374 231" draw:points="0,5 1374,0 1374,231 209,231">
          <text:p/>
        </draw:polyline>
        <draw:frame draw:style-name="gr337" draw:text-style-name="P61" draw:layer="layout" svg:width="7.52cm" svg:height="0.319cm" svg:x="5.553cm" svg:y="9.636cm">
          <draw:text-box>
            <text:p text:style-name="P87"><text:span text:style-name="T52">_copy_trackToOutput(song, i):</text:span></text:p>
          </draw:text-box>
        </draw:frame>
        <draw:custom-shape draw:style-name="gr338" draw:text-style-name="P88" draw:layer="layout" svg:width="0.5cm" svg:height="6.36cm" svg:x="5.167cm" svg:y="10.1cm">
          <text:p/>
          <draw:enhanced-geometry svg:viewBox="0 0 21600 21600" draw:type="rectangle" draw:enhanced-path="M 0 0 L 21600 0 21600 21600 0 21600 0 0 Z N"/>
        </draw:custom-shape>
        <draw:g draw:style-name="gr5">
          <draw:custom-shape draw:style-name="gr339" draw:text-style-name="P51" draw:layer="layout" svg:width="13.256cm" svg:height="4.941cm" svg:x="5.365cm" svg:y="11.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40" draw:text-style-name="P66" draw:layer="layout" svg:width="1.556cm" svg:height="0.779cm" svg:x="5.365cm" svg:y="11.14cm">
            <text:p text:style-name="P7"><text:span text:style-name="T6">loop</text:span></text:p>
            <draw:enhanced-geometry svg:viewBox="0 0 21600 21600" draw:mirror-horizontal="false" draw:mirror-vertical="false" draw:type="non-primitve" draw:enhanced-path="M 0 0 L 21600 0 19000 21600 0 21600 0 0 Z N"/>
          </draw:custom-shape>
          <draw:frame draw:style-name="gr341" draw:text-style-name="P70" draw:layer="layout" svg:width="4.293cm" svg:height="0.319cm" svg:x="5.769cm" svg:y="12.162cm">
            <draw:text-box>
              <text:p text:style-name="P69"><text:span text:style-name="T52">[there is another srcMsg]</text:span></text:p>
            </draw:text-box>
          </draw:frame>
        </draw:g>
        <draw:g draw:style-name="gr5">
          <draw:g draw:style-name="gr5">
            <draw:custom-shape draw:style-name="gr342" draw:text-style-name="P51" draw:layer="layout" svg:width="12.798cm" svg:height="3.235cm" svg:x="5.548cm" svg:y="12.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43" draw:text-style-name="P66" draw:layer="layout" svg:width="1.344cm" svg:height="0.779cm" svg:x="5.548cm" svg:y="12.66cm">
              <text:p text:style-name="P7"><text:span text:style-name="T6">opt</text:span></text:p>
              <draw:enhanced-geometry svg:viewBox="0 0 21600 21600" draw:mirror-horizontal="false" draw:mirror-vertical="false" draw:type="non-primitve" draw:enhanced-path="M 0 0 L 21600 0 19000 21600 0 21600 0 0 Z N"/>
            </draw:custom-shape>
          </draw:g>
          <draw:frame draw:style-name="gr344" draw:text-style-name="P70" draw:layer="layout" svg:width="7.495cm" svg:height="0.348cm" svg:x="6.935cm" svg:y="12.865cm">
            <draw:text-box>
              <text:p text:style-name="P69"><text:span text:style-name="T52">[srcMsg is NOT a 'track_name' OR 'end_of_track' message]</text:span></text:p>
            </draw:text-box>
          </draw:frame>
        </draw:g>
        <draw:g draw:style-name="gr121">
          <draw:polyline draw:style-name="gr345" draw:text-style-name="P59" draw:layer="layout" svg:width="1.353cm" svg:height="0.171cm" svg:x="5.676cm" svg:y="10.764cm" svg:viewBox="0 0 1354 172" draw:points="0,5 1354,0 1354,161 6,172">
            <text:p/>
          </draw:polyline>
          <draw:frame draw:style-name="gr346" draw:text-style-name="P75" draw:layer="layout" svg:width="6.238cm" svg:height="0.392cm" svg:x="5.755cm" svg:y="10.349cm">
            <draw:text-box>
              <text:p text:style-name="P62"><text:span text:style-name="T52">self.songCurrPos = row[TI_LENGTH] </text:span><text:span text:style-name="T56">1</text:span></text:p>
            </draw:text-box>
          </draw:frame>
        </draw:g>
        <draw:frame draw:style-name="gr347" draw:text-style-name="P46" draw:layer="layout" svg:width="18.533cm" svg:height="0.943cm" svg:x="1.649cm" svg:y="25.662cm">
          <draw:text-box>
            <text:p text:style-name="P46"><text:span text:style-name="T72">2</text:span><text:span text:style-name="T20"> I am being rather redundant here in how I am keeping track of the running track duration. I am doing this because ideally I'd like to get rid of my use of self.songCurrPos; but for now I have a dependency on it in OutputMIDI._populateCountIn(Song).</text:span></text:p>
          </draw:text-box>
        </draw:frame>
        <draw:g draw:style-name="gr121">
          <draw:polyline draw:style-name="gr348" draw:text-style-name="P60" draw:layer="layout" svg:width="1.336cm" svg:height="0.326cm" svg:x="5.488cm" svg:y="16.315cm" svg:viewBox="0 0 1337 327" draw:points="195,5 1337,0 1337,322 0,327">
            <text:p/>
          </draw:polyline>
        </draw:g>
        <draw:g draw:style-name="gr5">
          <draw:polyline draw:style-name="gr349" draw:text-style-name="P60" draw:layer="layout" svg:width="1.373cm" svg:height="0.23cm" svg:x="5.466cm" svg:y="17.551cm" svg:viewBox="0 0 1374 231" draw:points="0,5 1374,0 1374,231 209,231">
            <text:p/>
          </draw:polyline>
          <draw:frame draw:style-name="gr350" draw:text-style-name="P61" draw:layer="layout" svg:width="3.435cm" svg:height="0.319cm" svg:x="5.552cm" svg:y="17.212cm">
            <draw:text-box>
              <text:p text:style-name="P57"><text:span text:style-name="T52">._setCurrentDuration(song)</text:span></text:p>
            </draw:text-box>
          </draw:frame>
          <draw:custom-shape draw:style-name="gr351" draw:text-style-name="P53" draw:layer="layout" svg:width="0.5cm" svg:height="0.611cm" svg:x="5.166cm" svg:y="17.676cm">
            <text:p/>
            <draw:enhanced-geometry svg:viewBox="0 0 21600 21600" draw:type="rectangle" draw:enhanced-path="M 0 0 L 21600 0 21600 21600 0 21600 0 0 Z N"/>
          </draw:custom-shape>
          <draw:polyline draw:style-name="gr352" draw:text-style-name="P60" draw:layer="layout" svg:width="1.397cm" svg:height="0.326cm" svg:x="5.438cm" svg:y="18.105cm" svg:viewBox="0 0 1398 327" draw:points="256,5 1398,0 1398,322 0,327">
            <text:p/>
          </draw:polyline>
          <draw:frame draw:style-name="gr353" draw:text-style-name="P89" draw:layer="layout" svg:width="1.623cm" svg:height="0.319cm" svg:x="5.062cm" svg:y="18.508cm">
            <draw:text-box>
              <text:p text:style-name="P57"><text:span text:style-name="T52">currDuration</text:span></text:p>
            </draw:text-box>
          </draw:frame>
        </draw:g>
        <draw:g draw:style-name="gr5">
          <draw:polyline draw:style-name="gr354" draw:text-style-name="P60" draw:layer="layout" svg:width="1.373cm" svg:height="0.23cm" svg:x="5.467cm" svg:y="19.352cm" svg:viewBox="0 0 1374 231" draw:points="0,5 1374,0 1374,231 209,231">
            <text:p/>
          </draw:polyline>
          <draw:frame draw:style-name="gr355" draw:text-style-name="P61" draw:layer="layout" svg:width="3.314cm" svg:height="0.319cm" svg:x="5.553cm" svg:y="19.013cm">
            <draw:text-box>
              <text:p text:style-name="P57"><text:span text:style-name="T52">._writeSyncPoint(song, j)</text:span></text:p>
            </draw:text-box>
          </draw:frame>
          <draw:custom-shape draw:style-name="gr356" draw:text-style-name="P53" draw:layer="layout" svg:width="0.5cm" svg:height="0.611cm" svg:x="5.167cm" svg:y="19.477cm">
            <text:p/>
            <draw:enhanced-geometry svg:viewBox="0 0 21600 21600" draw:type="rectangle" draw:enhanced-path="M 0 0 L 21600 0 21600 21600 0 21600 0 0 Z N"/>
          </draw:custom-shape>
          <draw:polyline draw:style-name="gr357" draw:text-style-name="P60" draw:layer="layout" svg:width="1.397cm" svg:height="0.326cm" svg:x="5.439cm" svg:y="19.906cm" svg:viewBox="0 0 1398 327" draw:points="256,5 1398,0 1398,322 0,327">
            <text:p/>
          </draw:polyline>
          <draw:frame draw:style-name="gr358" draw:text-style-name="P89" draw:layer="layout" svg:width="1.623cm" svg:height="0.319cm" svg:x="5.063cm" svg:y="20.309cm">
            <draw:text-box>
              <text:p text:style-name="P57"><text:span text:style-name="T52">currDuration</text:span></text:p>
            </draw:text-box>
          </draw:frame>
        </draw:g>
        <draw:frame draw:style-name="gr359" draw:text-style-name="P19" draw:layer="layout" svg:width="18.657cm" svg:height="0.963cm" svg:x="1.407cm" svg:y="2.206cm">
          <draw:text-box>
            <text:p text:style-name="P46"><text:span text:style-name="T74">Description</text:span><text:span text:style-name="T20">: For each original track we are keeping, copy all of their messages, except Track-Name, over to the OutputMIDI file. And do this, for each track, the number of times as specified in song.playThroughs.</text:span></text:p>
          </draw:text-box>
        </draw:frame>
        <draw:g draw:style-name="gr5">
          <draw:custom-shape draw:style-name="gr360" draw:text-style-name="P51" draw:layer="layout" svg:width="18.183cm" svg:height="14.697cm" svg:x="1.999cm" svg:y="6.5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61" draw:text-style-name="P66" draw:layer="layout" svg:width="1.556cm" svg:height="0.779cm" svg:x="1.999cm" svg:y="6.514cm">
            <text:p text:style-name="P7"><text:span text:style-name="T6">loop</text:span></text:p>
            <draw:enhanced-geometry svg:viewBox="0 0 21600 21600" draw:type="non-primitve" draw:enhanced-path="M 0 0 L 21600 0 19000 21600 0 21600 0 0 Z N"/>
          </draw:custom-shape>
        </draw:g>
        <draw:frame draw:style-name="gr362" draw:text-style-name="P71" draw:layer="layout" svg:width="5.734cm" svg:height="0.319cm" svg:x="3.565cm" svg:y="6.812cm">
          <draw:text-box>
            <text:p text:style-name="P90"><text:span text:style-name="T52">[for j in range: 2 to (self.playThroughs+1)]</text:span></text:p>
          </draw:text-box>
        </draw:frame>
      </draw:page>
      <draw:page draw:name="page16" draw:style-name="dp1" draw:master-page-name="Default">
        <draw:g draw:style-name="gr5">
          <draw:custom-shape draw:style-name="gr363" draw:text-style-name="P5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64" draw:text-style-name="P52" draw:layer="layout" svg:width="9.202cm" svg:height="0.779cm" svg:x="1.298cm" svg:y="1.305cm">
            <text:p text:style-name="P7"><text:span text:style-name="T6">sd OutputMIDI._setCurrentDuration(song) <text:s text:c="4"/></text:span></text:p>
            <draw:enhanced-geometry svg:viewBox="0 0 21600 21600" draw:type="non-primitve" draw:enhanced-path="M 0 0 L 21600 0 19000 21600 0 21600 0 0 Z N"/>
          </draw:custom-shape>
        </draw:g>
        <draw:g draw:style-name="gr5">
          <draw:g draw:style-name="gr121">
            <draw:line draw:style-name="gr365" draw:text-style-name="P53" draw:layer="layout" svg:x1="5.226cm" svg:y1="4.315cm" svg:x2="5.226cm" svg:y2="16.628cm">
              <text:p/>
            </draw:line>
          </draw:g>
          <draw:custom-shape draw:style-name="gr366" draw:text-style-name="P65" draw:layer="layout" svg:width="3.039cm" svg:height="0.877cm" svg:x="3.684cm" svg:y="3.4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64"><text:span text:style-name="T53">OutputMIDI</text:span></text:p>
            <draw:enhanced-geometry svg:viewBox="0 0 21600 21600" draw:mirror-horizontal="false" draw:mirror-vertical="false" draw:type="rectangle" draw:enhanced-path="M 0 0 L 21600 0 21600 21600 0 21600 0 0 Z N"/>
          </draw:custom-shape>
        </draw:g>
        <draw:custom-shape draw:style-name="gr367" draw:text-style-name="P53" draw:layer="layout" svg:width="0.5cm" svg:height="5.312cm" svg:x="4.959cm" svg:y="5.559cm">
          <text:p/>
          <draw:enhanced-geometry svg:viewBox="0 0 21600 21600" draw:type="rectangle" draw:enhanced-path="M 0 0 L 21600 0 21600 21600 0 21600 0 0 Z N"/>
        </draw:custom-shape>
        <draw:g draw:style-name="gr5">
          <draw:g draw:style-name="gr121">
            <draw:line draw:style-name="gr368" draw:text-style-name="P56" draw:layer="layout" svg:x1="1.342cm" svg:y1="5.63cm" svg:x2="4.965cm" svg:y2="5.613cm">
              <text:p/>
            </draw:line>
            <draw:frame draw:style-name="gr369" draw:text-style-name="P58" draw:layer="layout" svg:width="4.272cm" svg:height="0.422cm" svg:x="1.134cm" svg:y="5.217cm">
              <draw:text-box>
                <text:p text:style-name="P57"><text:span text:style-name="T52">_setCurrentDuration(song)</text:span></text:p>
              </draw:text-box>
            </draw:frame>
          </draw:g>
        </draw:g>
        <draw:frame draw:style-name="gr370" draw:text-style-name="P70" draw:layer="layout" svg:width="5.65cm" svg:height="0.421cm" svg:x="2.772cm" svg:y="7.724cm">
          <draw:text-box>
            <text:p text:style-name="P69"><text:span text:style-name="T52">[there is another row (i.e., in song.trackInfo)]</text:span></text:p>
          </draw:text-box>
        </draw:frame>
        <draw:g draw:style-name="gr5">
          <draw:g draw:style-name="gr5">
            <draw:custom-shape draw:style-name="gr371" draw:text-style-name="P51" draw:layer="layout" svg:width="9.058cm" svg:height="1.936cm" svg:x="2.848cm" svg:y="8.2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72" draw:text-style-name="P66" draw:layer="layout" svg:width="1.344cm" svg:height="0.779cm" svg:x="2.848cm" svg:y="8.247cm">
              <text:p text:style-name="P7"><text:span text:style-name="T6">opt</text:span></text:p>
              <draw:enhanced-geometry svg:viewBox="0 0 21600 21600" draw:mirror-horizontal="false" draw:mirror-vertical="false" draw:type="non-primitve" draw:enhanced-path="M 0 0 L 21600 0 19000 21600 0 21600 0 0 Z N"/>
            </draw:custom-shape>
          </draw:g>
          <draw:frame draw:style-name="gr373" draw:text-style-name="P70" draw:layer="layout" svg:width="6.813cm" svg:height="0.439cm" svg:x="4.401cm" svg:y="8.452cm">
            <draw:text-box>
              <text:p text:style-name="P69"><text:span text:style-name="T52">[row[TI_LENGTH] &gt; self.songCurrPos</text:span></text:p>
            </draw:text-box>
          </draw:frame>
        </draw:g>
        <draw:frame draw:style-name="gr374" draw:text-style-name="P19" draw:layer="layout" svg:width="11.052cm" svg:height="0.963cm" svg:x="1.26cm" svg:y="2.139cm">
          <draw:text-box>
            <text:p><text:span text:style-name="T74">Description</text:span><text:span text:style-name="T20">: Using each individual track's duration value, find the largest value and use that to set the overall song duration value.</text:span></text:p>
          </draw:text-box>
        </draw:frame>
        <draw:g draw:style-name="gr5">
          <draw:custom-shape draw:style-name="gr375" draw:text-style-name="P51" draw:layer="layout" svg:width="9.691cm" svg:height="3.682cm" svg:x="2.416cm" svg:y="6.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76" draw:text-style-name="P66" draw:layer="layout" svg:width="1.556cm" svg:height="0.779cm" svg:x="2.416cm" svg:y="6.914cm">
            <text:p text:style-name="P7"><text:span text:style-name="T6">loop</text:span></text:p>
            <draw:enhanced-geometry svg:viewBox="0 0 21600 21600" draw:type="non-primitve" draw:enhanced-path="M 0 0 L 21600 0 19000 21600 0 21600 0 0 Z N"/>
          </draw:custom-shape>
          <draw:g draw:style-name="gr5">
            <draw:frame draw:style-name="gr377" draw:text-style-name="P71" draw:layer="layout" svg:width="3.857cm" svg:height="0.319cm" svg:x="4.009cm" svg:y="6.942cm">
              <draw:text-box>
                <text:p text:style-name="P62"><text:span text:style-name="T52">enumerate song.trackInfo</text:span></text:p>
              </draw:text-box>
            </draw:frame>
            <draw:frame draw:style-name="gr378" draw:text-style-name="P81" draw:layer="layout" svg:width="1.018cm" svg:height="0.421cm" svg:x="4.023cm" svg:y="7.214cm">
              <draw:text-box>
                <text:p text:style-name="P62"><text:span text:style-name="T54">i, row</text:span></text:p>
              </draw:text-box>
            </draw:frame>
            <draw:g draw:style-name="gr121">
              <draw:line draw:style-name="gr379" draw:text-style-name="P75" draw:layer="layout" svg:x1="7.814cm" svg:y1="7.631cm" svg:x2="3.803cm" svg:y2="7.631cm">
                <text:p/>
              </draw:line>
              <draw:polyline draw:style-name="gr296" draw:text-style-name="P21" draw:layer="layout" svg:width="3.895cm" svg:height="0.384cm" svg:x="3.927cm" svg:y="7.252cm" svg:viewBox="0 0 3896 385" draw:points="0,0 3896,0 3896,385">
                <text:p/>
              </draw:polyline>
            </draw:g>
          </draw:g>
        </draw:g>
        <draw:g draw:style-name="gr121">
          <draw:polyline draw:style-name="gr380" draw:text-style-name="P59" draw:layer="layout" svg:width="1.353cm" svg:height="0.171cm" svg:x="5.492cm" svg:y="6.364cm" svg:viewBox="0 0 1354 172" draw:points="0,5 1354,0 1354,161 6,172">
            <text:p/>
          </draw:polyline>
          <draw:frame draw:style-name="gr381" draw:text-style-name="P75" draw:layer="layout" svg:width="6.238cm" svg:height="0.392cm" svg:x="5.571cm" svg:y="5.949cm">
            <draw:text-box>
              <text:p text:style-name="P62"><text:span text:style-name="T52">self.songCurrPos = 0</text:span></text:p>
            </draw:text-box>
          </draw:frame>
        </draw:g>
        <draw:g draw:style-name="gr121">
          <draw:polyline draw:style-name="gr382" draw:text-style-name="P59" draw:layer="layout" svg:width="1.353cm" svg:height="0.171cm" svg:x="5.488cm" svg:y="9.496cm" svg:viewBox="0 0 1354 172" draw:points="0,5 1354,0 1354,161 6,172">
            <text:p/>
          </draw:polyline>
          <draw:frame draw:style-name="gr383" draw:text-style-name="P75" draw:layer="layout" svg:width="6.238cm" svg:height="0.392cm" svg:x="5.567cm" svg:y="9.081cm">
            <draw:text-box>
              <text:p text:style-name="P72"><text:span text:style-name="T58">self.songCurrPos = </text:span><text:span text:style-name="T52">row[TI_LENGTH]</text:span></text:p>
            </draw:text-box>
          </draw:frame>
        </draw:g>
      </draw:page>
      <draw:page draw:name="page17" draw:style-name="dp1" draw:master-page-name="Default">
        <draw:g draw:style-name="gr5">
          <draw:custom-shape draw:style-name="gr384" draw:text-style-name="P5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85" draw:text-style-name="P52" draw:layer="layout" svg:width="10.988cm" svg:height="0.779cm" svg:x="1.298cm" svg:y="1.305cm">
            <text:p text:style-name="P7"><text:span text:style-name="T6">sd OutputMIDI._writeSyncPoint(song, repeatCount) <text:s text:c="4"/></text:span></text:p>
            <draw:enhanced-geometry svg:viewBox="0 0 21600 21600" draw:type="non-primitve" draw:enhanced-path="M 0 0 L 21600 0 19000 21600 0 21600 0 0 Z N"/>
          </draw:custom-shape>
        </draw:g>
        <draw:g draw:style-name="gr5">
          <draw:g draw:style-name="gr121">
            <draw:line draw:style-name="gr386" draw:text-style-name="P53" draw:layer="layout" svg:x1="5.226cm" svg:y1="6.515cm" svg:x2="5.226cm" svg:y2="18.828cm">
              <text:p/>
            </draw:line>
          </draw:g>
          <draw:custom-shape draw:style-name="gr387" draw:text-style-name="P65" draw:layer="layout" svg:width="3.039cm" svg:height="0.877cm" svg:x="3.684cm" svg:y="5.6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64"><text:span text:style-name="T53">OutputMIDI</text:span></text:p>
            <draw:enhanced-geometry svg:viewBox="0 0 21600 21600" draw:mirror-horizontal="false" draw:mirror-vertical="false" draw:type="rectangle" draw:enhanced-path="M 0 0 L 21600 0 21600 21600 0 21600 0 0 Z N"/>
          </draw:custom-shape>
        </draw:g>
        <draw:custom-shape draw:style-name="gr388" draw:text-style-name="P53" draw:layer="layout" svg:width="0.5cm" svg:height="8.131cm" svg:x="4.959cm" svg:y="7.259cm">
          <text:p/>
          <draw:enhanced-geometry svg:viewBox="0 0 21600 21600" draw:type="rectangle" draw:enhanced-path="M 0 0 L 21600 0 21600 21600 0 21600 0 0 Z N"/>
        </draw:custom-shape>
        <draw:g draw:style-name="gr5">
          <draw:g draw:style-name="gr121">
            <draw:line draw:style-name="gr389" draw:text-style-name="P56" draw:layer="layout" svg:x1="1.342cm" svg:y1="7.73cm" svg:x2="4.965cm" svg:y2="7.713cm">
              <text:p/>
            </draw:line>
            <draw:frame draw:style-name="gr390" draw:text-style-name="P58" draw:layer="layout" svg:width="4.272cm" svg:height="0.422cm" svg:x="1.134cm" svg:y="7.317cm">
              <draw:text-box>
                <text:p text:style-name="P57"><text:span text:style-name="T52">_writeSyncPoint(song, repeatCount)</text:span></text:p>
              </draw:text-box>
            </draw:frame>
          </draw:g>
        </draw:g>
        <draw:frame draw:style-name="gr391" draw:text-style-name="P70" draw:layer="layout" svg:width="5.65cm" svg:height="0.421cm" svg:x="2.772cm" svg:y="9.919cm">
          <draw:text-box>
            <text:p text:style-name="P69"><text:span text:style-name="T52">[there is another row (i.e., in song.trackInfo)]</text:span></text:p>
          </draw:text-box>
        </draw:frame>
        <draw:g draw:style-name="gr5">
          <draw:g draw:style-name="gr5">
            <draw:custom-shape draw:style-name="gr392" draw:text-style-name="P51" draw:layer="layout" svg:width="14.145cm" svg:height="4.255cm" svg:x="2.848cm" svg:y="10.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93" draw:text-style-name="P66" draw:layer="layout" svg:width="1.344cm" svg:height="0.779cm" svg:x="2.848cm" svg:y="10.447cm">
              <text:p text:style-name="P7"><text:span text:style-name="T6">opt</text:span></text:p>
              <draw:enhanced-geometry svg:viewBox="0 0 21600 21600" draw:mirror-horizontal="false" draw:mirror-vertical="false" draw:type="non-primitve" draw:enhanced-path="M 0 0 L 21600 0 19000 21600 0 21600 0 0 Z N"/>
            </draw:custom-shape>
          </draw:g>
          <draw:frame draw:style-name="gr394" draw:text-style-name="P70" draw:layer="layout" svg:width="6.813cm" svg:height="0.439cm" svg:x="4.401cm" svg:y="10.652cm">
            <draw:text-box>
              <text:p text:style-name="P69"><text:span text:style-name="T52">[row[TI_KEEP] is True and NOT Count-In Row</text:span></text:p>
            </draw:text-box>
          </draw:frame>
        </draw:g>
        <draw:frame draw:style-name="gr395" draw:text-style-name="P19" draw:layer="layout" svg:width="11.052cm" svg:height="2.031cm" svg:x="1.26cm" svg:y="2.139cm">
          <draw:text-box>
            <text:p><text:span text:style-name="T74">Description</text:span><text:span text:style-name="T20">: Used at the end of track copying to write an alignment 'sync point' message so that the next repeat copy of each track will align with each other time-wise.</text:span></text:p>
            <text:p><text:span text:style-name="T20"/></text:p>
            <text:p text:style-name="P72"><text:span text:style-name="T74">Assumes</text:span><text:span text:style-name="T20">: ._setCurrentDuration() has been called prior to calling this.</text:span></text:p>
          </draw:text-box>
        </draw:frame>
        <draw:g draw:style-name="gr5">
          <draw:custom-shape draw:style-name="gr396" draw:text-style-name="P51" draw:layer="layout" svg:width="15.227cm" svg:height="6.085cm" svg:x="2.416cm" svg:y="9.0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97" draw:text-style-name="P66" draw:layer="layout" svg:width="1.556cm" svg:height="0.779cm" svg:x="2.416cm" svg:y="9.014cm">
            <text:p text:style-name="P7"><text:span text:style-name="T6">loop</text:span></text:p>
            <draw:enhanced-geometry svg:viewBox="0 0 21600 21600" draw:type="non-primitve" draw:enhanced-path="M 0 0 L 21600 0 19000 21600 0 21600 0 0 Z N"/>
          </draw:custom-shape>
          <draw:g draw:style-name="gr5">
            <draw:frame draw:style-name="gr398" draw:text-style-name="P71" draw:layer="layout" svg:width="3.857cm" svg:height="0.319cm" svg:x="4.009cm" svg:y="9.042cm">
              <draw:text-box>
                <text:p text:style-name="P62"><text:span text:style-name="T52">enumerate song.trackInfo</text:span></text:p>
              </draw:text-box>
            </draw:frame>
            <draw:frame draw:style-name="gr399" draw:text-style-name="P81" draw:layer="layout" svg:width="1.018cm" svg:height="0.421cm" svg:x="4.023cm" svg:y="9.314cm">
              <draw:text-box>
                <text:p text:style-name="P62"><text:span text:style-name="T54">i, row</text:span></text:p>
              </draw:text-box>
            </draw:frame>
            <draw:g draw:style-name="gr121">
              <draw:line draw:style-name="gr400" draw:text-style-name="P75" draw:layer="layout" svg:x1="7.814cm" svg:y1="9.731cm" svg:x2="3.803cm" svg:y2="9.731cm">
                <text:p/>
              </draw:line>
              <draw:polyline draw:style-name="gr296" draw:text-style-name="P21" draw:layer="layout" svg:width="3.895cm" svg:height="0.384cm" svg:x="3.927cm" svg:y="9.352cm" svg:viewBox="0 0 3896 385" draw:points="0,0 3896,0 3896,385">
                <text:p/>
              </draw:polyline>
            </draw:g>
          </draw:g>
        </draw:g>
        <draw:g draw:style-name="gr121">
          <draw:polyline draw:style-name="gr401" draw:text-style-name="P59" draw:layer="layout" svg:width="1.353cm" svg:height="0.171cm" svg:x="5.492cm" svg:y="8.464cm" svg:viewBox="0 0 1354 172" draw:points="0,5 1354,0 1354,161 6,172">
            <text:p/>
          </draw:polyline>
          <draw:frame draw:style-name="gr402" draw:text-style-name="P75" draw:layer="layout" svg:width="6.382cm" svg:height="0.392cm" svg:x="5.571cm" svg:y="8.049cm">
            <draw:text-box>
              <text:p text:style-name="P62"><text:span text:style-name="T52">alignText = f"END PLAYTHROUGH-{repeatCount}"</text:span></text:p>
            </draw:text-box>
          </draw:frame>
        </draw:g>
        <draw:g draw:style-name="gr121">
          <draw:polyline draw:style-name="gr403" draw:text-style-name="P59" draw:layer="layout" svg:width="1.353cm" svg:height="0.171cm" svg:x="5.484cm" svg:y="11.628cm" svg:viewBox="0 0 1354 172" draw:points="0,5 1354,0 1354,161 6,172">
            <text:p/>
          </draw:polyline>
          <draw:frame draw:style-name="gr404" draw:text-style-name="P75" draw:layer="layout" svg:width="6.712cm" svg:height="0.392cm" svg:x="5.563cm" svg:y="11.213cm">
            <draw:text-box>
              <text:p text:style-name="P72"><text:span text:style-name="T58">offsetTime = self.songCurrPos - </text:span><text:span text:style-name="T52">row[TI_LENGTH] + 1</text:span></text:p>
            </draw:text-box>
          </draw:frame>
        </draw:g>
        <draw:g draw:style-name="gr5">
          <draw:g draw:style-name="gr5">
            <draw:line draw:style-name="gr405" draw:text-style-name="P53" draw:layer="layout" svg:x1="13.041cm" svg:y1="5.633cm" svg:x2="13.041cm" svg:y2="13.299cm">
              <text:p/>
            </draw:line>
            <draw:custom-shape draw:style-name="gr406" draw:text-style-name="P55" draw:layer="layout" svg:width="4.231cm" svg:height="1.233cm" svg:x="11.118cm" svg:y="5.6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song.outputMIDI.midiOut: </text:span><text:span text:style-name="T53">MIDO.MidiFile</text:span></text:p>
              <draw:enhanced-geometry svg:viewBox="0 0 21600 21600" draw:mirror-horizontal="false" draw:mirror-vertical="false" draw:type="rectangle" draw:enhanced-path="M 0 0 L 21600 0 21600 21600 0 21600 0 0 Z N"/>
            </draw:custom-shape>
          </draw:g>
        </draw:g>
        <draw:g draw:style-name="gr121">
          <draw:frame draw:style-name="gr407" draw:text-style-name="P91" draw:layer="layout" svg:width="6.623cm" svg:height="0.637cm" svg:x="5.539cm" svg:y="12.075cm">
            <draw:text-box>
              <text:p text:style-name="P83"><text:span text:style-name="T58">.append[to row[TI_OUTTRACKNUM]</text:span><text:span text:style-name="T58"><text:line-break/></text:span><text:span text:style-name="T58">(text, text=alignText, </text:span><text:span text:style-name="T52">time=offsetTime)</text:span></text:p>
            </draw:text-box>
          </draw:frame>
          <draw:line draw:style-name="gr408" draw:text-style-name="P53" draw:layer="layout" svg:x1="5.473cm" svg:y1="12.737cm" svg:x2="12.766cm" svg:y2="12.726cm">
            <text:p/>
          </draw:line>
        </draw:g>
        <draw:custom-shape draw:style-name="gr409" draw:text-style-name="P53" draw:layer="layout" svg:width="0.5cm" svg:height="0.609cm" svg:x="12.8cm" svg:y="12.4cm">
          <text:p/>
          <draw:enhanced-geometry svg:viewBox="0 0 21600 21600" draw:type="rectangle" draw:enhanced-path="M 0 0 L 21600 0 21600 21600 0 21600 0 0 Z N"/>
        </draw:custom-shape>
        <draw:custom-shape draw:style-name="gr410" draw:text-style-name="P34" draw:layer="layout" svg:width="6.304cm" svg:height="1.059cm" svg:x="13.772cm" svg:y="10.828cm">
          <text:p text:style-name="P33"><text:span text:style-name="T31">Positioning the alignment text message 1 midi-click out, so adding that in here</text:span></text:p>
          <draw:enhanced-geometry svg:viewBox="0 0 21600 21600" draw:mirror-horizontal="false" draw:type="line-callout-1" draw:modifiers="-4669.43695479778 11085.2830188679 -849.611419508327 11289.056603773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style-name="gr121">
          <draw:polyline draw:style-name="gr411" draw:text-style-name="P59" draw:layer="layout" svg:width="1.353cm" svg:height="0.171cm" svg:x="5.476cm" svg:y="13.692cm" svg:viewBox="0 0 1354 172" draw:points="0,5 1354,0 1354,161 6,172">
            <text:p/>
          </draw:polyline>
          <draw:frame draw:style-name="gr412" draw:text-style-name="P75" draw:layer="layout" svg:width="6.238cm" svg:height="0.392cm" svg:x="5.555cm" svg:y="13.277cm">
            <draw:text-box>
              <text:p text:style-name="P72"><text:span text:style-name="T52">row[TI_LENGTH] += offsetTime</text:span></text:p>
            </draw:text-box>
          </draw:frame>
        </draw:g>
      </draw:page>
      <draw:page draw:name="page18" draw:style-name="dp1" draw:master-page-name="Default">
        <draw:frame draw:style-name="gr413" draw:text-style-name="P6" draw:layer="layout" svg:width="6.911cm" svg:height="0.962cm" svg:x="8.118cm" svg:y="3.857cm">
          <draw:text-box>
            <text:p><text:span text:style-name="T1">Class: TerminalDisplay</text:span></text:p>
          </draw:text-box>
        </draw:frame>
        <draw:frame draw:style-name="gr414" draw:text-style-name="P23" draw:layer="layout" svg:width="14.425cm" svg:height="0.645cm" svg:x="3.857cm" svg:y="4.8cm">
          <draw:text-box>
            <text:p><text:span text:style-name="T3">The following pages contain diagrams for some of the TerminalDisplay classes' methods</text:span></text:p>
          </draw:text-box>
        </draw:frame>
      </draw:page>
      <draw:page draw:name="page19" draw:style-name="dp1" draw:master-page-name="Default">
        <draw:frame draw:style-name="gr415" draw:text-style-name="P6" draw:layer="layout" svg:width="13.618cm" svg:height="1.2cm" svg:x="1.352cm" svg:y="1.353cm">
          <draw:text-box>
            <text:p><text:span text:style-name="T4">Flow Chart</text:span></text:p>
            <text:p><text:span text:style-name="T10">TerminalDisplay._countIn_string(self, song)</text:span></text:p>
          </draw:text-box>
        </draw:frame>
        <draw:custom-shape draw:style-name="gr416" draw:text-style-name="P93" xml:id="id60" draw:id="id60" draw:layer="layout" svg:width="10.146cm" svg:height="1.615cm" svg:x="4.826cm" svg:y="8.87cm">
          <draw:glue-point draw:id="8" svg:x="-1.287cm" svg:y="-0.915cm"/>
          <draw:glue-point draw:id="9" svg:x="-2.997cm" svg:y="-5.077cm"/>
          <text:p text:style-name="P92"><text:span text:style-name="T75">Set countModel 2D matrix field names:</text:span></text:p>
          <text:p text:style-name="P92"><text:span text:style-name="T76"><text:tab/></text:span><text:span text:style-name="T76">measure</text:span><text:span text:style-name="T77"> = 0</text:span></text:p>
          <text:p text:style-name="P92"><text:span text:style-name="T76"><text:tab/></text:span><text:span text:style-name="T76">noteIdx</text:span><text:span text:style-name="T77"> = 1</text:span></text:p>
          <text:p text:style-name="P92"><text:span text:style-name="T76"><text:tab/></text:span><text:span text:style-name="T78">duration</text:span><text:span text:style-name="T79"> = 2</text:span><text:span text:style-name="T77"> # ← not needed here</text:span></text:p>
          <draw:enhanced-geometry svg:viewBox="0 0 21600 21600" draw:glue-points="10800 0 0 10800 10800 21600 21600 10800" draw:type="flowchart-process" draw:enhanced-path="M 0 0 L 21600 0 21600 21600 0 21600 0 0 Z N"/>
        </draw:custom-shape>
        <draw:custom-shape draw:style-name="gr221" draw:text-style-name="P74" xml:id="id58" draw:id="id58" draw:layer="layout" svg:width="10.16cm" svg:height="1.032cm" svg:x="4.81cm" svg:y="15.686cm">
          <draw:glue-point draw:id="8" svg:x="0cm" svg:y="5cm"/>
          <text:p text:style-name="P73"><text:span text:style-name="T16">Append next count item to </text:span><text:span text:style-name="T17">ctDisp</text:span></text:p>
          <text:p text:style-name="P94"><text:span text:style-name="T16">(e.g, </text:span><text:span text:style-name="T80">ctDisp</text:span><text:span text:style-name="T81"> += f' </text:span><text:span text:style-name="T82">{</text:span><text:span text:style-name="T83">row[noteIdx]</text:span><text:span text:style-name="T84">}'</text:span><text:span text:style-name="T85">)</text:span></text:p>
          <draw:enhanced-geometry svg:viewBox="0 0 21600 21600" draw:glue-points="10800 0 0 10800 10800 21600 21600 10800" draw:type="flowchart-process" draw:enhanced-path="M 0 0 L 21600 0 21600 21600 0 21600 0 0 Z N"/>
        </draw:custom-shape>
        <draw:frame draw:style-name="gr39" draw:text-style-name="P17" xml:id="id57" draw:id="id57" draw:layer="layout" svg:width="9.664cm" svg:height="0.697cm" svg:x="4.492cm" svg:y="11.609cm">
          <draw:text-box>
            <text:p><text:span text:style-name="T16">LOOP: </text:span><text:span text:style-name="T86">for </text:span><text:span text:style-name="T17">row</text:span><text:span text:style-name="T86"> in </text:span><text:span text:style-name="T87">song.countModel</text:span><text:span text:style-name="T86">:</text:span></text:p>
          </draw:text-box>
          <draw:glue-point draw:id="4" svg:x="0.494cm" svg:y="4.921cm"/>
          <draw:glue-point draw:id="5" svg:x="-4.2cm" svg:y="-4.189cm"/>
          <draw:glue-point draw:id="6" svg:x="0.585cm" svg:y="5.208cm"/>
        </draw:frame>
        <draw:custom-shape draw:style-name="gr417" draw:text-style-name="P95" xml:id="id56" draw:id="id56" draw:layer="layout" svg:width="2.121cm" svg:height="1.451cm" svg:x="8.829cm" svg:y="17.298cm">
          <text:p text:style-name="P85"><text:span text:style-name="T3">Loop</text:span></text:p>
          <text:p text:style-name="P85"><text:span text:style-name="T3">Bottom</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1" draw:text-style-name="P1" draw:layer="layout" svg:x1="8.829cm" svg:y1="18.024cm" svg:x2="4.492cm" svg:y2="11.957cm" draw:start-shape="id56" draw:start-glue-point="5" draw:end-shape="id57" draw:end-glue-point="3" svg:d="M8829 18024h-4851v-6067h514" svg:viewBox="0 0 4852 6068">
          <text:p/>
        </draw:connector>
        <draw:custom-shape draw:style-name="gr220" draw:text-style-name="P18" xml:id="id62" draw:id="id62" draw:layer="layout" svg:width="2.36cm" svg:height="0.584cm" svg:x="12.637cm" svg:y="11.664cm">
          <text:p text:style-name="P14"><text:span text:style-name="T3">Loop 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59" draw:layer="layout" draw:type="line" svg:x1="9.89cm" svg:y1="16.718cm" svg:x2="9.89cm" svg:y2="17.298cm" draw:start-shape="id58" draw:start-glue-point="6" draw:end-shape="id56" draw:end-glue-point="4" svg:d="M9890 16718v580" svg:viewBox="0 0 1 581">
          <text:p/>
        </draw:connector>
        <draw:frame draw:style-name="gr50" draw:text-style-name="P23" draw:layer="layout" svg:width="16.074cm" svg:height="1.039cm" svg:x="2.05cm" svg:y="2.431cm">
          <draw:text-box>
            <text:p><text:span text:style-name="T3">Description: Display a rendering of </text:span><text:span text:style-name="T3">the count-in sequence given current </text:span><text:span text:style-name="T3">song specs</text:span></text:p>
          </draw:text-box>
        </draw:frame>
        <draw:frame draw:style-name="gr51" draw:text-style-name="P23" draw:layer="layout" svg:width="6.941cm" svg:height="1.039cm" svg:x="1.952cm" svg:y="3.722cm">
          <draw:text-box>
            <text:p><text:span text:style-name="T25">self.countInModel</text:span><text:span text:style-name="T3"> - A 2D array as </text:span><text:span text:style-name="T3">follows:</text:span></text:p>
            <text:p><text:span text:style-name="T25">measure | noteIdx | duration</text:span><text:span text:style-name="T3"> </text:span></text:p>
          </draw:text-box>
        </draw:frame>
        <draw:frame draw:style-name="gr52" draw:text-style-name="P19" draw:layer="layout" svg:width="5.398cm" svg:height="3.099cm" svg:x="8.937cm" svg:y="3.54cm">
          <draw:text-box>
            <text:p><text:span text:style-name="T20">Example:</text:span></text:p>
            <text:p><text:span text:style-name="T20">measure | noteIdx | duration</text:span></text:p>
            <text:p text:style-name="P24"><text:span text:style-name="T20"><text:tab/></text:span><text:span text:style-name="T20">1</text:span><text:span text:style-name="T20"><text:tab/></text:span><text:span text:style-name="T20">1</text:span><text:span text:style-name="T20"><text:tab/></text:span><text:span text:style-name="T20">480</text:span></text:p>
            <text:p text:style-name="P24"><text:span text:style-name="T20"><text:tab/></text:span><text:span text:style-name="T20">1</text:span><text:span text:style-name="T20"><text:tab/></text:span><text:span text:style-name="T20">2</text:span><text:span text:style-name="T20"><text:tab/></text:span><text:span text:style-name="T20">480</text:span></text:p>
            <text:p text:style-name="P24"><text:span text:style-name="T20"><text:tab/></text:span><text:span text:style-name="T20">1</text:span><text:span text:style-name="T20"><text:tab/></text:span><text:span text:style-name="T20">3</text:span><text:span text:style-name="T20"><text:tab/></text:span><text:span text:style-name="T20">480</text:span></text:p>
            <text:p text:style-name="P24"><text:span text:style-name="T20"><text:tab/></text:span><text:span text:style-name="T20">P</text:span><text:span text:style-name="T20"><text:tab/></text:span><text:span text:style-name="T20">1</text:span><text:span text:style-name="T20"><text:tab/></text:span><text:span text:style-name="T20">480</text:span></text:p>
            <text:p text:style-name="P24"><text:span text:style-name="T20"><text:tab/></text:span><text:span text:style-name="T20">P</text:span><text:span text:style-name="T20"><text:tab/></text:span><text:span text:style-name="T20">2</text:span><text:span text:style-name="T20"><text:tab/></text:span><text:span text:style-name="T20">480</text:span></text:p>
          </draw:text-box>
        </draw:frame>
        <draw:line draw:style-name="gr53" draw:text-style-name="P1" draw:layer="layout" svg:x1="1.635cm" svg:y1="3.54cm" svg:x2="18.462cm" svg:y2="3.54cm">
          <text:p/>
        </draw:line>
        <draw:line draw:style-name="gr53" draw:text-style-name="P1" draw:layer="layout" svg:x1="1.635cm" svg:y1="6.397cm" svg:x2="18.462cm" svg:y2="6.397cm">
          <text:p/>
        </draw:line>
        <draw:line draw:style-name="gr54" draw:text-style-name="P20" xml:id="id59" draw:id="id59" draw:layer="layout" svg:x1="2.27cm" svg:y1="4.81cm" svg:x2="6.715cm" svg:y2="4.81cm">
          <text:p/>
        </draw:line>
        <draw:connector draw:style-name="gr418" draw:text-style-name="P20" draw:layer="layout" draw:type="line" svg:x1="6.715cm" svg:y1="4.81cm" svg:x2="6.859cm" svg:y2="8.87cm" draw:start-shape="id59" draw:start-glue-point="1" draw:end-shape="id60" draw:end-glue-point="9" svg:d="M6715 4810l144 4060" svg:viewBox="0 0 145 4061">
          <text:p/>
        </draw:connector>
        <draw:custom-shape draw:style-name="gr220" draw:text-style-name="P18" xml:id="id67" draw:id="id67" draw:layer="layout" svg:width="2.36cm" svg:height="0.584cm" svg:x="8.556cm" svg:y="25.662cm">
          <text:p text:style-name="P14"><text:span text:style-name="T3">Return</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59" draw:layer="layout" draw:type="line" svg:x1="9.889cm" svg:y1="12.306cm" svg:x2="9.887cm" svg:y2="12.734cm" draw:start-shape="id57" draw:start-glue-point="6" draw:end-shape="id61" draw:end-glue-point="4" svg:d="M9889 12306l-2 428" svg:viewBox="0 0 3 429">
          <text:p/>
        </draw:connector>
        <draw:connector draw:style-name="gr70" draw:layer="layout" draw:type="lines" draw:line-skew="4.843cm 3.992cm" svg:x1="14.997cm" svg:y1="11.956cm" svg:x2="15.862cm" svg:y2="19.785cm" draw:start-shape="id62" draw:start-glue-point="7" draw:end-shape="id63" draw:end-glue-point="2" svg:d="M14997 11956h5370v7829h-4505" svg:viewBox="0 0 5371 7830">
          <text:p/>
        </draw:connector>
        <draw:connector draw:style-name="gr59" draw:layer="layout" draw:type="lines" draw:line-skew="0.157cm 0.065cm" svg:x1="9.899cm" svg:y1="10.485cm" svg:x2="5.266cm" svg:y2="11.666cm" draw:start-shape="id60" draw:start-glue-point="6" draw:end-shape="id57" draw:end-glue-point="5" svg:d="M9899 10485v675h-4633v506" svg:viewBox="0 0 4634 1182">
          <text:p/>
        </draw:connector>
        <draw:custom-shape draw:style-name="gr221" draw:text-style-name="P98" xml:id="id68" draw:id="id68" draw:layer="layout" svg:width="10.125cm" svg:height="1.417cm" svg:x="4.833cm" svg:y="6.841cm">
          <draw:glue-point draw:id="8" svg:x="-0.33cm" svg:y="-5.278cm"/>
          <text:p text:style-name="P96"><text:span text:style-name="T16">Initialize Local Variables:</text:span></text:p>
          <text:p text:style-name="P97"><text:span text:style-name="T16"><text:tab/></text:span><text:span text:style-name="T17">cdDisp</text:span><text:span text:style-name="T16"> = ""</text:span></text:p>
          <text:p text:style-name="P97"><text:span text:style-name="T16"><text:tab/></text:span><text:span text:style-name="T17">currentMeasure</text:span><text:span text:style-name="T16"> = 0</text:span></text:p>
          <draw:enhanced-geometry svg:viewBox="0 0 21600 21600" draw:glue-points="10800 0 0 10800 10800 21600 21600 10800" draw:type="flowchart-process" draw:enhanced-path="M 0 0 L 21600 0 21600 21600 0 21600 0 0 Z N"/>
        </draw:custom-shape>
        <draw:custom-shape draw:style-name="gr221" draw:text-style-name="P74" xml:id="id66" draw:id="id66" draw:layer="layout" svg:width="10.125cm" svg:height="0.629cm" svg:x="4.657cm" svg:y="23.566cm">
          <draw:glue-point draw:id="8" svg:x="-0.33cm" svg:y="-5.278cm"/>
          <text:p text:style-name="P73"><text:span text:style-name="T16">Display </text:span><text:span text:style-name="T17">ctDisp</text:span><text:span text:style-name="T16"> onto Terminal Screen</text:span></text:p>
          <draw:enhanced-geometry svg:viewBox="0 0 21600 21600" draw:glue-points="10800 0 0 10800 10800 21600 21600 10800" draw:type="flowchart-process" draw:enhanced-path="M 0 0 L 21600 0 21600 21600 0 21600 0 0 Z N"/>
        </draw:custom-shape>
        <draw:custom-shape draw:style-name="gr419" draw:text-style-name="P100" xml:id="id61" draw:id="id61" draw:layer="layout" svg:width="6.268cm" svg:height="1.784cm" svg:x="6.753cm" svg:y="12.734cm">
          <text:p text:style-name="P99"><text:span text:style-name="T76">row</text:span><text:span text:style-name="T88">[</text:span><text:span text:style-name="T76">measure</text:span><text:span text:style-name="T88">] = </text:span><text:span text:style-name="T76">currentMeasure</text:span></text:p>
          <text:p text:style-name="P99"><text:span text:style-name="T88">?</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21" draw:text-style-name="P74" xml:id="id65" draw:id="id65" draw:layer="layout" svg:width="6.032cm" svg:height="1.023cm" svg:x="13.735cm" svg:y="14.469cm">
          <draw:glue-point draw:id="8" svg:x="-0.33cm" svg:y="-5.278cm"/>
          <text:p text:style-name="P73"><text:span text:style-name="T16">Set </text:span><text:span text:style-name="T17">currentMeasure</text:span><text:span text:style-name="T16"> = </text:span><text:span text:style-name="T17">row</text:span><text:span text:style-name="T16">[</text:span><text:span text:style-name="T17">Measure</text:span><text:span text:style-name="T16">]</text:span></text:p>
          <draw:enhanced-geometry svg:viewBox="0 0 21600 21600" draw:glue-points="10800 0 0 10800 10800 21600 21600 10800" draw:type="flowchart-process" draw:enhanced-path="M 0 0 L 21600 0 21600 21600 0 21600 0 0 Z N"/>
        </draw:custom-shape>
        <draw:custom-shape draw:style-name="gr221" draw:text-style-name="P74" xml:id="id64" draw:id="id64" draw:layer="layout" svg:width="6.032cm" svg:height="0.629cm" svg:x="13.735cm" svg:y="13.309cm">
          <draw:glue-point draw:id="8" svg:x="-0.33cm" svg:y="-5.278cm"/>
          <text:p text:style-name="P73"><text:span text:style-name="T16">Append measure divider to </text:span><text:span text:style-name="T17">ctDisp</text:span></text:p>
          <draw:enhanced-geometry svg:viewBox="0 0 21600 21600" draw:glue-points="10800 0 0 10800 10800 21600 21600 10800" draw:type="flowchart-process" draw:enhanced-path="M 0 0 L 21600 0 21600 21600 0 21600 0 0 Z N"/>
        </draw:custom-shape>
        <draw:frame draw:style-name="gr64" draw:text-style-name="P23" draw:layer="layout" svg:width="0.891cm" svg:height="0.645cm" svg:x="12.809cm" svg:y="13.055cm">
          <draw:text-box>
            <text:p><text:span text:style-name="T3">no</text:span></text:p>
          </draw:text-box>
        </draw:frame>
        <draw:frame draw:style-name="gr65" draw:text-style-name="P23" draw:layer="layout" svg:width="1.048cm" svg:height="0.645cm" svg:x="8.842cm" svg:y="14.335cm">
          <draw:text-box>
            <text:p><text:span text:style-name="T3">yes</text:span></text:p>
          </draw:text-box>
        </draw:frame>
        <draw:connector draw:style-name="gr59" draw:layer="layout" draw:type="line" svg:x1="13.012cm" svg:y1="13.626cm" svg:x2="13.735cm" svg:y2="13.624cm" draw:end-shape="id64" draw:end-glue-point="5" svg:d="M13012 13626l723-2" svg:viewBox="0 0 724 3">
          <text:p/>
        </draw:connector>
        <draw:connector draw:style-name="gr59" draw:layer="layout" draw:type="line" svg:x1="16.751cm" svg:y1="13.938cm" svg:x2="16.751cm" svg:y2="14.469cm" draw:start-shape="id64" draw:start-glue-point="6" draw:end-shape="id65" draw:end-glue-point="4" svg:d="M16751 13938v531" svg:viewBox="0 0 1 532">
          <text:p/>
        </draw:connector>
        <draw:connector draw:style-name="gr59" draw:layer="layout" draw:type="line" svg:x1="9.887cm" svg:y1="14.518cm" svg:x2="9.89cm" svg:y2="15.734cm" draw:start-shape="id61" draw:start-glue-point="6" svg:d="M9887 14518l3 1216" svg:viewBox="0 0 4 1217">
          <text:p/>
        </draw:connector>
        <draw:connector draw:style-name="gr70" draw:layer="layout" draw:type="line" svg:x1="13.735cm" svg:y1="14.981cm" svg:x2="9.889cm" svg:y2="15.005cm" draw:start-shape="id65" draw:start-glue-point="5" svg:d="M13735 14981l-3846 24" svg:viewBox="0 0 3847 25">
          <text:p/>
        </draw:connector>
        <draw:connector draw:style-name="gr59" draw:layer="layout" draw:type="line" svg:x1="9.72cm" svg:y1="24.195cm" svg:x2="9.736cm" svg:y2="25.662cm" draw:start-shape="id66" draw:start-glue-point="6" draw:end-shape="id67" svg:d="M9720 24195l16 1467" svg:viewBox="0 0 17 1468">
          <text:p/>
        </draw:connector>
        <draw:connector draw:style-name="gr47" draw:text-style-name="P21" draw:layer="layout" draw:type="line" svg:x1="9.896cm" svg:y1="8.258cm" svg:x2="9.899cm" svg:y2="8.87cm" draw:start-shape="id68" draw:start-glue-point="6" draw:end-shape="id60" draw:end-glue-point="4" svg:d="M9896 8258l3 612" svg:viewBox="0 0 4 613">
          <text:p/>
        </draw:connector>
        <draw:custom-shape draw:style-name="gr420" draw:text-style-name="P102" xml:id="id69" draw:id="id69" draw:layer="layout" svg:width="6.224cm" svg:height="1.698cm" svg:x="6.623cm" svg:y="20.222cm">
          <text:p text:style-name="P101"><text:span text:style-name="T77">did we end on a pickup measure</text:span></text:p>
          <text:p text:style-name="P101"><text:span text:style-name="T77">?</text:span></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64" draw:text-style-name="P25" draw:layer="layout" svg:width="0.891cm" svg:height="0.645cm" svg:x="12.691cm" svg:y="20.532cm">
          <draw:text-box>
            <text:p><text:span text:style-name="T27">no</text:span></text:p>
          </draw:text-box>
        </draw:frame>
        <draw:frame draw:style-name="gr78" draw:text-style-name="P25" draw:layer="layout" svg:width="1.044cm" svg:height="0.645cm" svg:x="9.616cm" svg:y="21.91cm">
          <draw:text-box>
            <text:p><text:span text:style-name="T4">ye</text:span><text:span text:style-name="T27">s</text:span></text:p>
          </draw:text-box>
        </draw:frame>
        <draw:custom-shape draw:style-name="gr221" draw:text-style-name="P74" xml:id="id70" draw:id="id70" draw:layer="layout" svg:width="6.032cm" svg:height="0.629cm" svg:x="13.735cm" svg:y="20.768cm">
          <draw:glue-point draw:id="8" svg:x="-0.33cm" svg:y="-5.278cm"/>
          <text:p text:style-name="P73"><text:span text:style-name="T16">Append measure divider to </text:span><text:span text:style-name="T17">ctDisp</text:span></text:p>
          <draw:enhanced-geometry svg:viewBox="0 0 21600 21600" draw:glue-points="10800 0 0 10800 10800 21600 21600 10800" draw:type="flowchart-process" draw:enhanced-path="M 0 0 L 21600 0 21600 21600 0 21600 0 0 Z N"/>
        </draw:custom-shape>
        <draw:connector draw:style-name="gr47" draw:text-style-name="P21" draw:layer="layout" draw:type="line" svg:x1="12.847cm" svg:y1="21.071cm" svg:x2="13.735cm" svg:y2="21.083cm" draw:start-shape="id69" draw:start-glue-point="7" draw:end-shape="id70" draw:end-glue-point="5" svg:d="M12847 21071l888 12" svg:viewBox="0 0 889 13">
          <text:p/>
        </draw:connector>
        <draw:connector draw:style-name="gr47" draw:text-style-name="P21" draw:layer="layout" draw:type="line" svg:x1="9.735cm" svg:y1="21.92cm" svg:x2="9.72cm" svg:y2="23.566cm" draw:start-shape="id69" draw:start-glue-point="6" draw:end-shape="id66" draw:end-glue-point="4" svg:d="M9735 21920l-15 1646" svg:viewBox="0 0 16 1647">
          <text:p/>
        </draw:connector>
        <draw:connector draw:style-name="gr59" xml:id="id63" draw:id="id63" draw:layer="layout" draw:type="lines" svg:x1="15.862cm" svg:y1="19.785cm" svg:x2="9.735cm" svg:y2="20.222cm" draw:end-shape="id69" draw:end-glue-point="4" svg:d="M15862 19785l-6127-89v526" svg:viewBox="0 0 6128 527">
          <text:p/>
        </draw:connector>
        <draw:connector draw:style-name="gr70" draw:layer="layout" draw:type="lines" draw:line-skew="0.894cm" svg:x1="16.751cm" svg:y1="21.397cm" svg:x2="9.715cm" svg:y2="22.88cm" draw:start-shape="id70" draw:start-glue-point="6" svg:d="M16751 21397v1412l-7036 71" svg:viewBox="0 0 7037 1484">
          <text:p/>
        </draw:connector>
        <draw:frame draw:style-name="gr421" draw:text-style-name="P46" draw:layer="layout" svg:width="4.128cm" svg:height="4.629cm" svg:x="1.152cm" svg:y="19.415cm">
          <draw:text-box>
            <text:p><text:span text:style-name="T20">IF there is a pickup measure I don't want to add a closing measure divider line as I wish to convey that the pickup runs right into the start of the song.</text:span></text:p>
            <text:p><text:span text:style-name="T20"/></text:p>
            <text:p><text:span text:style-name="T20">But if there isn't any pickup measure then I do wish to display a closing divider to convey that the song begins 'cleanly' at the start of it's first real measure.</text:span></text:p>
          </draw:text-box>
        </draw:frame>
        <draw:line draw:style-name="gr422" draw:layer="layout" svg:x1="5.345cm" svg:y1="19.415cm" svg:x2="5.345cm" svg:y2="25.447cm">
          <text:p/>
        </draw:line>
      </draw:page>
      <draw:page draw:name="page20" draw:style-name="dp1" draw:master-page-name="Default">
        <draw:frame draw:style-name="gr413" draw:text-style-name="P6" draw:layer="layout" svg:width="6.911cm" svg:height="0.962cm" svg:x="8.118cm" svg:y="3.857cm">
          <draw:text-box>
            <text:p><text:span text:style-name="T1">Class: UserInterface</text:span></text:p>
          </draw:text-box>
        </draw:frame>
        <draw:frame draw:style-name="gr414" draw:text-style-name="P23" draw:layer="layout" svg:width="14.425cm" svg:height="0.645cm" svg:x="3.857cm" svg:y="4.8cm">
          <draw:text-box>
            <text:p><text:span text:style-name="T3">The following pages contain diagrams for some of the UserInterface classes' methods</text:span></text:p>
          </draw:text-box>
        </draw:frame>
      </draw:page>
      <draw:page draw:name="page21" draw:style-name="dp1" draw:master-page-name="Default">
        <draw:g draw:style-name="gr5">
          <draw:custom-shape draw:style-name="gr423" draw:text-style-name="P5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424" draw:text-style-name="P52" draw:layer="layout" svg:width="8.964cm" svg:height="0.779cm" svg:x="1.298cm" svg:y="1.305cm">
            <text:p text:style-name="P7"><text:span text:style-name="T6">sd UserInterface.interact_ConfirmSpecs <text:s text:c="5"/></text:span></text:p>
            <draw:enhanced-geometry svg:viewBox="0 0 21600 21600" draw:type="non-primitve" draw:enhanced-path="M 0 0 L 21600 0 19000 21600 0 21600 0 0 Z N"/>
          </draw:custom-shape>
        </draw:g>
        <draw:g draw:style-name="gr5">
          <draw:line draw:style-name="gr425" draw:text-style-name="P53" draw:layer="layout" svg:x1="5.274cm" svg:y1="2.933cm" svg:x2="5.274cm" svg:y2="26.43cm">
            <text:p/>
          </draw:line>
          <draw:custom-shape draw:style-name="gr426" draw:text-style-name="P55" draw:layer="layout" svg:width="3.039cm" svg:height="0.877cm" svg:x="3.7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UserInterface</text:span></text:p>
            <draw:enhanced-geometry svg:viewBox="0 0 21600 21600" draw:mirror-horizontal="false" draw:mirror-vertical="false" draw:type="rectangle" draw:enhanced-path="M 0 0 L 21600 0 21600 21600 0 21600 0 0 Z N"/>
          </draw:custom-shape>
        </draw:g>
        <draw:g draw:style-name="gr5">
          <draw:line draw:style-name="gr427" draw:text-style-name="P53" draw:layer="layout" svg:x1="12.688cm" svg:y1="2.933cm" svg:x2="12.688cm" svg:y2="25.243cm">
            <text:p/>
          </draw:line>
          <draw:custom-shape draw:style-name="gr428" draw:text-style-name="P55" draw:layer="layout" svg:width="3.267cm" svg:height="0.877cm" svg:x="11.0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TerminalDisplay</text:span></text:p>
            <draw:enhanced-geometry svg:viewBox="0 0 21600 21600" draw:mirror-horizontal="false" draw:mirror-vertical="false" draw:type="rectangle" draw:enhanced-path="M 0 0 L 21600 0 21600 21600 0 21600 0 0 Z N"/>
          </draw:custom-shape>
        </draw:g>
        <draw:custom-shape draw:style-name="gr429" draw:text-style-name="P53" draw:layer="layout" svg:width="0.5cm" svg:height="19.689cm" svg:x="5.029cm" svg:y="5.059cm">
          <text:p/>
          <draw:enhanced-geometry svg:viewBox="0 0 21600 21600" draw:type="rectangle" draw:enhanced-path="M 0 0 L 21600 0 21600 21600 0 21600 0 0 Z N"/>
        </draw:custom-shape>
        <draw:g draw:style-name="gr5">
          <draw:g draw:style-name="gr121">
            <draw:line draw:style-name="gr430" draw:text-style-name="P56" draw:layer="layout" svg:x1="1.346cm" svg:y1="5.154cm" svg:x2="5.017cm" svg:y2="5.136cm">
              <text:p/>
            </draw:line>
            <draw:frame draw:style-name="gr431" draw:text-style-name="P58" draw:layer="layout" svg:width="4.099cm" svg:height="0.762cm" svg:x="1.394cm" svg:y="4.401cm">
              <draw:text-box>
                <text:p text:style-name="P57"><text:span text:style-name="T52">interact_ConfirmSpecs(</text:span><text:span text:style-name="T52"><text:line-break/></text:span><text:span text:style-name="T52">TerminalDisplay, Song)</text:span></text:p>
              </draw:text-box>
            </draw:frame>
          </draw:g>
        </draw:g>
        <draw:g draw:style-name="gr5">
          <draw:custom-shape draw:style-name="gr432" draw:text-style-name="P53" draw:layer="layout" svg:width="0.5cm" svg:height="0.425cm" svg:x="12.424cm" svg:y="8.149cm">
            <text:p/>
            <draw:enhanced-geometry svg:viewBox="0 0 21600 21600" draw:type="rectangle" draw:enhanced-path="M 0 0 L 21600 0 21600 21600 0 21600 0 0 Z N"/>
          </draw:custom-shape>
        </draw:g>
        <draw:g draw:style-name="gr5">
          <draw:custom-shape draw:style-name="gr433" draw:text-style-name="P51" draw:layer="layout" svg:width="16.491cm" svg:height="17.494cm" svg:x="2.617cm" svg:y="6.2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434" draw:text-style-name="P66" draw:layer="layout" svg:width="1.556cm" svg:height="0.779cm" svg:x="2.617cm" svg:y="6.214cm">
            <text:p text:style-name="P7"><text:span text:style-name="T6">loop</text:span></text:p>
            <draw:enhanced-geometry svg:viewBox="0 0 21600 21600" draw:type="non-primitve" draw:enhanced-path="M 0 0 L 21600 0 19000 21600 0 21600 0 0 Z N"/>
          </draw:custom-shape>
          <draw:frame draw:style-name="gr435" draw:text-style-name="P103" draw:layer="layout" svg:width="14.353cm" svg:height="0.405cm" svg:x="4.342cm" svg:y="6.446cm">
            <draw:text-box>
              <text:p><text:span text:style-name="T31">[specsOK is FALSE] </text:span><text:span text:style-name="T41">Stay in loop until user has confirmed all is well</text:span></text:p>
            </draw:text-box>
          </draw:frame>
        </draw:g>
        <draw:g draw:style-name="gr5">
          <draw:custom-shape draw:style-name="gr436" draw:text-style-name="P51" draw:layer="layout" svg:width="10.449cm" svg:height="9.049cm" svg:x="2.844cm" svg:y="14.2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437" draw:text-style-name="P66" draw:layer="layout" svg:width="1.201cm" svg:height="0.779cm" svg:x="2.844cm" svg:y="14.204cm">
            <text:p text:style-name="P7"><text:span text:style-name="T6">alt</text:span></text:p>
            <draw:enhanced-geometry svg:viewBox="0 0 21600 21600" draw:type="non-primitve" draw:enhanced-path="M 0 0 L 21600 0 19000 21600 0 21600 0 0 Z N"/>
          </draw:custom-shape>
        </draw:g>
        <draw:frame draw:style-name="gr438" draw:text-style-name="P70" draw:layer="layout" svg:width="6.221cm" svg:height="0.351cm" svg:x="4.256cm" svg:y="14.356cm">
          <draw:text-box>
            <text:p text:style-name="P69"><text:span text:style-name="T52">[group = 'P'] &lt;- </text:span><text:span text:style-name="T89">Go into edit song parameter mode</text:span></text:p>
          </draw:text-box>
        </draw:frame>
        <draw:g draw:style-name="gr121">
          <draw:frame draw:style-name="gr439" draw:text-style-name="P70" draw:layer="layout" svg:width="7.778cm" svg:height="0.351cm" svg:x="2.957cm" svg:y="17.057cm">
            <draw:text-box>
              <text:p text:style-name="P72"><text:span text:style-name="T58">[group = 'T'] </text:span><text:span text:style-name="T52"><text:s/>&lt;- </text:span><text:span text:style-name="T89">Go into track edit mode, for track#=numberVal</text:span></text:p>
            </draw:text-box>
          </draw:frame>
          <draw:line draw:style-name="gr440" draw:text-style-name="P21" draw:layer="layout" svg:x1="2.88cm" svg:y1="17.471cm" svg:x2="13.318cm" svg:y2="17.471cm">
            <text:p/>
          </draw:line>
        </draw:g>
        <draw:g draw:style-name="gr121">
          <draw:polyline draw:style-name="gr441" draw:text-style-name="P59" draw:layer="layout" svg:width="1.353cm" svg:height="0.168cm" svg:x="5.503cm" svg:y="5.835cm" svg:viewBox="0 0 1354 169" draw:points="0,5 1354,0 1354,158 6,169">
            <text:p/>
          </draw:polyline>
          <draw:frame draw:style-name="gr442" draw:text-style-name="P63" draw:layer="layout" svg:width="4.786cm" svg:height="0.637cm" svg:x="5.582cm" svg:y="5.156cm">
            <draw:text-box>
              <text:p text:style-name="P62"><text:span text:style-name="T52">set specsOK = FALSE</text:span></text:p>
              <text:p text:style-name="P62"><text:span text:style-name="T52">set retry=False</text:span></text:p>
            </draw:text-box>
          </draw:frame>
        </draw:g>
        <draw:g draw:style-name="gr5">
          <draw:polyline draw:style-name="gr443" draw:text-style-name="P60" draw:layer="layout" svg:width="1.373cm" svg:height="0.23cm" svg:x="5.524cm" svg:y="15.26cm" svg:viewBox="0 0 1374 231" draw:points="0,5 1374,0 1374,231 209,231">
            <text:p/>
          </draw:polyline>
          <draw:frame draw:style-name="gr444" draw:text-style-name="P61" draw:layer="layout" svg:width="3.092cm" svg:height="0.319cm" svg:x="5.61cm" svg:y="14.921cm">
            <draw:text-box>
              <text:p text:style-name="P57"><text:span text:style-name="T52">_interact_EditParam(...)</text:span></text:p>
            </draw:text-box>
          </draw:frame>
          <draw:custom-shape draw:style-name="gr445" draw:text-style-name="P53" draw:layer="layout" svg:width="0.5cm" svg:height="0.611cm" svg:x="5.224cm" svg:y="15.385cm">
            <text:p/>
            <draw:enhanced-geometry svg:viewBox="0 0 21600 21600" draw:type="rectangle" draw:enhanced-path="M 0 0 L 21600 0 21600 21600 0 21600 0 0 Z N"/>
          </draw:custom-shape>
          <draw:polyline draw:style-name="gr446" draw:text-style-name="P60" draw:layer="layout" svg:width="1.336cm" svg:height="0.326cm" svg:x="5.557cm" svg:y="15.814cm" svg:viewBox="0 0 1337 327" draw:points="195,5 1337,0 1337,322 0,327">
            <text:p/>
          </draw:polyline>
          <draw:frame draw:style-name="gr447" draw:text-style-name="P61" draw:layer="layout" svg:width="2.225cm" svg:height="0.319cm" svg:x="5.887cm" svg:y="16.216cm">
            <draw:text-box>
              <text:p text:style-name="P57"><text:span text:style-name="T52">invert{True|False}</text:span></text:p>
            </draw:text-box>
          </draw:frame>
          <draw:frame draw:style-name="gr448" draw:text-style-name="P89" draw:layer="layout" svg:width="0.759cm" svg:height="0.319cm" svg:x="5.084cm" svg:y="16.217cm">
            <draw:text-box>
              <text:p text:style-name="P57"><text:span text:style-name="T52">retry=</text:span></text:p>
            </draw:text-box>
          </draw:frame>
        </draw:g>
        <draw:g draw:style-name="gr121">
          <draw:frame draw:style-name="gr449" draw:text-style-name="P70" draw:layer="layout" svg:width="3.672cm" svg:height="0.351cm" svg:x="2.957cm" svg:y="19.733cm">
            <draw:text-box>
              <text:p text:style-name="P69"><text:span text:style-name="T52">[group = 'C']</text:span></text:p>
            </draw:text-box>
          </draw:frame>
          <draw:line draw:style-name="gr440" draw:text-style-name="P21" draw:layer="layout" svg:x1="2.88cm" svg:y1="20.171cm" svg:x2="13.318cm" svg:y2="20.171cm">
            <text:p/>
          </draw:line>
        </draw:g>
        <draw:g draw:style-name="gr121">
          <draw:frame draw:style-name="gr450" draw:text-style-name="P70" draw:layer="layout" svg:width="4.921cm" svg:height="0.351cm" svg:x="2.957cm" svg:y="21.364cm">
            <draw:text-box>
              <text:p text:style-name="P69"><text:span text:style-name="T52">[group is invalid] &lt;- </text:span><text:span text:style-name="T89">User input is invalid</text:span></text:p>
            </draw:text-box>
          </draw:frame>
          <draw:line draw:style-name="gr440" draw:text-style-name="P21" draw:layer="layout" svg:x1="2.88cm" svg:y1="21.771cm" svg:x2="13.318cm" svg:y2="21.771cm">
            <text:p/>
          </draw:line>
        </draw:g>
        <draw:g draw:style-name="gr5">
          <draw:polyline draw:style-name="gr451" draw:text-style-name="P60" draw:layer="layout" svg:width="1.373cm" svg:height="0.23cm" svg:x="5.524cm" svg:y="18.061cm" svg:viewBox="0 0 1374 231" draw:points="0,5 1374,0 1374,231 209,231">
            <text:p/>
          </draw:polyline>
          <draw:frame draw:style-name="gr452" draw:text-style-name="P61" draw:layer="layout" svg:width="3.973cm" svg:height="0.319cm" svg:x="5.61cm" svg:y="17.722cm">
            <draw:text-box>
              <text:p text:style-name="P57"><text:span text:style-name="T52">_interact_EditTrack(numberVal)</text:span></text:p>
            </draw:text-box>
          </draw:frame>
          <draw:custom-shape draw:style-name="gr453" draw:text-style-name="P53" draw:layer="layout" svg:width="0.5cm" svg:height="0.611cm" svg:x="5.224cm" svg:y="18.186cm">
            <text:p/>
            <draw:enhanced-geometry svg:viewBox="0 0 21600 21600" draw:type="rectangle" draw:enhanced-path="M 0 0 L 21600 0 21600 21600 0 21600 0 0 Z N"/>
          </draw:custom-shape>
          <draw:polyline draw:style-name="gr454" draw:text-style-name="P60" draw:layer="layout" svg:width="1.336cm" svg:height="0.326cm" svg:x="5.557cm" svg:y="18.615cm" svg:viewBox="0 0 1337 327" draw:points="195,5 1337,0 1337,322 0,327">
            <text:p/>
          </draw:polyline>
          <draw:frame draw:style-name="gr455" draw:text-style-name="P61" draw:layer="layout" svg:width="2.225cm" svg:height="0.319cm" svg:x="5.887cm" svg:y="19.017cm">
            <draw:text-box>
              <text:p text:style-name="P57"><text:span text:style-name="T52">invert{True|False}</text:span></text:p>
            </draw:text-box>
          </draw:frame>
          <draw:frame draw:style-name="gr456" draw:text-style-name="P89" draw:layer="layout" svg:width="0.759cm" svg:height="0.319cm" svg:x="5.084cm" svg:y="19.018cm">
            <draw:text-box>
              <text:p text:style-name="P57"><text:span text:style-name="T52">retry=</text:span></text:p>
            </draw:text-box>
          </draw:frame>
        </draw:g>
        <draw:g draw:style-name="gr121">
          <draw:polyline draw:style-name="gr457" draw:text-style-name="P59" draw:layer="layout" svg:width="1.353cm" svg:height="0.168cm" svg:x="5.495cm" svg:y="20.899cm" svg:viewBox="0 0 1354 169" draw:points="0,5 1354,0 1354,158 6,169">
            <text:p/>
          </draw:polyline>
          <draw:frame draw:style-name="gr458" draw:text-style-name="P63" draw:layer="layout" svg:width="4.786cm" svg:height="0.319cm" svg:x="5.574cm" svg:y="20.538cm">
            <draw:text-box>
              <text:p text:style-name="P62"><text:span text:style-name="T52">set SpecsOK=TRUE</text:span></text:p>
            </draw:text-box>
          </draw:frame>
        </draw:g>
        <draw:frame draw:style-name="gr459" draw:text-style-name="P49" draw:layer="layout" svg:width="9.654cm" svg:height="0.887cm" svg:x="10.616cm" svg:y="1.329cm">
          <draw:text-box>
            <text:p><text:span text:style-name="T31">This is the top level wrapper for interacting with the user to have them review, edit, and confirm the specs for making the new MIDI file.</text:span></text:p>
          </draw:text-box>
        </draw:frame>
        <draw:g draw:style-name="gr121">
          <draw:line draw:style-name="gr460" draw:text-style-name="P56" draw:layer="layout" svg:x1="5.548cm" svg:y1="11.064cm" svg:x2="12.414cm" svg:y2="11.039cm">
            <text:p/>
          </draw:line>
          <draw:frame draw:style-name="gr461" draw:text-style-name="P71" draw:layer="layout" svg:width="3.075cm" svg:height="0.319cm" svg:x="5.6cm" svg:y="10.677cm">
            <draw:text-box>
              <text:p text:style-name="P62"><text:span text:style-name="T52">.trackList(song, True, -1)</text:span></text:p>
            </draw:text-box>
          </draw:frame>
        </draw:g>
        <draw:g draw:style-name="gr121">
          <draw:line draw:style-name="gr462" draw:text-style-name="P56" draw:layer="layout" svg:x1="5.54cm" svg:y1="12.604cm" svg:x2="12.406cm" svg:y2="12.579cm">
            <text:p/>
          </draw:line>
          <draw:frame draw:style-name="gr463" draw:text-style-name="P71" draw:layer="layout" svg:width="3.359cm" svg:height="0.319cm" svg:x="5.692cm" svg:y="12.243cm">
            <draw:text-box>
              <text:p text:style-name="P62"><text:span text:style-name="T52">._getUserEditChoice(retry)</text:span></text:p>
            </draw:text-box>
          </draw:frame>
          <draw:line draw:style-name="gr464" draw:text-style-name="P56" draw:layer="layout" svg:x1="5.536cm" svg:y1="13.092cm" svg:x2="12.402cm" svg:y2="13.067cm">
            <text:p/>
          </draw:line>
          <draw:frame draw:style-name="gr465" draw:text-style-name="P71" draw:layer="layout" svg:width="3.655cm" svg:height="0.319cm" svg:x="5.692cm" svg:y="12.744cm">
            <draw:text-box>
              <text:p text:style-name="P62"><text:span text:style-name="T52">valid, group, numberVal</text:span></text:p>
            </draw:text-box>
          </draw:frame>
        </draw:g>
        <draw:custom-shape draw:style-name="gr466" draw:text-style-name="P34" draw:layer="layout" svg:width="5.588cm" svg:height="0.711cm" svg:x="13.417cm" svg:y="21.985cm">
          <text:p text:style-name="P33"><text:span text:style-name="T31">Set flag to inform user of input error and to retry</text:span></text:p>
          <draw:enhanced-geometry svg:viewBox="0 0 21600 21600" draw:mirror-horizontal="false" draw:mirror-vertical="false" draw:type="line-callout-1" draw:modifiers="-22171.9806763285 8069.66292134831 -958.454106280193 16806.741573033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style-name="gr121">
          <draw:polyline draw:style-name="gr467" draw:text-style-name="P59" draw:layer="layout" svg:width="1.353cm" svg:height="0.168cm" svg:x="5.491cm" svg:y="22.431cm" svg:viewBox="0 0 1354 169" draw:points="0,5 1354,0 1354,158 6,169">
            <text:p/>
          </draw:polyline>
          <draw:frame draw:style-name="gr468" draw:text-style-name="P63" draw:layer="layout" svg:width="4.786cm" svg:height="0.319cm" svg:x="5.57cm" svg:y="22.07cm">
            <draw:text-box>
              <text:p text:style-name="P62"><text:span text:style-name="T52">set retry=TRUE</text:span></text:p>
            </draw:text-box>
          </draw:frame>
        </draw:g>
        <draw:g draw:style-name="gr5">
          <draw:custom-shape draw:style-name="gr469" draw:text-style-name="P53" draw:layer="layout" svg:width="0.5cm" svg:height="1.437cm" svg:x="12.424cm" svg:y="8.856cm">
            <text:p/>
            <draw:enhanced-geometry svg:viewBox="0 0 21600 21600" draw:type="rectangle" draw:enhanced-path="M 0 0 L 21600 0 21600 21600 0 21600 0 0 Z N"/>
          </draw:custom-shape>
        </draw:g>
        <draw:g draw:style-name="gr5">
          <draw:polyline draw:style-name="gr470" draw:text-style-name="P60" draw:layer="layout" svg:width="1.373cm" svg:height="0.23cm" svg:x="12.938cm" svg:y="8.961cm" svg:viewBox="0 0 1374 231" draw:points="0,5 1374,0 1374,231 209,231">
            <text:p/>
          </draw:polyline>
          <draw:frame draw:style-name="gr471" draw:text-style-name="P61" draw:layer="layout" svg:width="3.312cm" svg:height="0.319cm" svg:x="13.024cm" svg:y="8.622cm">
            <draw:text-box>
              <text:p text:style-name="P57"><text:span text:style-name="T52">_build_songDisplaySet(...)</text:span></text:p>
            </draw:text-box>
          </draw:frame>
          <draw:custom-shape draw:style-name="gr472" draw:text-style-name="P53" draw:layer="layout" svg:width="0.5cm" svg:height="0.301cm" svg:x="12.638cm" svg:y="9.086cm">
            <text:p/>
            <draw:enhanced-geometry svg:viewBox="0 0 21600 21600" draw:type="rectangle" draw:enhanced-path="M 0 0 L 21600 0 21600 21600 0 21600 0 0 Z N"/>
          </draw:custom-shape>
        </draw:g>
        <draw:g draw:style-name="gr5">
          <draw:custom-shape draw:style-name="gr473" draw:text-style-name="P53" draw:layer="layout" svg:width="0.5cm" svg:height="0.857cm" svg:x="12.424cm" svg:y="12.382cm">
            <text:p/>
            <draw:enhanced-geometry svg:viewBox="0 0 21600 21600" draw:type="rectangle" draw:enhanced-path="M 0 0 L 21600 0 21600 21600 0 21600 0 0 Z N"/>
          </draw:custom-shape>
        </draw:g>
        <draw:g draw:style-name="gr121">
          <draw:line draw:style-name="gr474" draw:text-style-name="P56" draw:layer="layout" svg:x1="5.552cm" svg:y1="9.444cm" svg:x2="12.418cm" svg:y2="9.419cm">
            <text:p/>
          </draw:line>
          <draw:frame draw:style-name="gr475" draw:text-style-name="P71" draw:layer="layout" svg:width="3.058cm" svg:height="0.319cm" svg:x="5.604cm" svg:y="9.057cm">
            <draw:text-box>
              <text:p text:style-name="P62"><text:span text:style-name="T52">.songInfo(song, 0, True)</text:span></text:p>
            </draw:text-box>
          </draw:frame>
        </draw:g>
        <draw:g draw:style-name="gr5">
          <draw:custom-shape draw:style-name="gr476" draw:text-style-name="P53" draw:layer="layout" svg:width="0.5cm" svg:height="0.847cm" svg:x="12.411cm" svg:y="10.595cm">
            <text:p/>
            <draw:enhanced-geometry svg:viewBox="0 0 21600 21600" draw:type="rectangle" draw:enhanced-path="M 0 0 L 21600 0 21600 21600 0 21600 0 0 Z N"/>
          </draw:custom-shape>
        </draw:g>
        <draw:g draw:style-name="gr121">
          <draw:line draw:style-name="gr477" draw:text-style-name="P56" draw:layer="layout" svg:x1="5.544cm" svg:y1="8.384cm" svg:x2="12.41cm" svg:y2="8.359cm">
            <text:p/>
          </draw:line>
          <draw:frame draw:style-name="gr478" draw:text-style-name="P71" draw:layer="layout" svg:width="2.381cm" svg:height="0.319cm" svg:x="5.596cm" svg:y="8.023cm">
            <draw:text-box>
              <text:p text:style-name="P62"><text:span text:style-name="T52">._editHeader()</text:span></text:p>
            </draw:text-box>
          </draw:frame>
        </draw:g>
        <draw:g draw:style-name="gr121">
          <draw:line draw:style-name="gr479" draw:text-style-name="P56" draw:layer="layout" svg:x1="5.54cm" svg:y1="7.304cm" svg:x2="17.508cm" svg:y2="7.261cm">
            <text:p/>
          </draw:line>
          <draw:frame draw:style-name="gr480" draw:text-style-name="P71" draw:layer="layout" svg:width="2.381cm" svg:height="0.319cm" svg:x="5.592cm" svg:y="6.943cm">
            <draw:text-box>
              <text:p text:style-name="P62"><text:span text:style-name="T52">.clearScreen()</text:span></text:p>
            </draw:text-box>
          </draw:frame>
        </draw:g>
        <draw:g draw:style-name="gr121">
          <draw:polyline draw:style-name="gr481" draw:text-style-name="P59" draw:layer="layout" svg:width="1.353cm" svg:height="0.168cm" svg:x="5.487cm" svg:y="13.663cm" svg:viewBox="0 0 1354 169" draw:points="0,5 1354,0 1354,158 6,169">
            <text:p/>
          </draw:polyline>
          <draw:frame draw:style-name="gr482" draw:text-style-name="P63" draw:layer="layout" svg:width="4.786cm" svg:height="0.319cm" svg:x="5.566cm" svg:y="13.302cm">
            <draw:text-box>
              <text:p text:style-name="P62"><text:span text:style-name="T52">set retry=valid</text:span></text:p>
            </draw:text-box>
          </draw:frame>
        </draw:g>
        <draw:custom-shape draw:style-name="gr483" draw:text-style-name="P34" draw:layer="layout" svg:width="5.588cm" svg:height="1.168cm" svg:x="13.417cm" svg:y="20.346cm">
          <text:p text:style-name="P33"><text:span text:style-name="T31">User has confirmed all specs are now OK. So we can exit the edit/confirm loop and proceed to gen the output MIDI file.</text:span></text:p>
          <draw:enhanced-geometry svg:viewBox="0 0 21600 21600" draw:mirror-horizontal="false" draw:mirror-vertical="false" draw:type="line-callout-1" draw:modifiers="-19482.1256038647 6614.88451668092 -958.454106280193 10217.964071856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84" draw:text-style-name="P34" draw:layer="layout" svg:width="5.571cm" svg:height="1.985cm" svg:x="13.434cm" svg:y="12.416cm">
          <text:p text:style-name="P33"><text:span text:style-name="T31">anytime we find some kind of invalid user input we pass 'True' as the 'retry' value in order to display an "invalid input, try again" message to the user as we seek a new, correct, user entry.</text:span></text:p>
          <draw:enhanced-geometry svg:viewBox="0 0 21600 21600" draw:mirror-horizontal="false" draw:mirror-vertical="false" draw:type="line-callout-1" draw:modifiers="-16587.6525484566 -717.824773413897 -957.501794687724 6025.3776435045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85" draw:text-style-name="P34" draw:layer="layout" svg:width="5.588cm" svg:height="1.194cm" svg:x="13.417cm" svg:y="15.921cm">
          <text:p text:style-name="P33"><text:span text:style-name="T31">Will return False if user's entry info proves to be invalid. So invert the return value to set the 'retry' flag for the next attempt.</text:span></text:p>
          <draw:enhanced-geometry svg:viewBox="0 0 21600 21600" draw:mirror-horizontal="false" draw:mirror-vertical="false" draw:type="line-callout-1" draw:modifiers="-20127.5362318841 8929.2050209205 -958.454106280193 9995.6485355648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style-name="gr121">
          <draw:line draw:style-name="gr486" draw:text-style-name="P56" draw:layer="layout" svg:x1="1.372cm" svg:y1="24.273cm" svg:x2="5.043cm" svg:y2="24.255cm">
            <text:p/>
          </draw:line>
          <draw:frame draw:style-name="gr487" draw:text-style-name="P58" draw:layer="layout" svg:width="0.574cm" svg:height="0.319cm" svg:x="1.53cm" svg:y="23.959cm">
            <draw:text-box>
              <text:p text:style-name="P57"><text:span text:style-name="T52">True</text:span></text:p>
            </draw:text-box>
          </draw:frame>
        </draw:g>
        <draw:g draw:style-name="gr5">
          <draw:line draw:style-name="gr488" draw:text-style-name="P53" draw:layer="layout" svg:x1="17.788cm" svg:y1="2.933cm" svg:x2="17.788cm" svg:y2="7.843cm">
            <text:p/>
          </draw:line>
          <draw:custom-shape draw:style-name="gr489" draw:text-style-name="P55" draw:layer="layout" svg:width="3.267cm" svg:height="0.877cm" svg:x="16.1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Terminal</text:span></text:p>
            <draw:enhanced-geometry svg:viewBox="0 0 21600 21600" draw:mirror-horizontal="false" draw:mirror-vertical="false" draw:type="rectangle" draw:enhanced-path="M 0 0 L 21600 0 21600 21600 0 21600 0 0 Z N"/>
          </draw:custom-shape>
        </draw:g>
        <draw:g draw:style-name="gr5">
          <draw:custom-shape draw:style-name="gr490" draw:text-style-name="P53" draw:layer="layout" svg:width="0.5cm" svg:height="0.384cm" svg:x="17.524cm" svg:y="7.066cm">
            <text:p/>
            <draw:enhanced-geometry svg:viewBox="0 0 21600 21600" draw:type="rectangle" draw:enhanced-path="M 0 0 L 21600 0 21600 21600 0 21600 0 0 Z N"/>
          </draw:custom-shape>
        </draw:g>
        <draw:g draw:style-name="gr5">
          <draw:polyline draw:style-name="gr491" draw:text-style-name="P60" draw:layer="layout" svg:width="1.373cm" svg:height="0.23cm" svg:x="12.925cm" svg:y="9.675cm" svg:viewBox="0 0 1374 231" draw:points="0,5 1374,0 1374,231 209,231">
            <text:p/>
          </draw:polyline>
          <draw:frame draw:style-name="gr492" draw:text-style-name="P61" draw:layer="layout" svg:width="3.312cm" svg:height="0.319cm" svg:x="13.011cm" svg:y="9.336cm">
            <draw:text-box>
              <text:p text:style-name="P57"><text:span text:style-name="T52">_show_displaySet(...)</text:span></text:p>
            </draw:text-box>
          </draw:frame>
          <draw:custom-shape draw:style-name="gr493" draw:text-style-name="P53" draw:layer="layout" svg:width="0.5cm" svg:height="0.301cm" svg:x="12.625cm" svg:y="9.8cm">
            <text:p/>
            <draw:enhanced-geometry svg:viewBox="0 0 21600 21600" draw:type="rectangle" draw:enhanced-path="M 0 0 L 21600 0 21600 21600 0 21600 0 0 Z N"/>
          </draw:custom-shape>
        </draw:g>
        <draw:custom-shape draw:style-name="gr494" draw:text-style-name="P34" draw:layer="layout" svg:width="5.588cm" svg:height="1.571cm" svg:x="13.434cm" svg:y="10.22cm">
          <text:p text:style-name="P33"><text:span text:style-name="T31">Lists tracks, showing a parm# for user to enter in order to initiate the track editing interaction. See: </text:span><text:span text:style-name="T31"><text:line-break/></text:span><text:span text:style-name="T31">sd TerminalDisplay.trackList()</text:span></text:p>
          <draw:enhanced-geometry svg:viewBox="0 0 21600 21600" draw:mirror-horizontal="false" draw:mirror-vertical="false" draw:type="line-callout-1" draw:modifiers="-17936.231884058 7735.87786259542 -954.589371980676 7598.4732824427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style-name="gr5">
          <draw:custom-shape draw:style-name="gr495" draw:text-style-name="P53" draw:layer="layout" svg:width="0.5cm" svg:height="0.425cm" svg:x="12.433cm" svg:y="7.563cm">
            <text:p/>
            <draw:enhanced-geometry svg:viewBox="0 0 21600 21600" draw:type="rectangle" draw:enhanced-path="M 0 0 L 21600 0 21600 21600 0 21600 0 0 Z N"/>
          </draw:custom-shape>
        </draw:g>
        <draw:g draw:style-name="gr121">
          <draw:line draw:style-name="gr496" draw:text-style-name="P56" draw:layer="layout" svg:x1="5.553cm" svg:y1="7.798cm" svg:x2="12.419cm" svg:y2="7.773cm">
            <text:p/>
          </draw:line>
          <draw:frame draw:style-name="gr497" draw:text-style-name="P71" draw:layer="layout" svg:width="2.381cm" svg:height="0.319cm" svg:x="5.605cm" svg:y="7.437cm">
            <draw:text-box>
              <text:p text:style-name="P62"><text:span text:style-name="T52">.songHeader()</text:span></text:p>
            </draw:text-box>
          </draw:frame>
        </draw:g>
      </draw:page>
      <draw:page draw:name="page22" draw:style-name="dp1" draw:master-page-name="Default">
        <draw:g draw:style-name="gr5">
          <draw:custom-shape draw:style-name="gr498" draw:text-style-name="P5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499" draw:text-style-name="P52" draw:layer="layout" svg:width="8.313cm" svg:height="0.779cm" svg:x="1.298cm" svg:y="1.305cm">
            <text:p text:style-name="P7"><text:span text:style-name="T6">sd UserInterface._interact_EditTrack <text:s text:c="5"/></text:span></text:p>
            <draw:enhanced-geometry svg:viewBox="0 0 21600 21600" draw:type="non-primitve" draw:enhanced-path="M 0 0 L 21600 0 19000 21600 0 21600 0 0 Z N"/>
          </draw:custom-shape>
        </draw:g>
        <draw:g draw:style-name="gr5">
          <draw:line draw:style-name="gr500" draw:text-style-name="P53" draw:layer="layout" svg:x1="5.274cm" svg:y1="2.933cm" svg:x2="5.274cm" svg:y2="25.749cm">
            <text:p/>
          </draw:line>
          <draw:custom-shape draw:style-name="gr501" draw:text-style-name="P55" draw:layer="layout" svg:width="3.039cm" svg:height="0.877cm" svg:x="3.7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UserInterface</text:span></text:p>
            <draw:enhanced-geometry svg:viewBox="0 0 21600 21600" draw:mirror-horizontal="false" draw:mirror-vertical="false" draw:type="rectangle" draw:enhanced-path="M 0 0 L 21600 0 21600 21600 0 21600 0 0 Z N"/>
          </draw:custom-shape>
        </draw:g>
        <draw:g draw:style-name="gr5">
          <draw:line draw:style-name="gr502" draw:text-style-name="P53" draw:layer="layout" svg:x1="12.688cm" svg:y1="2.933cm" svg:x2="12.688cm" svg:y2="13.257cm">
            <text:p/>
          </draw:line>
          <draw:custom-shape draw:style-name="gr503" draw:text-style-name="P55" draw:layer="layout" svg:width="3.267cm" svg:height="0.877cm" svg:x="11.0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TerminalDisplay</text:span></text:p>
            <draw:enhanced-geometry svg:viewBox="0 0 21600 21600" draw:mirror-horizontal="false" draw:mirror-vertical="false" draw:type="rectangle" draw:enhanced-path="M 0 0 L 21600 0 21600 21600 0 21600 0 0 Z N"/>
          </draw:custom-shape>
        </draw:g>
        <draw:custom-shape draw:style-name="gr504" draw:text-style-name="P53" draw:layer="layout" svg:width="0.5cm" svg:height="17.062cm" svg:x="5.029cm" svg:y="5.059cm">
          <text:p/>
          <draw:enhanced-geometry svg:viewBox="0 0 21600 21600" draw:type="rectangle" draw:enhanced-path="M 0 0 L 21600 0 21600 21600 0 21600 0 0 Z N"/>
        </draw:custom-shape>
        <draw:g draw:style-name="gr5">
          <draw:g draw:style-name="gr121">
            <draw:line draw:style-name="gr505" draw:text-style-name="P56" draw:layer="layout" svg:x1="1.434cm" svg:y1="5.082cm" svg:x2="5.105cm" svg:y2="5.064cm">
              <text:p/>
            </draw:line>
            <draw:frame draw:style-name="gr506" draw:text-style-name="P58" draw:layer="layout" svg:width="4.099cm" svg:height="0.762cm" svg:x="1.482cm" svg:y="4.329cm">
              <draw:text-box>
                <text:p text:style-name="P57"><text:span text:style-name="T52">_interact_EditTrack(</text:span><text:span text:style-name="T52"><text:line-break/></text:span><text:span text:style-name="T52">song, trackIdxToEdit)</text:span></text:p>
              </draw:text-box>
            </draw:frame>
          </draw:g>
        </draw:g>
        <draw:g draw:style-name="gr5">
          <draw:g draw:style-name="gr121">
            <draw:line draw:style-name="gr507" draw:text-style-name="P56" draw:layer="layout" svg:x1="5.552cm" svg:y1="10.679cm" svg:x2="12.418cm" svg:y2="10.654cm">
              <text:p/>
            </draw:line>
            <draw:frame draw:style-name="gr508" draw:text-style-name="P71" draw:layer="layout" svg:width="6.328cm" svg:height="0.637cm" svg:x="5.604cm" svg:y="9.974cm">
              <draw:text-box>
                <text:p text:style-name="P62"><text:span text:style-name="T52">.trackList(song, forConfirm=False, trackIdxToEdit)</text:span></text:p>
              </draw:text-box>
            </draw:frame>
          </draw:g>
        </draw:g>
        <draw:g draw:style-name="gr5">
          <draw:custom-shape draw:style-name="gr509" draw:text-style-name="P51" draw:layer="layout" svg:width="14.345cm" svg:height="13.223cm" svg:x="2.617cm" svg:y="6.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510" draw:text-style-name="P66" draw:layer="layout" svg:width="1.556cm" svg:height="0.779cm" svg:x="2.617cm" svg:y="6.914cm">
            <text:p text:style-name="P7"><text:span text:style-name="T6">loop</text:span></text:p>
            <draw:enhanced-geometry svg:viewBox="0 0 21600 21600" draw:type="non-primitve" draw:enhanced-path="M 0 0 L 21600 0 19000 21600 0 21600 0 0 Z N"/>
          </draw:custom-shape>
          <draw:frame draw:style-name="gr511" draw:text-style-name="P103" draw:layer="layout" svg:width="3.184cm" svg:height="0.395cm" svg:x="4.342cm" svg:y="7.146cm">
            <draw:text-box>
              <text:p><text:span text:style-name="T31">[specsOK is FALSE]</text:span></text:p>
            </draw:text-box>
          </draw:frame>
        </draw:g>
        <draw:g draw:style-name="gr5">
          <draw:custom-shape draw:style-name="gr512" draw:text-style-name="P51" draw:layer="layout" svg:width="10.449cm" svg:height="5.876cm" svg:x="2.844cm" svg:y="13.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513" draw:text-style-name="P66" draw:layer="layout" svg:width="1.201cm" svg:height="0.779cm" svg:x="2.844cm" svg:y="13.822cm">
            <text:p text:style-name="P7"><text:span text:style-name="T6">alt</text:span></text:p>
            <draw:enhanced-geometry svg:viewBox="0 0 21600 21600" draw:type="non-primitve" draw:enhanced-path="M 0 0 L 21600 0 19000 21600 0 21600 0 0 Z N"/>
          </draw:custom-shape>
        </draw:g>
        <draw:frame draw:style-name="gr514" draw:text-style-name="P70" draw:layer="layout" svg:width="8.304cm" svg:height="0.351cm" svg:x="4.256cm" svg:y="14.056cm">
          <draw:text-box>
            <text:p text:style-name="P69"><text:span text:style-name="T52">[group = 'P'] &lt;- </text:span><text:span text:style-name="T89">We have valid selection of the track's param to edit</text:span></text:p>
          </draw:text-box>
        </draw:frame>
        <draw:g draw:style-name="gr121">
          <draw:frame draw:style-name="gr515" draw:text-style-name="P70" draw:layer="layout" svg:width="3.241cm" svg:height="0.351cm" svg:x="2.957cm" svg:y="18.264cm">
            <draw:text-box>
              <text:p text:style-name="P69"><text:span text:style-name="T52">[group is invalid]</text:span></text:p>
            </draw:text-box>
          </draw:frame>
          <draw:line draw:style-name="gr440" draw:text-style-name="P21" draw:layer="layout" svg:x1="2.88cm" svg:y1="18.678cm" svg:x2="13.318cm" svg:y2="18.678cm">
            <text:p/>
          </draw:line>
        </draw:g>
        <draw:g draw:style-name="gr121">
          <draw:polyline draw:style-name="gr516" draw:text-style-name="P59" draw:layer="layout" svg:width="1.353cm" svg:height="0.168cm" svg:x="5.503cm" svg:y="5.235cm" svg:viewBox="0 0 1354 169" draw:points="0,5 1354,0 1354,158 6,169">
            <text:p/>
          </draw:polyline>
          <draw:frame draw:style-name="gr517" draw:text-style-name="P63" draw:layer="layout" svg:width="4.786cm" svg:height="0.637cm" svg:x="5.582cm" svg:y="4.556cm">
            <draw:text-box>
              <text:p text:style-name="P62"><text:span text:style-name="T52">set specsOK = False</text:span></text:p>
              <text:p text:style-name="P62"><text:span text:style-name="T52">set retry = False</text:span></text:p>
            </draw:text-box>
          </draw:frame>
        </draw:g>
        <draw:g draw:style-name="gr5">
          <draw:polyline draw:style-name="gr518" draw:text-style-name="P60" draw:layer="layout" svg:width="1.373cm" svg:height="0.23cm" svg:x="5.524cm" svg:y="15.06cm" svg:viewBox="0 0 1374 231" draw:points="0,5 1374,0 1374,231 209,231">
            <text:p/>
          </draw:polyline>
          <draw:frame draw:style-name="gr519" draw:text-style-name="P61" draw:layer="layout" svg:width="7.52cm" svg:height="0.319cm" svg:x="5.61cm" svg:y="14.721cm">
            <draw:text-box>
              <text:p text:style-name="P57"><text:span text:style-name="T52">_interact_EditTrackParam(song, trackIdxToEdit, numberVal)</text:span></text:p>
            </draw:text-box>
          </draw:frame>
          <draw:custom-shape draw:style-name="gr520" draw:text-style-name="P53" draw:layer="layout" svg:width="0.5cm" svg:height="0.611cm" svg:x="5.224cm" svg:y="15.185cm">
            <text:p/>
            <draw:enhanced-geometry svg:viewBox="0 0 21600 21600" draw:type="rectangle" draw:enhanced-path="M 0 0 L 21600 0 21600 21600 0 21600 0 0 Z N"/>
          </draw:custom-shape>
          <draw:polyline draw:style-name="gr521" draw:text-style-name="P60" draw:layer="layout" svg:width="1.336cm" svg:height="0.326cm" svg:x="5.557cm" svg:y="15.614cm" svg:viewBox="0 0 1337 327" draw:points="195,5 1337,0 1337,322 0,327">
            <text:p/>
          </draw:polyline>
          <draw:frame draw:style-name="gr522" draw:text-style-name="P61" draw:layer="layout" svg:width="2.445cm" svg:height="0.319cm" svg:x="5.887cm" svg:y="16.016cm">
            <draw:text-box>
              <text:p text:style-name="P57"><text:span text:style-name="T52">inverse{True|False}</text:span></text:p>
            </draw:text-box>
          </draw:frame>
          <draw:frame draw:style-name="gr523" draw:text-style-name="P89" draw:layer="layout" svg:width="0.759cm" svg:height="0.319cm" svg:x="5.084cm" svg:y="16.017cm">
            <draw:text-box>
              <text:p text:style-name="P57"><text:span text:style-name="T52">retry=</text:span></text:p>
            </draw:text-box>
          </draw:frame>
        </draw:g>
        <draw:g draw:style-name="gr121">
          <draw:frame draw:style-name="gr524" draw:text-style-name="P70" draw:layer="layout" svg:width="6.835cm" svg:height="0.351cm" svg:x="2.957cm" svg:y="16.733cm">
            <draw:text-box>
              <text:p text:style-name="P69"><text:span text:style-name="T52">[group = 'C'] &lt;- </text:span><text:span text:style-name="T89">User says track edit/review is complete</text:span></text:p>
            </draw:text-box>
          </draw:frame>
          <draw:line draw:style-name="gr440" draw:text-style-name="P21" draw:layer="layout" svg:x1="2.88cm" svg:y1="17.171cm" svg:x2="13.318cm" svg:y2="17.171cm">
            <text:p/>
          </draw:line>
        </draw:g>
        <draw:g draw:style-name="gr121">
          <draw:polyline draw:style-name="gr525" draw:text-style-name="P59" draw:layer="layout" svg:width="1.353cm" svg:height="0.168cm" svg:x="5.499cm" svg:y="19.267cm" svg:viewBox="0 0 1354 169" draw:points="0,5 1354,0 1354,158 6,169">
            <text:p/>
          </draw:polyline>
          <draw:frame draw:style-name="gr526" draw:text-style-name="P63" draw:layer="layout" svg:width="4.786cm" svg:height="0.319cm" svg:x="5.578cm" svg:y="18.906cm">
            <draw:text-box>
              <text:p text:style-name="P62"><text:span text:style-name="T52">set retry=True</text:span></text:p>
            </draw:text-box>
          </draw:frame>
        </draw:g>
        <draw:g draw:style-name="gr121">
          <draw:polyline draw:style-name="gr527" draw:text-style-name="P59" draw:layer="layout" svg:width="1.353cm" svg:height="0.168cm" svg:x="5.495cm" svg:y="17.699cm" svg:viewBox="0 0 1354 169" draw:points="0,5 1354,0 1354,158 6,169">
            <text:p/>
          </draw:polyline>
          <draw:frame draw:style-name="gr528" draw:text-style-name="P63" draw:layer="layout" svg:width="4.786cm" svg:height="0.319cm" svg:x="5.574cm" svg:y="17.338cm">
            <draw:text-box>
              <text:p text:style-name="P62"><text:span text:style-name="T52">set specsOK=TRUE</text:span></text:p>
            </draw:text-box>
          </draw:frame>
        </draw:g>
        <draw:g draw:style-name="gr5">
          <draw:custom-shape draw:style-name="gr529" draw:text-style-name="P51" draw:layer="layout" svg:width="14.78cm" svg:height="14.967cm" svg:x="2.376cm" svg:y="5.7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530" draw:text-style-name="P66" draw:layer="layout" svg:width="1.344cm" svg:height="0.779cm" svg:x="2.376cm" svg:y="5.718cm">
            <text:p text:style-name="P7"><text:span text:style-name="T6">opt</text:span></text:p>
            <draw:enhanced-geometry svg:viewBox="0 0 21600 21600" draw:type="non-primitve" draw:enhanced-path="M 0 0 L 21600 0 19000 21600 0 21600 0 0 Z N"/>
          </draw:custom-shape>
        </draw:g>
        <draw:frame draw:style-name="gr531" draw:text-style-name="P70" draw:layer="layout" svg:width="6.495cm" svg:height="0.351cm" svg:x="3.857cm" svg:y="5.957cm">
          <draw:text-box>
            <text:p text:style-name="P69"><text:span text:style-name="T52">[track# to edit is valid] </text:span><text:span text:style-name="T89">I.e., not &gt; #Tracks in input file</text:span></text:p>
          </draw:text-box>
        </draw:frame>
        <draw:g draw:style-name="gr121">
          <draw:line draw:style-name="gr532" draw:text-style-name="P56" draw:layer="layout" svg:x1="1.302cm" svg:y1="21.603cm" svg:x2="4.973cm" svg:y2="21.585cm">
            <text:p/>
          </draw:line>
          <draw:frame draw:style-name="gr533" draw:text-style-name="P58" draw:layer="layout" svg:width="3.524cm" svg:height="0.319cm" svg:x="1.46cm" svg:y="21.289cm">
            <draw:text-box>
              <text:p text:style-name="P57"><text:span text:style-name="T52">specsOK </text:span><text:span text:style-name="T89">e.g., True or False</text:span></text:p>
            </draw:text-box>
          </draw:frame>
        </draw:g>
        <draw:g draw:style-name="gr121">
          <draw:line draw:style-name="gr534" draw:text-style-name="P56" draw:layer="layout" svg:x1="5.55cm" svg:y1="12.236cm" svg:x2="12.416cm" svg:y2="12.211cm">
            <text:p/>
          </draw:line>
          <draw:frame draw:style-name="gr535" draw:text-style-name="P71" draw:layer="layout" svg:width="3.359cm" svg:height="0.319cm" svg:x="5.702cm" svg:y="11.875cm">
            <draw:text-box>
              <text:p text:style-name="P62"><text:span text:style-name="T52">._getUserEditChoice(retry)</text:span></text:p>
            </draw:text-box>
          </draw:frame>
          <draw:line draw:style-name="gr536" draw:text-style-name="P56" draw:layer="layout" svg:x1="5.546cm" svg:y1="12.724cm" svg:x2="12.412cm" svg:y2="12.699cm">
            <text:p/>
          </draw:line>
          <draw:frame draw:style-name="gr537" draw:text-style-name="P71" draw:layer="layout" svg:width="3.655cm" svg:height="0.319cm" svg:x="5.702cm" svg:y="12.376cm">
            <draw:text-box>
              <text:p text:style-name="P62"><text:span text:style-name="T52">valid, group, numberVal</text:span></text:p>
            </draw:text-box>
          </draw:frame>
        </draw:g>
        <draw:g draw:style-name="gr5">
          <draw:custom-shape draw:style-name="gr538" draw:text-style-name="P53" draw:layer="layout" svg:width="0.5cm" svg:height="0.857cm" svg:x="12.434cm" svg:y="12.014cm">
            <text:p/>
            <draw:enhanced-geometry svg:viewBox="0 0 21600 21600" draw:type="rectangle" draw:enhanced-path="M 0 0 L 21600 0 21600 21600 0 21600 0 0 Z N"/>
          </draw:custom-shape>
        </draw:g>
        <draw:g draw:style-name="gr121">
          <draw:polyline draw:style-name="gr539" draw:text-style-name="P59" draw:layer="layout" svg:width="1.353cm" svg:height="0.168cm" svg:x="5.497cm" svg:y="13.295cm" svg:viewBox="0 0 1354 169" draw:points="0,5 1354,0 1354,158 6,169">
            <text:p/>
          </draw:polyline>
          <draw:frame draw:style-name="gr540" draw:text-style-name="P63" draw:layer="layout" svg:width="4.786cm" svg:height="0.319cm" svg:x="5.576cm" svg:y="12.934cm">
            <draw:text-box>
              <text:p text:style-name="P62"><text:span text:style-name="T52">set retry=valid</text:span></text:p>
            </draw:text-box>
          </draw:frame>
        </draw:g>
        <draw:g draw:style-name="gr5">
          <draw:custom-shape draw:style-name="gr541" draw:text-style-name="P53" draw:layer="layout" svg:width="0.5cm" svg:height="0.473cm" svg:x="12.433cm" svg:y="7.748cm">
            <text:p/>
            <draw:enhanced-geometry svg:viewBox="0 0 21600 21600" draw:type="rectangle" draw:enhanced-path="M 0 0 L 21600 0 21600 21600 0 21600 0 0 Z N"/>
          </draw:custom-shape>
        </draw:g>
        <draw:g draw:style-name="gr121">
          <draw:line draw:style-name="gr542" draw:text-style-name="P56" draw:layer="layout" svg:x1="5.553cm" svg:y1="8.598cm" svg:x2="12.419cm" svg:y2="8.573cm">
            <text:p/>
          </draw:line>
          <draw:frame draw:style-name="gr543" draw:text-style-name="P71" draw:layer="layout" svg:width="2.381cm" svg:height="0.319cm" svg:x="5.605cm" svg:y="8.237cm">
            <draw:text-box>
              <text:p text:style-name="P62"><text:span text:style-name="T52">.songHeader()</text:span></text:p>
            </draw:text-box>
          </draw:frame>
        </draw:g>
        <draw:g draw:style-name="gr121">
          <draw:line draw:style-name="gr544" draw:text-style-name="P56" draw:layer="layout" svg:x1="5.549cm" svg:y1="8.018cm" svg:x2="12.415cm" svg:y2="7.993cm">
            <text:p/>
          </draw:line>
          <draw:frame draw:style-name="gr545" draw:text-style-name="P71" draw:layer="layout" svg:width="2.381cm" svg:height="0.319cm" svg:x="5.601cm" svg:y="7.657cm">
            <draw:text-box>
              <text:p text:style-name="P62"><text:span text:style-name="T52">.clearScreen()</text:span></text:p>
            </draw:text-box>
          </draw:frame>
        </draw:g>
        <draw:g draw:style-name="gr5">
          <draw:custom-shape draw:style-name="gr546" draw:text-style-name="P53" draw:layer="layout" svg:width="0.5cm" svg:height="1.784cm" svg:x="12.433cm" svg:y="9.666cm">
            <text:p/>
            <draw:enhanced-geometry svg:viewBox="0 0 21600 21600" draw:type="rectangle" draw:enhanced-path="M 0 0 L 21600 0 21600 21600 0 21600 0 0 Z N"/>
          </draw:custom-shape>
        </draw:g>
        <draw:custom-shape draw:style-name="gr547" draw:text-style-name="P34" draw:layer="layout" svg:width="1.27cm" svg:height="0.914cm" svg:x="10.372cm" svg:y="17.261cm">
          <text:p text:style-name="P33"><text:span text:style-name="T31">Loop exit point</text:span></text:p>
          <draw:enhanced-geometry svg:viewBox="0 0 21600 21600" draw:mirror-horizontal="false" draw:mirror-vertical="false" draw:type="line-callout-1" draw:modifiers="-36385.2084972463 5901.6393442623 -4146.65617623918 13030.819672131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style-name="gr5">
          <draw:custom-shape draw:style-name="gr548" draw:text-style-name="P53" draw:layer="layout" svg:width="0.5cm" svg:height="0.473cm" svg:x="12.433cm" svg:y="8.348cm">
            <text:p/>
            <draw:enhanced-geometry svg:viewBox="0 0 21600 21600" draw:type="rectangle" draw:enhanced-path="M 0 0 L 21600 0 21600 21600 0 21600 0 0 Z N"/>
          </draw:custom-shape>
        </draw:g>
        <draw:custom-shape draw:style-name="gr549" draw:text-style-name="P34" draw:layer="layout" svg:width="5.785cm" svg:height="0.773cm" svg:x="13.839cm" svg:y="11.738cm">
          <text:p text:style-name="P33"><text:span text:style-name="T31">User can choose to exit program within this function</text:span></text:p>
          <draw:enhanced-geometry svg:viewBox="0 0 21600 21600" draw:mirror-horizontal="false" draw:mirror-vertical="false" draw:type="line-callout-1" draw:modifiers="-4136.32907016937 15460.4651162791 -903.422053231939 15404.651162790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550" draw:text-style-name="P49" draw:layer="layout" svg:width="10.456cm" svg:height="1.205cm" svg:x="9.814cm" svg:y="1.33cm">
          <draw:text-box>
            <text:p><text:span text:style-name="T31">User has selected a specific track to modify. This routine interacts with the user to enable those mods. The routine exits when the user has made their edits and has indicated their satisfaction by entering 'C' for Continue.</text:span></text:p>
          </draw:text-box>
        </draw:frame>
        <draw:custom-shape draw:style-name="gr551" draw:text-style-name="P34" draw:layer="layout" svg:width="6.344cm" svg:height="1.146cm" svg:x="10.033cm" svg:y="21.36cm">
          <text:p text:style-name="P33"><text:span text:style-name="T31">If returning a False it means the user selected an invalid track# to try to edit, so back in the calling function we'll do a 'retry'</text:span></text:p>
          <draw:enhanced-geometry svg:viewBox="0 0 21600 21600" draw:mirror-horizontal="false" draw:mirror-vertical="false" draw:type="line-callout-1" draw:modifiers="-16711.4893617021 2787.09677419355 -830.63829787234 10395.117698343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style-name="gr121">
          <draw:line draw:style-name="gr552" draw:text-style-name="P56" draw:layer="layout" svg:x1="5.562cm" svg:y1="9.257cm" svg:x2="12.428cm" svg:y2="9.232cm">
            <text:p/>
          </draw:line>
          <draw:frame draw:style-name="gr553" draw:text-style-name="P71" draw:layer="layout" svg:width="2.381cm" svg:height="0.319cm" svg:x="5.614cm" svg:y="8.896cm">
            <draw:text-box>
              <text:p text:style-name="P62"><text:span text:style-name="T52">.songInfo()</text:span></text:p>
            </draw:text-box>
          </draw:frame>
        </draw:g>
        <draw:g draw:style-name="gr5">
          <draw:custom-shape draw:style-name="gr554" draw:text-style-name="P53" draw:layer="layout" svg:width="0.5cm" svg:height="0.473cm" svg:x="12.442cm" svg:y="9.007cm">
            <text:p/>
            <draw:enhanced-geometry svg:viewBox="0 0 21600 21600" draw:type="rectangle" draw:enhanced-path="M 0 0 L 21600 0 21600 21600 0 21600 0 0 Z N"/>
          </draw:custom-shape>
        </draw:g>
        <draw:custom-shape draw:style-name="gr555" draw:text-style-name="P34" draw:layer="layout" svg:width="5.806cm" svg:height="1.575cm" svg:x="13.839cm" svg:y="9.425cm">
          <text:p text:style-name="P33"><text:span text:style-name="T31">displays the list of tracks, but in this case it will make a special, editable, display for the one track passed as the trackIdxToEdit. See: sd TerminalDisplay.trackList()</text:span></text:p>
          <draw:enhanced-geometry svg:viewBox="0 0 21600 21600" draw:mirror-horizontal="false" draw:mirror-vertical="false" draw:type="line-callout-1" draw:modifiers="-4541.69106251076 7606.59898477157 -900.154985362494 7565.4822335025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556" draw:text-style-name="P34" draw:layer="layout" svg:width="5.817cm" svg:height="1.637cm" svg:x="13.839cm" svg:y="15.238cm">
          <text:p text:style-name="P33"><text:span text:style-name="T31">Returns False if there is invalid user input, so 'retry' is set to the inverse of the return so we can tell the getUserEditChoice() function whether or not to do a 'retry' on the entry.</text:span></text:p>
          <draw:enhanced-geometry svg:viewBox="0 0 21600 21600" draw:mirror-horizontal="false" draw:mirror-vertical="false" draw:type="line-callout-1" draw:modifiers="-25082.4338260571 7490.10989010989 -898.453076658646 7279.1208791208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557" draw:text-style-name="P34" draw:layer="layout" svg:width="5.817cm" svg:height="1.245cm" svg:x="13.839cm" svg:y="12.738cm">
          <text:p text:style-name="P33"><text:span text:style-name="T31">Note: if 'valid' returns False, 'group' will have been set to an invalid value (i.e., 'x') so that the alt-[group is invalid] case will execute.</text:span></text:p>
          <draw:enhanced-geometry svg:viewBox="0 0 21600 21600" draw:mirror-horizontal="false" draw:mirror-vertical="false" draw:type="line-callout-1" draw:modifiers="-24796.5623925748 9794.54253611557 -898.453076658646 9569.1813804173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draw:page draw:name="page23" draw:style-name="dp1" draw:master-page-name="Default">
        <draw:frame draw:style-name="gr558" draw:text-style-name="P6" draw:layer="layout" svg:width="7.096cm" svg:height="1.673cm" svg:x="7.418cm" svg:y="3.857cm">
          <draw:text-box>
            <text:p><text:span text:style-name="T1">Class: TerminalDisplay</text:span></text:p>
          </draw:text-box>
        </draw:frame>
        <draw:frame draw:style-name="gr414" draw:text-style-name="P23" draw:layer="layout" svg:width="14.425cm" svg:height="0.645cm" svg:x="3.857cm" svg:y="4.8cm">
          <draw:text-box>
            <text:p><text:span text:style-name="T3">The following pages contain diagrams for some of the TerminalDisplay classes' methods</text:span></text:p>
          </draw:text-box>
        </draw:frame>
      </draw:page>
      <draw:page draw:name="page24" draw:style-name="dp1" draw:master-page-name="Default">
        <draw:g draw:style-name="gr5">
          <draw:custom-shape draw:style-name="gr559" draw:text-style-name="P5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560" draw:text-style-name="P52" draw:layer="layout" svg:width="14.311cm" svg:height="0.779cm" svg:x="1.298cm" svg:y="1.305cm">
            <text:p text:style-name="P7"><text:span text:style-name="T6">sd TerminalDisplay.trackList(song, forConfirm=False, trackToEdit=-1) <text:s text:c="5"/></text:span></text:p>
            <draw:enhanced-geometry svg:viewBox="0 0 21600 21600" draw:type="non-primitve" draw:enhanced-path="M 0 0 L 21600 0 19000 21600 0 21600 0 0 Z N"/>
          </draw:custom-shape>
        </draw:g>
        <draw:g draw:style-name="gr5">
          <draw:line draw:style-name="gr561" draw:text-style-name="P53" draw:layer="layout" svg:x1="5.274cm" svg:y1="2.933cm" svg:x2="5.274cm" svg:y2="12.548cm">
            <text:p/>
          </draw:line>
          <draw:custom-shape draw:style-name="gr562" draw:text-style-name="P55" draw:layer="layout" svg:width="3.039cm" svg:height="0.877cm" svg:x="3.7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TerminalDisplay</text:span></text:p>
            <draw:enhanced-geometry svg:viewBox="0 0 21600 21600" draw:mirror-horizontal="false" draw:mirror-vertical="false" draw:type="rectangle" draw:enhanced-path="M 0 0 L 21600 0 21600 21600 0 21600 0 0 Z N"/>
          </draw:custom-shape>
        </draw:g>
        <draw:custom-shape draw:style-name="gr563" draw:text-style-name="P53" draw:layer="layout" svg:width="0.5cm" svg:height="6.907cm" svg:x="5.029cm" svg:y="5.059cm">
          <text:p/>
          <draw:enhanced-geometry svg:viewBox="0 0 21600 21600" draw:type="rectangle" draw:enhanced-path="M 0 0 L 21600 0 21600 21600 0 21600 0 0 Z N"/>
        </draw:custom-shape>
        <draw:g draw:style-name="gr5">
          <draw:custom-shape draw:style-name="gr564" draw:text-style-name="P51" draw:layer="layout" svg:width="10.877cm" svg:height="5.736cm" svg:x="2.617cm" svg:y="5.7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565" draw:text-style-name="P66" draw:layer="layout" svg:width="1.556cm" svg:height="0.779cm" svg:x="2.617cm" svg:y="5.714cm">
            <text:p text:style-name="P7"><text:span text:style-name="T6">loop</text:span></text:p>
            <draw:enhanced-geometry svg:viewBox="0 0 21600 21600" draw:type="non-primitve" draw:enhanced-path="M 0 0 L 21600 0 19000 21600 0 21600 0 0 Z N"/>
          </draw:custom-shape>
          <draw:frame draw:style-name="gr566" draw:text-style-name="P103" draw:layer="layout" svg:width="3.184cm" svg:height="0.344cm" svg:x="2.754cm" svg:y="6.645cm">
            <draw:text-box>
              <text:p><text:span text:style-name="T31">[there is another row]</text:span></text:p>
            </draw:text-box>
          </draw:frame>
        </draw:g>
        <draw:frame draw:style-name="gr550" draw:text-style-name="P49" draw:layer="layout" svg:width="5.3cm" svg:height="1.205cm" svg:x="14.97cm" svg:y="1.328cm">
          <draw:text-box>
            <text:p><text:span text:style-name="T31">Display list of all tracks in source MIDI with, optionally, one of the tracks being displayed in it's editable format.</text:span></text:p>
          </draw:text-box>
        </draw:frame>
        <draw:g draw:style-name="gr5">
          <draw:frame draw:style-name="gr567" draw:text-style-name="P71" draw:layer="layout" svg:width="3.857cm" svg:height="0.475cm" svg:x="4.205cm" svg:y="5.763cm">
            <draw:text-box>
              <text:p text:style-name="P62"><text:span text:style-name="T52">enumerate song.trackInfo</text:span></text:p>
            </draw:text-box>
          </draw:frame>
          <draw:frame draw:style-name="gr568" draw:text-style-name="P81" draw:layer="layout" svg:width="1.018cm" svg:height="0.421cm" svg:x="4.297cm" svg:y="6.139cm">
            <draw:text-box>
              <text:p text:style-name="P62"><text:span text:style-name="T54">i, row</text:span></text:p>
            </draw:text-box>
          </draw:frame>
          <draw:g draw:style-name="gr121">
            <draw:line draw:style-name="gr569" draw:text-style-name="P75" draw:layer="layout" svg:x1="8.088cm" svg:y1="6.556cm" svg:x2="4.077cm" svg:y2="6.556cm">
              <text:p/>
            </draw:line>
            <draw:polyline draw:style-name="gr296" draw:text-style-name="P21" draw:layer="layout" svg:width="3.895cm" svg:height="0.384cm" svg:x="4.201cm" svg:y="6.177cm" svg:viewBox="0 0 3896 385" draw:points="0,0 3896,0 3896,385">
              <text:p/>
            </draw:polyline>
          </draw:g>
        </draw:g>
        <draw:g draw:style-name="gr5">
          <draw:g draw:style-name="gr121">
            <draw:line draw:style-name="gr570" draw:text-style-name="P56" draw:layer="layout" svg:x1="1.355cm" svg:y1="5.236cm" svg:x2="5.026cm" svg:y2="5.218cm">
              <text:p/>
            </draw:line>
            <draw:frame draw:style-name="gr571" draw:text-style-name="P58" draw:layer="layout" svg:width="4.099cm" svg:height="1.08cm" svg:x="1.403cm" svg:y="4.165cm">
              <draw:text-box>
                <text:p text:style-name="P83"><text:span text:style-name="T52">.trackList(song, forConfirm, </text:span><text:span text:style-name="T52"><text:line-break/></text:span><text:span text:style-name="T52">trackToEdit)</text:span></text:p>
              </draw:text-box>
            </draw:frame>
          </draw:g>
        </draw:g>
        <draw:g draw:style-name="gr5">
          <draw:custom-shape draw:style-name="gr572" draw:text-style-name="P51" draw:layer="layout" svg:width="10.449cm" svg:height="4.055cm" svg:x="2.837cm" svg:y="7.1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573" draw:text-style-name="P66" draw:layer="layout" svg:width="1.201cm" svg:height="0.779cm" svg:x="2.837cm" svg:y="7.104cm">
            <text:p text:style-name="P7"><text:span text:style-name="T6">alt</text:span></text:p>
            <draw:enhanced-geometry svg:viewBox="0 0 21600 21600" draw:type="non-primitve" draw:enhanced-path="M 0 0 L 21600 0 19000 21600 0 21600 0 0 Z N"/>
          </draw:custom-shape>
        </draw:g>
        <draw:frame draw:style-name="gr574" draw:text-style-name="P70" draw:layer="layout" svg:width="4.447cm" svg:height="0.351cm" svg:x="4.249cm" svg:y="7.356cm">
          <draw:text-box>
            <text:p text:style-name="P69"><text:span text:style-name="T52">[i = trackToEdit]</text:span></text:p>
          </draw:text-box>
        </draw:frame>
        <draw:g draw:style-name="gr121">
          <draw:frame draw:style-name="gr575" draw:text-style-name="P70" draw:layer="layout" svg:width="3.672cm" svg:height="0.351cm" svg:x="2.95cm" svg:y="9.033cm">
            <draw:text-box>
              <text:p text:style-name="P69"><text:span text:style-name="T52">[i != trackToEdit]</text:span></text:p>
            </draw:text-box>
          </draw:frame>
          <draw:line draw:style-name="gr440" draw:text-style-name="P21" draw:layer="layout" svg:x1="2.873cm" svg:y1="9.471cm" svg:x2="13.311cm" svg:y2="9.471cm">
            <text:p/>
          </draw:line>
        </draw:g>
        <draw:g draw:style-name="gr5">
          <draw:polyline draw:style-name="gr576" draw:text-style-name="P60" draw:layer="layout" svg:width="1.373cm" svg:height="0.23cm" svg:x="5.536cm" svg:y="8.08cm" svg:viewBox="0 0 1374 231" draw:points="0,5 1374,0 1374,231 209,231">
            <text:p/>
          </draw:polyline>
          <draw:frame draw:style-name="gr577" draw:text-style-name="P61" draw:layer="layout" svg:width="3.562cm" svg:height="0.319cm" svg:x="5.622cm" svg:y="7.741cm">
            <draw:text-box>
              <text:p text:style-name="P57"><text:span text:style-name="T52">.track_toEdit(song, i)</text:span></text:p>
            </draw:text-box>
          </draw:frame>
          <draw:custom-shape draw:style-name="gr578" draw:text-style-name="P53" draw:layer="layout" svg:width="0.5cm" svg:height="0.611cm" svg:x="5.236cm" svg:y="8.205cm">
            <text:p/>
            <draw:enhanced-geometry svg:viewBox="0 0 21600 21600" draw:type="rectangle" draw:enhanced-path="M 0 0 L 21600 0 21600 21600 0 21600 0 0 Z N"/>
          </draw:custom-shape>
        </draw:g>
        <draw:g draw:style-name="gr5">
          <draw:polyline draw:style-name="gr579" draw:text-style-name="P60" draw:layer="layout" svg:width="1.373cm" svg:height="0.23cm" svg:x="5.523cm" svg:y="10.094cm" svg:viewBox="0 0 1374 231" draw:points="0,5 1374,0 1374,231 209,231">
            <text:p/>
          </draw:polyline>
          <draw:frame draw:style-name="gr580" draw:text-style-name="P61" draw:layer="layout" svg:width="6.017cm" svg:height="0.319cm" svg:x="5.609cm" svg:y="9.755cm">
            <draw:text-box>
              <text:p text:style-name="P57"><text:span text:style-name="T58">.track_forDisplay(</text:span><text:span text:style-name="T52">song, i, forConfirm)</text:span></text:p>
            </draw:text-box>
          </draw:frame>
          <draw:custom-shape draw:style-name="gr581" draw:text-style-name="P53" draw:layer="layout" svg:width="0.5cm" svg:height="0.611cm" svg:x="5.223cm" svg:y="10.219cm">
            <text:p/>
            <draw:enhanced-geometry svg:viewBox="0 0 21600 21600" draw:type="rectangle" draw:enhanced-path="M 0 0 L 21600 0 21600 21600 0 21600 0 0 Z N"/>
          </draw:custom-shape>
        </draw:g>
        <draw:custom-shape draw:style-name="gr582" draw:text-style-name="P34" draw:layer="layout" svg:width="5.854cm" svg:height="2.316cm" svg:x="14.266cm" svg:y="9.338cm">
          <text:p text:style-name="P33"><text:span text:style-name="T31">The 'forConfirm' param is used to control whether or not we display an index number left of the track line which the user types in to initiate editing of that track's parameters. The displayed index number is the loop value i, prepended with the character 'T'.</text:span></text:p>
          <draw:enhanced-geometry svg:viewBox="0 0 21600 21600" draw:mirror-horizontal="false" draw:type="line-callout-1" draw:modifiers="-13660.9393680615 5192.57660768235 -918.599487617421 5155.2870090634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583" draw:text-style-name="P34" draw:layer="layout" svg:width="5.854cm" svg:height="1.264cm" svg:x="14.266cm" svg:y="7.339cm">
          <text:p text:style-name="P33"><text:span text:style-name="T31">We get here if the user, in .interact_ConfirmSpecs(), has selected a track to edit.</text:span></text:p>
          <draw:enhanced-geometry svg:viewBox="0 0 21600 21600" draw:mirror-horizontal="false" draw:type="line-callout-1" draw:modifiers="-21810.2818104184 9886.48221343874 -918.599487617421 9442.5296442687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draw:page draw:name="page25" draw:style-name="dp1" draw:master-page-name="Default">
        <draw:g draw:style-name="gr5">
          <draw:custom-shape draw:style-name="gr584" draw:text-style-name="P5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585" draw:text-style-name="P52" draw:layer="layout" svg:width="14.536cm" svg:height="0.779cm" svg:x="1.298cm" svg:y="1.305cm">
            <text:p text:style-name="P7"><text:span text:style-name="T6">sd TerminalDisplay.track_forDisplay(song, trackIdx, forConfirm=False) <text:s text:c="5"/></text:span></text:p>
            <draw:enhanced-geometry svg:viewBox="0 0 21600 21600" draw:type="non-primitve" draw:enhanced-path="M 0 0 L 21600 0 19000 21600 0 21600 0 0 Z N"/>
          </draw:custom-shape>
        </draw:g>
        <draw:g draw:style-name="gr5">
          <draw:line draw:style-name="gr586" draw:text-style-name="P53" draw:layer="layout" svg:x1="5.274cm" svg:y1="2.933cm" svg:x2="5.274cm" svg:y2="23.507cm">
            <text:p/>
          </draw:line>
          <draw:custom-shape draw:style-name="gr587" draw:text-style-name="P55" draw:layer="layout" svg:width="3.039cm" svg:height="0.877cm" svg:x="3.7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TerminalDisplay</text:span></text:p>
            <draw:enhanced-geometry svg:viewBox="0 0 21600 21600" draw:mirror-horizontal="false" draw:mirror-vertical="false" draw:type="rectangle" draw:enhanced-path="M 0 0 L 21600 0 21600 21600 0 21600 0 0 Z N"/>
          </draw:custom-shape>
        </draw:g>
        <draw:custom-shape draw:style-name="gr588" draw:text-style-name="P53" draw:layer="layout" svg:width="0.5cm" svg:height="15.943cm" svg:x="5.029cm" svg:y="5.059cm">
          <text:p/>
          <draw:enhanced-geometry svg:viewBox="0 0 21600 21600" draw:type="rectangle" draw:enhanced-path="M 0 0 L 21600 0 21600 21600 0 21600 0 0 Z N"/>
        </draw:custom-shape>
        <draw:g draw:style-name="gr5">
          <draw:g draw:style-name="gr121">
            <draw:line draw:style-name="gr589" draw:text-style-name="P82" draw:layer="layout" svg:x1="1.334cm" svg:y1="5.182cm" svg:x2="5.005cm" svg:y2="5.164cm">
              <text:p/>
            </draw:line>
            <draw:frame draw:style-name="gr590" draw:text-style-name="P67" draw:layer="layout" svg:width="4.099cm" svg:height="1.08cm" svg:x="1.382cm" svg:y="4.111cm">
              <draw:text-box>
                <text:p text:style-name="P83"><text:span text:style-name="T52">._track_forDisplay(song, </text:span><text:span text:style-name="T52"><text:line-break/></text:span><text:span text:style-name="T52">trackIdx, forConfirm)</text:span></text:p>
              </draw:text-box>
            </draw:frame>
          </draw:g>
        </draw:g>
        <draw:g draw:style-name="gr121">
          <draw:polyline draw:style-name="gr591" draw:text-style-name="P59" draw:layer="layout" svg:width="2.009cm" svg:height="0.168cm" svg:x="5.507cm" svg:y="5.803cm" svg:viewBox="0 0 2010 169" draw:points="0,5 2010,0 2010,158 9,169">
            <text:p/>
          </draw:polyline>
          <draw:frame draw:style-name="gr592" draw:text-style-name="P63" draw:layer="layout" svg:width="7.106cm" svg:height="0.319cm" svg:x="5.624cm" svg:y="5.442cm">
            <draw:text-box>
              <text:p text:style-name="P62"><text:span text:style-name="T52">trackLable = {track info appropriate for 1-line display}</text:span></text:p>
            </draw:text-box>
          </draw:frame>
        </draw:g>
        <draw:frame draw:style-name="gr459" draw:text-style-name="P49" draw:layer="layout" svg:width="5.131cm" svg:height="0.887cm" svg:x="15.139cm" svg:y="1.329cm">
          <draw:text-box>
            <text:p><text:span text:style-name="T31">Display one track from source MIDI in it's non-editable format.</text:span></text:p>
          </draw:text-box>
        </draw:frame>
        <draw:g draw:style-name="gr5">
          <draw:polyline draw:style-name="gr593" draw:text-style-name="P60" draw:layer="layout" svg:width="1.373cm" svg:height="0.23cm" svg:x="5.573cm" svg:y="12.45cm" svg:viewBox="0 0 1374 231" draw:points="0,5 1374,0 1374,231 209,231">
            <text:p/>
          </draw:polyline>
          <draw:frame draw:style-name="gr594" draw:text-style-name="P61" draw:layer="layout" svg:width="4.337cm" svg:height="0.637cm" svg:x="5.659cm" svg:y="11.793cm">
            <draw:text-box>
              <text:p text:style-name="P57"><text:span text:style-name="T52">_buildParamDisplayString_forEdit(</text:span></text:p>
              <text:p text:style-name="P57"><text:span text:style-name="T52">trackLable, trackRetain, editIndex)</text:span></text:p>
            </draw:text-box>
          </draw:frame>
          <draw:custom-shape draw:style-name="gr595" draw:text-style-name="P53" draw:layer="layout" svg:width="0.5cm" svg:height="0.611cm" svg:x="5.273cm" svg:y="12.575cm">
            <text:p/>
            <draw:enhanced-geometry svg:viewBox="0 0 21600 21600" draw:type="rectangle" draw:enhanced-path="M 0 0 L 21600 0 21600 21600 0 21600 0 0 Z N"/>
          </draw:custom-shape>
          <draw:polyline draw:style-name="gr596" draw:text-style-name="P60" draw:layer="layout" svg:width="1.397cm" svg:height="0.326cm" svg:x="5.545cm" svg:y="13.004cm" svg:viewBox="0 0 1398 327" draw:points="256,5 1398,0 1398,322 0,327">
            <text:p/>
          </draw:polyline>
          <draw:frame draw:style-name="gr597" draw:text-style-name="P89" draw:layer="layout" svg:width="1.623cm" svg:height="0.319cm" svg:x="5.169cm" svg:y="13.407cm">
            <draw:text-box>
              <text:p text:style-name="P57"><text:span text:style-name="T52">displayString</text:span></text:p>
            </draw:text-box>
          </draw:frame>
        </draw:g>
        <draw:g draw:style-name="gr121">
          <draw:polyline draw:style-name="gr598" draw:text-style-name="P59" draw:layer="layout" svg:width="2.009cm" svg:height="0.168cm" svg:x="5.495cm" svg:y="14.299cm" svg:viewBox="0 0 2010 169" draw:points="0,5 2010,0 2010,158 9,169">
            <text:p/>
          </draw:polyline>
          <draw:frame draw:style-name="gr599" draw:text-style-name="P63" draw:layer="layout" svg:width="3.042cm" svg:height="0.319cm" svg:x="5.612cm" svg:y="13.938cm">
            <draw:text-box>
              <text:p text:style-name="P62"><text:span text:style-name="T52">print(displayString)</text:span></text:p>
            </draw:text-box>
          </draw:frame>
        </draw:g>
        <draw:g draw:style-name="gr5">
          <draw:custom-shape draw:style-name="gr600" draw:text-style-name="P51" draw:layer="layout" svg:width="10.449cm" svg:height="8.776cm" svg:x="2.83cm" svg:y="10.1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601" draw:text-style-name="P66" draw:layer="layout" svg:width="1.201cm" svg:height="0.779cm" svg:x="2.83cm" svg:y="10.104cm">
            <text:p text:style-name="P7"><text:span text:style-name="T6">alt</text:span></text:p>
            <draw:enhanced-geometry svg:viewBox="0 0 21600 21600" draw:type="non-primitve" draw:enhanced-path="M 0 0 L 21600 0 19000 21600 0 21600 0 0 Z N"/>
          </draw:custom-shape>
        </draw:g>
        <draw:frame draw:style-name="gr602" draw:text-style-name="P70" draw:layer="layout" svg:width="6.983cm" svg:height="0.351cm" svg:x="4.242cm" svg:y="10.356cm">
          <draw:text-box>
            <text:p text:style-name="P69"><text:span text:style-name="T52">[(forConfirm is True) AND (this is not the count-in track)]</text:span></text:p>
          </draw:text-box>
        </draw:frame>
        <draw:g draw:style-name="gr121">
          <draw:frame draw:style-name="gr603" draw:text-style-name="P70" draw:layer="layout" svg:width="6.416cm" svg:height="0.351cm" svg:x="2.943cm" svg:y="14.933cm">
            <draw:text-box>
              <text:p text:style-name="P69"><text:span text:style-name="T52">[(forConfirm if False) OR (this is the count-in track)]</text:span></text:p>
            </draw:text-box>
          </draw:frame>
          <draw:line draw:style-name="gr440" draw:text-style-name="P21" draw:layer="layout" svg:x1="2.866cm" svg:y1="15.371cm" svg:x2="13.304cm" svg:y2="15.371cm">
            <text:p/>
          </draw:line>
        </draw:g>
        <draw:g draw:style-name="gr5">
          <draw:polyline draw:style-name="gr604" draw:text-style-name="P60" draw:layer="layout" svg:width="1.373cm" svg:height="0.23cm" svg:x="5.573cm" svg:y="16.382cm" svg:viewBox="0 0 1374 231" draw:points="0,5 1374,0 1374,231 209,231">
            <text:p/>
          </draw:polyline>
          <draw:frame draw:style-name="gr605" draw:text-style-name="P61" draw:layer="layout" svg:width="4.32cm" svg:height="0.637cm" svg:x="5.659cm" svg:y="15.725cm">
            <draw:text-box>
              <text:p text:style-name="P57"><text:span text:style-name="T52">_buildParamDisplayString_noEdit(</text:span></text:p>
              <text:p text:style-name="P57"><text:span text:style-name="T52">trackLable, trackRetain)</text:span></text:p>
            </draw:text-box>
          </draw:frame>
          <draw:custom-shape draw:style-name="gr606" draw:text-style-name="P53" draw:layer="layout" svg:width="0.5cm" svg:height="0.611cm" svg:x="5.273cm" svg:y="16.507cm">
            <text:p/>
            <draw:enhanced-geometry svg:viewBox="0 0 21600 21600" draw:type="rectangle" draw:enhanced-path="M 0 0 L 21600 0 21600 21600 0 21600 0 0 Z N"/>
          </draw:custom-shape>
          <draw:polyline draw:style-name="gr607" draw:text-style-name="P60" draw:layer="layout" svg:width="1.397cm" svg:height="0.326cm" svg:x="5.545cm" svg:y="16.936cm" svg:viewBox="0 0 1398 327" draw:points="256,5 1398,0 1398,322 0,327">
            <text:p/>
          </draw:polyline>
          <draw:frame draw:style-name="gr608" draw:text-style-name="P89" draw:layer="layout" svg:width="1.623cm" svg:height="0.319cm" svg:x="5.169cm" svg:y="17.339cm">
            <draw:text-box>
              <text:p text:style-name="P57"><text:span text:style-name="T52">displayString</text:span></text:p>
            </draw:text-box>
          </draw:frame>
        </draw:g>
        <draw:g draw:style-name="gr121">
          <draw:polyline draw:style-name="gr609" draw:text-style-name="P59" draw:layer="layout" svg:width="2.009cm" svg:height="0.168cm" svg:x="5.495cm" svg:y="18.331cm" svg:viewBox="0 0 2010 169" draw:points="0,5 2010,0 2010,158 9,169">
            <text:p/>
          </draw:polyline>
          <draw:frame draw:style-name="gr610" draw:text-style-name="P63" draw:layer="layout" svg:width="3.042cm" svg:height="0.319cm" svg:x="5.612cm" svg:y="17.97cm">
            <draw:text-box>
              <text:p text:style-name="P62"><text:span text:style-name="T52">print(displayString)</text:span></text:p>
            </draw:text-box>
          </draw:frame>
        </draw:g>
        <draw:g draw:style-name="gr121">
          <draw:polyline draw:style-name="gr611" draw:text-style-name="P59" draw:layer="layout" svg:width="2.009cm" svg:height="0.168cm" svg:x="5.495cm" svg:y="11.299cm" svg:viewBox="0 0 2010 169" draw:points="0,5 2010,0 2010,158 9,169">
            <text:p/>
          </draw:polyline>
          <draw:frame draw:style-name="gr612" draw:text-style-name="P63" draw:layer="layout" svg:width="3.109cm" svg:height="0.319cm" svg:x="5.612cm" svg:y="10.938cm">
            <draw:text-box>
              <text:p text:style-name="P62"><text:span text:style-name="T52">editIndex = f"T{trackIdx}"</text:span></text:p>
            </draw:text-box>
          </draw:frame>
        </draw:g>
        <draw:g draw:style-name="gr5">
          <draw:custom-shape draw:style-name="gr613" draw:text-style-name="P51" draw:layer="layout" svg:width="10.449cm" svg:height="3.15cm" svg:x="2.837cm" svg:y="6.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614" draw:text-style-name="P66" draw:layer="layout" svg:width="1.201cm" svg:height="0.779cm" svg:x="2.837cm" svg:y="6.704cm">
            <text:p text:style-name="P7"><text:span text:style-name="T6">alt</text:span></text:p>
            <draw:enhanced-geometry svg:viewBox="0 0 21600 21600" draw:type="non-primitve" draw:enhanced-path="M 0 0 L 21600 0 19000 21600 0 21600 0 0 Z N"/>
          </draw:custom-shape>
        </draw:g>
        <draw:frame draw:style-name="gr615" draw:text-style-name="P70" draw:layer="layout" svg:width="5.344cm" svg:height="0.351cm" svg:x="4.249cm" svg:y="6.956cm">
          <draw:text-box>
            <text:p text:style-name="P69"><text:span text:style-name="T52">[song.trackInfo[trackIdx][TI_KEEP] is True]</text:span></text:p>
          </draw:text-box>
        </draw:frame>
        <draw:g draw:style-name="gr121">
          <draw:frame draw:style-name="gr616" draw:text-style-name="P70" draw:layer="layout" svg:width="5.471cm" svg:height="0.351cm" svg:x="2.95cm" svg:y="8.333cm">
            <draw:text-box>
              <text:p text:style-name="P69"><text:span text:style-name="T52">[song.trackInfo[trackIdx][TI_KEEP] is False]</text:span></text:p>
            </draw:text-box>
          </draw:frame>
          <draw:line draw:style-name="gr440" draw:text-style-name="P21" draw:layer="layout" svg:x1="2.873cm" svg:y1="8.771cm" svg:x2="13.311cm" svg:y2="8.771cm">
            <text:p/>
          </draw:line>
        </draw:g>
        <draw:g draw:style-name="gr121">
          <draw:polyline draw:style-name="gr617" draw:text-style-name="P59" draw:layer="layout" svg:width="1.353cm" svg:height="0.168cm" svg:x="5.514cm" svg:y="7.831cm" svg:viewBox="0 0 1354 169" draw:points="0,5 1354,0 1354,158 6,169">
            <text:p/>
          </draw:polyline>
          <draw:frame draw:style-name="gr618" draw:text-style-name="P63" draw:layer="layout" svg:width="4.786cm" svg:height="0.319cm" svg:x="5.593cm" svg:y="7.47cm">
            <draw:text-box>
              <text:p text:style-name="P62"><text:span text:style-name="T52">set trackRetain="Keep"</text:span></text:p>
            </draw:text-box>
          </draw:frame>
        </draw:g>
        <draw:g draw:style-name="gr121">
          <draw:polyline draw:style-name="gr619" draw:text-style-name="P59" draw:layer="layout" svg:width="1.353cm" svg:height="0.168cm" svg:x="5.51cm" svg:y="9.363cm" svg:viewBox="0 0 1354 169" draw:points="0,5 1354,0 1354,158 6,169">
            <text:p/>
          </draw:polyline>
          <draw:frame draw:style-name="gr620" draw:text-style-name="P63" draw:layer="layout" svg:width="4.786cm" svg:height="0.319cm" svg:x="5.589cm" svg:y="9.002cm">
            <draw:text-box>
              <text:p text:style-name="P62"><text:span text:style-name="T52">set trackRetain="Remove"</text:span></text:p>
            </draw:text-box>
          </draw:frame>
        </draw:g>
      </draw:page>
      <draw:page draw:name="page26" draw:style-name="dp1" draw:master-page-name="Default">
        <draw:g draw:style-name="gr5">
          <draw:custom-shape draw:style-name="gr621" draw:text-style-name="P5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622" draw:text-style-name="P52" draw:layer="layout" svg:width="7.61cm" svg:height="0.779cm" svg:x="1.298cm" svg:y="1.305cm">
            <text:p text:style-name="P7"><text:span text:style-name="T6">sd TerminalDisplay.track_toEdit() <text:s text:c="5"/></text:span></text:p>
            <draw:enhanced-geometry svg:viewBox="0 0 21600 21600" draw:type="non-primitve" draw:enhanced-path="M 0 0 L 21600 0 19000 21600 0 21600 0 0 Z N"/>
          </draw:custom-shape>
        </draw:g>
        <draw:g draw:style-name="gr5">
          <draw:line draw:style-name="gr623" draw:text-style-name="P53" draw:layer="layout" svg:x1="5.274cm" svg:y1="2.933cm" svg:x2="5.274cm" svg:y2="18.231cm">
            <text:p/>
          </draw:line>
          <draw:custom-shape draw:style-name="gr624" draw:text-style-name="P55" draw:layer="layout" svg:width="3.039cm" svg:height="0.877cm" svg:x="3.7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TerminalDisplay</text:span></text:p>
            <draw:enhanced-geometry svg:viewBox="0 0 21600 21600" draw:mirror-horizontal="false" draw:mirror-vertical="false" draw:type="rectangle" draw:enhanced-path="M 0 0 L 21600 0 21600 21600 0 21600 0 0 Z N"/>
          </draw:custom-shape>
        </draw:g>
        <draw:custom-shape draw:style-name="gr625" draw:text-style-name="P53" draw:layer="layout" svg:width="0.5cm" svg:height="7.136cm" svg:x="5.029cm" svg:y="5.059cm">
          <text:p/>
          <draw:enhanced-geometry svg:viewBox="0 0 21600 21600" draw:type="rectangle" draw:enhanced-path="M 0 0 L 21600 0 21600 21600 0 21600 0 0 Z N"/>
        </draw:custom-shape>
        <draw:g draw:style-name="gr5">
          <draw:g draw:style-name="gr121">
            <draw:line draw:style-name="gr626" draw:text-style-name="P56" draw:layer="layout" svg:x1="1.343cm" svg:y1="5.182cm" svg:x2="5.014cm" svg:y2="5.164cm">
              <text:p/>
            </draw:line>
            <draw:frame draw:style-name="gr627" draw:text-style-name="P58" draw:layer="layout" svg:width="4.099cm" svg:height="0.762cm" svg:x="1.391cm" svg:y="4.429cm">
              <draw:text-box>
                <text:p text:style-name="P57"><text:span text:style-name="T52">._track_forEdit(song, </text:span><text:span text:style-name="T52"><text:line-break/></text:span><text:span text:style-name="T52">trackIndex)</text:span></text:p>
              </draw:text-box>
            </draw:frame>
          </draw:g>
        </draw:g>
        <draw:frame draw:style-name="gr459" draw:text-style-name="P49" draw:layer="layout" svg:width="11.268cm" svg:height="0.887cm" svg:x="9.002cm" svg:y="1.33cm">
          <draw:text-box>
            <text:p><text:span text:style-name="T31">Display one track from source MIDI in it's editable format.</text:span></text:p>
          </draw:text-box>
        </draw:frame>
        <draw:frame draw:style-name="gr628" draw:text-style-name="P104" draw:layer="layout" svg:width="8.905cm" svg:height="1.591cm" svg:x="9.153cm" svg:y="5.223cm">
          <draw:text-box>
            <text:p text:style-name="P47"><text:span text:style-name="T90">trackDisplaySet = [</text:span><text:span text:style-name="T90"><text:line-break/></text:span><text:span text:style-name="T90">("Track Name", song.trackInfo[trackIdx][TI_NAME], True),</text:span><text:span text:style-name="T90"><text:line-break/></text:span><text:span text:style-name="T90">("Key", </text:span><text:span text:style-name="T31">song.trackInfo[trackIdx][TI_KEY], True),</text:span><text:span text:style-name="T31"><text:line-break/></text:span><text:span text:style-name="T31">("Retain Track?", song.trackInfo[trackIdx][TI_KEEP], True),</text:span><text:span text:style-name="T31"><text:line-break/></text:span><text:span text:style-name="T31">("First Channel #", song.trackInfo[trackIdx][TI_CHANNEL], False)]</text:span></text:p>
          </draw:text-box>
        </draw:frame>
        <draw:g draw:style-name="gr5">
          <draw:polyline draw:style-name="gr629" draw:text-style-name="P60" draw:layer="layout" svg:width="1.373cm" svg:height="0.23cm" svg:x="5.552cm" svg:y="5.576cm" svg:viewBox="0 0 1374 231" draw:points="0,5 1374,0 1374,231 209,231">
            <text:p/>
          </draw:polyline>
          <draw:frame draw:style-name="gr630" draw:text-style-name="P61" draw:layer="layout" svg:width="3.312cm" svg:height="0.319cm" svg:x="5.638cm" svg:y="5.237cm">
            <draw:text-box>
              <text:p text:style-name="P57"><text:span text:style-name="T52">_build_songDisplaySet(...)</text:span></text:p>
            </draw:text-box>
          </draw:frame>
          <draw:custom-shape draw:style-name="gr631" draw:text-style-name="P53" draw:layer="layout" svg:width="0.5cm" svg:height="0.301cm" svg:x="5.252cm" svg:y="5.701cm">
            <text:p/>
            <draw:enhanced-geometry svg:viewBox="0 0 21600 21600" draw:type="rectangle" draw:enhanced-path="M 0 0 L 21600 0 21600 21600 0 21600 0 0 Z N"/>
          </draw:custom-shape>
        </draw:g>
        <draw:g draw:style-name="gr5">
          <draw:polyline draw:style-name="gr632" draw:text-style-name="P60" draw:layer="layout" svg:width="1.373cm" svg:height="0.23cm" svg:x="5.539cm" svg:y="8.09cm" svg:viewBox="0 0 1374 231" draw:points="0,5 1374,0 1374,231 209,231">
            <text:p/>
          </draw:polyline>
          <draw:frame draw:style-name="gr633" draw:text-style-name="P61" draw:layer="layout" svg:width="3.312cm" svg:height="0.319cm" svg:x="5.625cm" svg:y="7.751cm">
            <draw:text-box>
              <text:p text:style-name="P57"><text:span text:style-name="T52">_editHeader()</text:span></text:p>
            </draw:text-box>
          </draw:frame>
          <draw:custom-shape draw:style-name="gr634" draw:text-style-name="P53" draw:layer="layout" svg:width="0.5cm" svg:height="0.301cm" svg:x="5.239cm" svg:y="8.215cm">
            <text:p/>
            <draw:enhanced-geometry svg:viewBox="0 0 21600 21600" draw:type="rectangle" draw:enhanced-path="M 0 0 L 21600 0 21600 21600 0 21600 0 0 Z N"/>
          </draw:custom-shape>
        </draw:g>
        <draw:g draw:style-name="gr5">
          <draw:polyline draw:style-name="gr635" draw:text-style-name="P60" draw:layer="layout" svg:width="1.373cm" svg:height="0.23cm" svg:x="5.526cm" svg:y="10.004cm" svg:viewBox="0 0 1374 231" draw:points="0,5 1374,0 1374,231 209,231">
            <text:p/>
          </draw:polyline>
          <draw:frame draw:style-name="gr636" draw:text-style-name="P61" draw:layer="layout" svg:width="7.436cm" svg:height="0.319cm" svg:x="5.612cm" svg:y="9.665cm">
            <draw:text-box>
              <text:p text:style-name="P57"><text:span text:style-name="T52">_show_displaySet(song, trackDisplaySet, forConfirm=True)</text:span></text:p>
            </draw:text-box>
          </draw:frame>
          <draw:custom-shape draw:style-name="gr637" draw:text-style-name="P53" draw:layer="layout" svg:width="0.5cm" svg:height="0.301cm" svg:x="5.226cm" svg:y="10.129cm">
            <text:p/>
            <draw:enhanced-geometry svg:viewBox="0 0 21600 21600" draw:type="rectangle" draw:enhanced-path="M 0 0 L 21600 0 21600 21600 0 21600 0 0 Z N"/>
          </draw:custom-shape>
        </draw:g>
        <draw:g draw:style-name="gr121">
          <draw:polyline draw:style-name="gr638" draw:text-style-name="P59" draw:layer="layout" svg:width="2.009cm" svg:height="0.168cm" svg:x="5.479cm" svg:y="9.171cm" svg:viewBox="0 0 2010 169" draw:points="0,5 2010,0 2010,158 9,169">
            <text:p/>
          </draw:polyline>
          <draw:frame draw:style-name="gr639" draw:text-style-name="P63" draw:layer="layout" svg:width="7.3cm" svg:height="0.319cm" svg:x="5.596cm" svg:y="8.81cm">
            <draw:text-box>
              <text:p text:style-name="P62"><text:span text:style-name="T52">print(a header for the track we are editing. e.g., "Track-#:")</text:span></text:p>
            </draw:text-box>
          </draw:frame>
        </draw:g>
        <draw:g draw:style-name="gr5">
          <draw:polyline draw:style-name="gr640" draw:text-style-name="P60" draw:layer="layout" svg:width="1.373cm" svg:height="0.23cm" svg:x="5.539cm" svg:y="7.09cm" svg:viewBox="0 0 1374 231" draw:points="0,5 1374,0 1374,231 209,231">
            <text:p/>
          </draw:polyline>
          <draw:frame draw:style-name="gr641" draw:text-style-name="P61" draw:layer="layout" svg:width="3.312cm" svg:height="0.319cm" svg:x="5.625cm" svg:y="6.751cm">
            <draw:text-box>
              <text:p text:style-name="P57"><text:span text:style-name="T52">.sepLine()</text:span></text:p>
            </draw:text-box>
          </draw:frame>
          <draw:custom-shape draw:style-name="gr642" draw:text-style-name="P53" draw:layer="layout" svg:width="0.5cm" svg:height="0.301cm" svg:x="5.239cm" svg:y="7.215cm">
            <text:p/>
            <draw:enhanced-geometry svg:viewBox="0 0 21600 21600" draw:type="rectangle" draw:enhanced-path="M 0 0 L 21600 0 21600 21600 0 21600 0 0 Z N"/>
          </draw:custom-shape>
        </draw:g>
        <draw:g draw:style-name="gr5">
          <draw:polyline draw:style-name="gr643" draw:text-style-name="P60" draw:layer="layout" svg:width="1.373cm" svg:height="0.23cm" svg:x="5.526cm" svg:y="11.004cm" svg:viewBox="0 0 1374 231" draw:points="0,5 1374,0 1374,231 209,231">
            <text:p/>
          </draw:polyline>
          <draw:frame draw:style-name="gr644" draw:text-style-name="P61" draw:layer="layout" svg:width="3.312cm" svg:height="0.319cm" svg:x="5.612cm" svg:y="10.665cm">
            <draw:text-box>
              <text:p text:style-name="P57"><text:span text:style-name="T52">.sepLine()</text:span></text:p>
            </draw:text-box>
          </draw:frame>
          <draw:custom-shape draw:style-name="gr645" draw:text-style-name="P53" draw:layer="layout" svg:width="0.5cm" svg:height="0.301cm" svg:x="5.226cm" svg:y="11.129cm">
            <text:p/>
            <draw:enhanced-geometry svg:viewBox="0 0 21600 21600" draw:type="rectangle" draw:enhanced-path="M 0 0 L 21600 0 21600 21600 0 21600 0 0 Z N"/>
          </draw:custom-shape>
        </draw:g>
      </draw:page>
      <draw:page draw:name="page27" draw:style-name="dp1" draw:master-page-name="Default">
        <draw:g draw:style-name="gr5">
          <draw:custom-shape draw:style-name="gr646" draw:text-style-name="P5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647" draw:text-style-name="P52" draw:layer="layout" svg:width="8.787cm" svg:height="0.779cm" svg:x="1.298cm" svg:y="1.305cm">
            <text:p text:style-name="P7"><text:span text:style-name="T6">sd TerminalDisplay._show_displaySet() <text:s text:c="5"/></text:span></text:p>
            <draw:enhanced-geometry svg:viewBox="0 0 21600 21600" draw:type="non-primitve" draw:enhanced-path="M 0 0 L 21600 0 19000 21600 0 21600 0 0 Z N"/>
          </draw:custom-shape>
        </draw:g>
        <draw:g draw:style-name="gr5">
          <draw:line draw:style-name="gr648" draw:text-style-name="P53" draw:layer="layout" svg:x1="5.274cm" svg:y1="2.933cm" svg:x2="5.274cm" svg:y2="17.102cm">
            <text:p/>
          </draw:line>
          <draw:custom-shape draw:style-name="gr649" draw:text-style-name="P55" draw:layer="layout" svg:width="3.039cm" svg:height="0.877cm" svg:x="3.754cm" svg:y="2.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54"><text:span text:style-name="T51">TerminalDisplay</text:span></text:p>
            <draw:enhanced-geometry svg:viewBox="0 0 21600 21600" draw:mirror-horizontal="false" draw:mirror-vertical="false" draw:type="rectangle" draw:enhanced-path="M 0 0 L 21600 0 21600 21600 0 21600 0 0 Z N"/>
          </draw:custom-shape>
        </draw:g>
        <draw:custom-shape draw:style-name="gr650" draw:text-style-name="P53" draw:layer="layout" svg:width="0.5cm" svg:height="11.567cm" svg:x="5.029cm" svg:y="5.059cm">
          <text:p/>
          <draw:enhanced-geometry svg:viewBox="0 0 21600 21600" draw:type="rectangle" draw:enhanced-path="M 0 0 L 21600 0 21600 21600 0 21600 0 0 Z N"/>
        </draw:custom-shape>
        <draw:g draw:style-name="gr121">
          <draw:line draw:style-name="gr651" draw:text-style-name="P56" draw:layer="layout" svg:x1="1.343cm" svg:y1="5.182cm" svg:x2="5.014cm" svg:y2="5.164cm">
            <text:p/>
          </draw:line>
          <draw:frame draw:style-name="gr652" draw:text-style-name="P105" draw:layer="layout" svg:width="3.729cm" svg:height="0.637cm" svg:x="1.391cm" svg:y="4.526cm">
            <draw:text-box>
              <text:p text:style-name="P83"><text:span text:style-name="T52">._track_forEdit(song, displaySet, forConfirm)</text:span></text:p>
            </draw:text-box>
          </draw:frame>
        </draw:g>
        <draw:g draw:style-name="gr5">
          <draw:polyline draw:style-name="gr653" draw:text-style-name="P60" draw:layer="layout" svg:width="1.373cm" svg:height="0.23cm" svg:x="5.573cm" svg:y="9.65cm" svg:viewBox="0 0 1374 231" draw:points="0,5 1374,0 1374,231 209,231">
            <text:p/>
          </draw:polyline>
          <draw:frame draw:style-name="gr654" draw:text-style-name="P106" draw:layer="layout" svg:width="4.973cm" svg:height="0.637cm" svg:x="5.659cm" svg:y="8.993cm">
            <draw:text-box>
              <text:p text:style-name="P83"><text:span text:style-name="T52">_buildParamDisplayString_forEdit(</text:span><text:span text:style-name="T52"><text:line-break/></text:span><text:span text:style-name="T52">label, value, editIndex)</text:span></text:p>
            </draw:text-box>
          </draw:frame>
          <draw:custom-shape draw:style-name="gr655" draw:text-style-name="P53" draw:layer="layout" svg:width="0.5cm" svg:height="0.611cm" svg:x="5.273cm" svg:y="9.775cm">
            <text:p/>
            <draw:enhanced-geometry svg:viewBox="0 0 21600 21600" draw:type="rectangle" draw:enhanced-path="M 0 0 L 21600 0 21600 21600 0 21600 0 0 Z N"/>
          </draw:custom-shape>
          <draw:polyline draw:style-name="gr656" draw:text-style-name="P60" draw:layer="layout" svg:width="1.397cm" svg:height="0.326cm" svg:x="5.545cm" svg:y="10.204cm" svg:viewBox="0 0 1398 327" draw:points="256,5 1398,0 1398,322 0,327">
            <text:p/>
          </draw:polyline>
          <draw:frame draw:style-name="gr657" draw:text-style-name="P89" draw:layer="layout" svg:width="1.623cm" svg:height="0.319cm" svg:x="5.169cm" svg:y="10.607cm">
            <draw:text-box>
              <text:p text:style-name="P57"><text:span text:style-name="T52">displayString</text:span></text:p>
            </draw:text-box>
          </draw:frame>
        </draw:g>
        <draw:frame draw:style-name="gr459" draw:text-style-name="P49" draw:layer="layout" svg:width="10.454cm" svg:height="0.887cm" svg:x="9.816cm" svg:y="1.33cm">
          <draw:text-box>
            <text:p><text:span text:style-name="T31">Display the list of parameters for a specific track.</text:span></text:p>
          </draw:text-box>
        </draw:frame>
        <draw:g draw:style-name="gr5">
          <draw:custom-shape draw:style-name="gr658" draw:text-style-name="P51" draw:layer="layout" svg:width="10.877cm" svg:height="9.891cm" svg:x="2.617cm" svg:y="6.1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659" draw:text-style-name="P66" draw:layer="layout" svg:width="1.556cm" svg:height="0.779cm" svg:x="2.617cm" svg:y="6.114cm">
            <text:p text:style-name="P7"><text:span text:style-name="T6">loop</text:span></text:p>
            <draw:enhanced-geometry svg:viewBox="0 0 21600 21600" draw:type="non-primitve" draw:enhanced-path="M 0 0 L 21600 0 19000 21600 0 21600 0 0 Z N"/>
          </draw:custom-shape>
          <draw:frame draw:style-name="gr660" draw:text-style-name="P103" draw:layer="layout" svg:width="3.184cm" svg:height="0.319cm" svg:x="2.754cm" svg:y="7.008cm">
            <draw:text-box>
              <text:p><text:span text:style-name="T31">[there is another row]</text:span></text:p>
            </draw:text-box>
          </draw:frame>
        </draw:g>
        <draw:g draw:style-name="gr5">
          <draw:custom-shape draw:style-name="gr661" draw:text-style-name="P51" draw:layer="layout" svg:width="10.449cm" svg:height="7.977cm" svg:x="2.844cm" svg:y="7.5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662" draw:text-style-name="P66" draw:layer="layout" svg:width="1.201cm" svg:height="0.779cm" svg:x="2.844cm" svg:y="7.504cm">
            <text:p text:style-name="P7"><text:span text:style-name="T6">alt</text:span></text:p>
            <draw:enhanced-geometry svg:viewBox="0 0 21600 21600" draw:type="non-primitve" draw:enhanced-path="M 0 0 L 21600 0 19000 21600 0 21600 0 0 Z N"/>
          </draw:custom-shape>
        </draw:g>
        <draw:frame draw:style-name="gr663" draw:text-style-name="P70" draw:layer="layout" svg:width="4.917cm" svg:height="0.351cm" svg:x="4.136cm" svg:y="7.756cm">
          <draw:text-box>
            <text:p text:style-name="P69"><text:span text:style-name="T52">[(edit is True) AND (forConfirm is True)]</text:span></text:p>
          </draw:text-box>
        </draw:frame>
        <draw:g draw:style-name="gr121">
          <draw:frame draw:style-name="gr664" draw:text-style-name="P70" draw:layer="layout" svg:width="1.67cm" svg:height="0.351cm" svg:x="2.957cm" svg:y="11.933cm">
            <draw:text-box>
              <text:p text:style-name="P69"><text:span text:style-name="T52">[edit is False]</text:span></text:p>
            </draw:text-box>
          </draw:frame>
          <draw:line draw:style-name="gr440" draw:text-style-name="P21" draw:layer="layout" svg:x1="2.88cm" svg:y1="12.371cm" svg:x2="13.318cm" svg:y2="12.371cm">
            <text:p/>
          </draw:line>
        </draw:g>
        <draw:g draw:style-name="gr121">
          <draw:frame draw:style-name="gr665" draw:text-style-name="P71" draw:layer="layout" svg:width="4.807cm" svg:height="0.319cm" svg:x="4.205cm" svg:y="6.327cm">
            <draw:text-box>
              <text:p text:style-name="P62"><text:span text:style-name="T52">for lable, value, edit in displaySet</text:span></text:p>
            </draw:text-box>
          </draw:frame>
        </draw:g>
        <draw:g draw:style-name="gr121">
          <draw:polyline draw:style-name="gr666" draw:text-style-name="P59" draw:layer="layout" svg:width="2.009cm" svg:height="0.168cm" svg:x="5.491cm" svg:y="5.531cm" svg:viewBox="0 0 2010 169" draw:points="0,5 2010,0 2010,158 9,169">
            <text:p/>
          </draw:polyline>
          <draw:frame draw:style-name="gr667" draw:text-style-name="P63" draw:layer="layout" svg:width="3.042cm" svg:height="0.319cm" svg:x="5.608cm" svg:y="5.17cm">
            <draw:text-box>
              <text:p text:style-name="P62"><text:span text:style-name="T52">editIndex = 0</text:span></text:p>
            </draw:text-box>
          </draw:frame>
        </draw:g>
        <draw:g draw:style-name="gr121">
          <draw:polyline draw:style-name="gr668" draw:text-style-name="P59" draw:layer="layout" svg:width="2.009cm" svg:height="0.168cm" svg:x="5.487cm" svg:y="8.607cm" svg:viewBox="0 0 2010 169" draw:points="0,5 2010,0 2010,158 9,169">
            <text:p/>
          </draw:polyline>
          <draw:frame draw:style-name="gr669" draw:text-style-name="P63" draw:layer="layout" svg:width="3.042cm" svg:height="0.319cm" svg:x="5.604cm" svg:y="8.246cm">
            <draw:text-box>
              <text:p text:style-name="P62"><text:span text:style-name="T52">editIndex += 1</text:span></text:p>
            </draw:text-box>
          </draw:frame>
        </draw:g>
        <draw:g draw:style-name="gr121">
          <draw:polyline draw:style-name="gr670" draw:text-style-name="P59" draw:layer="layout" svg:width="2.009cm" svg:height="0.168cm" svg:x="5.491cm" svg:y="11.431cm" svg:viewBox="0 0 2010 169" draw:points="0,5 2010,0 2010,158 9,169">
            <text:p/>
          </draw:polyline>
          <draw:frame draw:style-name="gr671" draw:text-style-name="P63" draw:layer="layout" svg:width="3.042cm" svg:height="0.319cm" svg:x="5.608cm" svg:y="11.07cm">
            <draw:text-box>
              <text:p text:style-name="P62"><text:span text:style-name="T52">print(displayString)</text:span></text:p>
            </draw:text-box>
          </draw:frame>
        </draw:g>
        <draw:g draw:style-name="gr5">
          <draw:polyline draw:style-name="gr672" draw:text-style-name="P60" draw:layer="layout" svg:width="1.373cm" svg:height="0.23cm" svg:x="5.574cm" svg:y="13.182cm" svg:viewBox="0 0 1374 231" draw:points="0,5 1374,0 1374,231 209,231">
            <text:p/>
          </draw:polyline>
          <draw:frame draw:style-name="gr673" draw:text-style-name="P63" draw:layer="layout" svg:width="4.956cm" svg:height="0.637cm" svg:x="5.66cm" svg:y="12.525cm">
            <draw:text-box>
              <text:p text:style-name="P83"><text:span text:style-name="T52">_buildParamDisplayString_noEdit(</text:span><text:span text:style-name="T52"><text:line-break/></text:span><text:span text:style-name="T52">label, value)</text:span></text:p>
            </draw:text-box>
          </draw:frame>
          <draw:custom-shape draw:style-name="gr674" draw:text-style-name="P53" draw:layer="layout" svg:width="0.5cm" svg:height="0.611cm" svg:x="5.274cm" svg:y="13.307cm">
            <text:p/>
            <draw:enhanced-geometry svg:viewBox="0 0 21600 21600" draw:type="rectangle" draw:enhanced-path="M 0 0 L 21600 0 21600 21600 0 21600 0 0 Z N"/>
          </draw:custom-shape>
          <draw:polyline draw:style-name="gr675" draw:text-style-name="P60" draw:layer="layout" svg:width="1.397cm" svg:height="0.326cm" svg:x="5.546cm" svg:y="13.736cm" svg:viewBox="0 0 1398 327" draw:points="256,5 1398,0 1398,322 0,327">
            <text:p/>
          </draw:polyline>
          <draw:frame draw:style-name="gr676" draw:text-style-name="P89" draw:layer="layout" svg:width="1.623cm" svg:height="0.319cm" svg:x="5.17cm" svg:y="14.139cm">
            <draw:text-box>
              <text:p text:style-name="P57"><text:span text:style-name="T52">displayString</text:span></text:p>
            </draw:text-box>
          </draw:frame>
        </draw:g>
        <draw:g draw:style-name="gr121">
          <draw:polyline draw:style-name="gr677" draw:text-style-name="P59" draw:layer="layout" svg:width="2.009cm" svg:height="0.168cm" svg:x="5.492cm" svg:y="14.963cm" svg:viewBox="0 0 2010 169" draw:points="0,5 2010,0 2010,158 9,169">
            <text:p/>
          </draw:polyline>
          <draw:frame draw:style-name="gr678" draw:text-style-name="P63" draw:layer="layout" svg:width="3.042cm" svg:height="0.319cm" svg:x="5.609cm" svg:y="14.602cm">
            <draw:text-box>
              <text:p text:style-name="P62"><text:span text:style-name="T52">print(displayString)</text:span></text:p>
            </draw:text-box>
          </draw:fram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20" svg:d="M0 20l10-20 10 20z"/>
    <draw:marker draw:name="Arrow_20_short" draw:display-name="Arrow short" svg:viewBox="0 0 20 13" svg:d="M0 13l10-13 10 13z"/>
    <draw:marker draw:name="Arrowheads_20_11" draw:display-name="Arrowheads 11" svg:viewBox="0 0 1131 754" svg:d="M566 0l-566 754 114-85 136-68 148-46 161-17 161 13 153 46 140 68 118 89z"/>
    <draw:marker draw:name="Concave_20_short" draw:display-name="Concave short" svg:viewBox="0 0 1131 754" svg:d="M566 0l-566 754 114-85 136-68 148-46 161-17 161 13 153 46 140 68 118 89z"/>
    <draw:marker draw:name="Square_20_45" draw:display-name="Square 45" svg:viewBox="0 0 1131 1131" svg:d="M0 564l564 567 567-567-567-564z"/>
    <draw:marker draw:name="Square_20_45_20_unfilled" draw:display-name="Square 45 unfilled" svg:viewBox="0 0 3000 3000" svg:d="M1500 3000l-1500-1500 1500-1500 1500 1500zM1500 2715l-1215-1215 1215-1215 1215 1215z"/>
    <draw:marker draw:name="Triangle_20_unfilled" draw:display-name="Triangle unfilled" svg:viewBox="0 0 3000 3000" svg:d="M1500 0l1500 3000h-3000zM1500 447l-1176 2353h2353z"/>
    <draw:stroke-dash draw:name="Dash" draw:style="rect" draw:dots1="1" draw:dots1-length="300%" draw:distance="100%"/>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051cm" svg:stroke-color="#000000" draw:marker-start-width="0.279cm" draw:marker-start-center="false" draw:marker-end-width="0.279cm" draw:marker-end-center="false" svg:stroke-opacity="100%" draw:stroke-linejoin="round" svg:stroke-linecap="butt" draw:fill="none" draw:fill-color="#fffff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draw:stroke-dash="Dash_20_Dot_20_4" svg:stroke-width="0.025cm" svg:stroke-color="#000000" draw:marker-start-width="0.229cm" draw:marker-end="Concave_20_short" draw:marker-end-width="0.2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svg:stroke-width="0.025cm" draw:marker-start="Arrow" draw:marker-start-width="0.229cm" draw:marker-end="Arrow" draw:marker-end-width="0.229cm" draw:show-unit="true"/>
    </style:style>
    <style:style style:name="Arrow_20_Dashed" style:display-name="Arrow Dashed" style:family="graphic" style:parent-style-name="Lines">
      <style:graphic-properties draw:stroke="dash" svg:stroke-width="0.051cm" svg:stroke-color="#127622" draw:marker-start-width="0.279cm" draw:marker-end-width="0.279cm"/>
    </style:style>
    <style:style style:name="Connect_20_-_20_No_20_Arrows" style:display-name="Connect - No Arrows" style:family="graphic" style:parent-style-name="Lines">
      <style:graphic-properties svg:stroke-width="0.025cm" svg:stroke-color="#000000" draw:marker-start-width="0.229cm" draw:marker-end-width="0.229cm" draw:textarea-horizontal-align="center" draw:textarea-vertical-align="middle" fo:padding-top="0.142cm" fo:padding-bottom="0.142cm" fo:padding-left="0.267cm" fo:padding-right="0.267cm"/>
      <style:paragraph-properties fo:text-align="center"/>
    </style:style>
    <style:style style:name="Connect_20_-_20_Straight_20_1_20_Arrow" style:display-name="Connect - Straight 1 Arrow" style:family="graphic" style:parent-style-name="Lines">
      <style:graphic-properties svg:stroke-width="0.025cm" draw:marker-start-width="0.229cm" draw:marker-end="Arrow_20_short" draw:marker-end-width="0.178cm" draw:fill="none" draw:textarea-vertical-align="middle"/>
      <style:paragraph-properties fo:text-align="center"/>
    </style:style>
    <style:style style:name="parameter" style:family="graphic" style:parent-style-name="Text">
      <style:graphic-properties svg:stroke-color="#000000" draw:fill="solid" draw:fill-color="#ffffff" loext:fill-use-slide-background="false" draw:textarea-horizontal-align="justify" draw:textarea-vertical-align="middle" draw:auto-grow-height="false" fo:min-height="0.368cm" fo:min-width="9.302cm" style:writing-mode="lr-tb">
        <text:list-style style:name="parameter">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font-variant="normal" fo:text-transform="none" fo:color="#127622" loext:opacity="100%" style:text-outline="false" style:text-line-through-style="none" style:text-line-through-type="none" style:text-position="0% 100%" style:font-name="Liberation Sans1" fo:font-family="'Liberation Sans'" style:font-family-generic="roman" style:font-pitch="variable"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italic" style:font-weight-asian="normal" style:font-name-complex="Noto Sans Devanagari" style:font-family-complex="'Noto Sans Devanagari'" style:font-family-generic-complex="system" style:font-pitch-complex="variable" style:font-size-complex="18pt" style:language-complex="hi" style:country-complex="IN" style:font-style-complex="italic" style:font-weight-complex="normal" style:text-emphasize="none" style:text-scale="100%" style:font-relief="none" style:text-overline-style="none" style:text-overline-color="font-color" fo:hyphenate="false" loext:hyphenation-no-caps="false" loext:hyphenation-no-last-word="false"/>
    </style:style>
    <style:style style:name="functionName" style:family="graphic" style:parent-style-name="Text">
      <style:graphic-properties svg:stroke-color="#000000" draw:fill="solid" draw:fill-color="#ffffff" loext:fill-use-slide-background="false" draw:textarea-horizontal-align="justify" draw:textarea-vertical-align="middle" draw:auto-grow-height="false" fo:min-height="0.368cm" fo:min-width="9.302cm" style:writing-mode="lr-tb">
        <text:list-style style:name="functionNam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font-variant="normal" fo:text-transform="none" fo:color="#7b3d00" loext:opacity="100%" style:text-outline="false" style:text-line-through-style="none" style:text-line-through-type="none" style:text-position="0% 100%" style:font-name="Liberation Sans1" fo:font-family="'Liberation Sans'" style:font-family-generic="roman"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Action_20_Box" style:display-name="Action Box" style:family="graphic" style:parent-style-name="Shapes">
      <style:graphic-properties draw:stroke="solid" svg:stroke-width="0.035cm" svg:stroke-color="#000000" draw:marker-start-width="0.255cm" draw:marker-end-width="0.255cm" draw:fill="solid" draw:fill-color="#ffffff" loext:fill-use-slide-background="false" draw:textarea-horizontal-align="justify" draw:textarea-vertical-align="middle" draw:auto-grow-height="true" fo:min-height="0.518cm" fo:min-width="9.641cm" fo:padding-top="0.117cm" fo:padding-bottom="0.117cm" fo:padding-left="0.242cm" fo:padding-right="0.242cm" fo:wrap-option="wrap"/>
      <style:paragraph-properties fo:text-align="center"/>
      <style:text-properties fo:font-size="10pt" fo:font-weight="normal"/>
    </style:style>
    <style:style style:name="Note" style:family="graphic" style:parent-style-name="Text">
      <style:graphic-properties draw:stroke="none" draw:fill="solid" draw:fill-color="#eeeeee" draw:auto-grow-width="false" fo:min-height="3.153cm" fo:wrap-option="wrap"/>
      <style:text-properties style:font-name="Liberation Sans3" fo:font-family="'Liberation Sans'" style:font-style-name="Regular" style:font-family-generic="swiss" style:font-pitch="variable" fo:font-size="9pt" fo:font-style="italic"/>
    </style:style>
    <style:style style:name="UML_20_Action" style:display-name="UML Action" style:family="graphic" style:parent-style-name="standard">
      <style:graphic-properties draw:stroke="solid" draw:stroke-dash="Dashed_20__28_var_29__20_4" svg:stroke-width="0.025cm" svg:stroke-color="#000000" draw:marker-start-width="0.229cm" draw:marker-start-center="false" draw:marker-end-width="0.229cm" draw:marker-end-center="false" draw:fill="solid" draw:fill-color="#ffffff" draw:textarea-horizontal-align="center" draw:textarea-vertical-align="middle" draw:auto-grow-height="true" draw:auto-grow-width="false" fo:min-height="0.669cm" fo:min-width="8.961cm" fo:padding-top="0.106cm" fo:padding-bottom="0.106cm" fo:padding-left="0.226cm" fo:padding-right="0.226cm" fo:wrap-option="wrap" draw:shadow="hidden" draw:shadow-offset-x="0.203cm" draw:shadow-offset-y="0.203cm" draw:shadow-color="#808080" style:writing-mode="lr-tb">
        <text:list-style style:name="UML_20_Action" style:display-name="UML Acti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rackText" style:family="graphic" style:parent-style-name="standard">
      <style:graphic-properties draw:stroke="none" svg:stroke-color="#000000" draw:fill="none" draw:fill-color="#ffffff" draw:textarea-horizontal-align="left" draw:textarea-vertical-align="top" draw:auto-grow-height="true" draw:auto-grow-width="true" fo:min-height="0cm" fo:min-width="0cm" fo:padding-top="0cm" fo:padding-bottom="0cm" fo:padding-left="0cm" fo:padding-right="0cm"/>
      <style:text-properties fo:font-size="9pt"/>
    </style:style>
    <style:style style:name="Note_20_-_20_Callout_20_Box" style:display-name="Note - Callout Box" style:family="graphic" style:parent-style-name="Text">
      <style:graphic-properties draw:stroke="dash" draw:stroke-dash="Dash" svg:stroke-width="0.025cm" svg:stroke-color="#468a1a" draw:marker-start-width="0.229cm" draw:marker-start-center="false" draw:marker-end-width="0.229cm" draw:marker-end-center="false" svg:stroke-opacity="100%" draw:stroke-linejoin="round" svg:stroke-linecap="butt" draw:fill="solid" draw:fill-color="#eeeeee"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style:shrink-to-fit="false" draw:fit-to-contour="false" fo:max-height="0cm" fo:max-width="0cm" fo:min-height="1.777cm" fo:min-width="4.964cm" fo:padding-top="0.025cm" fo:padding-bottom="0.025cm" fo:padding-left="0.025cm" fo:padding-right="0.025cm" fo:wrap-option="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draw:start-line-spacing-horizontal="1.27cm" style:writing-mode="lr-tb">
        <text:list-style style:name="Note_20_-_20_Callout_20_Box" style:display-name="Note - Callout Box">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025cm" fo:margin-right="0.025cm" fo:margin-top="0cm" fo:margin-bottom="0cm" fo:line-height="100%" fo:text-align="start"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Noto Sans" fo:font-family="'Noto Sans'" style:font-family-generic="roman" style:font-pitch="variable" fo:font-size="9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Noto Sans1" style:font-family-complex="'Noto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Decision_20_Text" style:display-name="Decision Text" style:family="graphic" style:parent-style-name="Shapes">
      <style:graphic-properties draw:stroke="none" svg:stroke-color="#000000" draw:fill="none" draw:fill-color="#ffffff" draw:textarea-horizontal-align="left" draw:auto-grow-height="true" draw:auto-grow-width="false" fo:min-height="0cm" fo:min-width="0cm" fo:wrap-option="wrap"/>
      <style:text-properties fo:font-size="9pt" fo:font-weight="normal"/>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1T15:44:34.685295023</meta:creation-date>
    <dc:date>2024-12-28T10:09:46.727235974</dc:date>
    <meta:editing-duration>P1DT20H8M22S</meta:editing-duration>
    <meta:editing-cycles>329</meta:editing-cycles>
    <meta:generator>LibreOffice/24.2.7.2$Linux_X86_64 LibreOffice_project/420$Build-2</meta:generator>
    <meta:print-date>2024-12-04T16:28:58.856131566</meta:print-date>
    <meta:printed-by>PDF files: Jeffrey Rocchio</meta:printed-by>
    <dc:creator>Jeffrey Rocchio</dc:creator>
    <meta:document-statistic meta:object-count="1136"/>
  </office:meta>
</office:document-meta>
</file>